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Quran Colored" svg:font-family="'Amiri Quran Colored'" style:font-pitch="variable"/>
    <style:font-face style:name="Amiri Typewriter" svg:font-family="'Amiri Typewriter'"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4.493cm"/>
    </style:style>
    <style:style style:name="co2" style:family="table-column">
      <style:table-column-properties fo:break-before="auto" style:column-width="6.018cm"/>
    </style:style>
    <style:style style:name="co3" style:family="table-column">
      <style:table-column-properties fo:break-before="auto" style:column-width="8.878cm"/>
    </style:style>
    <style:style style:name="co4" style:family="table-column">
      <style:table-column-properties fo:break-before="auto" style:column-width="2.258cm"/>
    </style:style>
    <style:style style:name="ro1" style:family="table-row">
      <style:table-row-properties style:row-height="2.369cm" fo:break-before="auto" style:use-optimal-row-height="true"/>
    </style:style>
    <style:style style:name="ro2" style:family="table-row">
      <style:table-row-properties style:row-height="5.316cm" fo:break-before="auto" style:use-optimal-row-height="true"/>
    </style:style>
    <style:style style:name="ro3" style:family="table-row">
      <style:table-row-properties style:row-height="5.817cm" fo:break-before="auto" style:use-optimal-row-height="true"/>
    </style:style>
    <style:style style:name="ro4" style:family="table-row">
      <style:table-row-properties style:row-height="6.318cm" fo:break-before="auto" style:use-optimal-row-height="true"/>
    </style:style>
    <style:style style:name="ro5" style:family="table-row">
      <style:table-row-properties style:row-height="6.817cm" fo:break-before="auto" style:use-optimal-row-height="true"/>
    </style:style>
    <style:style style:name="ro6" style:family="table-row">
      <style:table-row-properties style:row-height="7.475cm" fo:break-before="auto" style:use-optimal-row-height="true"/>
    </style:style>
    <style:style style:name="ro7" style:family="table-row">
      <style:table-row-properties style:row-height="6.976cm" fo:break-before="auto" style:use-optimal-row-height="true"/>
    </style:style>
    <style:style style:name="ro8" style:family="table-row">
      <style:table-row-properties style:row-height="1.028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fo:border="1.5pt solid #000000" style:vertical-align="middle"/>
      <style:paragraph-properties fo:text-align="center" fo:margin-left="0cm"/>
      <style:text-properties fo:font-size="15pt" style:font-size-asian="15pt" style:font-size-complex="15pt"/>
    </style:style>
    <style:style style:name="ce4" style:family="table-cell" style:parent-style-name="Default">
      <style:table-cell-properties style:text-align-source="fix" style:repeat-content="false" fo:wrap-option="wrap" fo:border="1.5pt solid #000000" style:vertical-align="middle"/>
      <style:paragraph-properties fo:text-align="center" fo:margin-left="0cm"/>
      <style:text-properties style:font-name="Arial" fo:font-size="24pt" fo:font-weight="bold" style:font-size-asian="24pt" style:font-weight-asian="bold" style:font-name-complex="Amiri Quran Colored" style:font-size-complex="2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24pt" style:font-size-asian="24pt" style:font-name-complex="Amiri Quran Colored" style:font-size-complex="24pt"/>
    </style:style>
    <style:style style:name="ce6" style:family="table-cell" style:parent-style-name="Default">
      <style:table-cell-properties style:text-align-source="fix" style:repeat-content="false" fo:wrap-option="wrap" fo:border="1.5pt solid #000000" style:vertical-align="middle"/>
      <style:paragraph-properties fo:text-align="center" fo:margin-left="0cm"/>
      <style:text-properties fo:font-size="20pt" style:font-size-asian="20pt" style:font-size-complex="20pt"/>
    </style:style>
    <style:style style:name="ce9" style:family="table-cell" style:parent-style-name="Default">
      <style:table-cell-properties style:text-align-source="fix" style:repeat-content="false" fo:wrap-option="wrap" style:vertical-align="middle"/>
      <style:paragraph-properties fo:text-align="center" fo:margin-left="0cm"/>
      <style:text-properties fo:font-size="20pt" style:font-size-asian="20pt" style:font-size-complex="20pt"/>
    </style:style>
    <style:style style:name="ce12" style:family="table-cell" style:parent-style-name="Default">
      <style:table-cell-properties style:text-align-source="fix" style:repeat-content="false" fo:border="1.5pt solid #000000" style:vertical-align="middle"/>
      <style:paragraph-properties fo:text-align="center" fo:margin-left="0cm"/>
      <style:text-properties fo:font-size="22pt" fo:font-weight="bold" style:font-size-asian="22pt" style:font-weight-asian="bold" style:font-size-complex="22pt" style:font-weight-complex="bold"/>
    </style:style>
    <style:style style:name="ce13" style:family="table-cell" style:parent-style-name="Default">
      <style:table-cell-properties style:text-align-source="fix" style:repeat-content="false" style:vertical-align="middle"/>
      <style:paragraph-properties fo:text-align="center" fo:margin-left="0cm"/>
      <style:text-properties fo:font-size="22pt" fo:font-weight="bold" style:font-size-asian="22pt" style:font-weight-asian="bold" style:font-size-complex="22pt" style:font-weight-complex="bold"/>
    </style:style>
    <style:style style:name="ce14" style:family="table-cell" style:parent-style-name="Default">
      <style:table-cell-properties fo:background-color="#158466" style:text-align-source="fix" style:repeat-content="false" fo:wrap-option="wrap" fo:border="1.5pt solid #000000" fo:padding="0.586cm" style:vertical-align="middle"/>
      <style:paragraph-properties fo:text-align="center" fo:margin-left="0cm"/>
      <style:text-properties fo:color="#ffffff" style:font-name="Amiri Typewriter" fo:font-size="14pt" style:font-size-asian="14pt" style:font-size-complex="14pt"/>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fo:font-size="14pt" style:font-size-asian="14pt" style:font-size-complex="14pt"/>
    </style:style>
    <style:style style:name="ce15" style:family="table-cell" style:parent-style-name="Default">
      <style:text-properties fo:font-size="22pt" fo:font-weight="bold" style:font-size-asian="22pt" style:font-weight-asian="bold" style:font-size-complex="22pt" style:font-weight-complex="bold"/>
    </style:style>
    <style:style style:name="ce16" style:family="table-cell" style:parent-style-name="Default">
      <style:table-cell-properties fo:border="1.5pt solid #000000"/>
    </style:style>
  </office:automatic-styles>
  <office:body>
    <office:spreadsheet>
      <table:calculation-settings table:automatic-find-labels="false" table:use-regular-expressions="false" table:use-wildcards="true"/>
      <table:table table:name="Sayfa1" table:style-name="ta1">
        <table:table-column table:style-name="co1" table:default-cell-style-name="ce5"/>
        <table:table-column table:style-name="co1" table:default-cell-style-name="ce9"/>
        <table:table-column table:style-name="co1" table:number-columns-repeated="2" table:default-cell-style-name="ce13"/>
        <table:table-column table:style-name="co2" table:default-cell-style-name="ce11"/>
        <table:table-column table:style-name="co1" table:number-columns-repeated="2" table:default-cell-style-name="ce15"/>
        <table:table-column table:style-name="co2" table:default-cell-style-name="Default"/>
        <table:table-column table:style-name="co3" table:default-cell-style-name="Default"/>
        <table:table-row table:style-name="ro1">
          <table:table-cell table:style-name="ce7" office:value-type="string" calcext:value-type="string">
            <text:p>Zikir</text:p>
          </table:table-cell>
          <table:table-cell table:style-name="ce7" office:value-type="string" calcext:value-type="string">
            <text:p>Latin Harfleriyle Okunuş</text:p>
          </table:table-cell>
          <table:table-cell table:style-name="ce7" office:value-type="string" calcext:value-type="string">
            <text:p>Zikir adedi için Ebced Değeri</text:p>
          </table:table-cell>
          <table:table-cell table:style-name="ce7" office:value-type="string" calcext:value-type="string">
            <text:p>Hatmi için Okunması Gereken Aded</text:p>
          </table:table-cell>
          <table:table-cell table:style-name="ce7" office:value-type="string" calcext:value-type="string">
            <text:p>Günlere Paylaştırma Önerisi</text:p>
          </table:table-cell>
          <table:table-cell table:style-name="ce7" office:value-type="string" calcext:value-type="string">
            <text:p>Zikir adedi için Mağribi Ebced Değeri</text:p>
          </table:table-cell>
          <table:table-cell table:style-name="ce7" office:value-type="string" calcext:value-type="string">
            <text:p>Hatmi için Okunması Gereken Mağribi Aded</text:p>
          </table:table-cell>
          <table:table-cell table:style-name="ce7" office:value-type="string" calcext:value-type="string">
            <text:p>Günlere Paylaştırma Önerisi (Mağribi E. için)</text:p>
          </table:table-cell>
          <table:table-cell table:style-name="ce7" office:value-type="string" calcext:value-type="string">
            <text:p>NOTLAR</text:p>
          </table:table-cell>
        </table:table-row>
        <table:table-row table:style-name="ro2">
          <table:table-cell table:style-name="ce4" office:value-type="string" calcext:value-type="string">
            <text:p>يا أبد</text:p>
          </table:table-cell>
          <table:table-cell table:style-name="ce6" office:value-type="string" calcext:value-type="string">
            <text:p>Ya Ebed</text:p>
          </table:table-cell>
          <table:table-cell table:style-name="ce12" table:formula="of:=ABJAD([.$A2];1;1) - 11" office:value-type="float" office:value="7" calcext:value-type="float">
            <text:p>7</text:p>
          </table:table-cell>
          <table:table-cell table:style-name="ce12" table:formula="of:=[.C2]*[.C2]" office:value-type="float" office:value="49" calcext:value-type="float">
            <text:p>49</text:p>
          </table:table-cell>
          <table:table-cell table:style-name="ce14" table:formula="of:=ZKRPAYLAS([.D2];10000;[.A2];[.B2])" office:value-type="string" office:string-value="يا أبد&#10;&#13;Her gece 49 kez Ya Ebed ismini okursanız 7x7 kere okumuş yani her gece hatmini tamamlamış olursunuz.&#10;&#13;49 için tesbih önerisi [1X33][16 kalan]" calcext:value-type="string">
            <text:p>يا أبد</text:p>
            <text:p>Her gece 49 kez Ya Ebed ismini okursanız 7x7 kere okumuş yani her gece hatmini tamamlamış olursunuz.</text:p>
            <text:p>49 için tesbih önerisi [1X33][16 kalan]</text:p>
          </table:table-cell>
          <table:table-cell table:style-name="ce12" table:formula="of:=ABJAD([.$A2];7;1) - 11" office:value-type="float" office:value="7" calcext:value-type="float">
            <text:p>7</text:p>
          </table:table-cell>
          <table:table-cell table:style-name="ce12" table:formula="of:=[.F2]*[.F2]" office:value-type="float" office:value="49" calcext:value-type="float">
            <text:p>49</text:p>
          </table:table-cell>
          <table:table-cell table:style-name="ce14" table:formula="of:=ZKRPAYLAS([.G2];10000;[.A2];[.B2])" office:value-type="string" office:string-value="يا أبد&#10;&#13;Her gece 49 kez Ya Ebed ismini okursanız 7x7 kere okumuş yani her gece hatmini tamamlamış olursunuz.&#10;&#13;49 için tesbih önerisi [1X33][16 kalan]" calcext:value-type="string">
            <text:p>يا أبد</text:p>
            <text:p>Her gece 49 kez Ya Ebed ismini okursanız 7x7 kere okumuş yani her gece hatmini tamamlamış olursunuz.</text:p>
            <text:p>49 için tesbih önerisi [1X33][16 kalan]</text:p>
          </table:table-cell>
          <table:table-cell table:style-name="ce16"/>
        </table:table-row>
        <table:table-row table:style-name="ro3">
          <table:table-cell table:style-name="ce4" office:value-type="string" calcext:value-type="string">
            <text:p>يا أحد</text:p>
          </table:table-cell>
          <table:table-cell table:style-name="ce6" office:value-type="string" calcext:value-type="string">
            <text:p>Ya Ehad</text:p>
          </table:table-cell>
          <table:table-cell table:style-name="ce12" table:formula="of:=ABJAD([.$A3];1;1) - 11" office:value-type="float" office:value="13" calcext:value-type="float">
            <text:p>13</text:p>
          </table:table-cell>
          <table:table-cell table:style-name="ce12" table:formula="of:=[.C3]*[.C3]" office:value-type="float" office:value="169" calcext:value-type="float">
            <text:p>169</text:p>
          </table:table-cell>
          <table:table-cell table:style-name="ce14" table:formula="of:=ZKRPAYLAS([.D3];10000;[.A3];[.B3])" office:value-type="string" office:string-value="يا أحد&#10;&#13;Her gece 169 kez Ya Ehad ismini okursanız 13x13 kere okumuş yani her gece hatmini tamamlamış olursunuz.&#10;&#13;169 için tesbih önerisi [1 tur][2X33][4 kalan]" calcext:value-type="string">
            <text:p>يا أحد</text:p>
            <text:p>Her gece 169 kez Ya Ehad ismini okursanız 13x13 kere okumuş yani her gece hatmini tamamlamış olursunuz.</text:p>
            <text:p>169 için tesbih önerisi [1 tur][2X33][4 kalan]</text:p>
          </table:table-cell>
          <table:table-cell table:style-name="ce12" table:formula="of:=ABJAD([.$A3];7;1) - 11" office:value-type="float" office:value="13" calcext:value-type="float">
            <text:p>13</text:p>
          </table:table-cell>
          <table:table-cell table:style-name="ce12" table:formula="of:=[.F3]*[.F3]" office:value-type="float" office:value="169" calcext:value-type="float">
            <text:p>169</text:p>
          </table:table-cell>
          <table:table-cell table:style-name="ce14" table:formula="of:=ZKRPAYLAS([.G3];10000;[.A3];[.B3])" office:value-type="string" office:string-value="يا أحد&#10;&#13;Her gece 169 kez Ya Ehad ismini okursanız 13x13 kere okumuş yani her gece hatmini tamamlamış olursunuz.&#10;&#13;169 için tesbih önerisi [1 tur][2X33][4 kalan]" calcext:value-type="string">
            <text:p>يا أحد</text:p>
            <text:p>Her gece 169 kez Ya Ehad ismini okursanız 13x13 kere okumuş yani her gece hatmini tamamlamış olursunuz.</text:p>
            <text:p>169 için tesbih önerisi [1 tur][2X33][4 kalan]</text:p>
          </table:table-cell>
          <table:table-cell table:style-name="ce16"/>
        </table:table-row>
        <table:table-row table:style-name="ro4">
          <table:table-cell table:style-name="ce4" office:value-type="string" calcext:value-type="string">
            <text:p>يا وهّاب</text:p>
          </table:table-cell>
          <table:table-cell table:style-name="ce6" office:value-type="string" calcext:value-type="string">
            <text:p>Ya Vehhab</text:p>
          </table:table-cell>
          <table:table-cell table:style-name="ce12" table:formula="of:=ABJAD([.$A4];1;1) - 11" office:value-type="float" office:value="14" calcext:value-type="float">
            <text:p>14</text:p>
          </table:table-cell>
          <table:table-cell table:style-name="ce12" table:formula="of:=[.C4]*[.C4]" office:value-type="float" office:value="196" calcext:value-type="float">
            <text:p>196</text:p>
          </table:table-cell>
          <table:table-cell table:style-name="ce14" table:formula="of:=ZKRPAYLAS([.D4];10000;[.A4];[.B4])" office:value-type="string" office:string-value="يا وهّاب&#10;&#13;Her gece 196 kez Ya Vehhab ismini okursanız 14x14 kere okumuş yani her gece hatmini tamamlamış olursunuz.&#10;&#13;196 için tesbih önerisi [1 tur][2X33][31 kalan]" calcext:value-type="string">
            <text:p>يا وهّاب</text:p>
            <text:p>Her gece 196 kez Ya Vehhab ismini okursanız 14x14 kere okumuş yani her gece hatmini tamamlamış olursunuz.</text:p>
            <text:p>196 için tesbih önerisi [1 tur][2X33][31 kalan]</text:p>
          </table:table-cell>
          <table:table-cell table:style-name="ce12" table:formula="of:=ABJAD([.$A4];7;1) - 11" office:value-type="float" office:value="14" calcext:value-type="float">
            <text:p>14</text:p>
          </table:table-cell>
          <table:table-cell table:style-name="ce12" table:formula="of:=[.F4]*[.F4]" office:value-type="float" office:value="196" calcext:value-type="float">
            <text:p>196</text:p>
          </table:table-cell>
          <table:table-cell table:style-name="ce14" table:formula="of:=ZKRPAYLAS([.G4];10000;[.A4];[.B4])" office:value-type="string" office:string-value="يا وهّاب&#10;&#13;Her gece 196 kez Ya Vehhab ismini okursanız 14x14 kere okumuş yani her gece hatmini tamamlamış olursunuz.&#10;&#13;196 için tesbih önerisi [1 tur][2X33][31 kalan]" calcext:value-type="string">
            <text:p>يا وهّاب</text:p>
            <text:p>Her gece 196 kez Ya Vehhab ismini okursanız 14x14 kere okumuş yani her gece hatmini tamamlamış olursunuz.</text:p>
            <text:p>196 için tesbih önerisi [1 tur][2X33][31 kalan]</text:p>
          </table:table-cell>
          <table:table-cell table:style-name="ce16"/>
        </table:table-row>
        <table:table-row table:style-name="ro3">
          <table:table-cell table:style-name="ce4" office:value-type="string" calcext:value-type="string">
            <text:p>يا جواد</text:p>
          </table:table-cell>
          <table:table-cell table:style-name="ce6" office:value-type="string" calcext:value-type="string">
            <text:p>Ya Cevad</text:p>
          </table:table-cell>
          <table:table-cell table:style-name="ce12" table:formula="of:=ABJAD([.$A5];1;1) - 11" office:value-type="float" office:value="14" calcext:value-type="float">
            <text:p>14</text:p>
          </table:table-cell>
          <table:table-cell table:style-name="ce12" table:formula="of:=[.C5]*[.C5]" office:value-type="float" office:value="196" calcext:value-type="float">
            <text:p>196</text:p>
          </table:table-cell>
          <table:table-cell table:style-name="ce14" table:formula="of:=ZKRPAYLAS([.D5];10000;[.A5];[.B5])" office:value-type="string" office:string-value="يا جواد&#10;&#13;Her gece 196 kez Ya Cevad ismini okursanız 14x14 kere okumuş yani her gece hatmini tamamlamış olursunuz.&#10;&#13;196 için tesbih önerisi [1 tur][2X33][31 kalan]" calcext:value-type="string">
            <text:p>يا جواد</text:p>
            <text:p>Her gece 196 kez Ya Cevad ismini okursanız 14x14 kere okumuş yani her gece hatmini tamamlamış olursunuz.</text:p>
            <text:p>196 için tesbih önerisi [1 tur][2X33][31 kalan]</text:p>
          </table:table-cell>
          <table:table-cell table:style-name="ce12" table:formula="of:=ABJAD([.$A5];7;1) - 11" office:value-type="float" office:value="14" calcext:value-type="float">
            <text:p>14</text:p>
          </table:table-cell>
          <table:table-cell table:style-name="ce12" table:formula="of:=[.F5]*[.F5]" office:value-type="float" office:value="196" calcext:value-type="float">
            <text:p>196</text:p>
          </table:table-cell>
          <table:table-cell table:style-name="ce14" table:formula="of:=ZKRPAYLAS([.G5];10000;[.A5];[.B5])" office:value-type="string" office:string-value="يا جواد&#10;&#13;Her gece 196 kez Ya Cevad ismini okursanız 14x14 kere okumuş yani her gece hatmini tamamlamış olursunuz.&#10;&#13;196 için tesbih önerisi [1 tur][2X33][31 kalan]" calcext:value-type="string">
            <text:p>يا جواد</text:p>
            <text:p>Her gece 196 kez Ya Cevad ismini okursanız 14x14 kere okumuş yani her gece hatmini tamamlamış olursunuz.</text:p>
            <text:p>196 için tesbih önerisi [1 tur][2X33][31 kalan]</text:p>
          </table:table-cell>
          <table:table-cell table:style-name="ce16"/>
        </table:table-row>
        <table:table-row table:style-name="ro3">
          <table:table-cell table:style-name="ce4" office:value-type="string" calcext:value-type="string">
            <text:p>يا اجود</text:p>
          </table:table-cell>
          <table:table-cell table:style-name="ce6" office:value-type="string" calcext:value-type="string">
            <text:p>Ya Ecved</text:p>
          </table:table-cell>
          <table:table-cell table:style-name="ce12" table:formula="of:=ABJAD([.$A6];1;1) - 11" office:value-type="float" office:value="14" calcext:value-type="float">
            <text:p>14</text:p>
          </table:table-cell>
          <table:table-cell table:style-name="ce12" table:formula="of:=[.C6]*[.C6]" office:value-type="float" office:value="196" calcext:value-type="float">
            <text:p>196</text:p>
          </table:table-cell>
          <table:table-cell table:style-name="ce14" table:formula="of:=ZKRPAYLAS([.D6];10000;[.A6];[.B6])" office:value-type="string" office:string-value="يا اجود&#10;&#13;Her gece 196 kez Ya Ecved ismini okursanız 14x14 kere okumuş yani her gece hatmini tamamlamış olursunuz.&#10;&#13;196 için tesbih önerisi [1 tur][2X33][31 kalan]" calcext:value-type="string">
            <text:p>يا اجود</text:p>
            <text:p>Her gece 196 kez Ya Ecved ismini okursanız 14x14 kere okumuş yani her gece hatmini tamamlamış olursunuz.</text:p>
            <text:p>196 için tesbih önerisi [1 tur][2X33][31 kalan]</text:p>
          </table:table-cell>
          <table:table-cell table:style-name="ce12" table:formula="of:=ABJAD([.$A6];7;1) - 11" office:value-type="float" office:value="14" calcext:value-type="float">
            <text:p>14</text:p>
          </table:table-cell>
          <table:table-cell table:style-name="ce12" table:formula="of:=[.F6]*[.F6]" office:value-type="float" office:value="196" calcext:value-type="float">
            <text:p>196</text:p>
          </table:table-cell>
          <table:table-cell table:style-name="ce14" table:formula="of:=ZKRPAYLAS([.G6];10000;[.A6];[.B6])" office:value-type="string" office:string-value="يا اجود&#10;&#13;Her gece 196 kez Ya Ecved ismini okursanız 14x14 kere okumuş yani her gece hatmini tamamlamış olursunuz.&#10;&#13;196 için tesbih önerisi [1 tur][2X33][31 kalan]" calcext:value-type="string">
            <text:p>يا اجود</text:p>
            <text:p>Her gece 196 kez Ya Ecved ismini okursanız 14x14 kere okumuş yani her gece hatmini tamamlamış olursunuz.</text:p>
            <text:p>196 için tesbih önerisi [1 tur][2X33][31 kalan]</text:p>
          </table:table-cell>
          <table:table-cell table:style-name="ce16"/>
        </table:table-row>
        <table:table-row table:style-name="ro3">
          <table:table-cell table:style-name="ce4" office:value-type="string" calcext:value-type="string">
            <text:p>يا واجد</text:p>
          </table:table-cell>
          <table:table-cell table:style-name="ce6" office:value-type="string" calcext:value-type="string">
            <text:p>Ya Vacid</text:p>
          </table:table-cell>
          <table:table-cell table:style-name="ce12" table:formula="of:=ABJAD([.$A7];1;1) - 11" office:value-type="float" office:value="14" calcext:value-type="float">
            <text:p>14</text:p>
          </table:table-cell>
          <table:table-cell table:style-name="ce12" table:formula="of:=[.C7]*[.C7]" office:value-type="float" office:value="196" calcext:value-type="float">
            <text:p>196</text:p>
          </table:table-cell>
          <table:table-cell table:style-name="ce14" table:formula="of:=ZKRPAYLAS([.D7];10000;[.A7];[.B7])" office:value-type="string" office:string-value="يا واجد&#10;&#13;Her gece 196 kez Ya Vacid ismini okursanız 14x14 kere okumuş yani her gece hatmini tamamlamış olursunuz.&#10;&#13;196 için tesbih önerisi [1 tur][2X33][31 kalan]" calcext:value-type="string">
            <text:p>يا واجد</text:p>
            <text:p>Her gece 196 kez Ya Vacid ismini okursanız 14x14 kere okumuş yani her gece hatmini tamamlamış olursunuz.</text:p>
            <text:p>196 için tesbih önerisi [1 tur][2X33][31 kalan]</text:p>
          </table:table-cell>
          <table:table-cell table:style-name="ce12" table:formula="of:=ABJAD([.$A7];7;1) - 11" office:value-type="float" office:value="14" calcext:value-type="float">
            <text:p>14</text:p>
          </table:table-cell>
          <table:table-cell table:style-name="ce12" table:formula="of:=[.F7]*[.F7]" office:value-type="float" office:value="196" calcext:value-type="float">
            <text:p>196</text:p>
          </table:table-cell>
          <table:table-cell table:style-name="ce14" table:formula="of:=ZKRPAYLAS([.G7];10000;[.A7];[.B7])" office:value-type="string" office:string-value="يا واجد&#10;&#13;Her gece 196 kez Ya Vacid ismini okursanız 14x14 kere okumuş yani her gece hatmini tamamlamış olursunuz.&#10;&#13;196 için tesbih önerisi [1 tur][2X33][31 kalan]" calcext:value-type="string">
            <text:p>يا واجد</text:p>
            <text:p>Her gece 196 kez Ya Vacid ismini okursanız 14x14 kere okumuş yani her gece hatmini tamamlamış olursunuz.</text:p>
            <text:p>196 için tesbih önerisi [1 tur][2X33][31 kalan]</text:p>
          </table:table-cell>
          <table:table-cell table:style-name="ce16"/>
        </table:table-row>
        <table:table-row table:style-name="ro3">
          <table:table-cell table:style-name="ce4" office:value-type="string" calcext:value-type="string">
            <text:p>يا بادئ</text:p>
          </table:table-cell>
          <table:table-cell table:style-name="ce6" office:value-type="string" calcext:value-type="string">
            <text:p>Ya Bedi’</text:p>
          </table:table-cell>
          <table:table-cell table:style-name="ce12" table:formula="of:=ABJAD([.$A8];1;1) - 11" office:value-type="float" office:value="18" calcext:value-type="float">
            <text:p>18</text:p>
          </table:table-cell>
          <table:table-cell table:style-name="ce12" table:formula="of:=[.C8]*[.C8]" office:value-type="float" office:value="324" calcext:value-type="float">
            <text:p>324</text:p>
          </table:table-cell>
          <table:table-cell table:style-name="ce14" table:formula="of:=ZKRPAYLAS([.D8];10000;[.A8];[.B8])" office:value-type="string" office:string-value="يا بادئ&#10;&#13;Her gece 324 kez Ya Bedi’ ismini okursanız 18x18 kere okumuş yani her gece hatmini tamamlamış olursunuz.&#10;&#13;324 için tesbih önerisi [3 tur][27 kalan]" calcext:value-type="string">
            <text:p>يا بادئ</text:p>
            <text:p>Her gece 324 kez Ya Bedi’ ismini okursanız 18x18 kere okumuş yani her gece hatmini tamamlamış olursunuz.</text:p>
            <text:p>324 için tesbih önerisi [3 tur][27 kalan]</text:p>
          </table:table-cell>
          <table:table-cell table:style-name="ce12" table:formula="of:=ABJAD([.$A8];7;1) - 11" office:value-type="float" office:value="18" calcext:value-type="float">
            <text:p>18</text:p>
          </table:table-cell>
          <table:table-cell table:style-name="ce12" table:formula="of:=[.F8]*[.F8]" office:value-type="float" office:value="324" calcext:value-type="float">
            <text:p>324</text:p>
          </table:table-cell>
          <table:table-cell table:style-name="ce14" table:formula="of:=ZKRPAYLAS([.G8];10000;[.A8];[.B8])" office:value-type="string" office:string-value="يا بادئ&#10;&#13;Her gece 324 kez Ya Bedi’ ismini okursanız 18x18 kere okumuş yani her gece hatmini tamamlamış olursunuz.&#10;&#13;324 için tesbih önerisi [3 tur][27 kalan]" calcext:value-type="string">
            <text:p>يا بادئ</text:p>
            <text:p>Her gece 324 kez Ya Bedi’ ismini okursanız 18x18 kere okumuş yani her gece hatmini tamamlamış olursunuz.</text:p>
            <text:p>324 için tesbih önerisi [3 tur][27 kalan]</text:p>
          </table:table-cell>
          <table:table-cell table:style-name="ce16"/>
        </table:table-row>
        <table:table-row table:style-name="ro3">
          <table:table-cell table:style-name="ce4" office:value-type="string" calcext:value-type="string">
            <text:p>يا حي</text:p>
          </table:table-cell>
          <table:table-cell table:style-name="ce6" office:value-type="string" calcext:value-type="string">
            <text:p>Ya Hay</text:p>
          </table:table-cell>
          <table:table-cell table:style-name="ce12" table:formula="of:=ABJAD([.$A9];1;1) - 11" office:value-type="float" office:value="18" calcext:value-type="float">
            <text:p>18</text:p>
          </table:table-cell>
          <table:table-cell table:style-name="ce12" table:formula="of:=[.C9]*[.C9]" office:value-type="float" office:value="324" calcext:value-type="float">
            <text:p>324</text:p>
          </table:table-cell>
          <table:table-cell table:style-name="ce14" table:formula="of:=ZKRPAYLAS([.D9];10000;[.A9];[.B9])" office:value-type="string" office:string-value="يا حي&#10;&#13;Her gece 324 kez Ya Hay ismini okursanız 18x18 kere okumuş yani her gece hatmini tamamlamış olursunuz.&#10;&#13;324 için tesbih önerisi [3 tur][27 kalan]" calcext:value-type="string">
            <text:p>يا حي</text:p>
            <text:p>Her gece 324 kez Ya Hay ismini okursanız 18x18 kere okumuş yani her gece hatmini tamamlamış olursunuz.</text:p>
            <text:p>324 için tesbih önerisi [3 tur][27 kalan]</text:p>
          </table:table-cell>
          <table:table-cell table:style-name="ce12" table:formula="of:=ABJAD([.$A9];7;1) - 11" office:value-type="float" office:value="18" calcext:value-type="float">
            <text:p>18</text:p>
          </table:table-cell>
          <table:table-cell table:style-name="ce12" table:formula="of:=[.F9]*[.F9]" office:value-type="float" office:value="324" calcext:value-type="float">
            <text:p>324</text:p>
          </table:table-cell>
          <table:table-cell table:style-name="ce14" table:formula="of:=ZKRPAYLAS([.G9];10000;[.A9];[.B9])" office:value-type="string" office:string-value="يا حي&#10;&#13;Her gece 324 kez Ya Hay ismini okursanız 18x18 kere okumuş yani her gece hatmini tamamlamış olursunuz.&#10;&#13;324 için tesbih önerisi [3 tur][27 kalan]" calcext:value-type="string">
            <text:p>يا حي</text:p>
            <text:p>Her gece 324 kez Ya Hay ismini okursanız 18x18 kere okumuş yani her gece hatmini tamamlamış olursunuz.</text:p>
            <text:p>324 için tesbih önerisi [3 tur][27 kalan]</text:p>
          </table:table-cell>
          <table:table-cell table:style-name="ce16"/>
        </table:table-row>
        <table:table-row table:style-name="ro3">
          <table:table-cell table:style-name="ce4" office:value-type="string" calcext:value-type="string">
            <text:p>يا واحد</text:p>
          </table:table-cell>
          <table:table-cell table:style-name="ce6" office:value-type="string" calcext:value-type="string">
            <text:p>Ya Vahid</text:p>
          </table:table-cell>
          <table:table-cell table:style-name="ce12" table:formula="of:=ABJAD([.$A10];1;1) - 11" office:value-type="float" office:value="19" calcext:value-type="float">
            <text:p>19</text:p>
          </table:table-cell>
          <table:table-cell table:style-name="ce12" table:formula="of:=[.C10]*[.C10]" office:value-type="float" office:value="361" calcext:value-type="float">
            <text:p>361</text:p>
          </table:table-cell>
          <table:table-cell table:style-name="ce14" table:formula="of:=ZKRPAYLAS([.D10];10000;[.A10];[.B10])" office:value-type="string" office:string-value="يا واحد&#10;&#13;Her gece 361 kez Ya Vahid ismini okursanız 19x19 kere okumuş yani her gece hatmini tamamlamış olursunuz.&#10;&#13;361 için tesbih önerisi [3 tur][1X33][31 kalan]" calcext:value-type="string">
            <text:p>يا واحد</text:p>
            <text:p>Her gece 361 kez Ya Vahid ismini okursanız 19x19 kere okumuş yani her gece hatmini tamamlamış olursunuz.</text:p>
            <text:p>361 için tesbih önerisi [3 tur][1X33][31 kalan]</text:p>
          </table:table-cell>
          <table:table-cell table:style-name="ce12" table:formula="of:=ABJAD([.$A10];7;1) - 11" office:value-type="float" office:value="19" calcext:value-type="float">
            <text:p>19</text:p>
          </table:table-cell>
          <table:table-cell table:style-name="ce12" table:formula="of:=[.F10]*[.F10]" office:value-type="float" office:value="361" calcext:value-type="float">
            <text:p>361</text:p>
          </table:table-cell>
          <table:table-cell table:style-name="ce14" table:formula="of:=ZKRPAYLAS([.G10];10000;[.A10];[.B10])" office:value-type="string" office:string-value="يا واحد&#10;&#13;Her gece 361 kez Ya Vahid ismini okursanız 19x19 kere okumuş yani her gece hatmini tamamlamış olursunuz.&#10;&#13;361 için tesbih önerisi [3 tur][1X33][31 kalan]" calcext:value-type="string">
            <text:p>يا واحد</text:p>
            <text:p>Her gece 361 kez Ya Vahid ismini okursanız 19x19 kere okumuş yani her gece hatmini tamamlamış olursunuz.</text:p>
            <text:p>361 için tesbih önerisi [3 tur][1X33][31 kalan]</text:p>
          </table:table-cell>
          <table:table-cell table:style-name="ce16"/>
        </table:table-row>
        <table:table-row table:style-name="ro3">
          <table:table-cell table:style-name="ce4" office:value-type="string" calcext:value-type="string">
            <text:p>يا هادي</text:p>
          </table:table-cell>
          <table:table-cell table:style-name="ce6" office:value-type="string" calcext:value-type="string">
            <text:p>Ya Hadi</text:p>
          </table:table-cell>
          <table:table-cell table:style-name="ce12" table:formula="of:=ABJAD([.$A11];1;1) - 11" office:value-type="float" office:value="20" calcext:value-type="float">
            <text:p>20</text:p>
          </table:table-cell>
          <table:table-cell table:style-name="ce12" table:formula="of:=[.C11]*[.C11]" office:value-type="float" office:value="400" calcext:value-type="float">
            <text:p>400</text:p>
          </table:table-cell>
          <table:table-cell table:style-name="ce14" table:formula="of:=ZKRPAYLAS([.D11];10000;[.A11];[.B11])" office:value-type="string" office:string-value="يا هادي&#10;&#13;Her gece 400 kez Ya Hadi ismini okursanız 20x20 kere okumuş yani her gece hatmini tamamlamış olursunuz.&#10;&#13;400 için tesbih önerisi [4 tur][4 kalan]" calcext:value-type="string">
            <text:p>يا هادي</text:p>
            <text:p>Her gece 400 kez Ya Hadi ismini okursanız 20x20 kere okumuş yani her gece hatmini tamamlamış olursunuz.</text:p>
            <text:p>400 için tesbih önerisi [4 tur][4 kalan]</text:p>
          </table:table-cell>
          <table:table-cell table:style-name="ce12" table:formula="of:=ABJAD([.$A11];7;1) - 11" office:value-type="float" office:value="20" calcext:value-type="float">
            <text:p>20</text:p>
          </table:table-cell>
          <table:table-cell table:style-name="ce12" table:formula="of:=[.F11]*[.F11]" office:value-type="float" office:value="400" calcext:value-type="float">
            <text:p>400</text:p>
          </table:table-cell>
          <table:table-cell table:style-name="ce14" table:formula="of:=ZKRPAYLAS([.G11];10000;[.A11];[.B11])" office:value-type="string" office:string-value="يا هادي&#10;&#13;Her gece 400 kez Ya Hadi ismini okursanız 20x20 kere okumuş yani her gece hatmini tamamlamış olursunuz.&#10;&#13;400 için tesbih önerisi [4 tur][4 kalan]" calcext:value-type="string">
            <text:p>يا هادي</text:p>
            <text:p>Her gece 400 kez Ya Hadi ismini okursanız 20x20 kere okumuş yani her gece hatmini tamamlamış olursunuz.</text:p>
            <text:p>400 için tesbih önerisi [4 tur][4 kalan]</text:p>
          </table:table-cell>
          <table:table-cell table:style-name="ce16"/>
        </table:table-row>
        <table:table-row table:style-name="ro3">
          <table:table-cell table:style-name="ce4" office:value-type="string" calcext:value-type="string">
            <text:p>يا ودود</text:p>
          </table:table-cell>
          <table:table-cell table:style-name="ce6" office:value-type="string" calcext:value-type="string">
            <text:p>Ya Vedud</text:p>
          </table:table-cell>
          <table:table-cell table:style-name="ce12" table:formula="of:=ABJAD([.$A12];1;1) - 11" office:value-type="float" office:value="20" calcext:value-type="float">
            <text:p>20</text:p>
          </table:table-cell>
          <table:table-cell table:style-name="ce12" table:formula="of:=[.C12]*[.C12]" office:value-type="float" office:value="400" calcext:value-type="float">
            <text:p>400</text:p>
          </table:table-cell>
          <table:table-cell table:style-name="ce14" table:formula="of:=ZKRPAYLAS([.D12];10000;[.A12];[.B12])" office:value-type="string" office:string-value="يا ودود&#10;&#13;Her gece 400 kez Ya Vedud ismini okursanız 20x20 kere okumuş yani her gece hatmini tamamlamış olursunuz.&#10;&#13;400 için tesbih önerisi [4 tur][4 kalan]" calcext:value-type="string">
            <text:p>يا ودود</text:p>
            <text:p>Her gece 400 kez Ya Vedud ismini okursanız 20x20 kere okumuş yani her gece hatmini tamamlamış olursunuz.</text:p>
            <text:p>400 için tesbih önerisi [4 tur][4 kalan]</text:p>
          </table:table-cell>
          <table:table-cell table:style-name="ce12" table:formula="of:=ABJAD([.$A12];7;1) - 11" office:value-type="float" office:value="20" calcext:value-type="float">
            <text:p>20</text:p>
          </table:table-cell>
          <table:table-cell table:style-name="ce12" table:formula="of:=[.F12]*[.F12]" office:value-type="float" office:value="400" calcext:value-type="float">
            <text:p>400</text:p>
          </table:table-cell>
          <table:table-cell table:style-name="ce14" table:formula="of:=ZKRPAYLAS([.G12];10000;[.A12];[.B12])" office:value-type="string" office:string-value="يا ودود&#10;&#13;Her gece 400 kez Ya Vedud ismini okursanız 20x20 kere okumuş yani her gece hatmini tamamlamış olursunuz.&#10;&#13;400 için tesbih önerisi [4 tur][4 kalan]" calcext:value-type="string">
            <text:p>يا ودود</text:p>
            <text:p>Her gece 400 kez Ya Vedud ismini okursanız 20x20 kere okumuş yani her gece hatmini tamamlamış olursunuz.</text:p>
            <text:p>400 için tesbih önerisi [4 tur][4 kalan]</text:p>
          </table:table-cell>
          <table:table-cell table:style-name="ce16"/>
        </table:table-row>
        <table:table-row table:style-name="ro4">
          <table:table-cell table:style-name="ce4" office:value-type="string" calcext:value-type="string">
            <text:p>يا طيب</text:p>
          </table:table-cell>
          <table:table-cell table:style-name="ce6" office:value-type="string" calcext:value-type="string">
            <text:p>Ya Tayyib</text:p>
          </table:table-cell>
          <table:table-cell table:style-name="ce12" table:formula="of:=ABJAD([.$A13];1;1) - 11" office:value-type="float" office:value="21" calcext:value-type="float">
            <text:p>21</text:p>
          </table:table-cell>
          <table:table-cell table:style-name="ce12" table:formula="of:=[.C13]*[.C13]" office:value-type="float" office:value="441" calcext:value-type="float">
            <text:p>441</text:p>
          </table:table-cell>
          <table:table-cell table:style-name="ce14" table:formula="of:=ZKRPAYLAS([.D13];10000;[.A13];[.B13])" office:value-type="string" office:string-value="يا طيب&#10;&#13;Her gece 441 kez Ya Tayyib ismini okursanız 21x21 kere okumuş yani her gece hatmini tamamlamış olursunuz.&#10;&#13;441 için tesbih önerisi [4 tur][1X33][12 kalan]" calcext:value-type="string">
            <text:p>يا طيب</text:p>
            <text:p>Her gece 441 kez Ya Tayyib ismini okursanız 21x21 kere okumuş yani her gece hatmini tamamlamış olursunuz.</text:p>
            <text:p>441 için tesbih önerisi [4 tur][1X33][12 kalan]</text:p>
          </table:table-cell>
          <table:table-cell table:style-name="ce12" table:formula="of:=ABJAD([.$A13];7;1) - 11" office:value-type="float" office:value="21" calcext:value-type="float">
            <text:p>21</text:p>
          </table:table-cell>
          <table:table-cell table:style-name="ce12" table:formula="of:=[.F13]*[.F13]" office:value-type="float" office:value="441" calcext:value-type="float">
            <text:p>441</text:p>
          </table:table-cell>
          <table:table-cell table:style-name="ce14" table:formula="of:=ZKRPAYLAS([.G13];10000;[.A13];[.B13])" office:value-type="string" office:string-value="يا طيب&#10;&#13;Her gece 441 kez Ya Tayyib ismini okursanız 21x21 kere okumuş yani her gece hatmini tamamlamış olursunuz.&#10;&#13;441 için tesbih önerisi [4 tur][1X33][12 kalan]" calcext:value-type="string">
            <text:p>يا طيب</text:p>
            <text:p>Her gece 441 kez Ya Tayyib ismini okursanız 21x21 kere okumuş yani her gece hatmini tamamlamış olursunuz.</text:p>
            <text:p>441 için tesbih önerisi [4 tur][1X33][12 kalan]</text:p>
          </table:table-cell>
          <table:table-cell table:style-name="ce16"/>
        </table:table-row>
        <table:table-row table:style-name="ro3">
          <table:table-cell table:style-name="ce4" office:value-type="string" calcext:value-type="string">
            <text:p>يا طبيب</text:p>
          </table:table-cell>
          <table:table-cell table:style-name="ce6" office:value-type="string" calcext:value-type="string">
            <text:p>Ya Tabib</text:p>
          </table:table-cell>
          <table:table-cell table:style-name="ce12" table:formula="of:=ABJAD([.$A14];1;1) - 11" office:value-type="float" office:value="23" calcext:value-type="float">
            <text:p>23</text:p>
          </table:table-cell>
          <table:table-cell table:style-name="ce12" table:formula="of:=[.C14]*[.C14]" office:value-type="float" office:value="529" calcext:value-type="float">
            <text:p>529</text:p>
          </table:table-cell>
          <table:table-cell table:style-name="ce14" table:formula="of:=ZKRPAYLAS([.D14];10000;[.A14];[.B14])" office:value-type="string" office:string-value="يا طبيب&#10;&#13;Her gece 529 kez Ya Tabib ismini okursanız 23x23 kere okumuş yani her gece hatmini tamamlamış olursunuz.&#10;&#13;529 için tesbih önerisi [5 tur][1X33][1 kalan]" calcext:value-type="string">
            <text:p>يا طبيب</text:p>
            <text:p>Her gece 529 kez Ya Tabib ismini okursanız 23x23 kere okumuş yani her gece hatmini tamamlamış olursunuz.</text:p>
            <text:p>529 için tesbih önerisi [5 tur][1X33][1 kalan]</text:p>
          </table:table-cell>
          <table:table-cell table:style-name="ce12" table:formula="of:=ABJAD([.$A14];7;1) - 11" office:value-type="float" office:value="23" calcext:value-type="float">
            <text:p>23</text:p>
          </table:table-cell>
          <table:table-cell table:style-name="ce12" table:formula="of:=[.F14]*[.F14]" office:value-type="float" office:value="529" calcext:value-type="float">
            <text:p>529</text:p>
          </table:table-cell>
          <table:table-cell table:style-name="ce14" table:formula="of:=ZKRPAYLAS([.G14];10000;[.A14];[.B14])" office:value-type="string" office:string-value="يا طبيب&#10;&#13;Her gece 529 kez Ya Tabib ismini okursanız 23x23 kere okumuş yani her gece hatmini tamamlamış olursunuz.&#10;&#13;529 için tesbih önerisi [5 tur][1X33][1 kalan]" calcext:value-type="string">
            <text:p>يا طبيب</text:p>
            <text:p>Her gece 529 kez Ya Tabib ismini okursanız 23x23 kere okumuş yani her gece hatmini tamamlamış olursunuz.</text:p>
            <text:p>529 için tesbih önerisi [5 tur][1X33][1 kalan]</text:p>
          </table:table-cell>
          <table:table-cell table:style-name="ce16"/>
        </table:table-row>
        <table:table-row table:style-name="ro3">
          <table:table-cell table:style-name="ce4" office:value-type="string" calcext:value-type="string">
            <text:p>يا حييّ</text:p>
          </table:table-cell>
          <table:table-cell table:style-name="ce6" office:value-type="string" calcext:value-type="string">
            <text:p>Ya Hayyi</text:p>
          </table:table-cell>
          <table:table-cell table:style-name="ce12" table:formula="of:=ABJAD([.$A15];1;1) - 11" office:value-type="float" office:value="28" calcext:value-type="float">
            <text:p>28</text:p>
          </table:table-cell>
          <table:table-cell table:style-name="ce12" table:formula="of:=[.C15]*[.C15]" office:value-type="float" office:value="784" calcext:value-type="float">
            <text:p>784</text:p>
          </table:table-cell>
          <table:table-cell table:style-name="ce14" table:formula="of:=ZKRPAYLAS([.D15];10000;[.A15];[.B15])" office:value-type="string" office:string-value="يا حييّ&#10;&#13;Her gece 784 kez Ya Hayyi ismini okursanız 28x28 kere okumuş yani her gece hatmini tamamlamış olursunuz.&#10;&#13;784 için tesbih önerisi [7 tur][2X33][25 kalan]" calcext:value-type="string">
            <text:p>يا حييّ</text:p>
            <text:p>Her gece 784 kez Ya Hayyi ismini okursanız 28x28 kere okumuş yani her gece hatmini tamamlamış olursunuz.</text:p>
            <text:p>784 için tesbih önerisi [7 tur][2X33][25 kalan]</text:p>
          </table:table-cell>
          <table:table-cell table:style-name="ce12" table:formula="of:=ABJAD([.$A15];7;1) - 11" office:value-type="float" office:value="28" calcext:value-type="float">
            <text:p>28</text:p>
          </table:table-cell>
          <table:table-cell table:style-name="ce12" table:formula="of:=[.F15]*[.F15]" office:value-type="float" office:value="784" calcext:value-type="float">
            <text:p>784</text:p>
          </table:table-cell>
          <table:table-cell table:style-name="ce14" table:formula="of:=ZKRPAYLAS([.G15];10000;[.A15];[.B15])" office:value-type="string" office:string-value="يا حييّ&#10;&#13;Her gece 784 kez Ya Hayyi ismini okursanız 28x28 kere okumuş yani her gece hatmini tamamlamış olursunuz.&#10;&#13;784 için tesbih önerisi [7 tur][2X33][25 kalan]" calcext:value-type="string">
            <text:p>يا حييّ</text:p>
            <text:p>Her gece 784 kez Ya Hayyi ismini okursanız 28x28 kere okumuş yani her gece hatmini tamamlamış olursunuz.</text:p>
            <text:p>784 için tesbih önerisi [7 tur][2X33][25 kalan]</text:p>
          </table:table-cell>
          <table:table-cell table:style-name="ce16"/>
        </table:table-row>
        <table:table-row table:style-name="ro3">
          <table:table-cell table:style-name="ce4" office:value-type="string" calcext:value-type="string">
            <text:p>يا إله</text:p>
          </table:table-cell>
          <table:table-cell table:style-name="ce6" office:value-type="string" calcext:value-type="string">
            <text:p>Ya İlah</text:p>
          </table:table-cell>
          <table:table-cell table:style-name="ce12" table:formula="of:=ABJAD([.$A16];1;1) - 11" office:value-type="float" office:value="36" calcext:value-type="float">
            <text:p>36</text:p>
          </table:table-cell>
          <table:table-cell table:style-name="ce12" table:formula="of:=[.C16]*[.C16]" office:value-type="float" office:value="1296" calcext:value-type="float">
            <text:p>1296</text:p>
          </table:table-cell>
          <table:table-cell table:style-name="ce14" table:formula="of:=ZKRPAYLAS([.D16];10000;[.A16];[.B16])" office:value-type="string" office:string-value="يا إله&#10;&#13;Her gece 1296 kez Ya İlah ismini okursanız 36x36 kere okumuş yani her gece hatmini tamamlamış olursunuz.&#10;&#13;1296 için tesbih önerisi [13 tur][9 kalan]" calcext:value-type="string">
            <text:p>يا إله</text:p>
            <text:p>Her gece 1296 kez Ya İlah ismini okursanız 36x36 kere okumuş yani her gece hatmini tamamlamış olursunuz.</text:p>
            <text:p>1296 için tesbih önerisi [13 tur][9 kalan]</text:p>
          </table:table-cell>
          <table:table-cell table:style-name="ce12" table:formula="of:=ABJAD([.$A16];7;1) - 11" office:value-type="float" office:value="36" calcext:value-type="float">
            <text:p>36</text:p>
          </table:table-cell>
          <table:table-cell table:style-name="ce12" table:formula="of:=[.F16]*[.F16]" office:value-type="float" office:value="1296" calcext:value-type="float">
            <text:p>1296</text:p>
          </table:table-cell>
          <table:table-cell table:style-name="ce14" table:formula="of:=ZKRPAYLAS([.G16];10000;[.A16];[.B16])" office:value-type="string" office:string-value="يا إله&#10;&#13;Her gece 1296 kez Ya İlah ismini okursanız 36x36 kere okumuş yani her gece hatmini tamamlamış olursunuz.&#10;&#13;1296 için tesbih önerisi [13 tur][9 kalan]" calcext:value-type="string">
            <text:p>يا إله</text:p>
            <text:p>Her gece 1296 kez Ya İlah ismini okursanız 36x36 kere okumuş yani her gece hatmini tamamlamış olursunuz.</text:p>
            <text:p>1296 için tesbih önerisi [13 tur][9 kalan]</text:p>
          </table:table-cell>
          <table:table-cell table:style-name="ce16"/>
        </table:table-row>
        <table:table-row table:style-name="ro3">
          <table:table-cell table:style-name="ce4" office:value-type="string" calcext:value-type="string">
            <text:p>يا أول</text:p>
          </table:table-cell>
          <table:table-cell table:style-name="ce6" office:value-type="string" calcext:value-type="string">
            <text:p>Ya Evvel</text:p>
          </table:table-cell>
          <table:table-cell table:style-name="ce12" table:formula="of:=ABJAD([.$A17];1;1) - 11" office:value-type="float" office:value="37" calcext:value-type="float">
            <text:p>37</text:p>
          </table:table-cell>
          <table:table-cell table:style-name="ce12" table:formula="of:=[.C17]*[.C17]" office:value-type="float" office:value="1369" calcext:value-type="float">
            <text:p>1369</text:p>
          </table:table-cell>
          <table:table-cell table:style-name="ce14" table:formula="of:=ZKRPAYLAS([.D17];10000;[.A17];[.B17])" office:value-type="string" office:string-value="يا أول&#10;&#13;Her gece 1369 kez Ya Evvel ismini okursanız 37x37 kere okumuş yani her gece hatmini tamamlamış olursunuz.&#10;&#13;1369 için tesbih önerisi [13 tur][2X33][16 kalan]" calcext:value-type="string">
            <text:p>يا أول</text:p>
            <text:p>Her gece 1369 kez Ya Evvel ismini okursanız 37x37 kere okumuş yani her gece hatmini tamamlamış olursunuz.</text:p>
            <text:p>1369 için tesbih önerisi [13 tur][2X33][16 kalan]</text:p>
          </table:table-cell>
          <table:table-cell table:style-name="ce12" table:formula="of:=ABJAD([.$A17];7;1) - 11" office:value-type="float" office:value="37" calcext:value-type="float">
            <text:p>37</text:p>
          </table:table-cell>
          <table:table-cell table:style-name="ce12" table:formula="of:=[.F17]*[.F17]" office:value-type="float" office:value="1369" calcext:value-type="float">
            <text:p>1369</text:p>
          </table:table-cell>
          <table:table-cell table:style-name="ce14" table:formula="of:=ZKRPAYLAS([.G17];10000;[.A17];[.B17])" office:value-type="string" office:string-value="يا أول&#10;&#13;Her gece 1369 kez Ya Evvel ismini okursanız 37x37 kere okumuş yani her gece hatmini tamamlamış olursunuz.&#10;&#13;1369 için tesbih önerisi [13 tur][2X33][16 kalan]" calcext:value-type="string">
            <text:p>يا أول</text:p>
            <text:p>Her gece 1369 kez Ya Evvel ismini okursanız 37x37 kere okumuş yani her gece hatmini tamamlamış olursunuz.</text:p>
            <text:p>1369 için tesbih önerisi [13 tur][2X33][16 kalan]</text:p>
          </table:table-cell>
          <table:table-cell table:style-name="ce16"/>
        </table:table-row>
        <table:table-row table:style-name="ro3">
          <table:table-cell table:style-name="ce4" office:value-type="string" calcext:value-type="string">
            <text:p>يا طالب</text:p>
          </table:table-cell>
          <table:table-cell table:style-name="ce6" office:value-type="string" calcext:value-type="string">
            <text:p>Ya Talib</text:p>
          </table:table-cell>
          <table:table-cell table:style-name="ce12" table:formula="of:=ABJAD([.$A18];1;1) - 11" office:value-type="float" office:value="42" calcext:value-type="float">
            <text:p>42</text:p>
          </table:table-cell>
          <table:table-cell table:style-name="ce12" table:formula="of:=[.C18]*[.C18]" office:value-type="float" office:value="1764" calcext:value-type="float">
            <text:p>1764</text:p>
          </table:table-cell>
          <table:table-cell table:style-name="ce14" table:formula="of:=ZKRPAYLAS([.D18];10000;[.A18];[.B18])" office:value-type="string" office:string-value="يا طالب&#10;&#13;Her gece 1764 kez Ya Talib ismini okursanız 42x42 kere okumuş yani her gece hatmini tamamlamış olursunuz.&#10;&#13;1764 için tesbih önerisi [17 tur][2X33][15 kalan]" calcext:value-type="string">
            <text:p>يا طالب</text:p>
            <text:p>Her gece 1764 kez Ya Talib ismini okursanız 42x42 kere okumuş yani her gece hatmini tamamlamış olursunuz.</text:p>
            <text:p>1764 için tesbih önerisi [17 tur][2X33][15 kalan]</text:p>
          </table:table-cell>
          <table:table-cell table:style-name="ce12" table:formula="of:=ABJAD([.$A18];7;1) - 11" office:value-type="float" office:value="42" calcext:value-type="float">
            <text:p>42</text:p>
          </table:table-cell>
          <table:table-cell table:style-name="ce12" table:formula="of:=[.F18]*[.F18]" office:value-type="float" office:value="1764" calcext:value-type="float">
            <text:p>1764</text:p>
          </table:table-cell>
          <table:table-cell table:style-name="ce14" table:formula="of:=ZKRPAYLAS([.G18];10000;[.A18];[.B18])" office:value-type="string" office:string-value="يا طالب&#10;&#13;Her gece 1764 kez Ya Talib ismini okursanız 42x42 kere okumuş yani her gece hatmini tamamlamış olursunuz.&#10;&#13;1764 için tesbih önerisi [17 tur][2X33][15 kalan]" calcext:value-type="string">
            <text:p>يا طالب</text:p>
            <text:p>Her gece 1764 kez Ya Talib ismini okursanız 42x42 kere okumuş yani her gece hatmini tamamlamış olursunuz.</text:p>
            <text:p>1764 için tesbih önerisi [17 tur][2X33][15 kalan]</text:p>
          </table:table-cell>
          <table:table-cell table:style-name="ce16"/>
        </table:table-row>
        <table:table-row table:style-name="ro3">
          <table:table-cell table:style-name="ce4" office:value-type="string" calcext:value-type="string">
            <text:p>يا بالي</text:p>
          </table:table-cell>
          <table:table-cell table:style-name="ce6" office:value-type="string" calcext:value-type="string">
            <text:p>Ya Bali</text:p>
          </table:table-cell>
          <table:table-cell table:style-name="ce12" table:formula="of:=ABJAD([.$A19];1;1) - 11" office:value-type="float" office:value="43" calcext:value-type="float">
            <text:p>43</text:p>
          </table:table-cell>
          <table:table-cell table:style-name="ce12" table:formula="of:=[.C19]*[.C19]" office:value-type="float" office:value="1849" calcext:value-type="float">
            <text:p>1849</text:p>
          </table:table-cell>
          <table:table-cell table:style-name="ce14" table:formula="of:=ZKRPAYLAS([.D19];10000;[.A19];[.B19])" office:value-type="string" office:string-value="يا بالي&#10;&#13;Her gece 1849 kez Ya Bali ismini okursanız 43x43 kere okumuş yani her gece hatmini tamamlamış olursunuz.&#10;&#13;1849 için tesbih önerisi [18 tur][2X33][1 kalan]" calcext:value-type="string">
            <text:p>يا بالي</text:p>
            <text:p>Her gece 1849 kez Ya Bali ismini okursanız 43x43 kere okumuş yani her gece hatmini tamamlamış olursunuz.</text:p>
            <text:p>1849 için tesbih önerisi [18 tur][2X33][1 kalan]</text:p>
          </table:table-cell>
          <table:table-cell table:style-name="ce12" table:formula="of:=ABJAD([.$A19];7;1) - 11" office:value-type="float" office:value="43" calcext:value-type="float">
            <text:p>43</text:p>
          </table:table-cell>
          <table:table-cell table:style-name="ce12" table:formula="of:=[.F19]*[.F19]" office:value-type="float" office:value="1849" calcext:value-type="float">
            <text:p>1849</text:p>
          </table:table-cell>
          <table:table-cell table:style-name="ce14" table:formula="of:=ZKRPAYLAS([.G19];10000;[.A19];[.B19])" office:value-type="string" office:string-value="يا بالي&#10;&#13;Her gece 1849 kez Ya Bali ismini okursanız 43x43 kere okumuş yani her gece hatmini tamamlamış olursunuz.&#10;&#13;1849 için tesbih önerisi [18 tur][2X33][1 kalan]" calcext:value-type="string">
            <text:p>يا بالي</text:p>
            <text:p>Her gece 1849 kez Ya Bali ismini okursanız 43x43 kere okumuş yani her gece hatmini tamamlamış olursunuz.</text:p>
            <text:p>1849 için tesbih önerisi [18 tur][2X33][1 kalan]</text:p>
          </table:table-cell>
          <table:table-cell table:style-name="ce16"/>
        </table:table-row>
        <table:table-row table:style-name="ro3">
          <table:table-cell table:style-name="ce4" office:value-type="string" calcext:value-type="string">
            <text:p>يا ولي</text:p>
          </table:table-cell>
          <table:table-cell table:style-name="ce6" office:value-type="string" calcext:value-type="string">
            <text:p>Ya Veli</text:p>
          </table:table-cell>
          <table:table-cell table:style-name="ce12" table:formula="of:=ABJAD([.$A20];1;1) - 11" office:value-type="float" office:value="46" calcext:value-type="float">
            <text:p>46</text:p>
          </table:table-cell>
          <table:table-cell table:style-name="ce12" table:formula="of:=[.C20]*[.C20]" office:value-type="float" office:value="2116" calcext:value-type="float">
            <text:p>2116</text:p>
          </table:table-cell>
          <table:table-cell table:style-name="ce14" table:formula="of:=ZKRPAYLAS([.D20];10000;[.A20];[.B20])" office:value-type="string" office:string-value="يا ولي&#10;&#13;Her gece 2116 kez Ya Veli ismini okursanız 46x46 kere okumuş yani her gece hatmini tamamlamış olursunuz.&#10;&#13;2116 için tesbih önerisi [21 tur][1X33][4 kalan]" calcext:value-type="string">
            <text:p>يا ولي</text:p>
            <text:p>Her gece 2116 kez Ya Veli ismini okursanız 46x46 kere okumuş yani her gece hatmini tamamlamış olursunuz.</text:p>
            <text:p>2116 için tesbih önerisi [21 tur][1X33][4 kalan]</text:p>
          </table:table-cell>
          <table:table-cell table:style-name="ce12" table:formula="of:=ABJAD([.$A20];7;1) - 11" office:value-type="float" office:value="46" calcext:value-type="float">
            <text:p>46</text:p>
          </table:table-cell>
          <table:table-cell table:style-name="ce12" table:formula="of:=[.F20]*[.F20]" office:value-type="float" office:value="2116" calcext:value-type="float">
            <text:p>2116</text:p>
          </table:table-cell>
          <table:table-cell table:style-name="ce14" table:formula="of:=ZKRPAYLAS([.G20];10000;[.A20];[.B20])" office:value-type="string" office:string-value="يا ولي&#10;&#13;Her gece 2116 kez Ya Veli ismini okursanız 46x46 kere okumuş yani her gece hatmini tamamlamış olursunuz.&#10;&#13;2116 için tesbih önerisi [21 tur][1X33][4 kalan]" calcext:value-type="string">
            <text:p>يا ولي</text:p>
            <text:p>Her gece 2116 kez Ya Veli ismini okursanız 46x46 kere okumuş yani her gece hatmini tamamlamış olursunuz.</text:p>
            <text:p>2116 için tesbih önerisi [21 tur][1X33][4 kalan]</text:p>
          </table:table-cell>
          <table:table-cell table:style-name="ce16"/>
        </table:table-row>
        <table:table-row table:style-name="ro3">
          <table:table-cell table:style-name="ce4" office:value-type="string" calcext:value-type="string">
            <text:p>يا والي</text:p>
          </table:table-cell>
          <table:table-cell table:style-name="ce6" office:value-type="string" calcext:value-type="string">
            <text:p>Ya Vali</text:p>
          </table:table-cell>
          <table:table-cell table:style-name="ce12" table:formula="of:=ABJAD([.$A21];1;1) - 11" office:value-type="float" office:value="47" calcext:value-type="float">
            <text:p>47</text:p>
          </table:table-cell>
          <table:table-cell table:style-name="ce12" table:formula="of:=[.C21]*[.C21]" office:value-type="float" office:value="2209" calcext:value-type="float">
            <text:p>2209</text:p>
          </table:table-cell>
          <table:table-cell table:style-name="ce14" table:formula="of:=ZKRPAYLAS([.D21];10000;[.A21];[.B21])" office:value-type="string" office:string-value="يا والي&#10;&#13;Her gece 2209 kez Ya Vali ismini okursanız 47x47 kere okumuş yani her gece hatmini tamamlamış olursunuz.&#10;&#13;2209 için tesbih önerisi [22 tur][31 kalan]" calcext:value-type="string">
            <text:p>يا والي</text:p>
            <text:p>Her gece 2209 kez Ya Vali ismini okursanız 47x47 kere okumuş yani her gece hatmini tamamlamış olursunuz.</text:p>
            <text:p>2209 için tesbih önerisi [22 tur][31 kalan]</text:p>
          </table:table-cell>
          <table:table-cell table:style-name="ce12" table:formula="of:=ABJAD([.$A21];7;1) - 11" office:value-type="float" office:value="47" calcext:value-type="float">
            <text:p>47</text:p>
          </table:table-cell>
          <table:table-cell table:style-name="ce12" table:formula="of:=[.F21]*[.F21]" office:value-type="float" office:value="2209" calcext:value-type="float">
            <text:p>2209</text:p>
          </table:table-cell>
          <table:table-cell table:style-name="ce14" table:formula="of:=ZKRPAYLAS([.G21];10000;[.A21];[.B21])" office:value-type="string" office:string-value="يا والي&#10;&#13;Her gece 2209 kez Ya Vali ismini okursanız 47x47 kere okumuş yani her gece hatmini tamamlamış olursunuz.&#10;&#13;2209 için tesbih önerisi [22 tur][31 kalan]" calcext:value-type="string">
            <text:p>يا والي</text:p>
            <text:p>Her gece 2209 kez Ya Vali ismini okursanız 47x47 kere okumuş yani her gece hatmini tamamlamış olursunuz.</text:p>
            <text:p>2209 için tesbih önerisi [22 tur][31 kalan]</text:p>
          </table:table-cell>
          <table:table-cell table:style-name="ce16"/>
        </table:table-row>
        <table:table-row table:style-name="ro3">
          <table:table-cell table:style-name="ce4" office:value-type="string" calcext:value-type="string">
            <text:p>يا ماجد</text:p>
          </table:table-cell>
          <table:table-cell table:style-name="ce6" office:value-type="string" calcext:value-type="string">
            <text:p>Ya Macid</text:p>
          </table:table-cell>
          <table:table-cell table:style-name="ce12" table:formula="of:=ABJAD([.$A22];1;1) - 11" office:value-type="float" office:value="48" calcext:value-type="float">
            <text:p>48</text:p>
          </table:table-cell>
          <table:table-cell table:style-name="ce12" table:formula="of:=[.C22]*[.C22]" office:value-type="float" office:value="2304" calcext:value-type="float">
            <text:p>2304</text:p>
          </table:table-cell>
          <table:table-cell table:style-name="ce14" table:formula="of:=ZKRPAYLAS([.D22];10000;[.A22];[.B22])" office:value-type="string" office:string-value="يا ماجد&#10;&#13;Her gece 2304 kez Ya Macid ismini okursanız 48x48 kere okumuş yani her gece hatmini tamamlamış olursunuz.&#10;&#13;2304 için tesbih önerisi [23 tur][27 kalan]" calcext:value-type="string">
            <text:p>يا ماجد</text:p>
            <text:p>Her gece 2304 kez Ya Macid ismini okursanız 48x48 kere okumuş yani her gece hatmini tamamlamış olursunuz.</text:p>
            <text:p>2304 için tesbih önerisi [23 tur][27 kalan]</text:p>
          </table:table-cell>
          <table:table-cell table:style-name="ce12" table:formula="of:=ABJAD([.$A22];7;1) - 11" office:value-type="float" office:value="48" calcext:value-type="float">
            <text:p>48</text:p>
          </table:table-cell>
          <table:table-cell table:style-name="ce12" table:formula="of:=[.F22]*[.F22]" office:value-type="float" office:value="2304" calcext:value-type="float">
            <text:p>2304</text:p>
          </table:table-cell>
          <table:table-cell table:style-name="ce14" table:formula="of:=ZKRPAYLAS([.G22];10000;[.A22];[.B22])" office:value-type="string" office:string-value="يا ماجد&#10;&#13;Her gece 2304 kez Ya Macid ismini okursanız 48x48 kere okumuş yani her gece hatmini tamamlamış olursunuz.&#10;&#13;2304 için tesbih önerisi [23 tur][27 kalan]" calcext:value-type="string">
            <text:p>يا ماجد</text:p>
            <text:p>Her gece 2304 kez Ya Macid ismini okursanız 48x48 kere okumuş yani her gece hatmini tamamlamış olursunuz.</text:p>
            <text:p>2304 için tesbih önerisi [23 tur][27 kalan]</text:p>
          </table:table-cell>
          <table:table-cell table:style-name="ce16"/>
        </table:table-row>
        <table:table-row table:style-name="ro3">
          <table:table-cell table:style-name="ce4" office:value-type="string" calcext:value-type="string">
            <text:p>يا محب</text:p>
          </table:table-cell>
          <table:table-cell table:style-name="ce6" office:value-type="string" calcext:value-type="string">
            <text:p>Ya Muhib</text:p>
          </table:table-cell>
          <table:table-cell table:style-name="ce12" table:formula="of:=ABJAD([.$A23];1;1) - 11" office:value-type="float" office:value="50" calcext:value-type="float">
            <text:p>50</text:p>
          </table:table-cell>
          <table:table-cell table:style-name="ce12" table:formula="of:=[.C23]*[.C23]" office:value-type="float" office:value="2500" calcext:value-type="float">
            <text:p>2500</text:p>
          </table:table-cell>
          <table:table-cell table:style-name="ce14" table:formula="of:=ZKRPAYLAS([.D23];10000;[.A23];[.B23])" office:value-type="string" office:string-value="يا محب&#10;&#13;Her gece 2500 kez Ya Muhib ismini okursanız 50x50 kere okumuş yani her gece hatmini tamamlamış olursunuz.&#10;&#13;2500 için tesbih önerisi [25 tur][25 kalan]" calcext:value-type="string">
            <text:p>يا محب</text:p>
            <text:p>Her gece 2500 kez Ya Muhib ismini okursanız 50x50 kere okumuş yani her gece hatmini tamamlamış olursunuz.</text:p>
            <text:p>2500 için tesbih önerisi [25 tur][25 kalan]</text:p>
          </table:table-cell>
          <table:table-cell table:style-name="ce12" table:formula="of:=ABJAD([.$A23];7;1) - 11" office:value-type="float" office:value="50" calcext:value-type="float">
            <text:p>50</text:p>
          </table:table-cell>
          <table:table-cell table:style-name="ce12" table:formula="of:=[.F23]*[.F23]" office:value-type="float" office:value="2500" calcext:value-type="float">
            <text:p>2500</text:p>
          </table:table-cell>
          <table:table-cell table:style-name="ce14" table:formula="of:=ZKRPAYLAS([.G23];10000;[.A23];[.B23])" office:value-type="string" office:string-value="يا محب&#10;&#13;Her gece 2500 kez Ya Muhib ismini okursanız 50x50 kere okumuş yani her gece hatmini tamamlamış olursunuz.&#10;&#13;2500 için tesbih önerisi [25 tur][25 kalan]" calcext:value-type="string">
            <text:p>يا محب</text:p>
            <text:p>Her gece 2500 kez Ya Muhib ismini okursanız 50x50 kere okumuş yani her gece hatmini tamamlamış olursunuz.</text:p>
            <text:p>2500 için tesbih önerisi [25 tur][25 kalan]</text:p>
          </table:table-cell>
          <table:table-cell table:style-name="ce16"/>
        </table:table-row>
        <table:table-row table:style-name="ro3">
          <table:table-cell table:style-name="ce4" office:value-type="string" calcext:value-type="string">
            <text:p>يا مجيب</text:p>
          </table:table-cell>
          <table:table-cell table:style-name="ce6" office:value-type="string" calcext:value-type="string">
            <text:p>Ya Mucib</text:p>
          </table:table-cell>
          <table:table-cell table:style-name="ce12" table:formula="of:=ABJAD([.$A24];1;1) - 11" office:value-type="float" office:value="55" calcext:value-type="float">
            <text:p>55</text:p>
          </table:table-cell>
          <table:table-cell table:style-name="ce12" table:formula="of:=[.C24]*[.C24]" office:value-type="float" office:value="3025" calcext:value-type="float">
            <text:p>3025</text:p>
          </table:table-cell>
          <table:table-cell table:style-name="ce14" table:formula="of:=ZKRPAYLAS([.D24];10000;[.A24];[.B24])" office:value-type="string" office:string-value="يا مجيب&#10;&#13;Her gece 3025 kez Ya Mucib ismini okursanız 55x55 kere okumuş yani her gece hatmini tamamlamış olursunuz.&#10;&#13;3025 için tesbih önerisi [30 tur][1X33][22 kalan]" calcext:value-type="string">
            <text:p>يا مجيب</text:p>
            <text:p>Her gece 3025 kez Ya Mucib ismini okursanız 55x55 kere okumuş yani her gece hatmini tamamlamış olursunuz.</text:p>
            <text:p>3025 için tesbih önerisi [30 tur][1X33][22 kalan]</text:p>
          </table:table-cell>
          <table:table-cell table:style-name="ce12" table:formula="of:=ABJAD([.$A24];7;1) - 11" office:value-type="float" office:value="55" calcext:value-type="float">
            <text:p>55</text:p>
          </table:table-cell>
          <table:table-cell table:style-name="ce12" table:formula="of:=[.F24]*[.F24]" office:value-type="float" office:value="3025" calcext:value-type="float">
            <text:p>3025</text:p>
          </table:table-cell>
          <table:table-cell table:style-name="ce14" table:formula="of:=ZKRPAYLAS([.G24];10000;[.A24];[.B24])" office:value-type="string" office:string-value="يا مجيب&#10;&#13;Her gece 3025 kez Ya Mucib ismini okursanız 55x55 kere okumuş yani her gece hatmini tamamlamış olursunuz.&#10;&#13;3025 için tesbih önerisi [30 tur][1X33][22 kalan]" calcext:value-type="string">
            <text:p>يا مجيب</text:p>
            <text:p>Her gece 3025 kez Ya Mucib ismini okursanız 55x55 kere okumuş yani her gece hatmini tamamlamış olursunuz.</text:p>
            <text:p>3025 için tesbih önerisi [30 tur][1X33][22 kalan]</text:p>
          </table:table-cell>
          <table:table-cell table:style-name="ce16"/>
        </table:table-row>
        <table:table-row table:style-name="ro3">
          <table:table-cell table:style-name="ce4" office:value-type="string" calcext:value-type="string">
            <text:p>يا دائم</text:p>
          </table:table-cell>
          <table:table-cell table:style-name="ce6" office:value-type="string" calcext:value-type="string">
            <text:p>Ya Daim</text:p>
          </table:table-cell>
          <table:table-cell table:style-name="ce12" table:formula="of:=ABJAD([.$A25];1;1) - 11" office:value-type="float" office:value="56" calcext:value-type="float">
            <text:p>56</text:p>
          </table:table-cell>
          <table:table-cell table:style-name="ce12" table:formula="of:=[.C25]*[.C25]" office:value-type="float" office:value="3136" calcext:value-type="float">
            <text:p>3136</text:p>
          </table:table-cell>
          <table:table-cell table:style-name="ce14" table:formula="of:=ZKRPAYLAS([.D25];10000;[.A25];[.B25])" office:value-type="string" office:string-value="يا دائم&#10;&#13;Her gece 3136 kez Ya Daim ismini okursanız 56x56 kere okumuş yani her gece hatmini tamamlamış olursunuz.&#10;&#13;3136 için tesbih önerisi [31 tur][2X33][1 kalan]" calcext:value-type="string">
            <text:p>يا دائم</text:p>
            <text:p>Her gece 3136 kez Ya Daim ismini okursanız 56x56 kere okumuş yani her gece hatmini tamamlamış olursunuz.</text:p>
            <text:p>3136 için tesbih önerisi [31 tur][2X33][1 kalan]</text:p>
          </table:table-cell>
          <table:table-cell table:style-name="ce12" table:formula="of:=ABJAD([.$A25];7;1) - 11" office:value-type="float" office:value="56" calcext:value-type="float">
            <text:p>56</text:p>
          </table:table-cell>
          <table:table-cell table:style-name="ce12" table:formula="of:=[.F25]*[.F25]" office:value-type="float" office:value="3136" calcext:value-type="float">
            <text:p>3136</text:p>
          </table:table-cell>
          <table:table-cell table:style-name="ce14" table:formula="of:=ZKRPAYLAS([.G25];10000;[.A25];[.B25])" office:value-type="string" office:string-value="يا دائم&#10;&#13;Her gece 3136 kez Ya Daim ismini okursanız 56x56 kere okumuş yani her gece hatmini tamamlamış olursunuz.&#10;&#13;3136 için tesbih önerisi [31 tur][2X33][1 kalan]" calcext:value-type="string">
            <text:p>يا دائم</text:p>
            <text:p>Her gece 3136 kez Ya Daim ismini okursanız 56x56 kere okumuş yani her gece hatmini tamamlamış olursunuz.</text:p>
            <text:p>3136 için tesbih önerisi [31 tur][2X33][1 kalan]</text:p>
          </table:table-cell>
          <table:table-cell table:style-name="ce16"/>
        </table:table-row>
        <table:table-row table:style-name="ro3">
          <table:table-cell table:style-name="ce4" office:value-type="string" calcext:value-type="string">
            <text:p>يا مبدئ</text:p>
          </table:table-cell>
          <table:table-cell table:style-name="ce6" office:value-type="string" calcext:value-type="string">
            <text:p>Ya Mubdi</text:p>
          </table:table-cell>
          <table:table-cell table:style-name="ce12" table:formula="of:=ABJAD([.$A26];1;1) - 11" office:value-type="float" office:value="57" calcext:value-type="float">
            <text:p>57</text:p>
          </table:table-cell>
          <table:table-cell table:style-name="ce12" table:formula="of:=[.C26]*[.C26]" office:value-type="float" office:value="3249" calcext:value-type="float">
            <text:p>3249</text:p>
          </table:table-cell>
          <table:table-cell table:style-name="ce14" table:formula="of:=ZKRPAYLAS([.D26];10000;[.A26];[.B26])" office:value-type="string" office:string-value="يا مبدئ&#10;&#13;Her gece 3249 kez Ya Mubdi ismini okursanız 57x57 kere okumuş yani her gece hatmini tamamlamış olursunuz.&#10;&#13;3249 için tesbih önerisi [32 tur][2X33][15 kalan]" calcext:value-type="string">
            <text:p>يا مبدئ</text:p>
            <text:p>Her gece 3249 kez Ya Mubdi ismini okursanız 57x57 kere okumuş yani her gece hatmini tamamlamış olursunuz.</text:p>
            <text:p>3249 için tesbih önerisi [32 tur][2X33][15 kalan]</text:p>
          </table:table-cell>
          <table:table-cell table:style-name="ce12" table:formula="of:=ABJAD([.$A26];7;1) - 11" office:value-type="float" office:value="57" calcext:value-type="float">
            <text:p>57</text:p>
          </table:table-cell>
          <table:table-cell table:style-name="ce12" table:formula="of:=[.F26]*[.F26]" office:value-type="float" office:value="3249" calcext:value-type="float">
            <text:p>3249</text:p>
          </table:table-cell>
          <table:table-cell table:style-name="ce14" table:formula="of:=ZKRPAYLAS([.G26];10000;[.A26];[.B26])" office:value-type="string" office:string-value="يا مبدئ&#10;&#13;Her gece 3249 kez Ya Mubdi ismini okursanız 57x57 kere okumuş yani her gece hatmini tamamlamış olursunuz.&#10;&#13;3249 için tesbih önerisi [32 tur][2X33][15 kalan]" calcext:value-type="string">
            <text:p>يا مبدئ</text:p>
            <text:p>Her gece 3249 kez Ya Mubdi ismini okursanız 57x57 kere okumuş yani her gece hatmini tamamlamış olursunuz.</text:p>
            <text:p>3249 için tesbih önerisi [32 tur][2X33][15 kalan]</text:p>
          </table:table-cell>
          <table:table-cell table:style-name="ce16"/>
        </table:table-row>
        <table:table-row table:style-name="ro3">
          <table:table-cell table:style-name="ce4" office:value-type="string" calcext:value-type="string">
            <text:p>يا مجيد</text:p>
          </table:table-cell>
          <table:table-cell table:style-name="ce6" office:value-type="string" calcext:value-type="string">
            <text:p>Ya Mecid</text:p>
          </table:table-cell>
          <table:table-cell table:style-name="ce12" table:formula="of:=ABJAD([.$A27];1;1) - 11" office:value-type="float" office:value="57" calcext:value-type="float">
            <text:p>57</text:p>
          </table:table-cell>
          <table:table-cell table:style-name="ce12" table:formula="of:=[.C27]*[.C27]" office:value-type="float" office:value="3249" calcext:value-type="float">
            <text:p>3249</text:p>
          </table:table-cell>
          <table:table-cell table:style-name="ce14" table:formula="of:=ZKRPAYLAS([.D27];10000;[.A27];[.B27])" office:value-type="string" office:string-value="يا مجيد&#10;&#13;Her gece 3249 kez Ya Mecid ismini okursanız 57x57 kere okumuş yani her gece hatmini tamamlamış olursunuz.&#10;&#13;3249 için tesbih önerisi [32 tur][2X33][15 kalan]" calcext:value-type="string">
            <text:p>يا مجيد</text:p>
            <text:p>Her gece 3249 kez Ya Mecid ismini okursanız 57x57 kere okumuş yani her gece hatmini tamamlamış olursunuz.</text:p>
            <text:p>3249 için tesbih önerisi [32 tur][2X33][15 kalan]</text:p>
          </table:table-cell>
          <table:table-cell table:style-name="ce12" table:formula="of:=ABJAD([.$A27];7;1) - 11" office:value-type="float" office:value="57" calcext:value-type="float">
            <text:p>57</text:p>
          </table:table-cell>
          <table:table-cell table:style-name="ce12" table:formula="of:=[.F27]*[.F27]" office:value-type="float" office:value="3249" calcext:value-type="float">
            <text:p>3249</text:p>
          </table:table-cell>
          <table:table-cell table:style-name="ce14" table:formula="of:=ZKRPAYLAS([.G27];10000;[.A27];[.B27])" office:value-type="string" office:string-value="يا مجيد&#10;&#13;Her gece 3249 kez Ya Mecid ismini okursanız 57x57 kere okumuş yani her gece hatmini tamamlamış olursunuz.&#10;&#13;3249 için tesbih önerisi [32 tur][2X33][15 kalan]" calcext:value-type="string">
            <text:p>يا مجيد</text:p>
            <text:p>Her gece 3249 kez Ya Mecid ismini okursanız 57x57 kere okumuş yani her gece hatmini tamamlamış olursunuz.</text:p>
            <text:p>3249 için tesbih önerisi [32 tur][2X33][15 kalan]</text:p>
          </table:table-cell>
          <table:table-cell table:style-name="ce16"/>
        </table:table-row>
        <table:table-row table:style-name="ro3">
          <table:table-cell table:style-name="ce4" office:value-type="string" calcext:value-type="string">
            <text:p>يا حميد</text:p>
          </table:table-cell>
          <table:table-cell table:style-name="ce6" office:value-type="string" calcext:value-type="string">
            <text:p>Ya Hamid</text:p>
          </table:table-cell>
          <table:table-cell table:style-name="ce12" table:formula="of:=ABJAD([.$A28];1;1) - 11" office:value-type="float" office:value="62" calcext:value-type="float">
            <text:p>62</text:p>
          </table:table-cell>
          <table:table-cell table:style-name="ce12" table:formula="of:=[.C28]*[.C28]" office:value-type="float" office:value="3844" calcext:value-type="float">
            <text:p>3844</text:p>
          </table:table-cell>
          <table:table-cell table:style-name="ce14" table:formula="of:=ZKRPAYLAS([.D28];10000;[.A28];[.B28])" office:value-type="string" office:string-value="يا حميد&#10;&#13;Her gece 3844 kez Ya Hamid ismini okursanız 62x62 kere okumuş yani her gece hatmini tamamlamış olursunuz.&#10;&#13;3844 için tesbih önerisi [38 tur][2X33][16 kalan]" calcext:value-type="string">
            <text:p>يا حميد</text:p>
            <text:p>Her gece 3844 kez Ya Hamid ismini okursanız 62x62 kere okumuş yani her gece hatmini tamamlamış olursunuz.</text:p>
            <text:p>3844 için tesbih önerisi [38 tur][2X33][16 kalan]</text:p>
          </table:table-cell>
          <table:table-cell table:style-name="ce12" table:formula="of:=ABJAD([.$A28];7;1) - 11" office:value-type="float" office:value="62" calcext:value-type="float">
            <text:p>62</text:p>
          </table:table-cell>
          <table:table-cell table:style-name="ce12" table:formula="of:=[.F28]*[.F28]" office:value-type="float" office:value="3844" calcext:value-type="float">
            <text:p>3844</text:p>
          </table:table-cell>
          <table:table-cell table:style-name="ce14" table:formula="of:=ZKRPAYLAS([.G28];10000;[.A28];[.B28])" office:value-type="string" office:string-value="يا حميد&#10;&#13;Her gece 3844 kez Ya Hamid ismini okursanız 62x62 kere okumuş yani her gece hatmini tamamlamış olursunuz.&#10;&#13;3844 için tesbih önerisi [38 tur][2X33][16 kalan]" calcext:value-type="string">
            <text:p>يا حميد</text:p>
            <text:p>Her gece 3844 kez Ya Hamid ismini okursanız 62x62 kere okumuş yani her gece hatmini tamamlamış olursunuz.</text:p>
            <text:p>3844 için tesbih önerisi [38 tur][2X33][16 kalan]</text:p>
          </table:table-cell>
          <table:table-cell table:style-name="ce16"/>
        </table:table-row>
        <table:table-row table:style-name="ro3">
          <table:table-cell table:style-name="ce4" office:value-type="string" calcext:value-type="string">
            <text:p>يا باطن</text:p>
          </table:table-cell>
          <table:table-cell table:style-name="ce6" office:value-type="string" calcext:value-type="string">
            <text:p>Ya Batın</text:p>
          </table:table-cell>
          <table:table-cell table:style-name="ce12" table:formula="of:=ABJAD([.$A29];1;1) - 11" office:value-type="float" office:value="62" calcext:value-type="float">
            <text:p>62</text:p>
          </table:table-cell>
          <table:table-cell table:style-name="ce12" table:formula="of:=[.C29]*[.C29]" office:value-type="float" office:value="3844" calcext:value-type="float">
            <text:p>3844</text:p>
          </table:table-cell>
          <table:table-cell table:style-name="ce14" table:formula="of:=ZKRPAYLAS([.D29];10000;[.A29];[.B29])" office:value-type="string" office:string-value="يا باطن&#10;&#13;Her gece 3844 kez Ya Batın ismini okursanız 62x62 kere okumuş yani her gece hatmini tamamlamış olursunuz.&#10;&#13;3844 için tesbih önerisi [38 tur][2X33][16 kalan]" calcext:value-type="string">
            <text:p>يا باطن</text:p>
            <text:p>Her gece 3844 kez Ya Batın ismini okursanız 62x62 kere okumuş yani her gece hatmini tamamlamış olursunuz.</text:p>
            <text:p>3844 için tesbih önerisi [38 tur][2X33][16 kalan]</text:p>
          </table:table-cell>
          <table:table-cell table:style-name="ce12" table:formula="of:=ABJAD([.$A29];7;1) - 11" office:value-type="float" office:value="62" calcext:value-type="float">
            <text:p>62</text:p>
          </table:table-cell>
          <table:table-cell table:style-name="ce12" table:formula="of:=[.F29]*[.F29]" office:value-type="float" office:value="3844" calcext:value-type="float">
            <text:p>3844</text:p>
          </table:table-cell>
          <table:table-cell table:style-name="ce14" table:formula="of:=ZKRPAYLAS([.G29];10000;[.A29];[.B29])" office:value-type="string" office:string-value="يا باطن&#10;&#13;Her gece 3844 kez Ya Batın ismini okursanız 62x62 kere okumuş yani her gece hatmini tamamlamış olursunuz.&#10;&#13;3844 için tesbih önerisi [38 tur][2X33][16 kalan]" calcext:value-type="string">
            <text:p>يا باطن</text:p>
            <text:p>Her gece 3844 kez Ya Batın ismini okursanız 62x62 kere okumuş yani her gece hatmini tamamlamış olursunuz.</text:p>
            <text:p>3844 için tesbih önerisi [38 tur][2X33][16 kalan]</text:p>
          </table:table-cell>
          <table:table-cell table:style-name="ce16"/>
        </table:table-row>
        <table:table-row table:style-name="ro4">
          <table:table-cell table:style-name="ce4" office:value-type="string" calcext:value-type="string">
            <text:p>يا ديان</text:p>
          </table:table-cell>
          <table:table-cell table:style-name="ce6" office:value-type="string" calcext:value-type="string">
            <text:p>Ya Deyyan</text:p>
          </table:table-cell>
          <table:table-cell table:style-name="ce12" table:formula="of:=ABJAD([.$A30];1;1) - 11" office:value-type="float" office:value="65" calcext:value-type="float">
            <text:p>65</text:p>
          </table:table-cell>
          <table:table-cell table:style-name="ce12" table:formula="of:=[.C30]*[.C30]" office:value-type="float" office:value="4225" calcext:value-type="float">
            <text:p>4225</text:p>
          </table:table-cell>
          <table:table-cell table:style-name="ce14" table:formula="of:=ZKRPAYLAS([.D30];10000;[.A30];[.B30])" office:value-type="string" office:string-value="يا ديان&#10;&#13;Her gece 4225 kez Ya Deyyan ismini okursanız 65x65 kere okumuş yani her gece hatmini tamamlamış olursunuz.&#10;&#13;4225 için tesbih önerisi [42 tur][2X33][1 kalan]" calcext:value-type="string">
            <text:p>يا ديان</text:p>
            <text:p>Her gece 4225 kez Ya Deyyan ismini okursanız 65x65 kere okumuş yani her gece hatmini tamamlamış olursunuz.</text:p>
            <text:p>4225 için tesbih önerisi [42 tur][2X33][1 kalan]</text:p>
          </table:table-cell>
          <table:table-cell table:style-name="ce12" table:formula="of:=ABJAD([.$A30];7;1) - 11" office:value-type="float" office:value="65" calcext:value-type="float">
            <text:p>65</text:p>
          </table:table-cell>
          <table:table-cell table:style-name="ce12" table:formula="of:=[.F30]*[.F30]" office:value-type="float" office:value="4225" calcext:value-type="float">
            <text:p>4225</text:p>
          </table:table-cell>
          <table:table-cell table:style-name="ce14" table:formula="of:=ZKRPAYLAS([.G30];10000;[.A30];[.B30])" office:value-type="string" office:string-value="يا ديان&#10;&#13;Her gece 4225 kez Ya Deyyan ismini okursanız 65x65 kere okumuş yani her gece hatmini tamamlamış olursunuz.&#10;&#13;4225 için tesbih önerisi [42 tur][2X33][1 kalan]" calcext:value-type="string">
            <text:p>يا ديان</text:p>
            <text:p>Her gece 4225 kez Ya Deyyan ismini okursanız 65x65 kere okumuş yani her gece hatmini tamamlamış olursunuz.</text:p>
            <text:p>4225 için tesbih önerisi [42 tur][2X33][1 kalan]</text:p>
          </table:table-cell>
          <table:table-cell table:style-name="ce16"/>
        </table:table-row>
        <table:table-row table:style-name="ro2">
          <table:table-cell table:style-name="ce4" office:value-type="string" calcext:value-type="string">
            <text:p>يا الله</text:p>
          </table:table-cell>
          <table:table-cell table:style-name="ce6" office:value-type="string" calcext:value-type="string">
            <text:p>Ya Allah</text:p>
          </table:table-cell>
          <table:table-cell table:style-name="ce12" table:formula="of:=ABJAD([.$A31];1;1) - 11" office:value-type="float" office:value="66" calcext:value-type="float">
            <text:p>66</text:p>
          </table:table-cell>
          <table:table-cell table:style-name="ce12" table:formula="of:=[.C31]*[.C31]" office:value-type="float" office:value="4356" calcext:value-type="float">
            <text:p>4356</text:p>
          </table:table-cell>
          <table:table-cell table:style-name="ce14" table:formula="of:=ZKRPAYLAS([.D31];10000;[.A31];[.B31])" office:value-type="string" office:string-value="يا الله&#10;&#13;Her gece 4356 kez Ya Allah ismini okursanız 66x66 kere okumuş yani her gece hatmini tamamlamış olursunuz.&#10;&#13;4356 için tesbih önerisi [44 tur]" calcext:value-type="string">
            <text:p>يا الله</text:p>
            <text:p>Her gece 4356 kez Ya Allah ismini okursanız 66x66 kere okumuş yani her gece hatmini tamamlamış olursunuz.</text:p>
            <text:p>4356 için tesbih önerisi [44 tur]</text:p>
          </table:table-cell>
          <table:table-cell table:style-name="ce12" table:formula="of:=ABJAD([.$A31];7;1) - 11" office:value-type="float" office:value="66" calcext:value-type="float">
            <text:p>66</text:p>
          </table:table-cell>
          <table:table-cell table:style-name="ce12" table:formula="of:=[.F31]*[.F31]" office:value-type="float" office:value="4356" calcext:value-type="float">
            <text:p>4356</text:p>
          </table:table-cell>
          <table:table-cell table:style-name="ce14" table:formula="of:=ZKRPAYLAS([.G31];10000;[.A31];[.B31])" office:value-type="string" office:string-value="يا الله&#10;&#13;Her gece 4356 kez Ya Allah ismini okursanız 66x66 kere okumuş yani her gece hatmini tamamlamış olursunuz.&#10;&#13;4356 için tesbih önerisi [44 tur]" calcext:value-type="string">
            <text:p>يا الله</text:p>
            <text:p>Her gece 4356 kez Ya Allah ismini okursanız 66x66 kere okumuş yani her gece hatmini tamamlamış olursunuz.</text:p>
            <text:p>4356 için tesbih önerisi [44 tur]</text:p>
          </table:table-cell>
          <table:table-cell table:style-name="ce16"/>
        </table:table-row>
        <table:table-row table:style-name="ro2">
          <table:table-cell table:style-name="ce4" office:value-type="string" calcext:value-type="string">
            <text:p>يا وكيل</text:p>
          </table:table-cell>
          <table:table-cell table:style-name="ce6" office:value-type="string" calcext:value-type="string">
            <text:p>Ya Vekil</text:p>
          </table:table-cell>
          <table:table-cell table:style-name="ce12" table:formula="of:=ABJAD([.$A32];1;1) - 11" office:value-type="float" office:value="66" calcext:value-type="float">
            <text:p>66</text:p>
          </table:table-cell>
          <table:table-cell table:style-name="ce12" table:formula="of:=[.C32]*[.C32]" office:value-type="float" office:value="4356" calcext:value-type="float">
            <text:p>4356</text:p>
          </table:table-cell>
          <table:table-cell table:style-name="ce14" table:formula="of:=ZKRPAYLAS([.D32];10000;[.A32];[.B32])" office:value-type="string" office:string-value="يا وكيل&#10;&#13;Her gece 4356 kez Ya Vekil ismini okursanız 66x66 kere okumuş yani her gece hatmini tamamlamış olursunuz.&#10;&#13;4356 için tesbih önerisi [44 tur]" calcext:value-type="string">
            <text:p>يا وكيل</text:p>
            <text:p>Her gece 4356 kez Ya Vekil ismini okursanız 66x66 kere okumuş yani her gece hatmini tamamlamış olursunuz.</text:p>
            <text:p>4356 için tesbih önerisi [44 tur]</text:p>
          </table:table-cell>
          <table:table-cell table:style-name="ce12" table:formula="of:=ABJAD([.$A32];7;1) - 11" office:value-type="float" office:value="66" calcext:value-type="float">
            <text:p>66</text:p>
          </table:table-cell>
          <table:table-cell table:style-name="ce12" table:formula="of:=[.F32]*[.F32]" office:value-type="float" office:value="4356" calcext:value-type="float">
            <text:p>4356</text:p>
          </table:table-cell>
          <table:table-cell table:style-name="ce14" table:formula="of:=ZKRPAYLAS([.G32];10000;[.A32];[.B32])" office:value-type="string" office:string-value="يا وكيل&#10;&#13;Her gece 4356 kez Ya Vekil ismini okursanız 66x66 kere okumuş yani her gece hatmini tamamlamış olursunuz.&#10;&#13;4356 için tesbih önerisi [44 tur]" calcext:value-type="string">
            <text:p>يا وكيل</text:p>
            <text:p>Her gece 4356 kez Ya Vekil ismini okursanız 66x66 kere okumuş yani her gece hatmini tamamlamış olursunuz.</text:p>
            <text:p>4356 için tesbih önerisi [44 tur]</text:p>
          </table:table-cell>
          <table:table-cell table:style-name="ce16"/>
        </table:table-row>
        <table:table-row table:style-name="ro4">
          <table:table-cell table:style-name="ce4" office:value-type="string" calcext:value-type="string">
            <text:p>يا محيط</text:p>
          </table:table-cell>
          <table:table-cell table:style-name="ce6" office:value-type="string" calcext:value-type="string">
            <text:p>Ya Muhiyt</text:p>
          </table:table-cell>
          <table:table-cell table:style-name="ce12" table:formula="of:=ABJAD([.$A33];1;1) - 11" office:value-type="float" office:value="67" calcext:value-type="float">
            <text:p>67</text:p>
          </table:table-cell>
          <table:table-cell table:style-name="ce12" table:formula="of:=[.C33]*[.C33]" office:value-type="float" office:value="4489" calcext:value-type="float">
            <text:p>4489</text:p>
          </table:table-cell>
          <table:table-cell table:style-name="ce14" table:formula="of:=ZKRPAYLAS([.D33];10000;[.A33];[.B33])" office:value-type="string" office:string-value="يا محيط&#10;&#13;Her gece 4489 kez Ya Muhiyt ismini okursanız 67x67 kere okumuş yani her gece hatmini tamamlamış olursunuz.&#10;&#13;4489 için tesbih önerisi [45 tur][1X33][1 kalan]" calcext:value-type="string">
            <text:p>يا محيط</text:p>
            <text:p>Her gece 4489 kez Ya Muhiyt ismini okursanız 67x67 kere okumuş yani her gece hatmini tamamlamış olursunuz.</text:p>
            <text:p>4489 için tesbih önerisi [45 tur][1X33][1 kalan]</text:p>
          </table:table-cell>
          <table:table-cell table:style-name="ce12" table:formula="of:=ABJAD([.$A33];7;1) - 11" office:value-type="float" office:value="67" calcext:value-type="float">
            <text:p>67</text:p>
          </table:table-cell>
          <table:table-cell table:style-name="ce12" table:formula="of:=[.F33]*[.F33]" office:value-type="float" office:value="4489" calcext:value-type="float">
            <text:p>4489</text:p>
          </table:table-cell>
          <table:table-cell table:style-name="ce14" table:formula="of:=ZKRPAYLAS([.G33];10000;[.A33];[.B33])" office:value-type="string" office:string-value="يا محيط&#10;&#13;Her gece 4489 kez Ya Muhiyt ismini okursanız 67x67 kere okumuş yani her gece hatmini tamamlamış olursunuz.&#10;&#13;4489 için tesbih önerisi [45 tur][1X33][1 kalan]" calcext:value-type="string">
            <text:p>يا محيط</text:p>
            <text:p>Her gece 4489 kez Ya Muhiyt ismini okursanız 67x67 kere okumuş yani her gece hatmini tamamlamış olursunuz.</text:p>
            <text:p>4489 için tesbih önerisi [45 tur][1X33][1 kalan]</text:p>
          </table:table-cell>
          <table:table-cell table:style-name="ce16"/>
        </table:table-row>
        <table:table-row table:style-name="ro3">
          <table:table-cell table:style-name="ce4" office:value-type="string" calcext:value-type="string">
            <text:p>يا محيي</text:p>
          </table:table-cell>
          <table:table-cell table:style-name="ce6" office:value-type="string" calcext:value-type="string">
            <text:p>Ya Muhyi</text:p>
          </table:table-cell>
          <table:table-cell table:style-name="ce12" table:formula="of:=ABJAD([.$A34];1;1) - 11" office:value-type="float" office:value="68" calcext:value-type="float">
            <text:p>68</text:p>
          </table:table-cell>
          <table:table-cell table:style-name="ce12" table:formula="of:=[.C34]*[.C34]" office:value-type="float" office:value="4624" calcext:value-type="float">
            <text:p>4624</text:p>
          </table:table-cell>
          <table:table-cell table:style-name="ce14" table:formula="of:=ZKRPAYLAS([.D34];10000;[.A34];[.B34])" office:value-type="string" office:string-value="يا محيي&#10;&#13;Her gece 4624 kez Ya Muhyi ismini okursanız 68x68 kere okumuş yani her gece hatmini tamamlamış olursunuz.&#10;&#13;4624 için tesbih önerisi [46 tur][2X33][4 kalan]" calcext:value-type="string">
            <text:p>يا محيي</text:p>
            <text:p>Her gece 4624 kez Ya Muhyi ismini okursanız 68x68 kere okumuş yani her gece hatmini tamamlamış olursunuz.</text:p>
            <text:p>4624 için tesbih önerisi [46 tur][2X33][4 kalan]</text:p>
          </table:table-cell>
          <table:table-cell table:style-name="ce12" table:formula="of:=ABJAD([.$A34];7;1) - 11" office:value-type="float" office:value="68" calcext:value-type="float">
            <text:p>68</text:p>
          </table:table-cell>
          <table:table-cell table:style-name="ce12" table:formula="of:=[.F34]*[.F34]" office:value-type="float" office:value="4624" calcext:value-type="float">
            <text:p>4624</text:p>
          </table:table-cell>
          <table:table-cell table:style-name="ce14" table:formula="of:=ZKRPAYLAS([.G34];10000;[.A34];[.B34])" office:value-type="string" office:string-value="يا محيي&#10;&#13;Her gece 4624 kez Ya Muhyi ismini okursanız 68x68 kere okumuş yani her gece hatmini tamamlamış olursunuz.&#10;&#13;4624 için tesbih önerisi [46 tur][2X33][4 kalan]" calcext:value-type="string">
            <text:p>يا محيي</text:p>
            <text:p>Her gece 4624 kez Ya Muhyi ismini okursanız 68x68 kere okumuş yani her gece hatmini tamamlamış olursunuz.</text:p>
            <text:p>4624 için tesbih önerisi [46 tur][2X33][4 kalan]</text:p>
          </table:table-cell>
          <table:table-cell table:style-name="ce16"/>
        </table:table-row>
        <table:table-row table:style-name="ro3">
          <table:table-cell table:style-name="ce4" office:value-type="string" calcext:value-type="string">
            <text:p>يا حكم</text:p>
          </table:table-cell>
          <table:table-cell table:style-name="ce6" office:value-type="string" calcext:value-type="string">
            <text:p>Ya Hakem</text:p>
          </table:table-cell>
          <table:table-cell table:style-name="ce12" table:formula="of:=ABJAD([.$A35];1;1) - 11" office:value-type="float" office:value="68" calcext:value-type="float">
            <text:p>68</text:p>
          </table:table-cell>
          <table:table-cell table:style-name="ce12" table:formula="of:=[.C35]*[.C35]" office:value-type="float" office:value="4624" calcext:value-type="float">
            <text:p>4624</text:p>
          </table:table-cell>
          <table:table-cell table:style-name="ce14" table:formula="of:=ZKRPAYLAS([.D35];10000;[.A35];[.B35])" office:value-type="string" office:string-value="يا حكم&#10;&#13;Her gece 4624 kez Ya Hakem ismini okursanız 68x68 kere okumuş yani her gece hatmini tamamlamış olursunuz.&#10;&#13;4624 için tesbih önerisi [46 tur][2X33][4 kalan]" calcext:value-type="string">
            <text:p>يا حكم</text:p>
            <text:p>Her gece 4624 kez Ya Hakem ismini okursanız 68x68 kere okumuş yani her gece hatmini tamamlamış olursunuz.</text:p>
            <text:p>4624 için tesbih önerisi [46 tur][2X33][4 kalan]</text:p>
          </table:table-cell>
          <table:table-cell table:style-name="ce12" table:formula="of:=ABJAD([.$A35];7;1) - 11" office:value-type="float" office:value="68" calcext:value-type="float">
            <text:p>68</text:p>
          </table:table-cell>
          <table:table-cell table:style-name="ce12" table:formula="of:=[.F35]*[.F35]" office:value-type="float" office:value="4624" calcext:value-type="float">
            <text:p>4624</text:p>
          </table:table-cell>
          <table:table-cell table:style-name="ce14" table:formula="of:=ZKRPAYLAS([.G35];10000;[.A35];[.B35])" office:value-type="string" office:string-value="يا حكم&#10;&#13;Her gece 4624 kez Ya Hakem ismini okursanız 68x68 kere okumuş yani her gece hatmini tamamlamış olursunuz.&#10;&#13;4624 için tesbih önerisi [46 tur][2X33][4 kalan]" calcext:value-type="string">
            <text:p>يا حكم</text:p>
            <text:p>Her gece 4624 kez Ya Hakem ismini okursanız 68x68 kere okumuş yani her gece hatmini tamamlamış olursunuz.</text:p>
            <text:p>4624 için tesbih önerisi [46 tur][2X33][4 kalan]</text:p>
          </table:table-cell>
          <table:table-cell table:style-name="ce16"/>
        </table:table-row>
        <table:table-row table:style-name="ro3">
          <table:table-cell table:style-name="ce4" office:value-type="string" calcext:value-type="string">
            <text:p>يا أحكم</text:p>
          </table:table-cell>
          <table:table-cell table:style-name="ce6" office:value-type="string" calcext:value-type="string">
            <text:p>Ya Ahkem</text:p>
          </table:table-cell>
          <table:table-cell table:style-name="ce12" table:formula="of:=ABJAD([.$A36];1;1) - 11" office:value-type="float" office:value="69" calcext:value-type="float">
            <text:p>69</text:p>
          </table:table-cell>
          <table:table-cell table:style-name="ce12" table:formula="of:=[.C36]*[.C36]" office:value-type="float" office:value="4761" calcext:value-type="float">
            <text:p>4761</text:p>
          </table:table-cell>
          <table:table-cell table:style-name="ce14" table:formula="of:=ZKRPAYLAS([.D36];10000;[.A36];[.B36])" office:value-type="string" office:string-value="يا أحكم&#10;&#13;Her gece 4761 kez Ya Ahkem ismini okursanız 69x69 kere okumuş yani her gece hatmini tamamlamış olursunuz.&#10;&#13;4761 için tesbih önerisi [48 tur][9 kalan]" calcext:value-type="string">
            <text:p>يا أحكم</text:p>
            <text:p>Her gece 4761 kez Ya Ahkem ismini okursanız 69x69 kere okumuş yani her gece hatmini tamamlamış olursunuz.</text:p>
            <text:p>4761 için tesbih önerisi [48 tur][9 kalan]</text:p>
          </table:table-cell>
          <table:table-cell table:style-name="ce12" table:formula="of:=ABJAD([.$A36];7;1) - 11" office:value-type="float" office:value="69" calcext:value-type="float">
            <text:p>69</text:p>
          </table:table-cell>
          <table:table-cell table:style-name="ce12" table:formula="of:=[.F36]*[.F36]" office:value-type="float" office:value="4761" calcext:value-type="float">
            <text:p>4761</text:p>
          </table:table-cell>
          <table:table-cell table:style-name="ce14" table:formula="of:=ZKRPAYLAS([.G36];10000;[.A36];[.B36])" office:value-type="string" office:string-value="يا أحكم&#10;&#13;Her gece 4761 kez Ya Ahkem ismini okursanız 69x69 kere okumuş yani her gece hatmini tamamlamış olursunuz.&#10;&#13;4761 için tesbih önerisi [48 tur][9 kalan]" calcext:value-type="string">
            <text:p>يا أحكم</text:p>
            <text:p>Her gece 4761 kez Ya Ahkem ismini okursanız 69x69 kere okumuş yani her gece hatmini tamamlamış olursunuz.</text:p>
            <text:p>4761 için tesbih önerisi [48 tur][9 kalan]</text:p>
          </table:table-cell>
          <table:table-cell table:style-name="ce16"/>
        </table:table-row>
        <table:table-row table:style-name="ro3">
          <table:table-cell table:style-name="ce4" office:value-type="string" calcext:value-type="string">
            <text:p>يا حاكم</text:p>
          </table:table-cell>
          <table:table-cell table:style-name="ce6" office:value-type="string" calcext:value-type="string">
            <text:p>Ya Hakim</text:p>
          </table:table-cell>
          <table:table-cell table:style-name="ce12" table:formula="of:=ABJAD([.$A37];1;1) - 11" office:value-type="float" office:value="69" calcext:value-type="float">
            <text:p>69</text:p>
          </table:table-cell>
          <table:table-cell table:style-name="ce12" table:formula="of:=[.C37]*[.C37]" office:value-type="float" office:value="4761" calcext:value-type="float">
            <text:p>4761</text:p>
          </table:table-cell>
          <table:table-cell table:style-name="ce14" table:formula="of:=ZKRPAYLAS([.D37];10000;[.A37];[.B37])" office:value-type="string" office:string-value="يا حاكم&#10;&#13;Her gece 4761 kez Ya Hakim ismini okursanız 69x69 kere okumuş yani her gece hatmini tamamlamış olursunuz.&#10;&#13;4761 için tesbih önerisi [48 tur][9 kalan]" calcext:value-type="string">
            <text:p>يا حاكم</text:p>
            <text:p>Her gece 4761 kez Ya Hakim ismini okursanız 69x69 kere okumuş yani her gece hatmini tamamlamış olursunuz.</text:p>
            <text:p>4761 için tesbih önerisi [48 tur][9 kalan]</text:p>
          </table:table-cell>
          <table:table-cell table:style-name="ce12" table:formula="of:=ABJAD([.$A37];7;1) - 11" office:value-type="float" office:value="69" calcext:value-type="float">
            <text:p>69</text:p>
          </table:table-cell>
          <table:table-cell table:style-name="ce12" table:formula="of:=[.F37]*[.F37]" office:value-type="float" office:value="4761" calcext:value-type="float">
            <text:p>4761</text:p>
          </table:table-cell>
          <table:table-cell table:style-name="ce14" table:formula="of:=ZKRPAYLAS([.G37];10000;[.A37];[.B37])" office:value-type="string" office:string-value="يا حاكم&#10;&#13;Her gece 4761 kez Ya Hakim ismini okursanız 69x69 kere okumuş yani her gece hatmini tamamlamış olursunuz.&#10;&#13;4761 için tesbih önerisi [48 tur][9 kalan]" calcext:value-type="string">
            <text:p>يا حاكم</text:p>
            <text:p>Her gece 4761 kez Ya Hakim ismini okursanız 69x69 kere okumuş yani her gece hatmini tamamlamış olursunuz.</text:p>
            <text:p>4761 için tesbih önerisi [48 tur][9 kalan]</text:p>
          </table:table-cell>
          <table:table-cell table:style-name="ce16"/>
        </table:table-row>
        <table:table-row table:style-name="ro3">
          <table:table-cell table:style-name="ce4" office:value-type="string" calcext:value-type="string">
            <text:p>يا حاسب</text:p>
          </table:table-cell>
          <table:table-cell table:style-name="ce6" office:value-type="string" calcext:value-type="string">
            <text:p>Ya Hasib</text:p>
          </table:table-cell>
          <table:table-cell table:style-name="ce12" table:formula="of:=ABJAD([.$A38];1;1) - 11" office:value-type="float" office:value="71" calcext:value-type="float">
            <text:p>71</text:p>
          </table:table-cell>
          <table:table-cell table:style-name="ce12" table:formula="of:=[.C38]*[.C38]" office:value-type="float" office:value="5041" calcext:value-type="float">
            <text:p>5041</text:p>
          </table:table-cell>
          <table:table-cell table:style-name="ce14" table:formula="of:=ZKRPAYLAS([.D38];10000;[.A38];[.B38])" office:value-type="string" office:string-value="يا حاسب&#10;&#13;Her gece 5041 kez Ya Hasib ismini okursanız 71x71 kere okumuş yani her gece hatmini tamamlamış olursunuz.&#10;&#13;5041 için tesbih önerisi [50 tur][2X33][25 kalan]" calcext:value-type="string">
            <text:p>يا حاسب</text:p>
            <text:p>Her gece 5041 kez Ya Hasib ismini okursanız 71x71 kere okumuş yani her gece hatmini tamamlamış olursunuz.</text:p>
            <text:p>5041 için tesbih önerisi [50 tur][2X33][25 kalan]</text:p>
          </table:table-cell>
          <table:table-cell table:style-name="ce12" table:formula="of:=ABJAD([.$A38];7;1) - 11" office:value-type="float" office:value="311" calcext:value-type="float">
            <text:p>311</text:p>
          </table:table-cell>
          <table:table-cell table:style-name="ce12" table:formula="of:=[.F38]*[.F38]" office:value-type="float" office:value="96721" calcext:value-type="float">
            <text:p>96721</text:p>
          </table:table-cell>
          <table:table-cell table:style-name="ce14" table:formula="of:=ZKRPAYLAS([.G38];10000;[.A38];[.B38])" office:value-type="string" office:string-value="يا حاسب&#10;&#13;311 gece, gecede 311 kez Ya Hasib ismini okursanız 311x311 kere okumuş yani hatmini tamamlamış olursunuz.&#10;&#13;311 için tesbih önerisi [3 tur][14 kalan]" calcext:value-type="string">
            <text:p>يا حاسب</text:p>
            <text:p>311 gece, gecede 311 kez Ya Hasib ismini okursanız 311x311 kere okumuş yani hatmini tamamlamış olursunuz.</text:p>
            <text:p>311 için tesbih önerisi [3 tur][14 kalan]</text:p>
          </table:table-cell>
          <table:table-cell table:style-name="ce16"/>
        </table:table-row>
        <table:table-row table:style-name="ro3">
          <table:table-cell table:style-name="ce4" office:value-type="string" calcext:value-type="string">
            <text:p>يا باسط</text:p>
          </table:table-cell>
          <table:table-cell table:style-name="ce6" office:value-type="string" calcext:value-type="string">
            <text:p>Ya Basıt</text:p>
          </table:table-cell>
          <table:table-cell table:style-name="ce12" table:formula="of:=ABJAD([.$A39];1;1) - 11" office:value-type="float" office:value="72" calcext:value-type="float">
            <text:p>72</text:p>
          </table:table-cell>
          <table:table-cell table:style-name="ce12" table:formula="of:=[.C39]*[.C39]" office:value-type="float" office:value="5184" calcext:value-type="float">
            <text:p>5184</text:p>
          </table:table-cell>
          <table:table-cell table:style-name="ce14" table:formula="of:=ZKRPAYLAS([.D39];10000;[.A39];[.B39])" office:value-type="string" office:string-value="يا باسط&#10;&#13;Her gece 5184 kez Ya Basıt ismini okursanız 72x72 kere okumuş yani her gece hatmini tamamlamış olursunuz.&#10;&#13;5184 için tesbih önerisi [52 tur][1X33][3 kalan]" calcext:value-type="string">
            <text:p>يا باسط</text:p>
            <text:p>Her gece 5184 kez Ya Basıt ismini okursanız 72x72 kere okumuş yani her gece hatmini tamamlamış olursunuz.</text:p>
            <text:p>5184 için tesbih önerisi [52 tur][1X33][3 kalan]</text:p>
          </table:table-cell>
          <table:table-cell table:style-name="ce12" table:formula="of:=ABJAD([.$A39];7;1) - 11" office:value-type="float" office:value="312" calcext:value-type="float">
            <text:p>312</text:p>
          </table:table-cell>
          <table:table-cell table:style-name="ce12" table:formula="of:=[.F39]*[.F39]" office:value-type="float" office:value="97344" calcext:value-type="float">
            <text:p>97344</text:p>
          </table:table-cell>
          <table:table-cell table:style-name="ce14" table:formula="of:=ZKRPAYLAS([.G39];10000;[.A39];[.B39])" office:value-type="string" office:string-value="يا باسط&#10;&#13;12 gece, gecede 8112 kez Ya Basıt ismini okursanız 312x312 kere okumuş yani hatmini tamamlamış olursunuz.&#10;&#13;8112 için tesbih önerisi [81 tur][2X33][27 kalan]" calcext:value-type="string">
            <text:p>يا باسط</text:p>
            <text:p>12 gece, gecede 8112 kez Ya Basıt ismini okursanız 312x312 kere okumuş yani hatmini tamamlamış olursunuz.</text:p>
            <text:p>8112 için tesbih önerisi [81 tur][2X33][27 kalan]</text:p>
          </table:table-cell>
          <table:table-cell table:style-name="ce16"/>
        </table:table-row>
        <table:table-row table:style-name="ro3">
          <table:table-cell table:style-name="ce4" office:value-type="string" calcext:value-type="string">
            <text:p>يا جليل</text:p>
          </table:table-cell>
          <table:table-cell table:style-name="ce6" office:value-type="string" calcext:value-type="string">
            <text:p>Ya Celil</text:p>
          </table:table-cell>
          <table:table-cell table:style-name="ce12" table:formula="of:=ABJAD([.$A40];1;1) - 11" office:value-type="float" office:value="73" calcext:value-type="float">
            <text:p>73</text:p>
          </table:table-cell>
          <table:table-cell table:style-name="ce12" table:formula="of:=[.C40]*[.C40]" office:value-type="float" office:value="5329" calcext:value-type="float">
            <text:p>5329</text:p>
          </table:table-cell>
          <table:table-cell table:style-name="ce14" table:formula="of:=ZKRPAYLAS([.D40];10000;[.A40];[.B40])" office:value-type="string" office:string-value="يا جليل&#10;&#13;Her gece 5329 kez Ya Celil ismini okursanız 73x73 kere okumuş yani her gece hatmini tamamlamış olursunuz.&#10;&#13;5329 için tesbih önerisi [53 tur][2X33][16 kalan]" calcext:value-type="string">
            <text:p>يا جليل</text:p>
            <text:p>Her gece 5329 kez Ya Celil ismini okursanız 73x73 kere okumuş yani her gece hatmini tamamlamış olursunuz.</text:p>
            <text:p>5329 için tesbih önerisi [53 tur][2X33][16 kalan]</text:p>
          </table:table-cell>
          <table:table-cell table:style-name="ce12" table:formula="of:=ABJAD([.$A40];7;1) - 11" office:value-type="float" office:value="73" calcext:value-type="float">
            <text:p>73</text:p>
          </table:table-cell>
          <table:table-cell table:style-name="ce12" table:formula="of:=[.F40]*[.F40]" office:value-type="float" office:value="5329" calcext:value-type="float">
            <text:p>5329</text:p>
          </table:table-cell>
          <table:table-cell table:style-name="ce14" table:formula="of:=ZKRPAYLAS([.G40];10000;[.A40];[.B40])" office:value-type="string" office:string-value="يا جليل&#10;&#13;Her gece 5329 kez Ya Celil ismini okursanız 73x73 kere okumuş yani her gece hatmini tamamlamış olursunuz.&#10;&#13;5329 için tesbih önerisi [53 tur][2X33][16 kalan]" calcext:value-type="string">
            <text:p>يا جليل</text:p>
            <text:p>Her gece 5329 kez Ya Celil ismini okursanız 73x73 kere okumuş yani her gece hatmini tamamlamış olursunuz.</text:p>
            <text:p>5329 için tesbih önerisi [53 tur][2X33][16 kalan]</text:p>
          </table:table-cell>
          <table:table-cell table:style-name="ce16"/>
        </table:table-row>
        <table:table-row table:style-name="ro4">
          <table:table-cell table:style-name="ce4" office:value-type="string" calcext:value-type="string">
            <text:p>يا سيد</text:p>
          </table:table-cell>
          <table:table-cell table:style-name="ce6" office:value-type="string" calcext:value-type="string">
            <text:p>Ya Seyyid</text:p>
          </table:table-cell>
          <table:table-cell table:style-name="ce12" table:formula="of:=ABJAD([.$A41];1;1) - 11" office:value-type="float" office:value="74" calcext:value-type="float">
            <text:p>74</text:p>
          </table:table-cell>
          <table:table-cell table:style-name="ce12" table:formula="of:=[.C41]*[.C41]" office:value-type="float" office:value="5476" calcext:value-type="float">
            <text:p>5476</text:p>
          </table:table-cell>
          <table:table-cell table:style-name="ce14" table:formula="of:=ZKRPAYLAS([.D41];10000;[.A41];[.B41])" office:value-type="string" office:string-value="يا سيد&#10;&#13;Her gece 5476 kez Ya Seyyid ismini okursanız 74x74 kere okumuş yani her gece hatmini tamamlamış olursunuz.&#10;&#13;5476 için tesbih önerisi [55 tur][31 kalan]" calcext:value-type="string">
            <text:p>يا سيد</text:p>
            <text:p>Her gece 5476 kez Ya Seyyid ismini okursanız 74x74 kere okumuş yani her gece hatmini tamamlamış olursunuz.</text:p>
            <text:p>5476 için tesbih önerisi [55 tur][31 kalan]</text:p>
          </table:table-cell>
          <table:table-cell table:style-name="ce12" table:formula="of:=ABJAD([.$A41];7;1) - 11" office:value-type="float" office:value="314" calcext:value-type="float">
            <text:p>314</text:p>
          </table:table-cell>
          <table:table-cell table:style-name="ce12" table:formula="of:=[.F41]*[.F41]" office:value-type="float" office:value="98596" calcext:value-type="float">
            <text:p>98596</text:p>
          </table:table-cell>
          <table:table-cell table:style-name="ce14" table:formula="of:=ZKRPAYLAS([.G41];10000;[.A41];[.B41])" office:value-type="string" office:string-value="يا سيد&#10;&#13;157 gece, gecede 628 kez Ya Seyyid ismini okursanız 314x314 kere okumuş yani hatmini tamamlamış olursunuz.&#10;&#13;628 için tesbih önerisi [6 tur][1X33][1 kalan]" calcext:value-type="string">
            <text:p>يا سيد</text:p>
            <text:p>157 gece, gecede 628 kez Ya Seyyid ismini okursanız 314x314 kere okumuş yani hatmini tamamlamış olursunuz.</text:p>
            <text:p>628 için tesbih önerisi [6 tur][1X33][1 kalan]</text:p>
          </table:table-cell>
          <table:table-cell table:style-name="ce16"/>
        </table:table-row>
        <table:table-row table:style-name="ro4">
          <table:table-cell table:style-name="ce4" office:value-type="string" calcext:value-type="string">
            <text:p>يا سبوح</text:p>
          </table:table-cell>
          <table:table-cell table:style-name="ce6" office:value-type="string" calcext:value-type="string">
            <text:p>Ya Subbuh</text:p>
          </table:table-cell>
          <table:table-cell table:style-name="ce12" table:formula="of:=ABJAD([.$A42];1;1) - 11" office:value-type="float" office:value="76" calcext:value-type="float">
            <text:p>76</text:p>
          </table:table-cell>
          <table:table-cell table:style-name="ce12" table:formula="of:=[.C42]*[.C42]" office:value-type="float" office:value="5776" calcext:value-type="float">
            <text:p>5776</text:p>
          </table:table-cell>
          <table:table-cell table:style-name="ce14" table:formula="of:=ZKRPAYLAS([.D42];10000;[.A42];[.B42])" office:value-type="string" office:string-value="يا سبوح&#10;&#13;Her gece 5776 kez Ya Subbuh ismini okursanız 76x76 kere okumuş yani her gece hatmini tamamlamış olursunuz.&#10;&#13;5776 için tesbih önerisi [58 tur][1X33][1 kalan]" calcext:value-type="string">
            <text:p>يا سبوح</text:p>
            <text:p>Her gece 5776 kez Ya Subbuh ismini okursanız 76x76 kere okumuş yani her gece hatmini tamamlamış olursunuz.</text:p>
            <text:p>5776 için tesbih önerisi [58 tur][1X33][1 kalan]</text:p>
          </table:table-cell>
          <table:table-cell table:style-name="ce12" table:formula="of:=ABJAD([.$A42];7;1) - 11" office:value-type="float" office:value="316" calcext:value-type="float">
            <text:p>316</text:p>
          </table:table-cell>
          <table:table-cell table:style-name="ce12" table:formula="of:=[.F42]*[.F42]" office:value-type="float" office:value="99856" calcext:value-type="float">
            <text:p>99856</text:p>
          </table:table-cell>
          <table:table-cell table:style-name="ce14" table:formula="of:=ZKRPAYLAS([.G42];10000;[.A42];[.B42])" office:value-type="string" office:string-value="يا سبوح&#10;&#13;16 gece, gecede 6241 kez Ya Subbuh ismini okursanız 316x316 kere okumuş yani hatmini tamamlamış olursunuz.&#10;&#13;6241 için tesbih önerisi [63 tur][4 kalan]" calcext:value-type="string">
            <text:p>يا سبوح</text:p>
            <text:p>16 gece, gecede 6241 kez Ya Subbuh ismini okursanız 316x316 kere okumuş yani hatmini tamamlamış olursunuz.</text:p>
            <text:p>6241 için tesbih önerisi [63 tur][4 kalan]</text:p>
          </table:table-cell>
          <table:table-cell table:style-name="ce16"/>
        </table:table-row>
        <table:table-row table:style-name="ro3">
          <table:table-cell table:style-name="ce4" office:value-type="string" calcext:value-type="string">
            <text:p>يا مولى</text:p>
          </table:table-cell>
          <table:table-cell table:style-name="ce6" office:value-type="string" calcext:value-type="string">
            <text:p>Ya Mevla</text:p>
          </table:table-cell>
          <table:table-cell table:style-name="ce12" table:formula="of:=ABJAD([.$A43];1;1) - 11" office:value-type="float" office:value="77" calcext:value-type="float">
            <text:p>77</text:p>
          </table:table-cell>
          <table:table-cell table:style-name="ce12" table:formula="of:=[.C43]*[.C43]" office:value-type="float" office:value="5929" calcext:value-type="float">
            <text:p>5929</text:p>
          </table:table-cell>
          <table:table-cell table:style-name="ce14" table:formula="of:=ZKRPAYLAS([.D43];10000;[.A43];[.B43])" office:value-type="string" office:string-value="يا مولى&#10;&#13;Her gece 5929 kez Ya Mevla ismini okursanız 77x77 kere okumuş yani her gece hatmini tamamlamış olursunuz.&#10;&#13;5929 için tesbih önerisi [59 tur][2X33][22 kalan]" calcext:value-type="string">
            <text:p>يا مولى</text:p>
            <text:p>Her gece 5929 kez Ya Mevla ismini okursanız 77x77 kere okumuş yani her gece hatmini tamamlamış olursunuz.</text:p>
            <text:p>5929 için tesbih önerisi [59 tur][2X33][22 kalan]</text:p>
          </table:table-cell>
          <table:table-cell table:style-name="ce12" table:formula="of:=ABJAD([.$A43];7;1) - 11" office:value-type="float" office:value="77" calcext:value-type="float">
            <text:p>77</text:p>
          </table:table-cell>
          <table:table-cell table:style-name="ce12" table:formula="of:=[.F43]*[.F43]" office:value-type="float" office:value="5929" calcext:value-type="float">
            <text:p>5929</text:p>
          </table:table-cell>
          <table:table-cell table:style-name="ce14" table:formula="of:=ZKRPAYLAS([.G43];10000;[.A43];[.B43])" office:value-type="string" office:string-value="يا مولى&#10;&#13;Her gece 5929 kez Ya Mevla ismini okursanız 77x77 kere okumuş yani her gece hatmini tamamlamış olursunuz.&#10;&#13;5929 için tesbih önerisi [59 tur][2X33][22 kalan]" calcext:value-type="string">
            <text:p>يا مولى</text:p>
            <text:p>Her gece 5929 kez Ya Mevla ismini okursanız 77x77 kere okumuş yani her gece hatmini tamamlamış olursunuz.</text:p>
            <text:p>5929 için tesbih önerisi [59 tur][2X33][22 kalan]</text:p>
          </table:table-cell>
          <table:table-cell table:style-name="ce16"/>
        </table:table-row>
        <table:table-row table:style-name="ro3">
          <table:table-cell table:style-name="ce4" office:value-type="string" calcext:value-type="string">
            <text:p>يا حكيم</text:p>
          </table:table-cell>
          <table:table-cell table:style-name="ce6" office:value-type="string" calcext:value-type="string">
            <text:p>Ya Hakim</text:p>
          </table:table-cell>
          <table:table-cell table:style-name="ce12" table:formula="of:=ABJAD([.$A44];1;1) - 11" office:value-type="float" office:value="78" calcext:value-type="float">
            <text:p>78</text:p>
          </table:table-cell>
          <table:table-cell table:style-name="ce12" table:formula="of:=[.C44]*[.C44]" office:value-type="float" office:value="6084" calcext:value-type="float">
            <text:p>6084</text:p>
          </table:table-cell>
          <table:table-cell table:style-name="ce14" table:formula="of:=ZKRPAYLAS([.D44];10000;[.A44];[.B44])" office:value-type="string" office:string-value="يا حكيم&#10;&#13;Her gece 6084 kez Ya Hakim ismini okursanız 78x78 kere okumuş yani her gece hatmini tamamlamış olursunuz.&#10;&#13;6084 için tesbih önerisi [61 tur][1X33][12 kalan]" calcext:value-type="string">
            <text:p>يا حكيم</text:p>
            <text:p>Her gece 6084 kez Ya Hakim ismini okursanız 78x78 kere okumuş yani her gece hatmini tamamlamış olursunuz.</text:p>
            <text:p>6084 için tesbih önerisi [61 tur][1X33][12 kalan]</text:p>
          </table:table-cell>
          <table:table-cell table:style-name="ce12" table:formula="of:=ABJAD([.$A44];7;1) - 11" office:value-type="float" office:value="78" calcext:value-type="float">
            <text:p>78</text:p>
          </table:table-cell>
          <table:table-cell table:style-name="ce12" table:formula="of:=[.F44]*[.F44]" office:value-type="float" office:value="6084" calcext:value-type="float">
            <text:p>6084</text:p>
          </table:table-cell>
          <table:table-cell table:style-name="ce14" table:formula="of:=ZKRPAYLAS([.G44];10000;[.A44];[.B44])" office:value-type="string" office:string-value="يا حكيم&#10;&#13;Her gece 6084 kez Ya Hakim ismini okursanız 78x78 kere okumuş yani her gece hatmini tamamlamış olursunuz.&#10;&#13;6084 için tesbih önerisi [61 tur][1X33][12 kalan]" calcext:value-type="string">
            <text:p>يا حكيم</text:p>
            <text:p>Her gece 6084 kez Ya Hakim ismini okursanız 78x78 kere okumuş yani her gece hatmini tamamlamış olursunuz.</text:p>
            <text:p>6084 için tesbih önerisi [61 tur][1X33][12 kalan]</text:p>
          </table:table-cell>
          <table:table-cell table:style-name="ce16"/>
        </table:table-row>
        <table:table-row table:style-name="ro3">
          <table:table-cell table:style-name="ce4" office:value-type="string" calcext:value-type="string">
            <text:p>يا أعز</text:p>
          </table:table-cell>
          <table:table-cell table:style-name="ce6" office:value-type="string" calcext:value-type="string">
            <text:p>Ya Azze</text:p>
          </table:table-cell>
          <table:table-cell table:style-name="ce12" table:formula="of:=ABJAD([.$A45];1;1) - 11" office:value-type="float" office:value="78" calcext:value-type="float">
            <text:p>78</text:p>
          </table:table-cell>
          <table:table-cell table:style-name="ce12" table:formula="of:=[.C45]*[.C45]" office:value-type="float" office:value="6084" calcext:value-type="float">
            <text:p>6084</text:p>
          </table:table-cell>
          <table:table-cell table:style-name="ce14" table:formula="of:=ZKRPAYLAS([.D45];10000;[.A45];[.B45])" office:value-type="string" office:string-value="يا أعز&#10;&#13;Her gece 6084 kez Ya Azze ismini okursanız 78x78 kere okumuş yani her gece hatmini tamamlamış olursunuz.&#10;&#13;6084 için tesbih önerisi [61 tur][1X33][12 kalan]" calcext:value-type="string">
            <text:p>يا أعز</text:p>
            <text:p>Her gece 6084 kez Ya Azze ismini okursanız 78x78 kere okumuş yani her gece hatmini tamamlamış olursunuz.</text:p>
            <text:p>6084 için tesbih önerisi [61 tur][1X33][12 kalan]</text:p>
          </table:table-cell>
          <table:table-cell table:style-name="ce12" table:formula="of:=ABJAD([.$A45];7;1) - 11" office:value-type="float" office:value="78" calcext:value-type="float">
            <text:p>78</text:p>
          </table:table-cell>
          <table:table-cell table:style-name="ce12" table:formula="of:=[.F45]*[.F45]" office:value-type="float" office:value="6084" calcext:value-type="float">
            <text:p>6084</text:p>
          </table:table-cell>
          <table:table-cell table:style-name="ce14" table:formula="of:=ZKRPAYLAS([.G45];10000;[.A45];[.B45])" office:value-type="string" office:string-value="يا أعز&#10;&#13;Her gece 6084 kez Ya Azze ismini okursanız 78x78 kere okumuş yani her gece hatmini tamamlamış olursunuz.&#10;&#13;6084 için tesbih önerisi [61 tur][1X33][12 kalan]" calcext:value-type="string">
            <text:p>يا أعز</text:p>
            <text:p>Her gece 6084 kez Ya Azze ismini okursanız 78x78 kere okumuş yani her gece hatmini tamamlamış olursunuz.</text:p>
            <text:p>6084 için tesbih önerisi [61 tur][1X33][12 kalan]</text:p>
          </table:table-cell>
          <table:table-cell table:style-name="ce16"/>
        </table:table-row>
        <table:table-row table:style-name="ro3">
          <table:table-cell table:style-name="ce4" office:value-type="string" calcext:value-type="string">
            <text:p>يا حسيب</text:p>
          </table:table-cell>
          <table:table-cell table:style-name="ce6" office:value-type="string" calcext:value-type="string">
            <text:p>Ya Hasib</text:p>
          </table:table-cell>
          <table:table-cell table:style-name="ce12" table:formula="of:=ABJAD([.$A46];1;1) - 11" office:value-type="float" office:value="80" calcext:value-type="float">
            <text:p>80</text:p>
          </table:table-cell>
          <table:table-cell table:style-name="ce12" table:formula="of:=[.C46]*[.C46]" office:value-type="float" office:value="6400" calcext:value-type="float">
            <text:p>6400</text:p>
          </table:table-cell>
          <table:table-cell table:style-name="ce14" table:formula="of:=ZKRPAYLAS([.D46];10000;[.A46];[.B46])" office:value-type="string" office:string-value="يا حسيب&#10;&#13;Her gece 6400 kez Ya Hasib ismini okursanız 80x80 kere okumuş yani her gece hatmini tamamlamış olursunuz.&#10;&#13;6400 için tesbih önerisi [64 tur][1X33][31 kalan]" calcext:value-type="string">
            <text:p>يا حسيب</text:p>
            <text:p>Her gece 6400 kez Ya Hasib ismini okursanız 80x80 kere okumuş yani her gece hatmini tamamlamış olursunuz.</text:p>
            <text:p>6400 için tesbih önerisi [64 tur][1X33][31 kalan]</text:p>
          </table:table-cell>
          <table:table-cell table:style-name="ce12" table:formula="of:=ABJAD([.$A46];7;1) - 11" office:value-type="float" office:value="320" calcext:value-type="float">
            <text:p>320</text:p>
          </table:table-cell>
          <table:table-cell table:style-name="ce12" table:formula="of:=[.F46]*[.F46]" office:value-type="float" office:value="102400" calcext:value-type="float">
            <text:p>102400</text:p>
          </table:table-cell>
          <table:table-cell table:style-name="ce14" table:formula="of:=ZKRPAYLAS([.G46];10000;[.A46];[.B46])" office:value-type="string" office:string-value="يا حسيب&#10;&#13;16 gece, gecede 6400 kez Ya Hasib ismini okursanız 320x320 kere okumuş yani hatmini tamamlamış olursunuz.&#10;&#13;6400 için tesbih önerisi [64 tur][1X33][31 kalan]" calcext:value-type="string">
            <text:p>يا حسيب</text:p>
            <text:p>16 gece, gecede 6400 kez Ya Hasib ismini okursanız 320x320 kere okumuş yani hatmini tamamlamış olursunuz.</text:p>
            <text:p>6400 için tesbih önerisi [64 tur][1X33][31 kalan]</text:p>
          </table:table-cell>
          <table:table-cell table:style-name="ce16"/>
        </table:table-row>
        <table:table-row table:style-name="ro4">
          <table:table-cell table:style-name="ce4" office:value-type="string" calcext:value-type="string">
            <text:p>يا مُبلي</text:p>
          </table:table-cell>
          <table:table-cell table:style-name="ce6" office:value-type="string" calcext:value-type="string">
            <text:p>Ya Muballi</text:p>
          </table:table-cell>
          <table:table-cell table:style-name="ce12" table:formula="of:=ABJAD([.$A47];1;1) - 11" office:value-type="float" office:value="82" calcext:value-type="float">
            <text:p>82</text:p>
          </table:table-cell>
          <table:table-cell table:style-name="ce12" table:formula="of:=[.C47]*[.C47]" office:value-type="float" office:value="6724" calcext:value-type="float">
            <text:p>6724</text:p>
          </table:table-cell>
          <table:table-cell table:style-name="ce14" table:formula="of:=ZKRPAYLAS([.D47];10000;[.A47];[.B47])" office:value-type="string" office:string-value="يا مُبلي&#10;&#13;Her gece 6724 kez Ya Muballi ismini okursanız 82x82 kere okumuş yani her gece hatmini tamamlamış olursunuz.&#10;&#13;6724 için tesbih önerisi [67 tur][2X33][25 kalan]" calcext:value-type="string">
            <text:p>يا مُبلي</text:p>
            <text:p>Her gece 6724 kez Ya Muballi ismini okursanız 82x82 kere okumuş yani her gece hatmini tamamlamış olursunuz.</text:p>
            <text:p>6724 için tesbih önerisi [67 tur][2X33][25 kalan]</text:p>
          </table:table-cell>
          <table:table-cell table:style-name="ce12" table:formula="of:=ABJAD([.$A47];7;1) - 11" office:value-type="float" office:value="82" calcext:value-type="float">
            <text:p>82</text:p>
          </table:table-cell>
          <table:table-cell table:style-name="ce12" table:formula="of:=[.F47]*[.F47]" office:value-type="float" office:value="6724" calcext:value-type="float">
            <text:p>6724</text:p>
          </table:table-cell>
          <table:table-cell table:style-name="ce14" table:formula="of:=ZKRPAYLAS([.G47];10000;[.A47];[.B47])" office:value-type="string" office:string-value="يا مُبلي&#10;&#13;Her gece 6724 kez Ya Muballi ismini okursanız 82x82 kere okumuş yani her gece hatmini tamamlamış olursunuz.&#10;&#13;6724 için tesbih önerisi [67 tur][2X33][25 kalan]" calcext:value-type="string">
            <text:p>يا مُبلي</text:p>
            <text:p>Her gece 6724 kez Ya Muballi ismini okursanız 82x82 kere okumuş yani her gece hatmini tamamlamış olursunuz.</text:p>
            <text:p>6724 için tesbih önerisi [67 tur][2X33][25 kalan]</text:p>
          </table:table-cell>
          <table:table-cell table:style-name="ce16"/>
        </table:table-row>
        <table:table-row table:style-name="ro3">
          <table:table-cell table:style-name="ce4" office:value-type="string" calcext:value-type="string">
            <text:p>يا كائن</text:p>
          </table:table-cell>
          <table:table-cell table:style-name="ce6" office:value-type="string" calcext:value-type="string">
            <text:p>Ya Kain</text:p>
          </table:table-cell>
          <table:table-cell table:style-name="ce12" table:formula="of:=ABJAD([.$A48];1;1) - 11" office:value-type="float" office:value="82" calcext:value-type="float">
            <text:p>82</text:p>
          </table:table-cell>
          <table:table-cell table:style-name="ce12" table:formula="of:=[.C48]*[.C48]" office:value-type="float" office:value="6724" calcext:value-type="float">
            <text:p>6724</text:p>
          </table:table-cell>
          <table:table-cell table:style-name="ce14" table:formula="of:=ZKRPAYLAS([.D48];10000;[.A48];[.B48])" office:value-type="string" office:string-value="يا كائن&#10;&#13;Her gece 6724 kez Ya Kain ismini okursanız 82x82 kere okumuş yani her gece hatmini tamamlamış olursunuz.&#10;&#13;6724 için tesbih önerisi [67 tur][2X33][25 kalan]" calcext:value-type="string">
            <text:p>يا كائن</text:p>
            <text:p>Her gece 6724 kez Ya Kain ismini okursanız 82x82 kere okumuş yani her gece hatmini tamamlamış olursunuz.</text:p>
            <text:p>6724 için tesbih önerisi [67 tur][2X33][25 kalan]</text:p>
          </table:table-cell>
          <table:table-cell table:style-name="ce12" table:formula="of:=ABJAD([.$A48];7;1) - 11" office:value-type="float" office:value="82" calcext:value-type="float">
            <text:p>82</text:p>
          </table:table-cell>
          <table:table-cell table:style-name="ce12" table:formula="of:=[.F48]*[.F48]" office:value-type="float" office:value="6724" calcext:value-type="float">
            <text:p>6724</text:p>
          </table:table-cell>
          <table:table-cell table:style-name="ce14" table:formula="of:=ZKRPAYLAS([.G48];10000;[.A48];[.B48])" office:value-type="string" office:string-value="يا كائن&#10;&#13;Her gece 6724 kez Ya Kain ismini okursanız 82x82 kere okumuş yani her gece hatmini tamamlamış olursunuz.&#10;&#13;6724 için tesbih önerisi [67 tur][2X33][25 kalan]" calcext:value-type="string">
            <text:p>يا كائن</text:p>
            <text:p>Her gece 6724 kez Ya Kain ismini okursanız 82x82 kere okumuş yani her gece hatmini tamamlamış olursunuz.</text:p>
            <text:p>6724 için tesbih önerisi [67 tur][2X33][25 kalan]</text:p>
          </table:table-cell>
          <table:table-cell table:style-name="ce16"/>
        </table:table-row>
        <table:table-row table:style-name="ro3">
          <table:table-cell table:style-name="ce4" office:value-type="string" calcext:value-type="string">
            <text:p>يا جميل</text:p>
          </table:table-cell>
          <table:table-cell table:style-name="ce6" office:value-type="string" calcext:value-type="string">
            <text:p>Ya Cemil</text:p>
          </table:table-cell>
          <table:table-cell table:style-name="ce12" table:formula="of:=ABJAD([.$A49];1;1) - 11" office:value-type="float" office:value="83" calcext:value-type="float">
            <text:p>83</text:p>
          </table:table-cell>
          <table:table-cell table:style-name="ce12" table:formula="of:=[.C49]*[.C49]" office:value-type="float" office:value="6889" calcext:value-type="float">
            <text:p>6889</text:p>
          </table:table-cell>
          <table:table-cell table:style-name="ce14" table:formula="of:=ZKRPAYLAS([.D49];10000;[.A49];[.B49])" office:value-type="string" office:string-value="يا جميل&#10;&#13;Her gece 6889 kez Ya Cemil ismini okursanız 83x83 kere okumuş yani her gece hatmini tamamlamış olursunuz.&#10;&#13;6889 için tesbih önerisi [69 tur][1X33][25 kalan]" calcext:value-type="string">
            <text:p>يا جميل</text:p>
            <text:p>Her gece 6889 kez Ya Cemil ismini okursanız 83x83 kere okumuş yani her gece hatmini tamamlamış olursunuz.</text:p>
            <text:p>6889 için tesbih önerisi [69 tur][1X33][25 kalan]</text:p>
          </table:table-cell>
          <table:table-cell table:style-name="ce12" table:formula="of:=ABJAD([.$A49];7;1) - 11" office:value-type="float" office:value="83" calcext:value-type="float">
            <text:p>83</text:p>
          </table:table-cell>
          <table:table-cell table:style-name="ce12" table:formula="of:=[.F49]*[.F49]" office:value-type="float" office:value="6889" calcext:value-type="float">
            <text:p>6889</text:p>
          </table:table-cell>
          <table:table-cell table:style-name="ce14" table:formula="of:=ZKRPAYLAS([.G49];10000;[.A49];[.B49])" office:value-type="string" office:string-value="يا جميل&#10;&#13;Her gece 6889 kez Ya Cemil ismini okursanız 83x83 kere okumuş yani her gece hatmini tamamlamış olursunuz.&#10;&#13;6889 için tesbih önerisi [69 tur][1X33][25 kalan]" calcext:value-type="string">
            <text:p>يا جميل</text:p>
            <text:p>Her gece 6889 kez Ya Cemil ismini okursanız 83x83 kere okumuş yani her gece hatmini tamamlamış olursunuz.</text:p>
            <text:p>6889 için tesbih önerisi [69 tur][1X33][25 kalan]</text:p>
          </table:table-cell>
          <table:table-cell table:style-name="ce16"/>
        </table:table-row>
        <table:table-row table:style-name="ro4">
          <table:table-cell table:style-name="ce4" office:value-type="string" calcext:value-type="string">
            <text:p>يا بديع</text:p>
          </table:table-cell>
          <table:table-cell table:style-name="ce6" office:value-type="string" calcext:value-type="string">
            <text:p>Ya Bediy’u</text:p>
          </table:table-cell>
          <table:table-cell table:style-name="ce12" table:formula="of:=ABJAD([.$A50];1;1) - 11" office:value-type="float" office:value="86" calcext:value-type="float">
            <text:p>86</text:p>
          </table:table-cell>
          <table:table-cell table:style-name="ce12" table:formula="of:=[.C50]*[.C50]" office:value-type="float" office:value="7396" calcext:value-type="float">
            <text:p>7396</text:p>
          </table:table-cell>
          <table:table-cell table:style-name="ce14" table:formula="of:=ZKRPAYLAS([.D50];10000;[.A50];[.B50])" office:value-type="string" office:string-value="يا بديع&#10;&#13;Her gece 7396 kez Ya Bediy’u ismini okursanız 86x86 kere okumuş yani her gece hatmini tamamlamış olursunuz.&#10;&#13;7396 için tesbih önerisi [74 tur][2X33][4 kalan]" calcext:value-type="string">
            <text:p>يا بديع</text:p>
            <text:p>Her gece 7396 kez Ya Bediy’u ismini okursanız 86x86 kere okumuş yani her gece hatmini tamamlamış olursunuz.</text:p>
            <text:p>7396 için tesbih önerisi [74 tur][2X33][4 kalan]</text:p>
          </table:table-cell>
          <table:table-cell table:style-name="ce12" table:formula="of:=ABJAD([.$A50];7;1) - 11" office:value-type="float" office:value="86" calcext:value-type="float">
            <text:p>86</text:p>
          </table:table-cell>
          <table:table-cell table:style-name="ce12" table:formula="of:=[.F50]*[.F50]" office:value-type="float" office:value="7396" calcext:value-type="float">
            <text:p>7396</text:p>
          </table:table-cell>
          <table:table-cell table:style-name="ce14" table:formula="of:=ZKRPAYLAS([.G50];10000;[.A50];[.B50])" office:value-type="string" office:string-value="يا بديع&#10;&#13;Her gece 7396 kez Ya Bediy’u ismini okursanız 86x86 kere okumuş yani her gece hatmini tamamlamış olursunuz.&#10;&#13;7396 için tesbih önerisi [74 tur][2X33][4 kalan]" calcext:value-type="string">
            <text:p>يا بديع</text:p>
            <text:p>Her gece 7396 kez Ya Bediy’u ismini okursanız 86x86 kere okumuş yani her gece hatmini tamamlamış olursunuz.</text:p>
            <text:p>7396 için tesbih önerisi [74 tur][2X33][4 kalan]</text:p>
          </table:table-cell>
          <table:table-cell table:style-name="ce16"/>
        </table:table-row>
        <table:table-row table:style-name="ro3">
          <table:table-cell table:style-name="ce4" office:value-type="string" calcext:value-type="string">
            <text:p>يا حليم</text:p>
          </table:table-cell>
          <table:table-cell table:style-name="ce6" office:value-type="string" calcext:value-type="string">
            <text:p>Ya Halim</text:p>
          </table:table-cell>
          <table:table-cell table:style-name="ce12" table:formula="of:=ABJAD([.$A51];1;1) - 11" office:value-type="float" office:value="88" calcext:value-type="float">
            <text:p>88</text:p>
          </table:table-cell>
          <table:table-cell table:style-name="ce12" table:formula="of:=[.C51]*[.C51]" office:value-type="float" office:value="7744" calcext:value-type="float">
            <text:p>7744</text:p>
          </table:table-cell>
          <table:table-cell table:style-name="ce14" table:formula="of:=ZKRPAYLAS([.D51];10000;[.A51];[.B51])" office:value-type="string" office:string-value="يا حليم&#10;&#13;Her gece 7744 kez Ya Halim ismini okursanız 88x88 kere okumuş yani her gece hatmini tamamlamış olursunuz.&#10;&#13;7744 için tesbih önerisi [78 tur][22 kalan]" calcext:value-type="string">
            <text:p>يا حليم</text:p>
            <text:p>Her gece 7744 kez Ya Halim ismini okursanız 88x88 kere okumuş yani her gece hatmini tamamlamış olursunuz.</text:p>
            <text:p>7744 için tesbih önerisi [78 tur][22 kalan]</text:p>
          </table:table-cell>
          <table:table-cell table:style-name="ce12" table:formula="of:=ABJAD([.$A51];7;1) - 11" office:value-type="float" office:value="88" calcext:value-type="float">
            <text:p>88</text:p>
          </table:table-cell>
          <table:table-cell table:style-name="ce12" table:formula="of:=[.F51]*[.F51]" office:value-type="float" office:value="7744" calcext:value-type="float">
            <text:p>7744</text:p>
          </table:table-cell>
          <table:table-cell table:style-name="ce14" table:formula="of:=ZKRPAYLAS([.G51];10000;[.A51];[.B51])" office:value-type="string" office:string-value="يا حليم&#10;&#13;Her gece 7744 kez Ya Halim ismini okursanız 88x88 kere okumuş yani her gece hatmini tamamlamış olursunuz.&#10;&#13;7744 için tesbih önerisi [78 tur][22 kalan]" calcext:value-type="string">
            <text:p>يا حليم</text:p>
            <text:p>Her gece 7744 kez Ya Halim ismini okursanız 88x88 kere okumuş yani her gece hatmini tamamlamış olursunuz.</text:p>
            <text:p>7744 için tesbih önerisi [78 tur][22 kalan]</text:p>
          </table:table-cell>
          <table:table-cell table:style-name="ce16"/>
        </table:table-row>
        <table:table-row table:style-name="ro3">
          <table:table-cell table:style-name="ce4" office:value-type="string" calcext:value-type="string">
            <text:p>يا ملك</text:p>
          </table:table-cell>
          <table:table-cell table:style-name="ce6" office:value-type="string" calcext:value-type="string">
            <text:p>Ya Melik</text:p>
          </table:table-cell>
          <table:table-cell table:style-name="ce12" table:formula="of:=ABJAD([.$A52];1;1) - 11" office:value-type="float" office:value="90" calcext:value-type="float">
            <text:p>90</text:p>
          </table:table-cell>
          <table:table-cell table:style-name="ce12" table:formula="of:=[.C52]*[.C52]" office:value-type="float" office:value="8100" calcext:value-type="float">
            <text:p>8100</text:p>
          </table:table-cell>
          <table:table-cell table:style-name="ce14" table:formula="of:=ZKRPAYLAS([.D52];10000;[.A52];[.B52])" office:value-type="string" office:string-value="يا ملك&#10;&#13;Her gece 8100 kez Ya Melik ismini okursanız 90x90 kere okumuş yani her gece hatmini tamamlamış olursunuz.&#10;&#13;8100 için tesbih önerisi [81 tur][2X33][15 kalan]" calcext:value-type="string">
            <text:p>يا ملك</text:p>
            <text:p>Her gece 8100 kez Ya Melik ismini okursanız 90x90 kere okumuş yani her gece hatmini tamamlamış olursunuz.</text:p>
            <text:p>8100 için tesbih önerisi [81 tur][2X33][15 kalan]</text:p>
          </table:table-cell>
          <table:table-cell table:style-name="ce12" table:formula="of:=ABJAD([.$A52];7;1) - 11" office:value-type="float" office:value="90" calcext:value-type="float">
            <text:p>90</text:p>
          </table:table-cell>
          <table:table-cell table:style-name="ce12" table:formula="of:=[.F52]*[.F52]" office:value-type="float" office:value="8100" calcext:value-type="float">
            <text:p>8100</text:p>
          </table:table-cell>
          <table:table-cell table:style-name="ce14" table:formula="of:=ZKRPAYLAS([.G52];10000;[.A52];[.B52])" office:value-type="string" office:string-value="يا ملك&#10;&#13;Her gece 8100 kez Ya Melik ismini okursanız 90x90 kere okumuş yani her gece hatmini tamamlamış olursunuz.&#10;&#13;8100 için tesbih önerisi [81 tur][2X33][15 kalan]" calcext:value-type="string">
            <text:p>يا ملك</text:p>
            <text:p>Her gece 8100 kez Ya Melik ismini okursanız 90x90 kere okumuş yani her gece hatmini tamamlamış olursunuz.</text:p>
            <text:p>8100 için tesbih önerisi [81 tur][2X33][15 kalan]</text:p>
          </table:table-cell>
          <table:table-cell table:style-name="ce16"/>
        </table:table-row>
        <table:table-row table:style-name="ro3">
          <table:table-cell table:style-name="ce4" office:value-type="string" calcext:value-type="string">
            <text:p>يا كامل</text:p>
          </table:table-cell>
          <table:table-cell table:style-name="ce6" office:value-type="string" calcext:value-type="string">
            <text:p>Ya Kamil</text:p>
          </table:table-cell>
          <table:table-cell table:style-name="ce12" table:formula="of:=ABJAD([.$A53];1;1) - 11" office:value-type="float" office:value="91" calcext:value-type="float">
            <text:p>91</text:p>
          </table:table-cell>
          <table:table-cell table:style-name="ce12" table:formula="of:=[.C53]*[.C53]" office:value-type="float" office:value="8281" calcext:value-type="float">
            <text:p>8281</text:p>
          </table:table-cell>
          <table:table-cell table:style-name="ce14" table:formula="of:=ZKRPAYLAS([.D53];10000;[.A53];[.B53])" office:value-type="string" office:string-value="يا كامل&#10;&#13;Her gece 8281 kez Ya Kamil ismini okursanız 91x91 kere okumuş yani her gece hatmini tamamlamış olursunuz.&#10;&#13;8281 için tesbih önerisi [83 tur][1X33][31 kalan]" calcext:value-type="string">
            <text:p>يا كامل</text:p>
            <text:p>Her gece 8281 kez Ya Kamil ismini okursanız 91x91 kere okumuş yani her gece hatmini tamamlamış olursunuz.</text:p>
            <text:p>8281 için tesbih önerisi [83 tur][1X33][31 kalan]</text:p>
          </table:table-cell>
          <table:table-cell table:style-name="ce12" table:formula="of:=ABJAD([.$A53];7;1) - 11" office:value-type="float" office:value="91" calcext:value-type="float">
            <text:p>91</text:p>
          </table:table-cell>
          <table:table-cell table:style-name="ce12" table:formula="of:=[.F53]*[.F53]" office:value-type="float" office:value="8281" calcext:value-type="float">
            <text:p>8281</text:p>
          </table:table-cell>
          <table:table-cell table:style-name="ce14" table:formula="of:=ZKRPAYLAS([.G53];10000;[.A53];[.B53])" office:value-type="string" office:string-value="يا كامل&#10;&#13;Her gece 8281 kez Ya Kamil ismini okursanız 91x91 kere okumuş yani her gece hatmini tamamlamış olursunuz.&#10;&#13;8281 için tesbih önerisi [83 tur][1X33][31 kalan]" calcext:value-type="string">
            <text:p>يا كامل</text:p>
            <text:p>Her gece 8281 kez Ya Kamil ismini okursanız 91x91 kere okumuş yani her gece hatmini tamamlamış olursunuz.</text:p>
            <text:p>8281 için tesbih önerisi [83 tur][1X33][31 kalan]</text:p>
          </table:table-cell>
          <table:table-cell table:style-name="ce16"/>
        </table:table-row>
        <table:table-row table:style-name="ro3">
          <table:table-cell table:style-name="ce4" office:value-type="string" calcext:value-type="string">
            <text:p>يا مالك</text:p>
          </table:table-cell>
          <table:table-cell table:style-name="ce6" office:value-type="string" calcext:value-type="string">
            <text:p>Ya Malik</text:p>
          </table:table-cell>
          <table:table-cell table:style-name="ce12" table:formula="of:=ABJAD([.$A54];1;1) - 11" office:value-type="float" office:value="91" calcext:value-type="float">
            <text:p>91</text:p>
          </table:table-cell>
          <table:table-cell table:style-name="ce12" table:formula="of:=[.C54]*[.C54]" office:value-type="float" office:value="8281" calcext:value-type="float">
            <text:p>8281</text:p>
          </table:table-cell>
          <table:table-cell table:style-name="ce14" table:formula="of:=ZKRPAYLAS([.D54];10000;[.A54];[.B54])" office:value-type="string" office:string-value="يا مالك&#10;&#13;Her gece 8281 kez Ya Malik ismini okursanız 91x91 kere okumuş yani her gece hatmini tamamlamış olursunuz.&#10;&#13;8281 için tesbih önerisi [83 tur][1X33][31 kalan]" calcext:value-type="string">
            <text:p>يا مالك</text:p>
            <text:p>Her gece 8281 kez Ya Malik ismini okursanız 91x91 kere okumuş yani her gece hatmini tamamlamış olursunuz.</text:p>
            <text:p>8281 için tesbih önerisi [83 tur][1X33][31 kalan]</text:p>
          </table:table-cell>
          <table:table-cell table:style-name="ce12" table:formula="of:=ABJAD([.$A54];7;1) - 11" office:value-type="float" office:value="91" calcext:value-type="float">
            <text:p>91</text:p>
          </table:table-cell>
          <table:table-cell table:style-name="ce12" table:formula="of:=[.F54]*[.F54]" office:value-type="float" office:value="8281" calcext:value-type="float">
            <text:p>8281</text:p>
          </table:table-cell>
          <table:table-cell table:style-name="ce14" table:formula="of:=ZKRPAYLAS([.G54];10000;[.A54];[.B54])" office:value-type="string" office:string-value="يا مالك&#10;&#13;Her gece 8281 kez Ya Malik ismini okursanız 91x91 kere okumuş yani her gece hatmini tamamlamış olursunuz.&#10;&#13;8281 için tesbih önerisi [83 tur][1X33][31 kalan]" calcext:value-type="string">
            <text:p>يا مالك</text:p>
            <text:p>Her gece 8281 kez Ya Malik ismini okursanız 91x91 kere okumuş yani her gece hatmini tamamlamış olursunuz.</text:p>
            <text:p>8281 için tesbih önerisi [83 tur][1X33][31 kalan]</text:p>
          </table:table-cell>
          <table:table-cell table:style-name="ce16"/>
        </table:table-row>
        <table:table-row table:style-name="ro3">
          <table:table-cell table:style-name="ce4" office:value-type="string" calcext:value-type="string">
            <text:p>يا عزيز</text:p>
          </table:table-cell>
          <table:table-cell table:style-name="ce6" office:value-type="string" calcext:value-type="string">
            <text:p>Ya Aziz</text:p>
          </table:table-cell>
          <table:table-cell table:style-name="ce12" table:formula="of:=ABJAD([.$A55];1;1) - 11" office:value-type="float" office:value="94" calcext:value-type="float">
            <text:p>94</text:p>
          </table:table-cell>
          <table:table-cell table:style-name="ce12" table:formula="of:=[.C55]*[.C55]" office:value-type="float" office:value="8836" calcext:value-type="float">
            <text:p>8836</text:p>
          </table:table-cell>
          <table:table-cell table:style-name="ce14" table:formula="of:=ZKRPAYLAS([.D55];10000;[.A55];[.B55])" office:value-type="string" office:string-value="يا عزيز&#10;&#13;Her gece 8836 kez Ya Aziz ismini okursanız 94x94 kere okumuş yani her gece hatmini tamamlamış olursunuz.&#10;&#13;8836 için tesbih önerisi [89 tur][25 kalan]" calcext:value-type="string">
            <text:p>يا عزيز</text:p>
            <text:p>Her gece 8836 kez Ya Aziz ismini okursanız 94x94 kere okumuş yani her gece hatmini tamamlamış olursunuz.</text:p>
            <text:p>8836 için tesbih önerisi [89 tur][25 kalan]</text:p>
          </table:table-cell>
          <table:table-cell table:style-name="ce12" table:formula="of:=ABJAD([.$A55];7;1) - 11" office:value-type="float" office:value="94" calcext:value-type="float">
            <text:p>94</text:p>
          </table:table-cell>
          <table:table-cell table:style-name="ce12" table:formula="of:=[.F55]*[.F55]" office:value-type="float" office:value="8836" calcext:value-type="float">
            <text:p>8836</text:p>
          </table:table-cell>
          <table:table-cell table:style-name="ce14" table:formula="of:=ZKRPAYLAS([.G55];10000;[.A55];[.B55])" office:value-type="string" office:string-value="يا عزيز&#10;&#13;Her gece 8836 kez Ya Aziz ismini okursanız 94x94 kere okumuş yani her gece hatmini tamamlamış olursunuz.&#10;&#13;8836 için tesbih önerisi [89 tur][25 kalan]" calcext:value-type="string">
            <text:p>يا عزيز</text:p>
            <text:p>Her gece 8836 kez Ya Aziz ismini okursanız 94x94 kere okumuş yani her gece hatmini tamamlamış olursunuz.</text:p>
            <text:p>8836 için tesbih önerisi [89 tur][25 kalan]</text:p>
          </table:table-cell>
          <table:table-cell table:style-name="ce16"/>
        </table:table-row>
        <table:table-row table:style-name="ro3">
          <table:table-cell table:style-name="ce4" office:value-type="string" calcext:value-type="string">
            <text:p>يا وافي</text:p>
          </table:table-cell>
          <table:table-cell table:style-name="ce6" office:value-type="string" calcext:value-type="string">
            <text:p>Ya Vafi</text:p>
          </table:table-cell>
          <table:table-cell table:style-name="ce12" table:formula="of:=ABJAD([.$A56];1;1) - 11" office:value-type="float" office:value="97" calcext:value-type="float">
            <text:p>97</text:p>
          </table:table-cell>
          <table:table-cell table:style-name="ce12" table:formula="of:=[.C56]*[.C56]" office:value-type="float" office:value="9409" calcext:value-type="float">
            <text:p>9409</text:p>
          </table:table-cell>
          <table:table-cell table:style-name="ce14" table:formula="of:=ZKRPAYLAS([.D56];10000;[.A56];[.B56])" office:value-type="string" office:string-value="يا وافي&#10;&#13;Her gece 9409 kez Ya Vafi ismini okursanız 97x97 kere okumuş yani her gece hatmini tamamlamış olursunuz.&#10;&#13;9409 için tesbih önerisi [95 tur][4 kalan]" calcext:value-type="string">
            <text:p>يا وافي</text:p>
            <text:p>Her gece 9409 kez Ya Vafi ismini okursanız 97x97 kere okumuş yani her gece hatmini tamamlamış olursunuz.</text:p>
            <text:p>9409 için tesbih önerisi [95 tur][4 kalan]</text:p>
          </table:table-cell>
          <table:table-cell table:style-name="ce12" table:formula="of:=ABJAD([.$A56];7;1) - 11" office:value-type="float" office:value="97" calcext:value-type="float">
            <text:p>97</text:p>
          </table:table-cell>
          <table:table-cell table:style-name="ce12" table:formula="of:=[.F56]*[.F56]" office:value-type="float" office:value="9409" calcext:value-type="float">
            <text:p>9409</text:p>
          </table:table-cell>
          <table:table-cell table:style-name="ce14" table:formula="of:=ZKRPAYLAS([.G56];10000;[.A56];[.B56])" office:value-type="string" office:string-value="يا وافي&#10;&#13;Her gece 9409 kez Ya Vafi ismini okursanız 97x97 kere okumuş yani her gece hatmini tamamlamış olursunuz.&#10;&#13;9409 için tesbih önerisi [95 tur][4 kalan]" calcext:value-type="string">
            <text:p>يا وافي</text:p>
            <text:p>Her gece 9409 kez Ya Vafi ismini okursanız 97x97 kere okumuş yani her gece hatmini tamamlamış olursunuz.</text:p>
            <text:p>9409 için tesbih önerisi [95 tur][4 kalan]</text:p>
          </table:table-cell>
          <table:table-cell table:style-name="ce16"/>
        </table:table-row>
        <table:table-row table:style-name="ro3">
          <table:table-cell table:style-name="ce4" office:value-type="string" calcext:value-type="string">
            <text:p>يا حفي</text:p>
          </table:table-cell>
          <table:table-cell table:style-name="ce6" office:value-type="string" calcext:value-type="string">
            <text:p>Ya Hafi</text:p>
          </table:table-cell>
          <table:table-cell table:style-name="ce12" table:formula="of:=ABJAD([.$A57];1;1) - 11" office:value-type="float" office:value="98" calcext:value-type="float">
            <text:p>98</text:p>
          </table:table-cell>
          <table:table-cell table:style-name="ce12" table:formula="of:=[.C57]*[.C57]" office:value-type="float" office:value="9604" calcext:value-type="float">
            <text:p>9604</text:p>
          </table:table-cell>
          <table:table-cell table:style-name="ce14" table:formula="of:=ZKRPAYLAS([.D57];10000;[.A57];[.B57])" office:value-type="string" office:string-value="يا حفي&#10;&#13;Her gece 9604 kez Ya Hafi ismini okursanız 98x98 kere okumuş yani her gece hatmini tamamlamış olursunuz.&#10;&#13;9604 için tesbih önerisi [97 tur][1 kalan]" calcext:value-type="string">
            <text:p>يا حفي</text:p>
            <text:p>Her gece 9604 kez Ya Hafi ismini okursanız 98x98 kere okumuş yani her gece hatmini tamamlamış olursunuz.</text:p>
            <text:p>9604 için tesbih önerisi [97 tur][1 kalan]</text:p>
          </table:table-cell>
          <table:table-cell table:style-name="ce12" table:formula="of:=ABJAD([.$A57];7;1) - 11" office:value-type="float" office:value="98" calcext:value-type="float">
            <text:p>98</text:p>
          </table:table-cell>
          <table:table-cell table:style-name="ce12" table:formula="of:=[.F57]*[.F57]" office:value-type="float" office:value="9604" calcext:value-type="float">
            <text:p>9604</text:p>
          </table:table-cell>
          <table:table-cell table:style-name="ce14" table:formula="of:=ZKRPAYLAS([.G57];10000;[.A57];[.B57])" office:value-type="string" office:string-value="يا حفي&#10;&#13;Her gece 9604 kez Ya Hafi ismini okursanız 98x98 kere okumuş yani her gece hatmini tamamlamış olursunuz.&#10;&#13;9604 için tesbih önerisi [97 tur][1 kalan]" calcext:value-type="string">
            <text:p>يا حفي</text:p>
            <text:p>Her gece 9604 kez Ya Hafi ismini okursanız 98x98 kere okumuş yani her gece hatmini tamamlamış olursunuz.</text:p>
            <text:p>9604 için tesbih önerisi [97 tur][1 kalan]</text:p>
          </table:table-cell>
          <table:table-cell table:style-name="ce16"/>
        </table:table-row>
        <table:table-row table:style-name="ro3">
          <table:table-cell table:style-name="ce4" office:value-type="string" calcext:value-type="string">
            <text:p>يا مليك</text:p>
          </table:table-cell>
          <table:table-cell table:style-name="ce6" office:value-type="string" calcext:value-type="string">
            <text:p>Ya Melik</text:p>
          </table:table-cell>
          <table:table-cell table:style-name="ce12" table:formula="of:=ABJAD([.$A58];1;1) - 11" office:value-type="float" office:value="100" calcext:value-type="float">
            <text:p>100</text:p>
          </table:table-cell>
          <table:table-cell table:style-name="ce12" table:formula="of:=[.C58]*[.C58]" office:value-type="float" office:value="10000" calcext:value-type="float">
            <text:p>10000</text:p>
          </table:table-cell>
          <table:table-cell table:style-name="ce14" table:formula="of:=ZKRPAYLAS([.D58];10000;[.A58];[.B58])" office:value-type="string" office:string-value="يا مليك&#10;&#13;Her gece 10000 kez Ya Melik ismini okursanız 100x100 kere okumuş yani her gece hatmini tamamlamış olursunuz.&#10;&#13;10000 için tesbih önerisi [101 tur][1 kalan]" calcext:value-type="string">
            <text:p>يا مليك</text:p>
            <text:p>Her gece 10000 kez Ya Melik ismini okursanız 100x100 kere okumuş yani her gece hatmini tamamlamış olursunuz.</text:p>
            <text:p>10000 için tesbih önerisi [101 tur][1 kalan]</text:p>
          </table:table-cell>
          <table:table-cell table:style-name="ce12" table:formula="of:=ABJAD([.$A58];7;1) - 11" office:value-type="float" office:value="100" calcext:value-type="float">
            <text:p>100</text:p>
          </table:table-cell>
          <table:table-cell table:style-name="ce12" table:formula="of:=[.F58]*[.F58]" office:value-type="float" office:value="10000" calcext:value-type="float">
            <text:p>10000</text:p>
          </table:table-cell>
          <table:table-cell table:style-name="ce14" table:formula="of:=ZKRPAYLAS([.G58];10000;[.A58];[.B58])" office:value-type="string" office:string-value="يا مليك&#10;&#13;Her gece 10000 kez Ya Melik ismini okursanız 100x100 kere okumuş yani her gece hatmini tamamlamış olursunuz.&#10;&#13;10000 için tesbih önerisi [101 tur][1 kalan]" calcext:value-type="string">
            <text:p>يا مليك</text:p>
            <text:p>Her gece 10000 kez Ya Melik ismini okursanız 100x100 kere okumuş yani her gece hatmini tamamlamış olursunuz.</text:p>
            <text:p>10000 için tesbih önerisi [101 tur][1 kalan]</text:p>
          </table:table-cell>
          <table:table-cell table:style-name="ce16"/>
        </table:table-row>
        <table:table-row table:style-name="ro3">
          <table:table-cell table:style-name="ce4" office:value-type="string" calcext:value-type="string">
            <text:p>يا صاحب</text:p>
          </table:table-cell>
          <table:table-cell table:style-name="ce6" office:value-type="string" calcext:value-type="string">
            <text:p>Ya Sahib</text:p>
          </table:table-cell>
          <table:table-cell table:style-name="ce12" table:formula="of:=ABJAD([.$A59];1;1) - 11" office:value-type="float" office:value="101" calcext:value-type="float">
            <text:p>101</text:p>
          </table:table-cell>
          <table:table-cell table:style-name="ce12" table:formula="of:=[.C59]*[.C59]" office:value-type="float" office:value="10201" calcext:value-type="float">
            <text:p>10201</text:p>
          </table:table-cell>
          <table:table-cell table:style-name="ce14" table:formula="of:=ZKRPAYLAS([.D59];10000;[.A59];[.B59])" office:value-type="string" office:string-value="يا صاحب&#10;&#13;101 gece, gecede 101 kez Ya Sahib ismini okursanız 101x101 kere okumuş yani hatmini tamamlamış olursunuz.&#10;&#13;101 için tesbih önerisi [1 tur][2 kalan]" calcext:value-type="string">
            <text:p>يا صاحب</text:p>
            <text:p>101 gece, gecede 101 kez Ya Sahib ismini okursanız 101x101 kere okumuş yani hatmini tamamlamış olursunuz.</text:p>
            <text:p>101 için tesbih önerisi [1 tur][2 kalan]</text:p>
          </table:table-cell>
          <table:table-cell table:style-name="ce12" table:formula="of:=ABJAD([.$A59];7;1) - 11" office:value-type="float" office:value="71" calcext:value-type="float">
            <text:p>71</text:p>
          </table:table-cell>
          <table:table-cell table:style-name="ce12" table:formula="of:=[.F59]*[.F59]" office:value-type="float" office:value="5041" calcext:value-type="float">
            <text:p>5041</text:p>
          </table:table-cell>
          <table:table-cell table:style-name="ce14" table:formula="of:=ZKRPAYLAS([.G59];10000;[.A59];[.B59])" office:value-type="string" office:string-value="يا صاحب&#10;&#13;Her gece 5041 kez Ya Sahib ismini okursanız 71x71 kere okumuş yani her gece hatmini tamamlamış olursunuz.&#10;&#13;5041 için tesbih önerisi [50 tur][2X33][25 kalan]" calcext:value-type="string">
            <text:p>يا صاحب</text:p>
            <text:p>Her gece 5041 kez Ya Sahib ismini okursanız 71x71 kere okumuş yani her gece hatmini tamamlamış olursunuz.</text:p>
            <text:p>5041 için tesbih önerisi [50 tur][2X33][25 kalan]</text:p>
          </table:table-cell>
          <table:table-cell table:style-name="ce16"/>
        </table:table-row>
        <table:table-row table:style-name="ro3">
          <table:table-cell table:style-name="ce4" office:value-type="string" calcext:value-type="string">
            <text:p>يا مبين</text:p>
          </table:table-cell>
          <table:table-cell table:style-name="ce6" office:value-type="string" calcext:value-type="string">
            <text:p>Ya Mubin</text:p>
          </table:table-cell>
          <table:table-cell table:style-name="ce12" table:formula="of:=ABJAD([.$A60];1;1) - 11" office:value-type="float" office:value="102" calcext:value-type="float">
            <text:p>102</text:p>
          </table:table-cell>
          <table:table-cell table:style-name="ce12" table:formula="of:=[.C60]*[.C60]" office:value-type="float" office:value="10404" calcext:value-type="float">
            <text:p>10404</text:p>
          </table:table-cell>
          <table:table-cell table:style-name="ce14" table:formula="of:=ZKRPAYLAS([.D60];10000;[.A60];[.B60])" office:value-type="string" office:string-value="يا مبين&#10;&#13;2 gece, gecede 5202 kez Ya Mubin ismini okursanız 102x102 kere okumuş yani hatmini tamamlamış olursunuz.&#10;&#13;5202 için tesbih önerisi [52 tur][1X33][21 kalan]" calcext:value-type="string">
            <text:p>يا مبين</text:p>
            <text:p>2 gece, gecede 5202 kez Ya Mubin ismini okursanız 102x102 kere okumuş yani hatmini tamamlamış olursunuz.</text:p>
            <text:p>5202 için tesbih önerisi [52 tur][1X33][21 kalan]</text:p>
          </table:table-cell>
          <table:table-cell table:style-name="ce12" table:formula="of:=ABJAD([.$A60];7;1) - 11" office:value-type="float" office:value="102" calcext:value-type="float">
            <text:p>102</text:p>
          </table:table-cell>
          <table:table-cell table:style-name="ce12" table:formula="of:=[.F60]*[.F60]" office:value-type="float" office:value="10404" calcext:value-type="float">
            <text:p>10404</text:p>
          </table:table-cell>
          <table:table-cell table:style-name="ce14" table:formula="of:=ZKRPAYLAS([.G60];10000;[.A60];[.B60])" office:value-type="string" office:string-value="يا مبين&#10;&#13;2 gece, gecede 5202 kez Ya Mubin ismini okursanız 102x102 kere okumuş yani hatmini tamamlamış olursunuz.&#10;&#13;5202 için tesbih önerisi [52 tur][1X33][21 kalan]" calcext:value-type="string">
            <text:p>يا مبين</text:p>
            <text:p>2 gece, gecede 5202 kez Ya Mubin ismini okursanız 102x102 kere okumuş yani hatmini tamamlamış olursunuz.</text:p>
            <text:p>5202 için tesbih önerisi [52 tur][1X33][21 kalan]</text:p>
          </table:table-cell>
          <table:table-cell table:style-name="ce16"/>
        </table:table-row>
        <table:table-row table:style-name="ro3">
          <table:table-cell table:style-name="ce4" office:value-type="string" calcext:value-type="string">
            <text:p>يا أعلى</text:p>
          </table:table-cell>
          <table:table-cell table:style-name="ce6" office:value-type="string" calcext:value-type="string">
            <text:p>Ya A’la</text:p>
          </table:table-cell>
          <table:table-cell table:style-name="ce12" table:formula="of:=ABJAD([.$A61];1;1) - 11" office:value-type="float" office:value="102" calcext:value-type="float">
            <text:p>102</text:p>
          </table:table-cell>
          <table:table-cell table:style-name="ce12" table:formula="of:=[.C61]*[.C61]" office:value-type="float" office:value="10404" calcext:value-type="float">
            <text:p>10404</text:p>
          </table:table-cell>
          <table:table-cell table:style-name="ce14" table:formula="of:=ZKRPAYLAS([.D61];10000;[.A61];[.B61])" office:value-type="string" office:string-value="يا أعلى&#10;&#13;2 gece, gecede 5202 kez Ya A’la ismini okursanız 102x102 kere okumuş yani hatmini tamamlamış olursunuz.&#10;&#13;5202 için tesbih önerisi [52 tur][1X33][21 kalan]" calcext:value-type="string">
            <text:p>يا أعلى</text:p>
            <text:p>2 gece, gecede 5202 kez Ya A’la ismini okursanız 102x102 kere okumuş yani hatmini tamamlamış olursunuz.</text:p>
            <text:p>5202 için tesbih önerisi [52 tur][1X33][21 kalan]</text:p>
          </table:table-cell>
          <table:table-cell table:style-name="ce12" table:formula="of:=ABJAD([.$A61];7;1) - 11" office:value-type="float" office:value="102" calcext:value-type="float">
            <text:p>102</text:p>
          </table:table-cell>
          <table:table-cell table:style-name="ce12" table:formula="of:=[.F61]*[.F61]" office:value-type="float" office:value="10404" calcext:value-type="float">
            <text:p>10404</text:p>
          </table:table-cell>
          <table:table-cell table:style-name="ce14" table:formula="of:=ZKRPAYLAS([.G61];10000;[.A61];[.B61])" office:value-type="string" office:string-value="يا أعلى&#10;&#13;2 gece, gecede 5202 kez Ya A’la ismini okursanız 102x102 kere okumuş yani hatmini tamamlamış olursunuz.&#10;&#13;5202 için tesbih önerisi [52 tur][1X33][21 kalan]" calcext:value-type="string">
            <text:p>يا أعلى</text:p>
            <text:p>2 gece, gecede 5202 kez Ya A’la ismini okursanız 102x102 kere okumuş yani hatmini tamamlamış olursunuz.</text:p>
            <text:p>5202 için tesbih önerisi [52 tur][1X33][21 kalan]</text:p>
          </table:table-cell>
          <table:table-cell table:style-name="ce16"/>
        </table:table-row>
        <table:table-row table:style-name="ro3">
          <table:table-cell table:style-name="ce4" office:value-type="string" calcext:value-type="string">
            <text:p>يا عدل</text:p>
          </table:table-cell>
          <table:table-cell table:style-name="ce6" office:value-type="string" calcext:value-type="string">
            <text:p>Ya Adl</text:p>
          </table:table-cell>
          <table:table-cell table:style-name="ce12" table:formula="of:=ABJAD([.$A62];1;1) - 11" office:value-type="float" office:value="104" calcext:value-type="float">
            <text:p>104</text:p>
          </table:table-cell>
          <table:table-cell table:style-name="ce12" table:formula="of:=[.C62]*[.C62]" office:value-type="float" office:value="10816" calcext:value-type="float">
            <text:p>10816</text:p>
          </table:table-cell>
          <table:table-cell table:style-name="ce14" table:formula="of:=ZKRPAYLAS([.D62];10000;[.A62];[.B62])" office:value-type="string" office:string-value="يا عدل&#10;&#13;2 gece, gecede 5408 kez Ya Adl ismini okursanız 104x104 kere okumuş yani hatmini tamamlamış olursunuz.&#10;&#13;5408 için tesbih önerisi [54 tur][1X33][29 kalan]" calcext:value-type="string">
            <text:p>يا عدل</text:p>
            <text:p>2 gece, gecede 5408 kez Ya Adl ismini okursanız 104x104 kere okumuş yani hatmini tamamlamış olursunuz.</text:p>
            <text:p>5408 için tesbih önerisi [54 tur][1X33][29 kalan]</text:p>
          </table:table-cell>
          <table:table-cell table:style-name="ce12" table:formula="of:=ABJAD([.$A62];7;1) - 11" office:value-type="float" office:value="104" calcext:value-type="float">
            <text:p>104</text:p>
          </table:table-cell>
          <table:table-cell table:style-name="ce12" table:formula="of:=[.F62]*[.F62]" office:value-type="float" office:value="10816" calcext:value-type="float">
            <text:p>10816</text:p>
          </table:table-cell>
          <table:table-cell table:style-name="ce14" table:formula="of:=ZKRPAYLAS([.G62];10000;[.A62];[.B62])" office:value-type="string" office:string-value="يا عدل&#10;&#13;2 gece, gecede 5408 kez Ya Adl ismini okursanız 104x104 kere okumuş yani hatmini tamamlamış olursunuz.&#10;&#13;5408 için tesbih önerisi [54 tur][1X33][29 kalan]" calcext:value-type="string">
            <text:p>يا عدل</text:p>
            <text:p>2 gece, gecede 5408 kez Ya Adl ismini okursanız 104x104 kere okumuş yani hatmini tamamlamış olursunuz.</text:p>
            <text:p>5408 için tesbih önerisi [54 tur][1X33][29 kalan]</text:p>
          </table:table-cell>
          <table:table-cell table:style-name="ce16"/>
        </table:table-row>
        <table:table-row table:style-name="ro3">
          <table:table-cell table:style-name="ce4" office:value-type="string" calcext:value-type="string">
            <text:p>يا أقوى</text:p>
          </table:table-cell>
          <table:table-cell table:style-name="ce6" office:value-type="string" calcext:value-type="string">
            <text:p>Ya Akva</text:p>
          </table:table-cell>
          <table:table-cell table:style-name="ce12" table:formula="of:=ABJAD([.$A63];1;1) - 11" office:value-type="float" office:value="108" calcext:value-type="float">
            <text:p>108</text:p>
          </table:table-cell>
          <table:table-cell table:style-name="ce12" table:formula="of:=[.C63]*[.C63]" office:value-type="float" office:value="11664" calcext:value-type="float">
            <text:p>11664</text:p>
          </table:table-cell>
          <table:table-cell table:style-name="ce14" table:formula="of:=ZKRPAYLAS([.D63];10000;[.A63];[.B63])" office:value-type="string" office:string-value="يا أقوى&#10;&#13;2 gece, gecede 5832 kez Ya Akva ismini okursanız 108x108 kere okumuş yani hatmini tamamlamış olursunuz.&#10;&#13;5832 için tesbih önerisi [58 tur][2X33][24 kalan]" calcext:value-type="string">
            <text:p>يا أقوى</text:p>
            <text:p>2 gece, gecede 5832 kez Ya Akva ismini okursanız 108x108 kere okumuş yani hatmini tamamlamış olursunuz.</text:p>
            <text:p>5832 için tesbih önerisi [58 tur][2X33][24 kalan]</text:p>
          </table:table-cell>
          <table:table-cell table:style-name="ce12" table:formula="of:=ABJAD([.$A63];7;1) - 11" office:value-type="float" office:value="108" calcext:value-type="float">
            <text:p>108</text:p>
          </table:table-cell>
          <table:table-cell table:style-name="ce12" table:formula="of:=[.F63]*[.F63]" office:value-type="float" office:value="11664" calcext:value-type="float">
            <text:p>11664</text:p>
          </table:table-cell>
          <table:table-cell table:style-name="ce14" table:formula="of:=ZKRPAYLAS([.G63];10000;[.A63];[.B63])" office:value-type="string" office:string-value="يا أقوى&#10;&#13;2 gece, gecede 5832 kez Ya Akva ismini okursanız 108x108 kere okumuş yani hatmini tamamlamış olursunuz.&#10;&#13;5832 için tesbih önerisi [58 tur][2X33][24 kalan]" calcext:value-type="string">
            <text:p>يا أقوى</text:p>
            <text:p>2 gece, gecede 5832 kez Ya Akva ismini okursanız 108x108 kere okumuş yani hatmini tamamlamış olursunuz.</text:p>
            <text:p>5832 için tesbih önerisi [58 tur][2X33][24 kalan]</text:p>
          </table:table-cell>
          <table:table-cell table:style-name="ce16"/>
        </table:table-row>
        <table:table-row table:style-name="ro3">
          <table:table-cell table:style-name="ce4" office:value-type="string" calcext:value-type="string">
            <text:p>يا حق</text:p>
          </table:table-cell>
          <table:table-cell table:style-name="ce6" office:value-type="string" calcext:value-type="string">
            <text:p>Ya Hak</text:p>
          </table:table-cell>
          <table:table-cell table:style-name="ce12" table:formula="of:=ABJAD([.$A64];1;1) - 11" office:value-type="float" office:value="108" calcext:value-type="float">
            <text:p>108</text:p>
          </table:table-cell>
          <table:table-cell table:style-name="ce12" table:formula="of:=[.C64]*[.C64]" office:value-type="float" office:value="11664" calcext:value-type="float">
            <text:p>11664</text:p>
          </table:table-cell>
          <table:table-cell table:style-name="ce14" table:formula="of:=ZKRPAYLAS([.D64];10000;[.A64];[.B64])" office:value-type="string" office:string-value="يا حق&#10;&#13;2 gece, gecede 5832 kez Ya Hak ismini okursanız 108x108 kere okumuş yani hatmini tamamlamış olursunuz.&#10;&#13;5832 için tesbih önerisi [58 tur][2X33][24 kalan]" calcext:value-type="string">
            <text:p>يا حق</text:p>
            <text:p>2 gece, gecede 5832 kez Ya Hak ismini okursanız 108x108 kere okumuş yani hatmini tamamlamış olursunuz.</text:p>
            <text:p>5832 için tesbih önerisi [58 tur][2X33][24 kalan]</text:p>
          </table:table-cell>
          <table:table-cell table:style-name="ce12" table:formula="of:=ABJAD([.$A64];7;1) - 11" office:value-type="float" office:value="108" calcext:value-type="float">
            <text:p>108</text:p>
          </table:table-cell>
          <table:table-cell table:style-name="ce12" table:formula="of:=[.F64]*[.F64]" office:value-type="float" office:value="11664" calcext:value-type="float">
            <text:p>11664</text:p>
          </table:table-cell>
          <table:table-cell table:style-name="ce14" table:formula="of:=ZKRPAYLAS([.G64];10000;[.A64];[.B64])" office:value-type="string" office:string-value="يا حق&#10;&#13;2 gece, gecede 5832 kez Ya Hak ismini okursanız 108x108 kere okumuş yani hatmini tamamlamış olursunuz.&#10;&#13;5832 için tesbih önerisi [58 tur][2X33][24 kalan]" calcext:value-type="string">
            <text:p>يا حق</text:p>
            <text:p>2 gece, gecede 5832 kez Ya Hak ismini okursanız 108x108 kere okumuş yani hatmini tamamlamış olursunuz.</text:p>
            <text:p>5832 için tesbih önerisi [58 tur][2X33][24 kalan]</text:p>
          </table:table-cell>
          <table:table-cell table:style-name="ce16"/>
        </table:table-row>
        <table:table-row table:style-name="ro3">
          <table:table-cell table:style-name="ce4" office:value-type="string" calcext:value-type="string">
            <text:p>يا حنان</text:p>
          </table:table-cell>
          <table:table-cell table:style-name="ce6" office:value-type="string" calcext:value-type="string">
            <text:p>Ya Hannan</text:p>
          </table:table-cell>
          <table:table-cell table:style-name="ce12" table:formula="of:=ABJAD([.$A65];1;1) - 11" office:value-type="float" office:value="109" calcext:value-type="float">
            <text:p>109</text:p>
          </table:table-cell>
          <table:table-cell table:style-name="ce12" table:formula="of:=[.C65]*[.C65]" office:value-type="float" office:value="11881" calcext:value-type="float">
            <text:p>11881</text:p>
          </table:table-cell>
          <table:table-cell table:style-name="ce14" table:formula="of:=ZKRPAYLAS([.D65];10000;[.A65];[.B65])" office:value-type="string" office:string-value="يا حنان&#10;&#13;109 gece, gecede 109 kez Ya Hannan ismini okursanız 109x109 kere okumuş yani hatmini tamamlamış olursunuz.&#10;&#13;109 için tesbih önerisi [1 tur][10 kalan]" calcext:value-type="string">
            <text:p>يا حنان</text:p>
            <text:p>109 gece, gecede 109 kez Ya Hannan ismini okursanız 109x109 kere okumuş yani hatmini tamamlamış olursunuz.</text:p>
            <text:p>109 için tesbih önerisi [1 tur][10 kalan]</text:p>
          </table:table-cell>
          <table:table-cell table:style-name="ce12" table:formula="of:=ABJAD([.$A65];7;1) - 11" office:value-type="float" office:value="109" calcext:value-type="float">
            <text:p>109</text:p>
          </table:table-cell>
          <table:table-cell table:style-name="ce12" table:formula="of:=[.F65]*[.F65]" office:value-type="float" office:value="11881" calcext:value-type="float">
            <text:p>11881</text:p>
          </table:table-cell>
          <table:table-cell table:style-name="ce14" table:formula="of:=ZKRPAYLAS([.G65];10000;[.A65];[.B65])" office:value-type="string" office:string-value="يا حنان&#10;&#13;109 gece, gecede 109 kez Ya Hannan ismini okursanız 109x109 kere okumuş yani hatmini tamamlamış olursunuz.&#10;&#13;109 için tesbih önerisi [1 tur][10 kalan]" calcext:value-type="string">
            <text:p>يا حنان</text:p>
            <text:p>109 gece, gecede 109 kez Ya Hannan ismini okursanız 109x109 kere okumuş yani hatmini tamamlamış olursunuz.</text:p>
            <text:p>109 için tesbih önerisi [1 tur][10 kalan]</text:p>
          </table:table-cell>
          <table:table-cell table:style-name="ce16"/>
        </table:table-row>
        <table:table-row table:style-name="ro3">
          <table:table-cell table:style-name="ce4" office:value-type="string" calcext:value-type="string">
            <text:p>يا علي</text:p>
          </table:table-cell>
          <table:table-cell table:style-name="ce6" office:value-type="string" calcext:value-type="string">
            <text:p>Ya Ali</text:p>
          </table:table-cell>
          <table:table-cell table:style-name="ce12" table:formula="of:=ABJAD([.$A66];1;1) - 11" office:value-type="float" office:value="110" calcext:value-type="float">
            <text:p>110</text:p>
          </table:table-cell>
          <table:table-cell table:style-name="ce12" table:formula="of:=[.C66]*[.C66]" office:value-type="float" office:value="12100" calcext:value-type="float">
            <text:p>12100</text:p>
          </table:table-cell>
          <table:table-cell table:style-name="ce14" table:formula="of:=ZKRPAYLAS([.D66];10000;[.A66];[.B66])" office:value-type="string" office:string-value="يا علي&#10;&#13;2 gece, gecede 6050 kez Ya Ali ismini okursanız 110x110 kere okumuş yani hatmini tamamlamış olursunuz.&#10;&#13;6050 için tesbih önerisi [61 tur][11 kalan]" calcext:value-type="string">
            <text:p>يا علي</text:p>
            <text:p>2 gece, gecede 6050 kez Ya Ali ismini okursanız 110x110 kere okumuş yani hatmini tamamlamış olursunuz.</text:p>
            <text:p>6050 için tesbih önerisi [61 tur][11 kalan]</text:p>
          </table:table-cell>
          <table:table-cell table:style-name="ce12" table:formula="of:=ABJAD([.$A66];7;1) - 11" office:value-type="float" office:value="110" calcext:value-type="float">
            <text:p>110</text:p>
          </table:table-cell>
          <table:table-cell table:style-name="ce12" table:formula="of:=[.F66]*[.F66]" office:value-type="float" office:value="12100" calcext:value-type="float">
            <text:p>12100</text:p>
          </table:table-cell>
          <table:table-cell table:style-name="ce14" table:formula="of:=ZKRPAYLAS([.G66];10000;[.A66];[.B66])" office:value-type="string" office:string-value="يا علي&#10;&#13;2 gece, gecede 6050 kez Ya Ali ismini okursanız 110x110 kere okumuş yani hatmini tamamlamış olursunuz.&#10;&#13;6050 için tesbih önerisi [61 tur][11 kalan]" calcext:value-type="string">
            <text:p>يا علي</text:p>
            <text:p>2 gece, gecede 6050 kez Ya Ali ismini okursanız 110x110 kere okumuş yani hatmini tamamlamış olursunuz.</text:p>
            <text:p>6050 için tesbih önerisi [61 tur][11 kalan]</text:p>
          </table:table-cell>
          <table:table-cell table:style-name="ce16"/>
        </table:table-row>
        <table:table-row table:style-name="ro3">
          <table:table-cell table:style-name="ce4" office:value-type="string" calcext:value-type="string">
            <text:p>يا كافي</text:p>
          </table:table-cell>
          <table:table-cell table:style-name="ce6" office:value-type="string" calcext:value-type="string">
            <text:p>Ya Kafi</text:p>
          </table:table-cell>
          <table:table-cell table:style-name="ce12" table:formula="of:=ABJAD([.$A67];1;1) - 11" office:value-type="float" office:value="111" calcext:value-type="float">
            <text:p>111</text:p>
          </table:table-cell>
          <table:table-cell table:style-name="ce12" table:formula="of:=[.C67]*[.C67]" office:value-type="float" office:value="12321" calcext:value-type="float">
            <text:p>12321</text:p>
          </table:table-cell>
          <table:table-cell table:style-name="ce14" table:formula="of:=ZKRPAYLAS([.D67];10000;[.A67];[.B67])" office:value-type="string" office:string-value="يا كافي&#10;&#13;3 gece, gecede 4107 kez Ya Kafi ismini okursanız 111x111 kere okumuş yani hatmini tamamlamış olursunuz.&#10;&#13;4107 için tesbih önerisi [41 tur][1X33][15 kalan]" calcext:value-type="string">
            <text:p>يا كافي</text:p>
            <text:p>3 gece, gecede 4107 kez Ya Kafi ismini okursanız 111x111 kere okumuş yani hatmini tamamlamış olursunuz.</text:p>
            <text:p>4107 için tesbih önerisi [41 tur][1X33][15 kalan]</text:p>
          </table:table-cell>
          <table:table-cell table:style-name="ce12" table:formula="of:=ABJAD([.$A67];7;1) - 11" office:value-type="float" office:value="111" calcext:value-type="float">
            <text:p>111</text:p>
          </table:table-cell>
          <table:table-cell table:style-name="ce12" table:formula="of:=[.F67]*[.F67]" office:value-type="float" office:value="12321" calcext:value-type="float">
            <text:p>12321</text:p>
          </table:table-cell>
          <table:table-cell table:style-name="ce14" table:formula="of:=ZKRPAYLAS([.G67];10000;[.A67];[.B67])" office:value-type="string" office:string-value="يا كافي&#10;&#13;3 gece, gecede 4107 kez Ya Kafi ismini okursanız 111x111 kere okumuş yani hatmini tamamlamış olursunuz.&#10;&#13;4107 için tesbih önerisi [41 tur][1X33][15 kalan]" calcext:value-type="string">
            <text:p>يا كافي</text:p>
            <text:p>3 gece, gecede 4107 kez Ya Kafi ismini okursanız 111x111 kere okumuş yani hatmini tamamlamış olursunuz.</text:p>
            <text:p>4107 için tesbih önerisi [41 tur][1X33][15 kalan]</text:p>
          </table:table-cell>
          <table:table-cell table:style-name="ce16"/>
        </table:table-row>
        <table:table-row table:style-name="ro3">
          <table:table-cell table:style-name="ce4" office:value-type="string" calcext:value-type="string">
            <text:p>يا باقي</text:p>
          </table:table-cell>
          <table:table-cell table:style-name="ce6" office:value-type="string" calcext:value-type="string">
            <text:p>Ya Baki</text:p>
          </table:table-cell>
          <table:table-cell table:style-name="ce12" table:formula="of:=ABJAD([.$A68];1;1) - 11" office:value-type="float" office:value="113" calcext:value-type="float">
            <text:p>113</text:p>
          </table:table-cell>
          <table:table-cell table:style-name="ce12" table:formula="of:=[.C68]*[.C68]" office:value-type="float" office:value="12769" calcext:value-type="float">
            <text:p>12769</text:p>
          </table:table-cell>
          <table:table-cell table:style-name="ce14" table:formula="of:=ZKRPAYLAS([.D68];10000;[.A68];[.B68])" office:value-type="string" office:string-value="يا باقي&#10;&#13;113 gece, gecede 113 kez Ya Baki ismini okursanız 113x113 kere okumuş yani hatmini tamamlamış olursunuz.&#10;&#13;113 için tesbih önerisi [1 tur][14 kalan]" calcext:value-type="string">
            <text:p>يا باقي</text:p>
            <text:p>113 gece, gecede 113 kez Ya Baki ismini okursanız 113x113 kere okumuş yani hatmini tamamlamış olursunuz.</text:p>
            <text:p>113 için tesbih önerisi [1 tur][14 kalan]</text:p>
          </table:table-cell>
          <table:table-cell table:style-name="ce12" table:formula="of:=ABJAD([.$A68];7;1) - 11" office:value-type="float" office:value="113" calcext:value-type="float">
            <text:p>113</text:p>
          </table:table-cell>
          <table:table-cell table:style-name="ce12" table:formula="of:=[.F68]*[.F68]" office:value-type="float" office:value="12769" calcext:value-type="float">
            <text:p>12769</text:p>
          </table:table-cell>
          <table:table-cell table:style-name="ce14" table:formula="of:=ZKRPAYLAS([.G68];10000;[.A68];[.B68])" office:value-type="string" office:string-value="يا باقي&#10;&#13;113 gece, gecede 113 kez Ya Baki ismini okursanız 113x113 kere okumuş yani hatmini tamamlamış olursunuz.&#10;&#13;113 için tesbih önerisi [1 tur][14 kalan]" calcext:value-type="string">
            <text:p>يا باقي</text:p>
            <text:p>113 gece, gecede 113 kez Ya Baki ismini okursanız 113x113 kere okumuş yani hatmini tamamlamış olursunuz.</text:p>
            <text:p>113 için tesbih önerisi [1 tur][14 kalan]</text:p>
          </table:table-cell>
          <table:table-cell table:style-name="ce16"/>
        </table:table-row>
        <table:table-row table:style-name="ro3">
          <table:table-cell table:style-name="ce4" office:value-type="string" calcext:value-type="string">
            <text:p>يا جامع</text:p>
          </table:table-cell>
          <table:table-cell table:style-name="ce6" office:value-type="string" calcext:value-type="string">
            <text:p>Ya Cami’</text:p>
          </table:table-cell>
          <table:table-cell table:style-name="ce12" table:formula="of:=ABJAD([.$A69];1;1) - 11" office:value-type="float" office:value="114" calcext:value-type="float">
            <text:p>114</text:p>
          </table:table-cell>
          <table:table-cell table:style-name="ce12" table:formula="of:=[.C69]*[.C69]" office:value-type="float" office:value="12996" calcext:value-type="float">
            <text:p>12996</text:p>
          </table:table-cell>
          <table:table-cell table:style-name="ce14" table:formula="of:=ZKRPAYLAS([.D69];10000;[.A69];[.B69])" office:value-type="string" office:string-value="يا جامع&#10;&#13;2 gece, gecede 6498 kez Ya Cami’ ismini okursanız 114x114 kere okumuş yani hatmini tamamlamış olursunuz.&#10;&#13;6498 için tesbih önerisi [65 tur][1X33][30 kalan]" calcext:value-type="string">
            <text:p>يا جامع</text:p>
            <text:p>2 gece, gecede 6498 kez Ya Cami’ ismini okursanız 114x114 kere okumuş yani hatmini tamamlamış olursunuz.</text:p>
            <text:p>6498 için tesbih önerisi [65 tur][1X33][30 kalan]</text:p>
          </table:table-cell>
          <table:table-cell table:style-name="ce12" table:formula="of:=ABJAD([.$A69];7;1) - 11" office:value-type="float" office:value="114" calcext:value-type="float">
            <text:p>114</text:p>
          </table:table-cell>
          <table:table-cell table:style-name="ce12" table:formula="of:=[.F69]*[.F69]" office:value-type="float" office:value="12996" calcext:value-type="float">
            <text:p>12996</text:p>
          </table:table-cell>
          <table:table-cell table:style-name="ce14" table:formula="of:=ZKRPAYLAS([.G69];10000;[.A69];[.B69])" office:value-type="string" office:string-value="يا جامع&#10;&#13;2 gece, gecede 6498 kez Ya Cami’ ismini okursanız 114x114 kere okumuş yani hatmini tamamlamış olursunuz.&#10;&#13;6498 için tesbih önerisi [65 tur][1X33][30 kalan]" calcext:value-type="string">
            <text:p>يا جامع</text:p>
            <text:p>2 gece, gecede 6498 kez Ya Cami’ ismini okursanız 114x114 kere okumuş yani hatmini tamamlamış olursunuz.</text:p>
            <text:p>6498 için tesbih önerisi [65 tur][1X33][30 kalan]</text:p>
          </table:table-cell>
          <table:table-cell table:style-name="ce16"/>
        </table:table-row>
        <table:table-row table:style-name="ro3">
          <table:table-cell table:style-name="ce4" office:value-type="string" calcext:value-type="string">
            <text:p>يا قوي</text:p>
          </table:table-cell>
          <table:table-cell table:style-name="ce6" office:value-type="string" calcext:value-type="string">
            <text:p>Ya Kavi</text:p>
          </table:table-cell>
          <table:table-cell table:style-name="ce12" table:formula="of:=ABJAD([.$A70];1;1) - 11" office:value-type="float" office:value="116" calcext:value-type="float">
            <text:p>116</text:p>
          </table:table-cell>
          <table:table-cell table:style-name="ce12" table:formula="of:=[.C70]*[.C70]" office:value-type="float" office:value="13456" calcext:value-type="float">
            <text:p>13456</text:p>
          </table:table-cell>
          <table:table-cell table:style-name="ce14" table:formula="of:=ZKRPAYLAS([.D70];10000;[.A70];[.B70])" office:value-type="string" office:string-value="يا قوي&#10;&#13;2 gece, gecede 6728 kez Ya Kavi ismini okursanız 116x116 kere okumuş yani hatmini tamamlamış olursunuz.&#10;&#13;6728 için tesbih önerisi [67 tur][2X33][29 kalan]" calcext:value-type="string">
            <text:p>يا قوي</text:p>
            <text:p>2 gece, gecede 6728 kez Ya Kavi ismini okursanız 116x116 kere okumuş yani hatmini tamamlamış olursunuz.</text:p>
            <text:p>6728 için tesbih önerisi [67 tur][2X33][29 kalan]</text:p>
          </table:table-cell>
          <table:table-cell table:style-name="ce12" table:formula="of:=ABJAD([.$A70];7;1) - 11" office:value-type="float" office:value="116" calcext:value-type="float">
            <text:p>116</text:p>
          </table:table-cell>
          <table:table-cell table:style-name="ce12" table:formula="of:=[.F70]*[.F70]" office:value-type="float" office:value="13456" calcext:value-type="float">
            <text:p>13456</text:p>
          </table:table-cell>
          <table:table-cell table:style-name="ce14" table:formula="of:=ZKRPAYLAS([.G70];10000;[.A70];[.B70])" office:value-type="string" office:string-value="يا قوي&#10;&#13;2 gece, gecede 6728 kez Ya Kavi ismini okursanız 116x116 kere okumuş yani hatmini tamamlamış olursunuz.&#10;&#13;6728 için tesbih önerisi [67 tur][2X33][29 kalan]" calcext:value-type="string">
            <text:p>يا قوي</text:p>
            <text:p>2 gece, gecede 6728 kez Ya Kavi ismini okursanız 116x116 kere okumuş yani hatmini tamamlamış olursunuz.</text:p>
            <text:p>6728 için tesbih önerisi [67 tur][2X33][29 kalan]</text:p>
          </table:table-cell>
          <table:table-cell table:style-name="ce16"/>
        </table:table-row>
        <table:table-row table:style-name="ro3">
          <table:table-cell table:style-name="ce4" office:value-type="string" calcext:value-type="string">
            <text:p>يا واقي</text:p>
          </table:table-cell>
          <table:table-cell table:style-name="ce6" office:value-type="string" calcext:value-type="string">
            <text:p>Ya Vaki</text:p>
          </table:table-cell>
          <table:table-cell table:style-name="ce12" table:formula="of:=ABJAD([.$A71];1;1) - 11" office:value-type="float" office:value="117" calcext:value-type="float">
            <text:p>117</text:p>
          </table:table-cell>
          <table:table-cell table:style-name="ce12" table:formula="of:=[.C71]*[.C71]" office:value-type="float" office:value="13689" calcext:value-type="float">
            <text:p>13689</text:p>
          </table:table-cell>
          <table:table-cell table:style-name="ce14" table:formula="of:=ZKRPAYLAS([.D71];10000;[.A71];[.B71])" office:value-type="string" office:string-value="يا واقي&#10;&#13;3 gece, gecede 4563 kez Ya Vaki ismini okursanız 117x117 kere okumuş yani hatmini tamamlamış olursunuz.&#10;&#13;4563 için tesbih önerisi [46 tur][9 kalan]" calcext:value-type="string">
            <text:p>يا واقي</text:p>
            <text:p>3 gece, gecede 4563 kez Ya Vaki ismini okursanız 117x117 kere okumuş yani hatmini tamamlamış olursunuz.</text:p>
            <text:p>4563 için tesbih önerisi [46 tur][9 kalan]</text:p>
          </table:table-cell>
          <table:table-cell table:style-name="ce12" table:formula="of:=ABJAD([.$A71];7;1) - 11" office:value-type="float" office:value="117" calcext:value-type="float">
            <text:p>117</text:p>
          </table:table-cell>
          <table:table-cell table:style-name="ce12" table:formula="of:=[.F71]*[.F71]" office:value-type="float" office:value="13689" calcext:value-type="float">
            <text:p>13689</text:p>
          </table:table-cell>
          <table:table-cell table:style-name="ce14" table:formula="of:=ZKRPAYLAS([.G71];10000;[.A71];[.B71])" office:value-type="string" office:string-value="يا واقي&#10;&#13;3 gece, gecede 4563 kez Ya Vaki ismini okursanız 117x117 kere okumuş yani hatmini tamamlamış olursunuz.&#10;&#13;4563 için tesbih önerisi [46 tur][9 kalan]" calcext:value-type="string">
            <text:p>يا واقي</text:p>
            <text:p>3 gece, gecede 4563 kez Ya Vaki ismini okursanız 117x117 kere okumuş yani hatmini tamamlamış olursunuz.</text:p>
            <text:p>4563 için tesbih önerisi [46 tur][9 kalan]</text:p>
          </table:table-cell>
          <table:table-cell table:style-name="ce16"/>
        </table:table-row>
        <table:table-row table:style-name="ro3">
          <table:table-cell table:style-name="ce4" office:value-type="string" calcext:value-type="string">
            <text:p>يا معز</text:p>
          </table:table-cell>
          <table:table-cell table:style-name="ce6" office:value-type="string" calcext:value-type="string">
            <text:p>Ya Muiz</text:p>
          </table:table-cell>
          <table:table-cell table:style-name="ce12" table:formula="of:=ABJAD([.$A72];1;1) - 11" office:value-type="float" office:value="117" calcext:value-type="float">
            <text:p>117</text:p>
          </table:table-cell>
          <table:table-cell table:style-name="ce12" table:formula="of:=[.C72]*[.C72]" office:value-type="float" office:value="13689" calcext:value-type="float">
            <text:p>13689</text:p>
          </table:table-cell>
          <table:table-cell table:style-name="ce14" table:formula="of:=ZKRPAYLAS([.D72];10000;[.A72];[.B72])" office:value-type="string" office:string-value="يا معز&#10;&#13;3 gece, gecede 4563 kez Ya Muiz ismini okursanız 117x117 kere okumuş yani hatmini tamamlamış olursunuz.&#10;&#13;4563 için tesbih önerisi [46 tur][9 kalan]" calcext:value-type="string">
            <text:p>يا معز</text:p>
            <text:p>3 gece, gecede 4563 kez Ya Muiz ismini okursanız 117x117 kere okumuş yani hatmini tamamlamış olursunuz.</text:p>
            <text:p>4563 için tesbih önerisi [46 tur][9 kalan]</text:p>
          </table:table-cell>
          <table:table-cell table:style-name="ce12" table:formula="of:=ABJAD([.$A72];7;1) - 11" office:value-type="float" office:value="117" calcext:value-type="float">
            <text:p>117</text:p>
          </table:table-cell>
          <table:table-cell table:style-name="ce12" table:formula="of:=[.F72]*[.F72]" office:value-type="float" office:value="13689" calcext:value-type="float">
            <text:p>13689</text:p>
          </table:table-cell>
          <table:table-cell table:style-name="ce14" table:formula="of:=ZKRPAYLAS([.G72];10000;[.A72];[.B72])" office:value-type="string" office:string-value="يا معز&#10;&#13;3 gece, gecede 4563 kez Ya Muiz ismini okursanız 117x117 kere okumuş yani hatmini tamamlamış olursunuz.&#10;&#13;4563 için tesbih önerisi [46 tur][9 kalan]" calcext:value-type="string">
            <text:p>يا معز</text:p>
            <text:p>3 gece, gecede 4563 kez Ya Muiz ismini okursanız 117x117 kere okumuş yani hatmini tamamlamış olursunuz.</text:p>
            <text:p>4563 için tesbih önerisi [46 tur][9 kalan]</text:p>
          </table:table-cell>
          <table:table-cell table:style-name="ce16"/>
        </table:table-row>
        <table:table-row table:style-name="ro3">
          <table:table-cell table:style-name="ce4" office:value-type="string" calcext:value-type="string">
            <text:p>يا معبود</text:p>
          </table:table-cell>
          <table:table-cell table:style-name="ce6" office:value-type="string" calcext:value-type="string">
            <text:p>Ya Mabud</text:p>
          </table:table-cell>
          <table:table-cell table:style-name="ce12" table:formula="of:=ABJAD([.$A73];1;1) - 11" office:value-type="float" office:value="122" calcext:value-type="float">
            <text:p>122</text:p>
          </table:table-cell>
          <table:table-cell table:style-name="ce12" table:formula="of:=[.C73]*[.C73]" office:value-type="float" office:value="14884" calcext:value-type="float">
            <text:p>14884</text:p>
          </table:table-cell>
          <table:table-cell table:style-name="ce14" table:formula="of:=ZKRPAYLAS([.D73];10000;[.A73];[.B73])" office:value-type="string" office:string-value="يا معبود&#10;&#13;2 gece, gecede 7442 kez Ya Mabud ismini okursanız 122x122 kere okumuş yani hatmini tamamlamış olursunuz.&#10;&#13;7442 için tesbih önerisi [75 tur][17 kalan]" calcext:value-type="string">
            <text:p>يا معبود</text:p>
            <text:p>2 gece, gecede 7442 kez Ya Mabud ismini okursanız 122x122 kere okumuş yani hatmini tamamlamış olursunuz.</text:p>
            <text:p>7442 için tesbih önerisi [75 tur][17 kalan]</text:p>
          </table:table-cell>
          <table:table-cell table:style-name="ce12" table:formula="of:=ABJAD([.$A73];7;1) - 11" office:value-type="float" office:value="122" calcext:value-type="float">
            <text:p>122</text:p>
          </table:table-cell>
          <table:table-cell table:style-name="ce12" table:formula="of:=[.F73]*[.F73]" office:value-type="float" office:value="14884" calcext:value-type="float">
            <text:p>14884</text:p>
          </table:table-cell>
          <table:table-cell table:style-name="ce14" table:formula="of:=ZKRPAYLAS([.G73];10000;[.A73];[.B73])" office:value-type="string" office:string-value="يا معبود&#10;&#13;2 gece, gecede 7442 kez Ya Mabud ismini okursanız 122x122 kere okumuş yani hatmini tamamlamış olursunuz.&#10;&#13;7442 için tesbih önerisi [75 tur][17 kalan]" calcext:value-type="string">
            <text:p>يا معبود</text:p>
            <text:p>2 gece, gecede 7442 kez Ya Mabud ismini okursanız 122x122 kere okumuş yani hatmini tamamlamış olursunuz.</text:p>
            <text:p>7442 için tesbih önerisi [75 tur][17 kalan]</text:p>
          </table:table-cell>
          <table:table-cell table:style-name="ce16"/>
        </table:table-row>
        <table:table-row table:style-name="ro3">
          <table:table-cell table:style-name="ce4" office:value-type="string" calcext:value-type="string">
            <text:p>يا معيد</text:p>
          </table:table-cell>
          <table:table-cell table:style-name="ce6" office:value-type="string" calcext:value-type="string">
            <text:p>Ya Muiyd</text:p>
          </table:table-cell>
          <table:table-cell table:style-name="ce12" table:formula="of:=ABJAD([.$A74];1;1) - 11" office:value-type="float" office:value="124" calcext:value-type="float">
            <text:p>124</text:p>
          </table:table-cell>
          <table:table-cell table:style-name="ce12" table:formula="of:=[.C74]*[.C74]" office:value-type="float" office:value="15376" calcext:value-type="float">
            <text:p>15376</text:p>
          </table:table-cell>
          <table:table-cell table:style-name="ce14" table:formula="of:=ZKRPAYLAS([.D74];10000;[.A74];[.B74])" office:value-type="string" office:string-value="يا معيد&#10;&#13;2 gece, gecede 7688 kez Ya Muiyd ismini okursanız 124x124 kere okumuş yani hatmini tamamlamış olursunuz.&#10;&#13;7688 için tesbih önerisi [77 tur][1X33][32 kalan]" calcext:value-type="string">
            <text:p>يا معيد</text:p>
            <text:p>2 gece, gecede 7688 kez Ya Muiyd ismini okursanız 124x124 kere okumuş yani hatmini tamamlamış olursunuz.</text:p>
            <text:p>7688 için tesbih önerisi [77 tur][1X33][32 kalan]</text:p>
          </table:table-cell>
          <table:table-cell table:style-name="ce12" table:formula="of:=ABJAD([.$A74];7;1) - 11" office:value-type="float" office:value="124" calcext:value-type="float">
            <text:p>124</text:p>
          </table:table-cell>
          <table:table-cell table:style-name="ce12" table:formula="of:=[.F74]*[.F74]" office:value-type="float" office:value="15376" calcext:value-type="float">
            <text:p>15376</text:p>
          </table:table-cell>
          <table:table-cell table:style-name="ce14" table:formula="of:=ZKRPAYLAS([.G74];10000;[.A74];[.B74])" office:value-type="string" office:string-value="يا معيد&#10;&#13;2 gece, gecede 7688 kez Ya Muiyd ismini okursanız 124x124 kere okumuş yani hatmini tamamlamış olursunuz.&#10;&#13;7688 için tesbih önerisi [77 tur][1X33][32 kalan]" calcext:value-type="string">
            <text:p>يا معيد</text:p>
            <text:p>2 gece, gecede 7688 kez Ya Muiyd ismini okursanız 124x124 kere okumuş yani hatmini tamamlamış olursunuz.</text:p>
            <text:p>7688 için tesbih önerisi [77 tur][1X33][32 kalan]</text:p>
          </table:table-cell>
          <table:table-cell table:style-name="ce16"/>
        </table:table-row>
        <table:table-row table:style-name="ro3">
          <table:table-cell table:style-name="ce4" office:value-type="string" calcext:value-type="string">
            <text:p>يا مُنزل</text:p>
          </table:table-cell>
          <table:table-cell table:style-name="ce6" office:value-type="string" calcext:value-type="string">
            <text:p>Ya Munzil</text:p>
          </table:table-cell>
          <table:table-cell table:style-name="ce12" table:formula="of:=ABJAD([.$A75];1;1) - 11" office:value-type="float" office:value="127" calcext:value-type="float">
            <text:p>127</text:p>
          </table:table-cell>
          <table:table-cell table:style-name="ce12" table:formula="of:=[.C75]*[.C75]" office:value-type="float" office:value="16129" calcext:value-type="float">
            <text:p>16129</text:p>
          </table:table-cell>
          <table:table-cell table:style-name="ce14" table:formula="of:=ZKRPAYLAS([.D75];10000;[.A75];[.B75])" office:value-type="string" office:string-value="يا مُنزل&#10;&#13;127 gece, gecede 127 kez Ya Munzil ismini okursanız 127x127 kere okumuş yani hatmini tamamlamış olursunuz.&#10;&#13;127 için tesbih önerisi [1 tur][28 kalan]" calcext:value-type="string">
            <text:p>يا مُنزل</text:p>
            <text:p>127 gece, gecede 127 kez Ya Munzil ismini okursanız 127x127 kere okumuş yani hatmini tamamlamış olursunuz.</text:p>
            <text:p>127 için tesbih önerisi [1 tur][28 kalan]</text:p>
          </table:table-cell>
          <table:table-cell table:style-name="ce12" table:formula="of:=ABJAD([.$A75];7;1) - 11" office:value-type="float" office:value="127" calcext:value-type="float">
            <text:p>127</text:p>
          </table:table-cell>
          <table:table-cell table:style-name="ce12" table:formula="of:=[.F75]*[.F75]" office:value-type="float" office:value="16129" calcext:value-type="float">
            <text:p>16129</text:p>
          </table:table-cell>
          <table:table-cell table:style-name="ce14" table:formula="of:=ZKRPAYLAS([.G75];10000;[.A75];[.B75])" office:value-type="string" office:string-value="يا مُنزل&#10;&#13;127 gece, gecede 127 kez Ya Munzil ismini okursanız 127x127 kere okumuş yani hatmini tamamlamış olursunuz.&#10;&#13;127 için tesbih önerisi [1 tur][28 kalan]" calcext:value-type="string">
            <text:p>يا مُنزل</text:p>
            <text:p>127 gece, gecede 127 kez Ya Munzil ismini okursanız 127x127 kere okumuş yani hatmini tamamlamış olursunuz.</text:p>
            <text:p>127 için tesbih önerisi [1 tur][28 kalan]</text:p>
          </table:table-cell>
          <table:table-cell table:style-name="ce16"/>
        </table:table-row>
        <table:table-row table:style-name="ro3">
          <table:table-cell table:style-name="ce4" office:value-type="string" calcext:value-type="string">
            <text:p>يا معطي</text:p>
          </table:table-cell>
          <table:table-cell table:style-name="ce6" office:value-type="string" calcext:value-type="string">
            <text:p>Ya Muati</text:p>
          </table:table-cell>
          <table:table-cell table:style-name="ce12" table:formula="of:=ABJAD([.$A76];1;1) - 11" office:value-type="float" office:value="129" calcext:value-type="float">
            <text:p>129</text:p>
          </table:table-cell>
          <table:table-cell table:style-name="ce12" table:formula="of:=[.C76]*[.C76]" office:value-type="float" office:value="16641" calcext:value-type="float">
            <text:p>16641</text:p>
          </table:table-cell>
          <table:table-cell table:style-name="ce14" table:formula="of:=ZKRPAYLAS([.D76];10000;[.A76];[.B76])" office:value-type="string" office:string-value="يا معطي&#10;&#13;3 gece, gecede 5547 kez Ya Muati ismini okursanız 129x129 kere okumuş yani hatmini tamamlamış olursunuz.&#10;&#13;5547 için tesbih önerisi [56 tur][3 kalan]" calcext:value-type="string">
            <text:p>يا معطي</text:p>
            <text:p>3 gece, gecede 5547 kez Ya Muati ismini okursanız 129x129 kere okumuş yani hatmini tamamlamış olursunuz.</text:p>
            <text:p>5547 için tesbih önerisi [56 tur][3 kalan]</text:p>
          </table:table-cell>
          <table:table-cell table:style-name="ce12" table:formula="of:=ABJAD([.$A76];7;1) - 11" office:value-type="float" office:value="129" calcext:value-type="float">
            <text:p>129</text:p>
          </table:table-cell>
          <table:table-cell table:style-name="ce12" table:formula="of:=[.F76]*[.F76]" office:value-type="float" office:value="16641" calcext:value-type="float">
            <text:p>16641</text:p>
          </table:table-cell>
          <table:table-cell table:style-name="ce14" table:formula="of:=ZKRPAYLAS([.G76];10000;[.A76];[.B76])" office:value-type="string" office:string-value="يا معطي&#10;&#13;3 gece, gecede 5547 kez Ya Muati ismini okursanız 129x129 kere okumuş yani hatmini tamamlamış olursunuz.&#10;&#13;5547 için tesbih önerisi [56 tur][3 kalan]" calcext:value-type="string">
            <text:p>يا معطي</text:p>
            <text:p>3 gece, gecede 5547 kez Ya Muati ismini okursanız 129x129 kere okumuş yani hatmini tamamlamış olursunuz.</text:p>
            <text:p>5547 için tesbih önerisi [56 tur][3 kalan]</text:p>
          </table:table-cell>
          <table:table-cell table:style-name="ce16"/>
        </table:table-row>
        <table:table-row table:style-name="ro3">
          <table:table-cell table:style-name="ce4" office:value-type="string" calcext:value-type="string">
            <text:p>يا لطيف</text:p>
          </table:table-cell>
          <table:table-cell table:style-name="ce6" office:value-type="string" calcext:value-type="string">
            <text:p>Ya Latif</text:p>
          </table:table-cell>
          <table:table-cell table:style-name="ce12" table:formula="of:=ABJAD([.$A77];1;1) - 11" office:value-type="float" office:value="129" calcext:value-type="float">
            <text:p>129</text:p>
          </table:table-cell>
          <table:table-cell table:style-name="ce12" table:formula="of:=[.C77]*[.C77]" office:value-type="float" office:value="16641" calcext:value-type="float">
            <text:p>16641</text:p>
          </table:table-cell>
          <table:table-cell table:style-name="ce14" table:formula="of:=ZKRPAYLAS([.D77];10000;[.A77];[.B77])" office:value-type="string" office:string-value="يا لطيف&#10;&#13;3 gece, gecede 5547 kez Ya Latif ismini okursanız 129x129 kere okumuş yani hatmini tamamlamış olursunuz.&#10;&#13;5547 için tesbih önerisi [56 tur][3 kalan]" calcext:value-type="string">
            <text:p>يا لطيف</text:p>
            <text:p>3 gece, gecede 5547 kez Ya Latif ismini okursanız 129x129 kere okumuş yani hatmini tamamlamış olursunuz.</text:p>
            <text:p>5547 için tesbih önerisi [56 tur][3 kalan]</text:p>
          </table:table-cell>
          <table:table-cell table:style-name="ce12" table:formula="of:=ABJAD([.$A77];7;1) - 11" office:value-type="float" office:value="129" calcext:value-type="float">
            <text:p>129</text:p>
          </table:table-cell>
          <table:table-cell table:style-name="ce12" table:formula="of:=[.F77]*[.F77]" office:value-type="float" office:value="16641" calcext:value-type="float">
            <text:p>16641</text:p>
          </table:table-cell>
          <table:table-cell table:style-name="ce14" table:formula="of:=ZKRPAYLAS([.G77];10000;[.A77];[.B77])" office:value-type="string" office:string-value="يا لطيف&#10;&#13;3 gece, gecede 5547 kez Ya Latif ismini okursanız 129x129 kere okumuş yani hatmini tamamlamış olursunuz.&#10;&#13;5547 için tesbih önerisi [56 tur][3 kalan]" calcext:value-type="string">
            <text:p>يا لطيف</text:p>
            <text:p>3 gece, gecede 5547 kez Ya Latif ismini okursanız 129x129 kere okumuş yani hatmini tamamlamış olursunuz.</text:p>
            <text:p>5547 için tesbih önerisi [56 tur][3 kalan]</text:p>
          </table:table-cell>
          <table:table-cell table:style-name="ce16"/>
        </table:table-row>
        <table:table-row table:style-name="ro3">
          <table:table-cell table:style-name="ce4" office:value-type="string" calcext:value-type="string">
            <text:p>يا سلام</text:p>
          </table:table-cell>
          <table:table-cell table:style-name="ce6" office:value-type="string" calcext:value-type="string">
            <text:p>Ya Selam</text:p>
          </table:table-cell>
          <table:table-cell table:style-name="ce12" table:formula="of:=ABJAD([.$A78];1;1) - 11" office:value-type="float" office:value="131" calcext:value-type="float">
            <text:p>131</text:p>
          </table:table-cell>
          <table:table-cell table:style-name="ce12" table:formula="of:=[.C78]*[.C78]" office:value-type="float" office:value="17161" calcext:value-type="float">
            <text:p>17161</text:p>
          </table:table-cell>
          <table:table-cell table:style-name="ce14" table:formula="of:=ZKRPAYLAS([.D78];10000;[.A78];[.B78])" office:value-type="string" office:string-value="يا سلام&#10;&#13;131 gece, gecede 131 kez Ya Selam ismini okursanız 131x131 kere okumuş yani hatmini tamamlamış olursunuz.&#10;&#13;131 için tesbih önerisi [1 tur][32 kalan]" calcext:value-type="string">
            <text:p>يا سلام</text:p>
            <text:p>131 gece, gecede 131 kez Ya Selam ismini okursanız 131x131 kere okumuş yani hatmini tamamlamış olursunuz.</text:p>
            <text:p>131 için tesbih önerisi [1 tur][32 kalan]</text:p>
          </table:table-cell>
          <table:table-cell table:style-name="ce12" table:formula="of:=ABJAD([.$A78];7;1) - 11" office:value-type="float" office:value="371" calcext:value-type="float">
            <text:p>371</text:p>
          </table:table-cell>
          <table:table-cell table:style-name="ce12" table:formula="of:=[.F78]*[.F78]" office:value-type="float" office:value="137641" calcext:value-type="float">
            <text:p>137641</text:p>
          </table:table-cell>
          <table:table-cell table:style-name="ce14" table:formula="of:=ZKRPAYLAS([.G78];10000;[.A78];[.B78])" office:value-type="string" office:string-value="يا سلام&#10;&#13;49 gece, gecede 2809 kez Ya Selam ismini okursanız 371x371 kere okumuş yani hatmini tamamlamış olursunuz.&#10;&#13;2809 için tesbih önerisi [28 tur][1X33][4 kalan]" calcext:value-type="string">
            <text:p>يا سلام</text:p>
            <text:p>49 gece, gecede 2809 kez Ya Selam ismini okursanız 371x371 kere okumuş yani hatmini tamamlamış olursunuz.</text:p>
            <text:p>2809 için tesbih önerisi [28 tur][1X33][4 kalan]</text:p>
          </table:table-cell>
          <table:table-cell table:style-name="ce16"/>
        </table:table-row>
        <table:table-row table:style-name="ro3">
          <table:table-cell table:style-name="ce4" office:value-type="string" calcext:value-type="string">
            <text:p>يا صمد</text:p>
          </table:table-cell>
          <table:table-cell table:style-name="ce6" office:value-type="string" calcext:value-type="string">
            <text:p>Ya Samed</text:p>
          </table:table-cell>
          <table:table-cell table:style-name="ce12" table:formula="of:=ABJAD([.$A79];1;1) - 11" office:value-type="float" office:value="134" calcext:value-type="float">
            <text:p>134</text:p>
          </table:table-cell>
          <table:table-cell table:style-name="ce12" table:formula="of:=[.C79]*[.C79]" office:value-type="float" office:value="17956" calcext:value-type="float">
            <text:p>17956</text:p>
          </table:table-cell>
          <table:table-cell table:style-name="ce14" table:formula="of:=ZKRPAYLAS([.D79];10000;[.A79];[.B79])" office:value-type="string" office:string-value="يا صمد&#10;&#13;2 gece, gecede 8978 kez Ya Samed ismini okursanız 134x134 kere okumuş yani hatmini tamamlamış olursunuz.&#10;&#13;8978 için tesbih önerisi [90 tur][2X33][2 kalan]" calcext:value-type="string">
            <text:p>يا صمد</text:p>
            <text:p>2 gece, gecede 8978 kez Ya Samed ismini okursanız 134x134 kere okumuş yani hatmini tamamlamış olursunuz.</text:p>
            <text:p>8978 için tesbih önerisi [90 tur][2X33][2 kalan]</text:p>
          </table:table-cell>
          <table:table-cell table:style-name="ce12" table:formula="of:=ABJAD([.$A79];7;1) - 11" office:value-type="float" office:value="104" calcext:value-type="float">
            <text:p>104</text:p>
          </table:table-cell>
          <table:table-cell table:style-name="ce12" table:formula="of:=[.F79]*[.F79]" office:value-type="float" office:value="10816" calcext:value-type="float">
            <text:p>10816</text:p>
          </table:table-cell>
          <table:table-cell table:style-name="ce14" table:formula="of:=ZKRPAYLAS([.G79];10000;[.A79];[.B79])" office:value-type="string" office:string-value="يا صمد&#10;&#13;2 gece, gecede 5408 kez Ya Samed ismini okursanız 104x104 kere okumuş yani hatmini tamamlamış olursunuz.&#10;&#13;5408 için tesbih önerisi [54 tur][1X33][29 kalan]" calcext:value-type="string">
            <text:p>يا صمد</text:p>
            <text:p>2 gece, gecede 5408 kez Ya Samed ismini okursanız 104x104 kere okumuş yani hatmini tamamlamış olursunuz.</text:p>
            <text:p>5408 için tesbih önerisi [54 tur][1X33][29 kalan]</text:p>
          </table:table-cell>
          <table:table-cell table:style-name="ce16"/>
        </table:table-row>
        <table:table-row table:style-name="ro3">
          <table:table-cell table:style-name="ce4" office:value-type="string" calcext:value-type="string">
            <text:p>يا مؤمن</text:p>
          </table:table-cell>
          <table:table-cell table:style-name="ce6" office:value-type="string" calcext:value-type="string">
            <text:p>Ya Mumin</text:p>
          </table:table-cell>
          <table:table-cell table:style-name="ce12" table:formula="of:=ABJAD([.$A80];1;1) - 11" office:value-type="float" office:value="137" calcext:value-type="float">
            <text:p>137</text:p>
          </table:table-cell>
          <table:table-cell table:style-name="ce12" table:formula="of:=[.C80]*[.C80]" office:value-type="float" office:value="18769" calcext:value-type="float">
            <text:p>18769</text:p>
          </table:table-cell>
          <table:table-cell table:style-name="ce14" table:formula="of:=ZKRPAYLAS([.D80];10000;[.A80];[.B80])" office:value-type="string" office:string-value="يا مؤمن&#10;&#13;137 gece, gecede 137 kez Ya Mumin ismini okursanız 137x137 kere okumuş yani hatmini tamamlamış olursunuz.&#10;&#13;137 için tesbih önerisi [1 tur][1X33][5 kalan]" calcext:value-type="string">
            <text:p>يا مؤمن</text:p>
            <text:p>137 gece, gecede 137 kez Ya Mumin ismini okursanız 137x137 kere okumuş yani hatmini tamamlamış olursunuz.</text:p>
            <text:p>137 için tesbih önerisi [1 tur][1X33][5 kalan]</text:p>
          </table:table-cell>
          <table:table-cell table:style-name="ce12" table:formula="of:=ABJAD([.$A80];7;1) - 11" office:value-type="float" office:value="137" calcext:value-type="float">
            <text:p>137</text:p>
          </table:table-cell>
          <table:table-cell table:style-name="ce12" table:formula="of:=[.F80]*[.F80]" office:value-type="float" office:value="18769" calcext:value-type="float">
            <text:p>18769</text:p>
          </table:table-cell>
          <table:table-cell table:style-name="ce14" table:formula="of:=ZKRPAYLAS([.G80];10000;[.A80];[.B80])" office:value-type="string" office:string-value="يا مؤمن&#10;&#13;137 gece, gecede 137 kez Ya Mumin ismini okursanız 137x137 kere okumuş yani hatmini tamamlamış olursunuz.&#10;&#13;137 için tesbih önerisi [1 tur][1X33][5 kalan]" calcext:value-type="string">
            <text:p>يا مؤمن</text:p>
            <text:p>137 gece, gecede 137 kez Ya Mumin ismini okursanız 137x137 kere okumuş yani hatmini tamamlamış olursunuz.</text:p>
            <text:p>137 için tesbih önerisi [1 tur][1X33][5 kalan]</text:p>
          </table:table-cell>
          <table:table-cell table:style-name="ce16"/>
        </table:table-row>
        <table:table-row table:style-name="ro3">
          <table:table-cell table:style-name="ce4" office:value-type="string" calcext:value-type="string">
            <text:p>يا واسع</text:p>
          </table:table-cell>
          <table:table-cell table:style-name="ce6" office:value-type="string" calcext:value-type="string">
            <text:p>Ya Vasi’a</text:p>
          </table:table-cell>
          <table:table-cell table:style-name="ce12" table:formula="of:=ABJAD([.$A81];1;1) - 11" office:value-type="float" office:value="137" calcext:value-type="float">
            <text:p>137</text:p>
          </table:table-cell>
          <table:table-cell table:style-name="ce12" table:formula="of:=[.C81]*[.C81]" office:value-type="float" office:value="18769" calcext:value-type="float">
            <text:p>18769</text:p>
          </table:table-cell>
          <table:table-cell table:style-name="ce14" table:formula="of:=ZKRPAYLAS([.D81];10000;[.A81];[.B81])" office:value-type="string" office:string-value="يا واسع&#10;&#13;137 gece, gecede 137 kez Ya Vasi’a ismini okursanız 137x137 kere okumuş yani hatmini tamamlamış olursunuz.&#10;&#13;137 için tesbih önerisi [1 tur][1X33][5 kalan]" calcext:value-type="string">
            <text:p>يا واسع</text:p>
            <text:p>137 gece, gecede 137 kez Ya Vasi’a ismini okursanız 137x137 kere okumuş yani hatmini tamamlamış olursunuz.</text:p>
            <text:p>137 için tesbih önerisi [1 tur][1X33][5 kalan]</text:p>
          </table:table-cell>
          <table:table-cell table:style-name="ce12" table:formula="of:=ABJAD([.$A81];7;1) - 11" office:value-type="float" office:value="377" calcext:value-type="float">
            <text:p>377</text:p>
          </table:table-cell>
          <table:table-cell table:style-name="ce12" table:formula="of:=[.F81]*[.F81]" office:value-type="float" office:value="142129" calcext:value-type="float">
            <text:p>142129</text:p>
          </table:table-cell>
          <table:table-cell table:style-name="ce14" table:formula="of:=ZKRPAYLAS([.G81];10000;[.A81];[.B81])" office:value-type="string" office:string-value="يا واسع&#10;&#13;29 gece, gecede 4901 kez Ya Vasi’a ismini okursanız 377x377 kere okumuş yani hatmini tamamlamış olursunuz.&#10;&#13;4901 için tesbih önerisi [49 tur][1X33][17 kalan]" calcext:value-type="string">
            <text:p>يا واسع</text:p>
            <text:p>29 gece, gecede 4901 kez Ya Vasi’a ismini okursanız 377x377 kere okumuş yani hatmini tamamlamış olursunuz.</text:p>
            <text:p>4901 için tesbih önerisi [49 tur][1X33][17 kalan]</text:p>
          </table:table-cell>
          <table:table-cell table:style-name="ce16"/>
        </table:table-row>
        <table:table-row table:style-name="ro3">
          <table:table-cell table:style-name="ce4" office:value-type="string" calcext:value-type="string">
            <text:p>يا كفيل</text:p>
          </table:table-cell>
          <table:table-cell table:style-name="ce6" office:value-type="string" calcext:value-type="string">
            <text:p>Ya Kefil</text:p>
          </table:table-cell>
          <table:table-cell table:style-name="ce12" table:formula="of:=ABJAD([.$A82];1;1) - 11" office:value-type="float" office:value="140" calcext:value-type="float">
            <text:p>140</text:p>
          </table:table-cell>
          <table:table-cell table:style-name="ce12" table:formula="of:=[.C82]*[.C82]" office:value-type="float" office:value="19600" calcext:value-type="float">
            <text:p>19600</text:p>
          </table:table-cell>
          <table:table-cell table:style-name="ce14" table:formula="of:=ZKRPAYLAS([.D82];10000;[.A82];[.B82])" office:value-type="string" office:string-value="يا كفيل&#10;&#13;2 gece, gecede 9800 kez Ya Kefil ismini okursanız 140x140 kere okumuş yani hatmini tamamlamış olursunuz.&#10;&#13;9800 için tesbih önerisi [98 tur][2X33][32 kalan]" calcext:value-type="string">
            <text:p>يا كفيل</text:p>
            <text:p>2 gece, gecede 9800 kez Ya Kefil ismini okursanız 140x140 kere okumuş yani hatmini tamamlamış olursunuz.</text:p>
            <text:p>9800 için tesbih önerisi [98 tur][2X33][32 kalan]</text:p>
          </table:table-cell>
          <table:table-cell table:style-name="ce12" table:formula="of:=ABJAD([.$A82];7;1) - 11" office:value-type="float" office:value="140" calcext:value-type="float">
            <text:p>140</text:p>
          </table:table-cell>
          <table:table-cell table:style-name="ce12" table:formula="of:=[.F82]*[.F82]" office:value-type="float" office:value="19600" calcext:value-type="float">
            <text:p>19600</text:p>
          </table:table-cell>
          <table:table-cell table:style-name="ce14" table:formula="of:=ZKRPAYLAS([.G82];10000;[.A82];[.B82])" office:value-type="string" office:string-value="يا كفيل&#10;&#13;2 gece, gecede 9800 kez Ya Kefil ismini okursanız 140x140 kere okumuş yani hatmini tamamlamış olursunuz.&#10;&#13;9800 için tesbih önerisi [98 tur][2X33][32 kalan]" calcext:value-type="string">
            <text:p>يا كفيل</text:p>
            <text:p>2 gece, gecede 9800 kez Ya Kefil ismini okursanız 140x140 kere okumuş yani hatmini tamamlamış olursunuz.</text:p>
            <text:p>9800 için tesbih önerisi [98 tur][2X33][32 kalan]</text:p>
          </table:table-cell>
          <table:table-cell table:style-name="ce16"/>
        </table:table-row>
        <table:table-row table:style-name="ro3">
          <table:table-cell table:style-name="ce4" office:value-type="string" calcext:value-type="string">
            <text:p>يا منان</text:p>
          </table:table-cell>
          <table:table-cell table:style-name="ce6" office:value-type="string" calcext:value-type="string">
            <text:p>Ya Mennan</text:p>
          </table:table-cell>
          <table:table-cell table:style-name="ce12" table:formula="of:=ABJAD([.$A83];1;1) - 11" office:value-type="float" office:value="141" calcext:value-type="float">
            <text:p>141</text:p>
          </table:table-cell>
          <table:table-cell table:style-name="ce12" table:formula="of:=[.C83]*[.C83]" office:value-type="float" office:value="19881" calcext:value-type="float">
            <text:p>19881</text:p>
          </table:table-cell>
          <table:table-cell table:style-name="ce14" table:formula="of:=ZKRPAYLAS([.D83];10000;[.A83];[.B83])" office:value-type="string" office:string-value="يا منان&#10;&#13;3 gece, gecede 6627 kez Ya Mennan ismini okursanız 141x141 kere okumuş yani hatmini tamamlamış olursunuz.&#10;&#13;6627 için tesbih önerisi [66 tur][2X33][27 kalan]" calcext:value-type="string">
            <text:p>يا منان</text:p>
            <text:p>3 gece, gecede 6627 kez Ya Mennan ismini okursanız 141x141 kere okumuş yani hatmini tamamlamış olursunuz.</text:p>
            <text:p>6627 için tesbih önerisi [66 tur][2X33][27 kalan]</text:p>
          </table:table-cell>
          <table:table-cell table:style-name="ce12" table:formula="of:=ABJAD([.$A83];7;1) - 11" office:value-type="float" office:value="141" calcext:value-type="float">
            <text:p>141</text:p>
          </table:table-cell>
          <table:table-cell table:style-name="ce12" table:formula="of:=[.F83]*[.F83]" office:value-type="float" office:value="19881" calcext:value-type="float">
            <text:p>19881</text:p>
          </table:table-cell>
          <table:table-cell table:style-name="ce14" table:formula="of:=ZKRPAYLAS([.G83];10000;[.A83];[.B83])" office:value-type="string" office:string-value="يا منان&#10;&#13;3 gece, gecede 6627 kez Ya Mennan ismini okursanız 141x141 kere okumuş yani hatmini tamamlamış olursunuz.&#10;&#13;6627 için tesbih önerisi [66 tur][2X33][27 kalan]" calcext:value-type="string">
            <text:p>يا منان</text:p>
            <text:p>3 gece, gecede 6627 kez Ya Mennan ismini okursanız 141x141 kere okumuş yani hatmini tamamlamış olursunuz.</text:p>
            <text:p>6627 için tesbih önerisi [66 tur][2X33][27 kalan]</text:p>
          </table:table-cell>
          <table:table-cell table:style-name="ce16"/>
        </table:table-row>
        <table:table-row table:style-name="ro3">
          <table:table-cell table:style-name="ce4" office:value-type="string" calcext:value-type="string">
            <text:p>يا علام</text:p>
          </table:table-cell>
          <table:table-cell table:style-name="ce6" office:value-type="string" calcext:value-type="string">
            <text:p>Ya A’lam</text:p>
          </table:table-cell>
          <table:table-cell table:style-name="ce12" table:formula="of:=ABJAD([.$A84];1;1) - 11" office:value-type="float" office:value="141" calcext:value-type="float">
            <text:p>141</text:p>
          </table:table-cell>
          <table:table-cell table:style-name="ce12" table:formula="of:=[.C84]*[.C84]" office:value-type="float" office:value="19881" calcext:value-type="float">
            <text:p>19881</text:p>
          </table:table-cell>
          <table:table-cell table:style-name="ce14" table:formula="of:=ZKRPAYLAS([.D84];10000;[.A84];[.B84])" office:value-type="string" office:string-value="يا علام&#10;&#13;3 gece, gecede 6627 kez Ya A’lam ismini okursanız 141x141 kere okumuş yani hatmini tamamlamış olursunuz.&#10;&#13;6627 için tesbih önerisi [66 tur][2X33][27 kalan]" calcext:value-type="string">
            <text:p>يا علام</text:p>
            <text:p>3 gece, gecede 6627 kez Ya A’lam ismini okursanız 141x141 kere okumuş yani hatmini tamamlamış olursunuz.</text:p>
            <text:p>6627 için tesbih önerisi [66 tur][2X33][27 kalan]</text:p>
          </table:table-cell>
          <table:table-cell table:style-name="ce12" table:formula="of:=ABJAD([.$A84];7;1) - 11" office:value-type="float" office:value="141" calcext:value-type="float">
            <text:p>141</text:p>
          </table:table-cell>
          <table:table-cell table:style-name="ce12" table:formula="of:=[.F84]*[.F84]" office:value-type="float" office:value="19881" calcext:value-type="float">
            <text:p>19881</text:p>
          </table:table-cell>
          <table:table-cell table:style-name="ce14" table:formula="of:=ZKRPAYLAS([.G84];10000;[.A84];[.B84])" office:value-type="string" office:string-value="يا علام&#10;&#13;3 gece, gecede 6627 kez Ya A’lam ismini okursanız 141x141 kere okumuş yani hatmini tamamlamış olursunuz.&#10;&#13;6627 için tesbih önerisi [66 tur][2X33][27 kalan]" calcext:value-type="string">
            <text:p>يا علام</text:p>
            <text:p>3 gece, gecede 6627 kez Ya A’lam ismini okursanız 141x141 kere okumuş yani hatmini tamamlamış olursunuz.</text:p>
            <text:p>6627 için tesbih önerisi [66 tur][2X33][27 kalan]</text:p>
          </table:table-cell>
          <table:table-cell table:style-name="ce16"/>
        </table:table-row>
        <table:table-row table:style-name="ro3">
          <table:table-cell table:style-name="ce4" office:value-type="string" calcext:value-type="string">
            <text:p>يا أعلم</text:p>
          </table:table-cell>
          <table:table-cell table:style-name="ce6" office:value-type="string" calcext:value-type="string">
            <text:p>Ya A’lem</text:p>
          </table:table-cell>
          <table:table-cell table:style-name="ce12" table:formula="of:=ABJAD([.$A85];1;1) - 11" office:value-type="float" office:value="141" calcext:value-type="float">
            <text:p>141</text:p>
          </table:table-cell>
          <table:table-cell table:style-name="ce12" table:formula="of:=[.C85]*[.C85]" office:value-type="float" office:value="19881" calcext:value-type="float">
            <text:p>19881</text:p>
          </table:table-cell>
          <table:table-cell table:style-name="ce14" table:formula="of:=ZKRPAYLAS([.D85];10000;[.A85];[.B85])" office:value-type="string" office:string-value="يا أعلم&#10;&#13;3 gece, gecede 6627 kez Ya A’lem ismini okursanız 141x141 kere okumuş yani hatmini tamamlamış olursunuz.&#10;&#13;6627 için tesbih önerisi [66 tur][2X33][27 kalan]" calcext:value-type="string">
            <text:p>يا أعلم</text:p>
            <text:p>3 gece, gecede 6627 kez Ya A’lem ismini okursanız 141x141 kere okumuş yani hatmini tamamlamış olursunuz.</text:p>
            <text:p>6627 için tesbih önerisi [66 tur][2X33][27 kalan]</text:p>
          </table:table-cell>
          <table:table-cell table:style-name="ce12" table:formula="of:=ABJAD([.$A85];7;1) - 11" office:value-type="float" office:value="141" calcext:value-type="float">
            <text:p>141</text:p>
          </table:table-cell>
          <table:table-cell table:style-name="ce12" table:formula="of:=[.F85]*[.F85]" office:value-type="float" office:value="19881" calcext:value-type="float">
            <text:p>19881</text:p>
          </table:table-cell>
          <table:table-cell table:style-name="ce14" table:formula="of:=ZKRPAYLAS([.G85];10000;[.A85];[.B85])" office:value-type="string" office:string-value="يا أعلم&#10;&#13;3 gece, gecede 6627 kez Ya A’lem ismini okursanız 141x141 kere okumuş yani hatmini tamamlamış olursunuz.&#10;&#13;6627 için tesbih önerisi [66 tur][2X33][27 kalan]" calcext:value-type="string">
            <text:p>يا أعلم</text:p>
            <text:p>3 gece, gecede 6627 kez Ya A’lem ismini okursanız 141x141 kere okumuş yani hatmini tamamlamış olursunuz.</text:p>
            <text:p>6627 için tesbih önerisi [66 tur][2X33][27 kalan]</text:p>
          </table:table-cell>
          <table:table-cell table:style-name="ce16"/>
        </table:table-row>
        <table:table-row table:style-name="ro3">
          <table:table-cell table:style-name="ce4" office:value-type="string" calcext:value-type="string">
            <text:p>يا عالم</text:p>
          </table:table-cell>
          <table:table-cell table:style-name="ce6" office:value-type="string" calcext:value-type="string">
            <text:p>Ya A’lem</text:p>
          </table:table-cell>
          <table:table-cell table:style-name="ce12" table:formula="of:=ABJAD([.$A86];1;1) - 11" office:value-type="float" office:value="141" calcext:value-type="float">
            <text:p>141</text:p>
          </table:table-cell>
          <table:table-cell table:style-name="ce12" table:formula="of:=[.C86]*[.C86]" office:value-type="float" office:value="19881" calcext:value-type="float">
            <text:p>19881</text:p>
          </table:table-cell>
          <table:table-cell table:style-name="ce14" table:formula="of:=ZKRPAYLAS([.D86];10000;[.A86];[.B86])" office:value-type="string" office:string-value="يا عالم&#10;&#13;3 gece, gecede 6627 kez Ya A’lem ismini okursanız 141x141 kere okumuş yani hatmini tamamlamış olursunuz.&#10;&#13;6627 için tesbih önerisi [66 tur][2X33][27 kalan]" calcext:value-type="string">
            <text:p>يا عالم</text:p>
            <text:p>3 gece, gecede 6627 kez Ya A’lem ismini okursanız 141x141 kere okumuş yani hatmini tamamlamış olursunuz.</text:p>
            <text:p>6627 için tesbih önerisi [66 tur][2X33][27 kalan]</text:p>
          </table:table-cell>
          <table:table-cell table:style-name="ce12" table:formula="of:=ABJAD([.$A86];7;1) - 11" office:value-type="float" office:value="141" calcext:value-type="float">
            <text:p>141</text:p>
          </table:table-cell>
          <table:table-cell table:style-name="ce12" table:formula="of:=[.F86]*[.F86]" office:value-type="float" office:value="19881" calcext:value-type="float">
            <text:p>19881</text:p>
          </table:table-cell>
          <table:table-cell table:style-name="ce14" table:formula="of:=ZKRPAYLAS([.G86];10000;[.A86];[.B86])" office:value-type="string" office:string-value="يا عالم&#10;&#13;3 gece, gecede 6627 kez Ya A’lem ismini okursanız 141x141 kere okumuş yani hatmini tamamlamış olursunuz.&#10;&#13;6627 için tesbih önerisi [66 tur][2X33][27 kalan]" calcext:value-type="string">
            <text:p>يا عالم</text:p>
            <text:p>3 gece, gecede 6627 kez Ya A’lem ismini okursanız 141x141 kere okumuş yani hatmini tamamlamış olursunuz.</text:p>
            <text:p>6627 için tesbih önerisi [66 tur][2X33][27 kalan]</text:p>
          </table:table-cell>
          <table:table-cell table:style-name="ce16"/>
        </table:table-row>
        <table:table-row table:style-name="ro3">
          <table:table-cell table:style-name="ce4" office:value-type="string" calcext:value-type="string">
            <text:p>يا مهيمن</text:p>
          </table:table-cell>
          <table:table-cell table:style-name="ce6" office:value-type="string" calcext:value-type="string">
            <text:p>Ya Muheymin</text:p>
          </table:table-cell>
          <table:table-cell table:style-name="ce12" table:formula="of:=ABJAD([.$A87];1;1) - 11" office:value-type="float" office:value="145" calcext:value-type="float">
            <text:p>145</text:p>
          </table:table-cell>
          <table:table-cell table:style-name="ce12" table:formula="of:=[.C87]*[.C87]" office:value-type="float" office:value="21025" calcext:value-type="float">
            <text:p>21025</text:p>
          </table:table-cell>
          <table:table-cell table:style-name="ce14" table:formula="of:=ZKRPAYLAS([.D87];10000;[.A87];[.B87])" office:value-type="string" office:string-value="يا مهيمن&#10;&#13;5 gece, gecede 4205 kez Ya Muheymin ismini okursanız 145x145 kere okumuş yani hatmini tamamlamış olursunuz.&#10;&#13;4205 için tesbih önerisi [42 tur][1X33][14 kalan]" calcext:value-type="string">
            <text:p>يا مهيمن</text:p>
            <text:p>5 gece, gecede 4205 kez Ya Muheymin ismini okursanız 145x145 kere okumuş yani hatmini tamamlamış olursunuz.</text:p>
            <text:p>4205 için tesbih önerisi [42 tur][1X33][14 kalan]</text:p>
          </table:table-cell>
          <table:table-cell table:style-name="ce12" table:formula="of:=ABJAD([.$A87];7;1) - 11" office:value-type="float" office:value="145" calcext:value-type="float">
            <text:p>145</text:p>
          </table:table-cell>
          <table:table-cell table:style-name="ce12" table:formula="of:=[.F87]*[.F87]" office:value-type="float" office:value="21025" calcext:value-type="float">
            <text:p>21025</text:p>
          </table:table-cell>
          <table:table-cell table:style-name="ce14" table:formula="of:=ZKRPAYLAS([.G87];10000;[.A87];[.B87])" office:value-type="string" office:string-value="يا مهيمن&#10;&#13;5 gece, gecede 4205 kez Ya Muheymin ismini okursanız 145x145 kere okumuş yani hatmini tamamlamış olursunuz.&#10;&#13;4205 için tesbih önerisi [42 tur][1X33][14 kalan]" calcext:value-type="string">
            <text:p>يا مهيمن</text:p>
            <text:p>5 gece, gecede 4205 kez Ya Muheymin ismini okursanız 145x145 kere okumuş yani hatmini tamamlamış olursunuz.</text:p>
            <text:p>4205 için tesbih önerisi [42 tur][1X33][14 kalan]</text:p>
          </table:table-cell>
          <table:table-cell table:style-name="ce16"/>
        </table:table-row>
        <table:table-row table:style-name="ro3">
          <table:table-cell table:style-name="ce4" office:value-type="string" calcext:value-type="string">
            <text:p>يا محصي</text:p>
          </table:table-cell>
          <table:table-cell table:style-name="ce6" office:value-type="string" calcext:value-type="string">
            <text:p>Ya Muhsi</text:p>
          </table:table-cell>
          <table:table-cell table:style-name="ce12" table:formula="of:=ABJAD([.$A88];1;1) - 11" office:value-type="float" office:value="148" calcext:value-type="float">
            <text:p>148</text:p>
          </table:table-cell>
          <table:table-cell table:style-name="ce12" table:formula="of:=[.C88]*[.C88]" office:value-type="float" office:value="21904" calcext:value-type="float">
            <text:p>21904</text:p>
          </table:table-cell>
          <table:table-cell table:style-name="ce14" table:formula="of:=ZKRPAYLAS([.D88];10000;[.A88];[.B88])" office:value-type="string" office:string-value="يا محصي&#10;&#13;4 gece, gecede 5476 kez Ya Muhsi ismini okursanız 148x148 kere okumuş yani hatmini tamamlamış olursunuz.&#10;&#13;5476 için tesbih önerisi [55 tur][31 kalan]" calcext:value-type="string">
            <text:p>يا محصي</text:p>
            <text:p>4 gece, gecede 5476 kez Ya Muhsi ismini okursanız 148x148 kere okumuş yani hatmini tamamlamış olursunuz.</text:p>
            <text:p>5476 için tesbih önerisi [55 tur][31 kalan]</text:p>
          </table:table-cell>
          <table:table-cell table:style-name="ce12" table:formula="of:=ABJAD([.$A88];7;1) - 11" office:value-type="float" office:value="118" calcext:value-type="float">
            <text:p>118</text:p>
          </table:table-cell>
          <table:table-cell table:style-name="ce12" table:formula="of:=[.F88]*[.F88]" office:value-type="float" office:value="13924" calcext:value-type="float">
            <text:p>13924</text:p>
          </table:table-cell>
          <table:table-cell table:style-name="ce14" table:formula="of:=ZKRPAYLAS([.G88];10000;[.A88];[.B88])" office:value-type="string" office:string-value="يا محصي&#10;&#13;2 gece, gecede 6962 kez Ya Muhsi ismini okursanız 118x118 kere okumuş yani hatmini tamamlamış olursunuz.&#10;&#13;6962 için tesbih önerisi [70 tur][32 kalan]" calcext:value-type="string">
            <text:p>يا محصي</text:p>
            <text:p>2 gece, gecede 6962 kez Ya Muhsi ismini okursanız 118x118 kere okumuş yani hatmini tamamlamış olursunuz.</text:p>
            <text:p>6962 için tesbih önerisi [70 tur][32 kalan]</text:p>
          </table:table-cell>
          <table:table-cell table:style-name="ce16"/>
        </table:table-row>
        <table:table-row table:style-name="ro3">
          <table:table-cell table:style-name="ce4" office:value-type="string" calcext:value-type="string">
            <text:p>يا عليم</text:p>
          </table:table-cell>
          <table:table-cell table:style-name="ce6" office:value-type="string" calcext:value-type="string">
            <text:p>Ya Alim</text:p>
          </table:table-cell>
          <table:table-cell table:style-name="ce12" table:formula="of:=ABJAD([.$A89];1;1) - 11" office:value-type="float" office:value="150" calcext:value-type="float">
            <text:p>150</text:p>
          </table:table-cell>
          <table:table-cell table:style-name="ce12" table:formula="of:=[.C89]*[.C89]" office:value-type="float" office:value="22500" calcext:value-type="float">
            <text:p>22500</text:p>
          </table:table-cell>
          <table:table-cell table:style-name="ce14" table:formula="of:=ZKRPAYLAS([.D89];10000;[.A89];[.B89])" office:value-type="string" office:string-value="يا عليم&#10;&#13;3 gece, gecede 7500 kez Ya Alim ismini okursanız 150x150 kere okumuş yani hatmini tamamlamış olursunuz.&#10;&#13;7500 için tesbih önerisi [75 tur][2X33][9 kalan]" calcext:value-type="string">
            <text:p>يا عليم</text:p>
            <text:p>3 gece, gecede 7500 kez Ya Alim ismini okursanız 150x150 kere okumuş yani hatmini tamamlamış olursunuz.</text:p>
            <text:p>7500 için tesbih önerisi [75 tur][2X33][9 kalan]</text:p>
          </table:table-cell>
          <table:table-cell table:style-name="ce12" table:formula="of:=ABJAD([.$A89];7;1) - 11" office:value-type="float" office:value="150" calcext:value-type="float">
            <text:p>150</text:p>
          </table:table-cell>
          <table:table-cell table:style-name="ce12" table:formula="of:=[.F89]*[.F89]" office:value-type="float" office:value="22500" calcext:value-type="float">
            <text:p>22500</text:p>
          </table:table-cell>
          <table:table-cell table:style-name="ce14" table:formula="of:=ZKRPAYLAS([.G89];10000;[.A89];[.B89])" office:value-type="string" office:string-value="يا عليم&#10;&#13;3 gece, gecede 7500 kez Ya Alim ismini okursanız 150x150 kere okumuş yani hatmini tamamlamış olursunuz.&#10;&#13;7500 için tesbih önerisi [75 tur][2X33][9 kalan]" calcext:value-type="string">
            <text:p>يا عليم</text:p>
            <text:p>3 gece, gecede 7500 kez Ya Alim ismini okursanız 150x150 kere okumuş yani hatmini tamamlamış olursunuz.</text:p>
            <text:p>7500 için tesbih önerisi [75 tur][2X33][9 kalan]</text:p>
          </table:table-cell>
          <table:table-cell table:style-name="ce16"/>
        </table:table-row>
        <table:table-row table:style-name="ro3">
          <table:table-cell table:style-name="ce4" office:value-type="string" calcext:value-type="string">
            <text:p>يا قيم</text:p>
          </table:table-cell>
          <table:table-cell table:style-name="ce6" office:value-type="string" calcext:value-type="string">
            <text:p>Ya Kıyemu</text:p>
          </table:table-cell>
          <table:table-cell table:style-name="ce12" table:formula="of:=ABJAD([.$A90];1;1) - 11" office:value-type="float" office:value="150" calcext:value-type="float">
            <text:p>150</text:p>
          </table:table-cell>
          <table:table-cell table:style-name="ce12" table:formula="of:=[.C90]*[.C90]" office:value-type="float" office:value="22500" calcext:value-type="float">
            <text:p>22500</text:p>
          </table:table-cell>
          <table:table-cell table:style-name="ce14" table:formula="of:=ZKRPAYLAS([.D90];10000;[.A90];[.B90])" office:value-type="string" office:string-value="يا قيم&#10;&#13;3 gece, gecede 7500 kez Ya Kıyemu ismini okursanız 150x150 kere okumuş yani hatmini tamamlamış olursunuz.&#10;&#13;7500 için tesbih önerisi [75 tur][2X33][9 kalan]" calcext:value-type="string">
            <text:p>يا قيم</text:p>
            <text:p>3 gece, gecede 7500 kez Ya Kıyemu ismini okursanız 150x150 kere okumuş yani hatmini tamamlamış olursunuz.</text:p>
            <text:p>7500 için tesbih önerisi [75 tur][2X33][9 kalan]</text:p>
          </table:table-cell>
          <table:table-cell table:style-name="ce12" table:formula="of:=ABJAD([.$A90];7;1) - 11" office:value-type="float" office:value="150" calcext:value-type="float">
            <text:p>150</text:p>
          </table:table-cell>
          <table:table-cell table:style-name="ce12" table:formula="of:=[.F90]*[.F90]" office:value-type="float" office:value="22500" calcext:value-type="float">
            <text:p>22500</text:p>
          </table:table-cell>
          <table:table-cell table:style-name="ce14" table:formula="of:=ZKRPAYLAS([.G90];10000;[.A90];[.B90])" office:value-type="string" office:string-value="يا قيم&#10;&#13;3 gece, gecede 7500 kez Ya Kıyemu ismini okursanız 150x150 kere okumuş yani hatmini tamamlamış olursunuz.&#10;&#13;7500 için tesbih önerisi [75 tur][2X33][9 kalan]" calcext:value-type="string">
            <text:p>يا قيم</text:p>
            <text:p>3 gece, gecede 7500 kez Ya Kıyemu ismini okursanız 150x150 kere okumuş yani hatmini tamamlamış olursunuz.</text:p>
            <text:p>7500 için tesbih önerisi [75 tur][2X33][9 kalan]</text:p>
          </table:table-cell>
          <table:table-cell table:style-name="ce16"/>
        </table:table-row>
        <table:table-row table:style-name="ro3">
          <table:table-cell table:style-name="ce4" office:value-type="string" calcext:value-type="string">
            <text:p>يا قيام</text:p>
          </table:table-cell>
          <table:table-cell table:style-name="ce6" office:value-type="string" calcext:value-type="string">
            <text:p>Ya Kıyam</text:p>
          </table:table-cell>
          <table:table-cell table:style-name="ce12" table:formula="of:=ABJAD([.$A91];1;1) - 11" office:value-type="float" office:value="151" calcext:value-type="float">
            <text:p>151</text:p>
          </table:table-cell>
          <table:table-cell table:style-name="ce12" table:formula="of:=[.C91]*[.C91]" office:value-type="float" office:value="22801" calcext:value-type="float">
            <text:p>22801</text:p>
          </table:table-cell>
          <table:table-cell table:style-name="ce14" table:formula="of:=ZKRPAYLAS([.D91];10000;[.A91];[.B91])" office:value-type="string" office:string-value="يا قيام&#10;&#13;151 gece, gecede 151 kez Ya Kıyam ismini okursanız 151x151 kere okumuş yani hatmini tamamlamış olursunuz.&#10;&#13;151 için tesbih önerisi [1 tur][1X33][19 kalan]" calcext:value-type="string">
            <text:p>يا قيام</text:p>
            <text:p>151 gece, gecede 151 kez Ya Kıyam ismini okursanız 151x151 kere okumuş yani hatmini tamamlamış olursunuz.</text:p>
            <text:p>151 için tesbih önerisi [1 tur][1X33][19 kalan]</text:p>
          </table:table-cell>
          <table:table-cell table:style-name="ce12" table:formula="of:=ABJAD([.$A91];7;1) - 11" office:value-type="float" office:value="151" calcext:value-type="float">
            <text:p>151</text:p>
          </table:table-cell>
          <table:table-cell table:style-name="ce12" table:formula="of:=[.F91]*[.F91]" office:value-type="float" office:value="22801" calcext:value-type="float">
            <text:p>22801</text:p>
          </table:table-cell>
          <table:table-cell table:style-name="ce14" table:formula="of:=ZKRPAYLAS([.G91];10000;[.A91];[.B91])" office:value-type="string" office:string-value="يا قيام&#10;&#13;151 gece, gecede 151 kez Ya Kıyam ismini okursanız 151x151 kere okumuş yani hatmini tamamlamış olursunuz.&#10;&#13;151 için tesbih önerisi [1 tur][1X33][19 kalan]" calcext:value-type="string">
            <text:p>يا قيام</text:p>
            <text:p>151 gece, gecede 151 kez Ya Kıyam ismini okursanız 151x151 kere okumuş yani hatmini tamamlamış olursunuz.</text:p>
            <text:p>151 için tesbih önerisi [1 tur][1X33][19 kalan]</text:p>
          </table:table-cell>
          <table:table-cell table:style-name="ce16"/>
        </table:table-row>
        <table:table-row table:style-name="ro3">
          <table:table-cell table:style-name="ce4" office:value-type="string" calcext:value-type="string">
            <text:p>يا قائم</text:p>
          </table:table-cell>
          <table:table-cell table:style-name="ce6" office:value-type="string" calcext:value-type="string">
            <text:p>Ya Kaim</text:p>
          </table:table-cell>
          <table:table-cell table:style-name="ce12" table:formula="of:=ABJAD([.$A92];1;1) - 11" office:value-type="float" office:value="152" calcext:value-type="float">
            <text:p>152</text:p>
          </table:table-cell>
          <table:table-cell table:style-name="ce12" table:formula="of:=[.C92]*[.C92]" office:value-type="float" office:value="23104" calcext:value-type="float">
            <text:p>23104</text:p>
          </table:table-cell>
          <table:table-cell table:style-name="ce14" table:formula="of:=ZKRPAYLAS([.D92];10000;[.A92];[.B92])" office:value-type="string" office:string-value="يا قائم&#10;&#13;4 gece, gecede 5776 kez Ya Kaim ismini okursanız 152x152 kere okumuş yani hatmini tamamlamış olursunuz.&#10;&#13;5776 için tesbih önerisi [58 tur][1X33][1 kalan]" calcext:value-type="string">
            <text:p>يا قائم</text:p>
            <text:p>4 gece, gecede 5776 kez Ya Kaim ismini okursanız 152x152 kere okumuş yani hatmini tamamlamış olursunuz.</text:p>
            <text:p>5776 için tesbih önerisi [58 tur][1X33][1 kalan]</text:p>
          </table:table-cell>
          <table:table-cell table:style-name="ce12" table:formula="of:=ABJAD([.$A92];7;1) - 11" office:value-type="float" office:value="152" calcext:value-type="float">
            <text:p>152</text:p>
          </table:table-cell>
          <table:table-cell table:style-name="ce12" table:formula="of:=[.F92]*[.F92]" office:value-type="float" office:value="23104" calcext:value-type="float">
            <text:p>23104</text:p>
          </table:table-cell>
          <table:table-cell table:style-name="ce14" table:formula="of:=ZKRPAYLAS([.G92];10000;[.A92];[.B92])" office:value-type="string" office:string-value="يا قائم&#10;&#13;4 gece, gecede 5776 kez Ya Kaim ismini okursanız 152x152 kere okumuş yani hatmini tamamlamış olursunuz.&#10;&#13;5776 için tesbih önerisi [58 tur][1X33][1 kalan]" calcext:value-type="string">
            <text:p>يا قائم</text:p>
            <text:p>4 gece, gecede 5776 kez Ya Kaim ismini okursanız 152x152 kere okumuş yani hatmini tamamlamış olursunuz.</text:p>
            <text:p>5776 için tesbih önerisi [58 tur][1X33][1 kalan]</text:p>
          </table:table-cell>
          <table:table-cell table:style-name="ce16"/>
        </table:table-row>
        <table:table-row table:style-name="ro3">
          <table:table-cell table:style-name="ce4" office:value-type="string" calcext:value-type="string">
            <text:p>يا قديم</text:p>
          </table:table-cell>
          <table:table-cell table:style-name="ce6" office:value-type="string" calcext:value-type="string">
            <text:p>Ya Kadim</text:p>
          </table:table-cell>
          <table:table-cell table:style-name="ce12" table:formula="of:=ABJAD([.$A93];1;1) - 11" office:value-type="float" office:value="154" calcext:value-type="float">
            <text:p>154</text:p>
          </table:table-cell>
          <table:table-cell table:style-name="ce12" table:formula="of:=[.C93]*[.C93]" office:value-type="float" office:value="23716" calcext:value-type="float">
            <text:p>23716</text:p>
          </table:table-cell>
          <table:table-cell table:style-name="ce14" table:formula="of:=ZKRPAYLAS([.D93];10000;[.A93];[.B93])" office:value-type="string" office:string-value="يا قديم&#10;&#13;4 gece, gecede 5929 kez Ya Kadim ismini okursanız 154x154 kere okumuş yani hatmini tamamlamış olursunuz.&#10;&#13;5929 için tesbih önerisi [59 tur][2X33][22 kalan]" calcext:value-type="string">
            <text:p>يا قديم</text:p>
            <text:p>4 gece, gecede 5929 kez Ya Kadim ismini okursanız 154x154 kere okumuş yani hatmini tamamlamış olursunuz.</text:p>
            <text:p>5929 için tesbih önerisi [59 tur][2X33][22 kalan]</text:p>
          </table:table-cell>
          <table:table-cell table:style-name="ce12" table:formula="of:=ABJAD([.$A93];7;1) - 11" office:value-type="float" office:value="154" calcext:value-type="float">
            <text:p>154</text:p>
          </table:table-cell>
          <table:table-cell table:style-name="ce12" table:formula="of:=[.F93]*[.F93]" office:value-type="float" office:value="23716" calcext:value-type="float">
            <text:p>23716</text:p>
          </table:table-cell>
          <table:table-cell table:style-name="ce14" table:formula="of:=ZKRPAYLAS([.G93];10000;[.A93];[.B93])" office:value-type="string" office:string-value="يا قديم&#10;&#13;4 gece, gecede 5929 kez Ya Kadim ismini okursanız 154x154 kere okumuş yani hatmini tamamlamış olursunuz.&#10;&#13;5929 için tesbih önerisi [59 tur][2X33][22 kalan]" calcext:value-type="string">
            <text:p>يا قديم</text:p>
            <text:p>4 gece, gecede 5929 kez Ya Kadim ismini okursanız 154x154 kere okumuş yani hatmini tamamlamış olursunuz.</text:p>
            <text:p>5929 için tesbih önerisi [59 tur][2X33][22 kalan]</text:p>
          </table:table-cell>
          <table:table-cell table:style-name="ce16"/>
        </table:table-row>
        <table:table-row table:style-name="ro3">
          <table:table-cell table:style-name="ce4" office:value-type="string" calcext:value-type="string">
            <text:p>يا دافع</text:p>
          </table:table-cell>
          <table:table-cell table:style-name="ce6" office:value-type="string" calcext:value-type="string">
            <text:p>Ya Dafi’</text:p>
          </table:table-cell>
          <table:table-cell table:style-name="ce12" table:formula="of:=ABJAD([.$A94];1;1) - 11" office:value-type="float" office:value="155" calcext:value-type="float">
            <text:p>155</text:p>
          </table:table-cell>
          <table:table-cell table:style-name="ce12" table:formula="of:=[.C94]*[.C94]" office:value-type="float" office:value="24025" calcext:value-type="float">
            <text:p>24025</text:p>
          </table:table-cell>
          <table:table-cell table:style-name="ce14" table:formula="of:=ZKRPAYLAS([.D94];10000;[.A94];[.B94])" office:value-type="string" office:string-value="يا دافع&#10;&#13;5 gece, gecede 4805 kez Ya Dafi’ ismini okursanız 155x155 kere okumuş yani hatmini tamamlamış olursunuz.&#10;&#13;4805 için tesbih önerisi [48 tur][1X33][20 kalan]" calcext:value-type="string">
            <text:p>يا دافع</text:p>
            <text:p>5 gece, gecede 4805 kez Ya Dafi’ ismini okursanız 155x155 kere okumuş yani hatmini tamamlamış olursunuz.</text:p>
            <text:p>4805 için tesbih önerisi [48 tur][1X33][20 kalan]</text:p>
          </table:table-cell>
          <table:table-cell table:style-name="ce12" table:formula="of:=ABJAD([.$A94];7;1) - 11" office:value-type="float" office:value="155" calcext:value-type="float">
            <text:p>155</text:p>
          </table:table-cell>
          <table:table-cell table:style-name="ce12" table:formula="of:=[.F94]*[.F94]" office:value-type="float" office:value="24025" calcext:value-type="float">
            <text:p>24025</text:p>
          </table:table-cell>
          <table:table-cell table:style-name="ce14" table:formula="of:=ZKRPAYLAS([.G94];10000;[.A94];[.B94])" office:value-type="string" office:string-value="يا دافع&#10;&#13;5 gece, gecede 4805 kez Ya Dafi’ ismini okursanız 155x155 kere okumuş yani hatmini tamamlamış olursunuz.&#10;&#13;4805 için tesbih önerisi [48 tur][1X33][20 kalan]" calcext:value-type="string">
            <text:p>يا دافع</text:p>
            <text:p>5 gece, gecede 4805 kez Ya Dafi’ ismini okursanız 155x155 kere okumuş yani hatmini tamamlamış olursunuz.</text:p>
            <text:p>4805 için tesbih önerisi [48 tur][1X33][20 kalan]</text:p>
          </table:table-cell>
          <table:table-cell table:style-name="ce16"/>
        </table:table-row>
        <table:table-row table:style-name="ro3">
          <table:table-cell table:style-name="ce4" office:value-type="string" calcext:value-type="string">
            <text:p>يا قيوم</text:p>
          </table:table-cell>
          <table:table-cell table:style-name="ce6" office:value-type="string" calcext:value-type="string">
            <text:p>Ya Kayyum</text:p>
          </table:table-cell>
          <table:table-cell table:style-name="ce12" table:formula="of:=ABJAD([.$A95];1;1) - 11" office:value-type="float" office:value="156" calcext:value-type="float">
            <text:p>156</text:p>
          </table:table-cell>
          <table:table-cell table:style-name="ce12" table:formula="of:=[.C95]*[.C95]" office:value-type="float" office:value="24336" calcext:value-type="float">
            <text:p>24336</text:p>
          </table:table-cell>
          <table:table-cell table:style-name="ce14" table:formula="of:=ZKRPAYLAS([.D95];10000;[.A95];[.B95])" office:value-type="string" office:string-value="يا قيوم&#10;&#13;3 gece, gecede 8112 kez Ya Kayyum ismini okursanız 156x156 kere okumuş yani hatmini tamamlamış olursunuz.&#10;&#13;8112 için tesbih önerisi [81 tur][2X33][27 kalan]" calcext:value-type="string">
            <text:p>يا قيوم</text:p>
            <text:p>3 gece, gecede 8112 kez Ya Kayyum ismini okursanız 156x156 kere okumuş yani hatmini tamamlamış olursunuz.</text:p>
            <text:p>8112 için tesbih önerisi [81 tur][2X33][27 kalan]</text:p>
          </table:table-cell>
          <table:table-cell table:style-name="ce12" table:formula="of:=ABJAD([.$A95];7;1) - 11" office:value-type="float" office:value="156" calcext:value-type="float">
            <text:p>156</text:p>
          </table:table-cell>
          <table:table-cell table:style-name="ce12" table:formula="of:=[.F95]*[.F95]" office:value-type="float" office:value="24336" calcext:value-type="float">
            <text:p>24336</text:p>
          </table:table-cell>
          <table:table-cell table:style-name="ce14" table:formula="of:=ZKRPAYLAS([.G95];10000;[.A95];[.B95])" office:value-type="string" office:string-value="يا قيوم&#10;&#13;3 gece, gecede 8112 kez Ya Kayyum ismini okursanız 156x156 kere okumuş yani hatmini tamamlamış olursunuz.&#10;&#13;8112 için tesbih önerisi [81 tur][2X33][27 kalan]" calcext:value-type="string">
            <text:p>يا قيوم</text:p>
            <text:p>3 gece, gecede 8112 kez Ya Kayyum ismini okursanız 156x156 kere okumuş yani hatmini tamamlamış olursunuz.</text:p>
            <text:p>8112 için tesbih önerisi [81 tur][2X33][27 kalan]</text:p>
          </table:table-cell>
          <table:table-cell table:style-name="ce16"/>
        </table:table-row>
        <table:table-row table:style-name="ro3">
          <table:table-cell table:style-name="ce4" office:value-type="string" calcext:value-type="string">
            <text:p>يا عفو</text:p>
          </table:table-cell>
          <table:table-cell table:style-name="ce6" office:value-type="string" calcext:value-type="string">
            <text:p>Ya Afuv</text:p>
          </table:table-cell>
          <table:table-cell table:style-name="ce12" table:formula="of:=ABJAD([.$A96];1;1) - 11" office:value-type="float" office:value="156" calcext:value-type="float">
            <text:p>156</text:p>
          </table:table-cell>
          <table:table-cell table:style-name="ce12" table:formula="of:=[.C96]*[.C96]" office:value-type="float" office:value="24336" calcext:value-type="float">
            <text:p>24336</text:p>
          </table:table-cell>
          <table:table-cell table:style-name="ce14" table:formula="of:=ZKRPAYLAS([.D96];10000;[.A96];[.B96])" office:value-type="string" office:string-value="يا عفو&#10;&#13;3 gece, gecede 8112 kez Ya Afuv ismini okursanız 156x156 kere okumuş yani hatmini tamamlamış olursunuz.&#10;&#13;8112 için tesbih önerisi [81 tur][2X33][27 kalan]" calcext:value-type="string">
            <text:p>يا عفو</text:p>
            <text:p>3 gece, gecede 8112 kez Ya Afuv ismini okursanız 156x156 kere okumuş yani hatmini tamamlamış olursunuz.</text:p>
            <text:p>8112 için tesbih önerisi [81 tur][2X33][27 kalan]</text:p>
          </table:table-cell>
          <table:table-cell table:style-name="ce12" table:formula="of:=ABJAD([.$A96];7;1) - 11" office:value-type="float" office:value="156" calcext:value-type="float">
            <text:p>156</text:p>
          </table:table-cell>
          <table:table-cell table:style-name="ce12" table:formula="of:=[.F96]*[.F96]" office:value-type="float" office:value="24336" calcext:value-type="float">
            <text:p>24336</text:p>
          </table:table-cell>
          <table:table-cell table:style-name="ce14" table:formula="of:=ZKRPAYLAS([.G96];10000;[.A96];[.B96])" office:value-type="string" office:string-value="يا عفو&#10;&#13;3 gece, gecede 8112 kez Ya Afuv ismini okursanız 156x156 kere okumuş yani hatmini tamamlamış olursunuz.&#10;&#13;8112 için tesbih önerisi [81 tur][2X33][27 kalan]" calcext:value-type="string">
            <text:p>يا عفو</text:p>
            <text:p>3 gece, gecede 8112 kez Ya Afuv ismini okursanız 156x156 kere okumuş yani hatmini tamamlamış olursunuz.</text:p>
            <text:p>8112 için tesbih önerisi [81 tur][2X33][27 kalan]</text:p>
          </table:table-cell>
          <table:table-cell table:style-name="ce16"/>
        </table:table-row>
        <table:table-row table:style-name="ro3">
          <table:table-cell table:style-name="ce4" office:value-type="string" calcext:value-type="string">
            <text:p>يا محسن</text:p>
          </table:table-cell>
          <table:table-cell table:style-name="ce6" office:value-type="string" calcext:value-type="string">
            <text:p>Ya Muhsin</text:p>
          </table:table-cell>
          <table:table-cell table:style-name="ce12" table:formula="of:=ABJAD([.$A97];1;1) - 11" office:value-type="float" office:value="158" calcext:value-type="float">
            <text:p>158</text:p>
          </table:table-cell>
          <table:table-cell table:style-name="ce12" table:formula="of:=[.C97]*[.C97]" office:value-type="float" office:value="24964" calcext:value-type="float">
            <text:p>24964</text:p>
          </table:table-cell>
          <table:table-cell table:style-name="ce14" table:formula="of:=ZKRPAYLAS([.D97];10000;[.A97];[.B97])" office:value-type="string" office:string-value="يا محسن&#10;&#13;4 gece, gecede 6241 kez Ya Muhsin ismini okursanız 158x158 kere okumuş yani hatmini tamamlamış olursunuz.&#10;&#13;6241 için tesbih önerisi [63 tur][4 kalan]" calcext:value-type="string">
            <text:p>يا محسن</text:p>
            <text:p>4 gece, gecede 6241 kez Ya Muhsin ismini okursanız 158x158 kere okumuş yani hatmini tamamlamış olursunuz.</text:p>
            <text:p>6241 için tesbih önerisi [63 tur][4 kalan]</text:p>
          </table:table-cell>
          <table:table-cell table:style-name="ce12" table:formula="of:=ABJAD([.$A97];7;1) - 11" office:value-type="float" office:value="398" calcext:value-type="float">
            <text:p>398</text:p>
          </table:table-cell>
          <table:table-cell table:style-name="ce12" table:formula="of:=[.F97]*[.F97]" office:value-type="float" office:value="158404" calcext:value-type="float">
            <text:p>158404</text:p>
          </table:table-cell>
          <table:table-cell table:style-name="ce14" table:formula="of:=ZKRPAYLAS([.G97];10000;[.A97];[.B97])" office:value-type="string" office:string-value="يا محسن&#10;&#13;199 gece, gecede 796 kez Ya Muhsin ismini okursanız 398x398 kere okumuş yani hatmini tamamlamış olursunuz.&#10;&#13;796 için tesbih önerisi [8 tur][4 kalan]" calcext:value-type="string">
            <text:p>يا محسن</text:p>
            <text:p>199 gece, gecede 796 kez Ya Muhsin ismini okursanız 398x398 kere okumuş yani hatmini tamamlamış olursunuz.</text:p>
            <text:p>796 için tesbih önerisi [8 tur][4 kalan]</text:p>
          </table:table-cell>
          <table:table-cell table:style-name="ce16"/>
        </table:table-row>
        <table:table-row table:style-name="ro3">
          <table:table-cell table:style-name="ce4" office:value-type="string" calcext:value-type="string">
            <text:p>يا محسان</text:p>
          </table:table-cell>
          <table:table-cell table:style-name="ce6" office:value-type="string" calcext:value-type="string">
            <text:p>Ya Muhassen</text:p>
          </table:table-cell>
          <table:table-cell table:style-name="ce12" table:formula="of:=ABJAD([.$A98];1;1) - 11" office:value-type="float" office:value="159" calcext:value-type="float">
            <text:p>159</text:p>
          </table:table-cell>
          <table:table-cell table:style-name="ce12" table:formula="of:=[.C98]*[.C98]" office:value-type="float" office:value="25281" calcext:value-type="float">
            <text:p>25281</text:p>
          </table:table-cell>
          <table:table-cell table:style-name="ce14" table:formula="of:=ZKRPAYLAS([.D98];10000;[.A98];[.B98])" office:value-type="string" office:string-value="يا محسان&#10;&#13;3 gece, gecede 8427 kez Ya Muhassen ismini okursanız 159x159 kere okumuş yani hatmini tamamlamış olursunuz.&#10;&#13;8427 için tesbih önerisi [85 tur][12 kalan]" calcext:value-type="string">
            <text:p>يا محسان</text:p>
            <text:p>3 gece, gecede 8427 kez Ya Muhassen ismini okursanız 159x159 kere okumuş yani hatmini tamamlamış olursunuz.</text:p>
            <text:p>8427 için tesbih önerisi [85 tur][12 kalan]</text:p>
          </table:table-cell>
          <table:table-cell table:style-name="ce12" table:formula="of:=ABJAD([.$A98];7;1) - 11" office:value-type="float" office:value="399" calcext:value-type="float">
            <text:p>399</text:p>
          </table:table-cell>
          <table:table-cell table:style-name="ce12" table:formula="of:=[.F98]*[.F98]" office:value-type="float" office:value="159201" calcext:value-type="float">
            <text:p>159201</text:p>
          </table:table-cell>
          <table:table-cell table:style-name="ce14" table:formula="of:=ZKRPAYLAS([.G98];10000;[.A98];[.B98])" office:value-type="string" office:string-value="يا محسان&#10;&#13;19 gece, gecede 8379 kez Ya Muhassen ismini okursanız 399x399 kere okumuş yani hatmini tamamlamış olursunuz.&#10;&#13;8379 için tesbih önerisi [84 tur][1X33][30 kalan]" calcext:value-type="string">
            <text:p>يا محسان</text:p>
            <text:p>19 gece, gecede 8379 kez Ya Muhassen ismini okursanız 399x399 kere okumuş yani hatmini tamamlamış olursunuz.</text:p>
            <text:p>8379 için tesbih önerisi [84 tur][1X33][30 kalan]</text:p>
          </table:table-cell>
          <table:table-cell table:style-name="ce16"/>
        </table:table-row>
        <table:table-row table:style-name="ro3">
          <table:table-cell table:style-name="ce4" office:value-type="string" calcext:value-type="string">
            <text:p>يا مُطعم</text:p>
          </table:table-cell>
          <table:table-cell table:style-name="ce6" office:value-type="string" calcext:value-type="string">
            <text:p>Ya Muta’me</text:p>
          </table:table-cell>
          <table:table-cell table:style-name="ce12" table:formula="of:=ABJAD([.$A99];1;1) - 11" office:value-type="float" office:value="159" calcext:value-type="float">
            <text:p>159</text:p>
          </table:table-cell>
          <table:table-cell table:style-name="ce12" table:formula="of:=[.C99]*[.C99]" office:value-type="float" office:value="25281" calcext:value-type="float">
            <text:p>25281</text:p>
          </table:table-cell>
          <table:table-cell table:style-name="ce14" table:formula="of:=ZKRPAYLAS([.D99];10000;[.A99];[.B99])" office:value-type="string" office:string-value="يا مُطعم&#10;&#13;3 gece, gecede 8427 kez Ya Muta’me ismini okursanız 159x159 kere okumuş yani hatmini tamamlamış olursunuz.&#10;&#13;8427 için tesbih önerisi [85 tur][12 kalan]" calcext:value-type="string">
            <text:p>يا مُطعم</text:p>
            <text:p>3 gece, gecede 8427 kez Ya Muta’me ismini okursanız 159x159 kere okumuş yani hatmini tamamlamış olursunuz.</text:p>
            <text:p>8427 için tesbih önerisi [85 tur][12 kalan]</text:p>
          </table:table-cell>
          <table:table-cell table:style-name="ce12" table:formula="of:=ABJAD([.$A99];7;1) - 11" office:value-type="float" office:value="159" calcext:value-type="float">
            <text:p>159</text:p>
          </table:table-cell>
          <table:table-cell table:style-name="ce12" table:formula="of:=[.F99]*[.F99]" office:value-type="float" office:value="25281" calcext:value-type="float">
            <text:p>25281</text:p>
          </table:table-cell>
          <table:table-cell table:style-name="ce14" table:formula="of:=ZKRPAYLAS([.G99];10000;[.A99];[.B99])" office:value-type="string" office:string-value="يا مُطعم&#10;&#13;3 gece, gecede 8427 kez Ya Muta’me ismini okursanız 159x159 kere okumuş yani hatmini tamamlamış olursunuz.&#10;&#13;8427 için tesbih önerisi [85 tur][12 kalan]" calcext:value-type="string">
            <text:p>يا مُطعم</text:p>
            <text:p>3 gece, gecede 8427 kez Ya Muta’me ismini okursanız 159x159 kere okumuş yani hatmini tamamlamış olursunuz.</text:p>
            <text:p>8427 için tesbih önerisi [85 tur][12 kalan]</text:p>
          </table:table-cell>
          <table:table-cell table:style-name="ce16"/>
        </table:table-row>
        <table:table-row table:style-name="ro3">
          <table:table-cell table:style-name="ce4" office:value-type="string" calcext:value-type="string">
            <text:p>يا مانع</text:p>
          </table:table-cell>
          <table:table-cell table:style-name="ce6" office:value-type="string" calcext:value-type="string">
            <text:p>Ya Mani’</text:p>
          </table:table-cell>
          <table:table-cell table:style-name="ce12" table:formula="of:=ABJAD([.$A100];1;1) - 11" office:value-type="float" office:value="161" calcext:value-type="float">
            <text:p>161</text:p>
          </table:table-cell>
          <table:table-cell table:style-name="ce12" table:formula="of:=[.C100]*[.C100]" office:value-type="float" office:value="25921" calcext:value-type="float">
            <text:p>25921</text:p>
          </table:table-cell>
          <table:table-cell table:style-name="ce14" table:formula="of:=ZKRPAYLAS([.D100];10000;[.A100];[.B100])" office:value-type="string" office:string-value="يا مانع&#10;&#13;7 gece, gecede 3703 kez Ya Mani’ ismini okursanız 161x161 kere okumuş yani hatmini tamamlamış olursunuz.&#10;&#13;3703 için tesbih önerisi [37 tur][1X33][7 kalan]" calcext:value-type="string">
            <text:p>يا مانع</text:p>
            <text:p>7 gece, gecede 3703 kez Ya Mani’ ismini okursanız 161x161 kere okumuş yani hatmini tamamlamış olursunuz.</text:p>
            <text:p>3703 için tesbih önerisi [37 tur][1X33][7 kalan]</text:p>
          </table:table-cell>
          <table:table-cell table:style-name="ce12" table:formula="of:=ABJAD([.$A100];7;1) - 11" office:value-type="float" office:value="161" calcext:value-type="float">
            <text:p>161</text:p>
          </table:table-cell>
          <table:table-cell table:style-name="ce12" table:formula="of:=[.F100]*[.F100]" office:value-type="float" office:value="25921" calcext:value-type="float">
            <text:p>25921</text:p>
          </table:table-cell>
          <table:table-cell table:style-name="ce14" table:formula="of:=ZKRPAYLAS([.G100];10000;[.A100];[.B100])" office:value-type="string" office:string-value="يا مانع&#10;&#13;7 gece, gecede 3703 kez Ya Mani’ ismini okursanız 161x161 kere okumuş yani hatmini tamamlamış olursunuz.&#10;&#13;3703 için tesbih önerisi [37 tur][1X33][7 kalan]" calcext:value-type="string">
            <text:p>يا مانع</text:p>
            <text:p>7 gece, gecede 3703 kez Ya Mani’ ismini okursanız 161x161 kere okumuş yani hatmini tamamlamış olursunuz.</text:p>
            <text:p>3703 için tesbih önerisi [37 tur][1X33][7 kalan]</text:p>
          </table:table-cell>
          <table:table-cell table:style-name="ce16"/>
        </table:table-row>
        <table:table-row table:style-name="ro3">
          <table:table-cell table:style-name="ce4" office:value-type="string" calcext:value-type="string">
            <text:p>يا معين</text:p>
          </table:table-cell>
          <table:table-cell table:style-name="ce6" office:value-type="string" calcext:value-type="string">
            <text:p>Ya Muin</text:p>
          </table:table-cell>
          <table:table-cell table:style-name="ce12" table:formula="of:=ABJAD([.$A101];1;1) - 11" office:value-type="float" office:value="170" calcext:value-type="float">
            <text:p>170</text:p>
          </table:table-cell>
          <table:table-cell table:style-name="ce12" table:formula="of:=[.C101]*[.C101]" office:value-type="float" office:value="28900" calcext:value-type="float">
            <text:p>28900</text:p>
          </table:table-cell>
          <table:table-cell table:style-name="ce14" table:formula="of:=ZKRPAYLAS([.D101];10000;[.A101];[.B101])" office:value-type="string" office:string-value="يا معين&#10;&#13;4 gece, gecede 7225 kez Ya Muin ismini okursanız 170x170 kere okumuş yani hatmini tamamlamış olursunuz.&#10;&#13;7225 için tesbih önerisi [72 tur][2X33][31 kalan]" calcext:value-type="string">
            <text:p>يا معين</text:p>
            <text:p>4 gece, gecede 7225 kez Ya Muin ismini okursanız 170x170 kere okumuş yani hatmini tamamlamış olursunuz.</text:p>
            <text:p>7225 için tesbih önerisi [72 tur][2X33][31 kalan]</text:p>
          </table:table-cell>
          <table:table-cell table:style-name="ce12" table:formula="of:=ABJAD([.$A101];7;1) - 11" office:value-type="float" office:value="170" calcext:value-type="float">
            <text:p>170</text:p>
          </table:table-cell>
          <table:table-cell table:style-name="ce12" table:formula="of:=[.F101]*[.F101]" office:value-type="float" office:value="28900" calcext:value-type="float">
            <text:p>28900</text:p>
          </table:table-cell>
          <table:table-cell table:style-name="ce14" table:formula="of:=ZKRPAYLAS([.G101];10000;[.A101];[.B101])" office:value-type="string" office:string-value="يا معين&#10;&#13;4 gece, gecede 7225 kez Ya Muin ismini okursanız 170x170 kere okumuş yani hatmini tamamlamış olursunuz.&#10;&#13;7225 için tesbih önerisi [72 tur][2X33][31 kalan]" calcext:value-type="string">
            <text:p>يا معين</text:p>
            <text:p>4 gece, gecede 7225 kez Ya Muin ismini okursanız 170x170 kere okumuş yani hatmini tamamlamış olursunuz.</text:p>
            <text:p>7225 için tesbih önerisi [72 tur][2X33][31 kalan]</text:p>
          </table:table-cell>
          <table:table-cell table:style-name="ce16"/>
        </table:table-row>
        <table:table-row table:style-name="ro3">
          <table:table-cell table:style-name="ce4" office:value-type="string" calcext:value-type="string">
            <text:p>يا قدّوس</text:p>
          </table:table-cell>
          <table:table-cell table:style-name="ce6" office:value-type="string" calcext:value-type="string">
            <text:p>Ya Kuddüs</text:p>
          </table:table-cell>
          <table:table-cell table:style-name="ce12" table:formula="of:=ABJAD([.$A102];1;1) - 11" office:value-type="float" office:value="170" calcext:value-type="float">
            <text:p>170</text:p>
          </table:table-cell>
          <table:table-cell table:style-name="ce12" table:formula="of:=[.C102]*[.C102]" office:value-type="float" office:value="28900" calcext:value-type="float">
            <text:p>28900</text:p>
          </table:table-cell>
          <table:table-cell table:style-name="ce14" table:formula="of:=ZKRPAYLAS([.D102];10000;[.A102];[.B102])" office:value-type="string" office:string-value="يا قدّوس&#10;&#13;4 gece, gecede 7225 kez Ya Kuddüs ismini okursanız 170x170 kere okumuş yani hatmini tamamlamış olursunuz.&#10;&#13;7225 için tesbih önerisi [72 tur][2X33][31 kalan]" calcext:value-type="string">
            <text:p>يا قدّوس</text:p>
            <text:p>4 gece, gecede 7225 kez Ya Kuddüs ismini okursanız 170x170 kere okumuş yani hatmini tamamlamış olursunuz.</text:p>
            <text:p>7225 için tesbih önerisi [72 tur][2X33][31 kalan]</text:p>
          </table:table-cell>
          <table:table-cell table:style-name="ce12" table:formula="of:=ABJAD([.$A102];7;1) - 11" office:value-type="float" office:value="410" calcext:value-type="float">
            <text:p>410</text:p>
          </table:table-cell>
          <table:table-cell table:style-name="ce12" table:formula="of:=[.F102]*[.F102]" office:value-type="float" office:value="168100" calcext:value-type="float">
            <text:p>168100</text:p>
          </table:table-cell>
          <table:table-cell table:style-name="ce14" table:formula="of:=ZKRPAYLAS([.G102];10000;[.A102];[.B102])" office:value-type="string" office:string-value="يا قدّوس&#10;&#13;20 gece, gecede 8405 kez Ya Kuddüs ismini okursanız 410x410 kere okumuş yani hatmini tamamlamış olursunuz.&#10;&#13;8405 için tesbih önerisi [84 tur][2X33][23 kalan]" calcext:value-type="string">
            <text:p>يا قدّوس</text:p>
            <text:p>20 gece, gecede 8405 kez Ya Kuddüs ismini okursanız 410x410 kere okumuş yani hatmini tamamlamış olursunuz.</text:p>
            <text:p>8405 için tesbih önerisi [84 tur][2X33][23 kalan]</text:p>
          </table:table-cell>
          <table:table-cell table:style-name="ce16"/>
        </table:table-row>
        <table:table-row table:style-name="ro3">
          <table:table-cell table:style-name="ce4" office:value-type="string" calcext:value-type="string">
            <text:p>يا سامع</text:p>
          </table:table-cell>
          <table:table-cell table:style-name="ce6" office:value-type="string" calcext:value-type="string">
            <text:p>Ya Sami’</text:p>
          </table:table-cell>
          <table:table-cell table:style-name="ce12" table:formula="of:=ABJAD([.$A103];1;1) - 11" office:value-type="float" office:value="171" calcext:value-type="float">
            <text:p>171</text:p>
          </table:table-cell>
          <table:table-cell table:style-name="ce12" table:formula="of:=[.C103]*[.C103]" office:value-type="float" office:value="29241" calcext:value-type="float">
            <text:p>29241</text:p>
          </table:table-cell>
          <table:table-cell table:style-name="ce14" table:formula="of:=ZKRPAYLAS([.D103];10000;[.A103];[.B103])" office:value-type="string" office:string-value="يا سامع&#10;&#13;3 gece, gecede 9747 kez Ya Sami’ ismini okursanız 171x171 kere okumuş yani hatmini tamamlamış olursunuz.&#10;&#13;9747 için tesbih önerisi [98 tur][1X33][12 kalan]" calcext:value-type="string">
            <text:p>يا سامع</text:p>
            <text:p>3 gece, gecede 9747 kez Ya Sami’ ismini okursanız 171x171 kere okumuş yani hatmini tamamlamış olursunuz.</text:p>
            <text:p>9747 için tesbih önerisi [98 tur][1X33][12 kalan]</text:p>
          </table:table-cell>
          <table:table-cell table:style-name="ce12" table:formula="of:=ABJAD([.$A103];7;1) - 11" office:value-type="float" office:value="411" calcext:value-type="float">
            <text:p>411</text:p>
          </table:table-cell>
          <table:table-cell table:style-name="ce12" table:formula="of:=[.F103]*[.F103]" office:value-type="float" office:value="168921" calcext:value-type="float">
            <text:p>168921</text:p>
          </table:table-cell>
          <table:table-cell table:style-name="ce14" table:formula="of:=ZKRPAYLAS([.G103];10000;[.A103];[.B103])" office:value-type="string" office:string-value="يا سامع&#10;&#13;137 gece, gecede 1233 kez Ya Sami’ ismini okursanız 411x411 kere okumuş yani hatmini tamamlamış olursunuz.&#10;&#13;1233 için tesbih önerisi [12 tur][1X33][12 kalan]" calcext:value-type="string">
            <text:p>يا سامع</text:p>
            <text:p>137 gece, gecede 1233 kez Ya Sami’ ismini okursanız 411x411 kere okumuş yani hatmini tamamlamış olursunuz.</text:p>
            <text:p>1233 için tesbih önerisi [12 tur][1X33][12 kalan]</text:p>
          </table:table-cell>
          <table:table-cell table:style-name="ce16"/>
        </table:table-row>
        <table:table-row table:style-name="ro3">
          <table:table-cell table:style-name="ce4" office:value-type="string" calcext:value-type="string">
            <text:p>يا موسع</text:p>
          </table:table-cell>
          <table:table-cell table:style-name="ce6" office:value-type="string" calcext:value-type="string">
            <text:p>Ya Musi’</text:p>
          </table:table-cell>
          <table:table-cell table:style-name="ce12" table:formula="of:=ABJAD([.$A104];1;1) - 11" office:value-type="float" office:value="176" calcext:value-type="float">
            <text:p>176</text:p>
          </table:table-cell>
          <table:table-cell table:style-name="ce12" table:formula="of:=[.C104]*[.C104]" office:value-type="float" office:value="30976" calcext:value-type="float">
            <text:p>30976</text:p>
          </table:table-cell>
          <table:table-cell table:style-name="ce14" table:formula="of:=ZKRPAYLAS([.D104];10000;[.A104];[.B104])" office:value-type="string" office:string-value="يا موسع&#10;&#13;4 gece, gecede 7744 kez Ya Musi’ ismini okursanız 176x176 kere okumuş yani hatmini tamamlamış olursunuz.&#10;&#13;7744 için tesbih önerisi [78 tur][22 kalan]" calcext:value-type="string">
            <text:p>يا موسع</text:p>
            <text:p>4 gece, gecede 7744 kez Ya Musi’ ismini okursanız 176x176 kere okumuş yani hatmini tamamlamış olursunuz.</text:p>
            <text:p>7744 için tesbih önerisi [78 tur][22 kalan]</text:p>
          </table:table-cell>
          <table:table-cell table:style-name="ce12" table:formula="of:=ABJAD([.$A104];7;1) - 11" office:value-type="float" office:value="416" calcext:value-type="float">
            <text:p>416</text:p>
          </table:table-cell>
          <table:table-cell table:style-name="ce12" table:formula="of:=[.F104]*[.F104]" office:value-type="float" office:value="173056" calcext:value-type="float">
            <text:p>173056</text:p>
          </table:table-cell>
          <table:table-cell table:style-name="ce14" table:formula="of:=ZKRPAYLAS([.G104];10000;[.A104];[.B104])" office:value-type="string" office:string-value="يا موسع&#10;&#13;26 gece, gecede 6656 kez Ya Musi’ ismini okursanız 416x416 kere okumuş yani hatmini tamamlamış olursunuz.&#10;&#13;6656 için tesbih önerisi [67 tur][23 kalan]" calcext:value-type="string">
            <text:p>يا موسع</text:p>
            <text:p>26 gece, gecede 6656 kez Ya Musi’ ismini okursanız 416x416 kere okumuş yani hatmini tamamlamış olursunuz.</text:p>
            <text:p>6656 için tesbih önerisi [67 tur][23 kalan]</text:p>
          </table:table-cell>
          <table:table-cell table:style-name="ce16"/>
        </table:table-row>
        <table:table-row table:style-name="ro3">
          <table:table-cell table:style-name="ce4" office:value-type="string" calcext:value-type="string">
            <text:p>يا سميع</text:p>
          </table:table-cell>
          <table:table-cell table:style-name="ce6" office:value-type="string" calcext:value-type="string">
            <text:p>Ya Semi’</text:p>
          </table:table-cell>
          <table:table-cell table:style-name="ce12" table:formula="of:=ABJAD([.$A105];1;1) - 11" office:value-type="float" office:value="180" calcext:value-type="float">
            <text:p>180</text:p>
          </table:table-cell>
          <table:table-cell table:style-name="ce12" table:formula="of:=[.C105]*[.C105]" office:value-type="float" office:value="32400" calcext:value-type="float">
            <text:p>32400</text:p>
          </table:table-cell>
          <table:table-cell table:style-name="ce14" table:formula="of:=ZKRPAYLAS([.D105];10000;[.A105];[.B105])" office:value-type="string" office:string-value="يا سميع&#10;&#13;4 gece, gecede 8100 kez Ya Semi’ ismini okursanız 180x180 kere okumuş yani hatmini tamamlamış olursunuz.&#10;&#13;8100 için tesbih önerisi [81 tur][2X33][15 kalan]" calcext:value-type="string">
            <text:p>يا سميع</text:p>
            <text:p>4 gece, gecede 8100 kez Ya Semi’ ismini okursanız 180x180 kere okumuş yani hatmini tamamlamış olursunuz.</text:p>
            <text:p>8100 için tesbih önerisi [81 tur][2X33][15 kalan]</text:p>
          </table:table-cell>
          <table:table-cell table:style-name="ce12" table:formula="of:=ABJAD([.$A105];7;1) - 11" office:value-type="float" office:value="420" calcext:value-type="float">
            <text:p>420</text:p>
          </table:table-cell>
          <table:table-cell table:style-name="ce12" table:formula="of:=[.F105]*[.F105]" office:value-type="float" office:value="176400" calcext:value-type="float">
            <text:p>176400</text:p>
          </table:table-cell>
          <table:table-cell table:style-name="ce14" table:formula="of:=ZKRPAYLAS([.G105];10000;[.A105];[.B105])" office:value-type="string" office:string-value="يا سميع&#10;&#13;18 gece, gecede 9800 kez Ya Semi’ ismini okursanız 420x420 kere okumuş yani hatmini tamamlamış olursunuz.&#10;&#13;9800 için tesbih önerisi [98 tur][2X33][32 kalan]" calcext:value-type="string">
            <text:p>يا سميع</text:p>
            <text:p>18 gece, gecede 9800 kez Ya Semi’ ismini okursanız 420x420 kere okumuş yani hatmini tamamlamış olursunuz.</text:p>
            <text:p>9800 için tesbih önerisi [98 tur][2X33][32 kalan]</text:p>
          </table:table-cell>
          <table:table-cell table:style-name="ce16"/>
        </table:table-row>
        <table:table-row table:style-name="ro3">
          <table:table-cell table:style-name="ce4" office:value-type="string" calcext:value-type="string">
            <text:p>يا فاعل</text:p>
          </table:table-cell>
          <table:table-cell table:style-name="ce6" office:value-type="string" calcext:value-type="string">
            <text:p>Ya Fail</text:p>
          </table:table-cell>
          <table:table-cell table:style-name="ce12" table:formula="of:=ABJAD([.$A106];1;1) - 11" office:value-type="float" office:value="181" calcext:value-type="float">
            <text:p>181</text:p>
          </table:table-cell>
          <table:table-cell table:style-name="ce12" table:formula="of:=[.C106]*[.C106]" office:value-type="float" office:value="32761" calcext:value-type="float">
            <text:p>32761</text:p>
          </table:table-cell>
          <table:table-cell table:style-name="ce14" table:formula="of:=ZKRPAYLAS([.D106];10000;[.A106];[.B106])" office:value-type="string" office:string-value="يا فاعل&#10;&#13;181 gece, gecede 181 kez Ya Fail ismini okursanız 181x181 kere okumuş yani hatmini tamamlamış olursunuz.&#10;&#13;181 için tesbih önerisi [1 tur][2X33][16 kalan]" calcext:value-type="string">
            <text:p>يا فاعل</text:p>
            <text:p>181 gece, gecede 181 kez Ya Fail ismini okursanız 181x181 kere okumuş yani hatmini tamamlamış olursunuz.</text:p>
            <text:p>181 için tesbih önerisi [1 tur][2X33][16 kalan]</text:p>
          </table:table-cell>
          <table:table-cell table:style-name="ce12" table:formula="of:=ABJAD([.$A106];7;1) - 11" office:value-type="float" office:value="181" calcext:value-type="float">
            <text:p>181</text:p>
          </table:table-cell>
          <table:table-cell table:style-name="ce12" table:formula="of:=[.F106]*[.F106]" office:value-type="float" office:value="32761" calcext:value-type="float">
            <text:p>32761</text:p>
          </table:table-cell>
          <table:table-cell table:style-name="ce14" table:formula="of:=ZKRPAYLAS([.G106];10000;[.A106];[.B106])" office:value-type="string" office:string-value="يا فاعل&#10;&#13;181 gece, gecede 181 kez Ya Fail ismini okursanız 181x181 kere okumuş yani hatmini tamamlamış olursunuz.&#10;&#13;181 için tesbih önerisi [1 tur][2X33][16 kalan]" calcext:value-type="string">
            <text:p>يا فاعل</text:p>
            <text:p>181 gece, gecede 181 kez Ya Fail ismini okursanız 181x181 kere okumuş yani hatmini tamamlamış olursunuz.</text:p>
            <text:p>181 için tesbih önerisi [1 tur][2X33][16 kalan]</text:p>
          </table:table-cell>
          <table:table-cell table:style-name="ce16"/>
        </table:table-row>
        <table:table-row table:style-name="ro3">
          <table:table-cell table:style-name="ce4" office:value-type="string" calcext:value-type="string">
            <text:p>يا مقدم</text:p>
          </table:table-cell>
          <table:table-cell table:style-name="ce6" office:value-type="string" calcext:value-type="string">
            <text:p>Ya Mukaddim</text:p>
          </table:table-cell>
          <table:table-cell table:style-name="ce12" table:formula="of:=ABJAD([.$A107];1;1) - 11" office:value-type="float" office:value="184" calcext:value-type="float">
            <text:p>184</text:p>
          </table:table-cell>
          <table:table-cell table:style-name="ce12" table:formula="of:=[.C107]*[.C107]" office:value-type="float" office:value="33856" calcext:value-type="float">
            <text:p>33856</text:p>
          </table:table-cell>
          <table:table-cell table:style-name="ce14" table:formula="of:=ZKRPAYLAS([.D107];10000;[.A107];[.B107])" office:value-type="string" office:string-value="يا مقدم&#10;&#13;4 gece, gecede 8464 kez Ya Mukaddim ismini okursanız 184x184 kere okumuş yani hatmini tamamlamış olursunuz.&#10;&#13;8464 için tesbih önerisi [85 tur][1X33][16 kalan]" calcext:value-type="string">
            <text:p>يا مقدم</text:p>
            <text:p>4 gece, gecede 8464 kez Ya Mukaddim ismini okursanız 184x184 kere okumuş yani hatmini tamamlamış olursunuz.</text:p>
            <text:p>8464 için tesbih önerisi [85 tur][1X33][16 kalan]</text:p>
          </table:table-cell>
          <table:table-cell table:style-name="ce12" table:formula="of:=ABJAD([.$A107];7;1) - 11" office:value-type="float" office:value="184" calcext:value-type="float">
            <text:p>184</text:p>
          </table:table-cell>
          <table:table-cell table:style-name="ce12" table:formula="of:=[.F107]*[.F107]" office:value-type="float" office:value="33856" calcext:value-type="float">
            <text:p>33856</text:p>
          </table:table-cell>
          <table:table-cell table:style-name="ce14" table:formula="of:=ZKRPAYLAS([.G107];10000;[.A107];[.B107])" office:value-type="string" office:string-value="يا مقدم&#10;&#13;4 gece, gecede 8464 kez Ya Mukaddim ismini okursanız 184x184 kere okumuş yani hatmini tamamlamış olursunuz.&#10;&#13;8464 için tesbih önerisi [85 tur][1X33][16 kalan]" calcext:value-type="string">
            <text:p>يا مقدم</text:p>
            <text:p>4 gece, gecede 8464 kez Ya Mukaddim ismini okursanız 184x184 kere okumuş yani hatmini tamamlamış olursunuz.</text:p>
            <text:p>8464 için tesbih önerisi [85 tur][1X33][16 kalan]</text:p>
          </table:table-cell>
          <table:table-cell table:style-name="ce16"/>
        </table:table-row>
        <table:table-row table:style-name="ro3">
          <table:table-cell table:style-name="ce4" office:value-type="string" calcext:value-type="string">
            <text:p>يا صادق</text:p>
          </table:table-cell>
          <table:table-cell table:style-name="ce6" office:value-type="string" calcext:value-type="string">
            <text:p>Ya Sadık</text:p>
          </table:table-cell>
          <table:table-cell table:style-name="ce12" table:formula="of:=ABJAD([.$A108];1;1) - 11" office:value-type="float" office:value="195" calcext:value-type="float">
            <text:p>195</text:p>
          </table:table-cell>
          <table:table-cell table:style-name="ce12" table:formula="of:=[.C108]*[.C108]" office:value-type="float" office:value="38025" calcext:value-type="float">
            <text:p>38025</text:p>
          </table:table-cell>
          <table:table-cell table:style-name="ce14" table:formula="of:=ZKRPAYLAS([.D108];10000;[.A108];[.B108])" office:value-type="string" office:string-value="يا صادق&#10;&#13;5 gece, gecede 7605 kez Ya Sadık ismini okursanız 195x195 kere okumuş yani hatmini tamamlamış olursunuz.&#10;&#13;7605 için tesbih önerisi [76 tur][2X33][15 kalan]" calcext:value-type="string">
            <text:p>يا صادق</text:p>
            <text:p>5 gece, gecede 7605 kez Ya Sadık ismini okursanız 195x195 kere okumuş yani hatmini tamamlamış olursunuz.</text:p>
            <text:p>7605 için tesbih önerisi [76 tur][2X33][15 kalan]</text:p>
          </table:table-cell>
          <table:table-cell table:style-name="ce12" table:formula="of:=ABJAD([.$A108];7;1) - 11" office:value-type="float" office:value="165" calcext:value-type="float">
            <text:p>165</text:p>
          </table:table-cell>
          <table:table-cell table:style-name="ce12" table:formula="of:=[.F108]*[.F108]" office:value-type="float" office:value="27225" calcext:value-type="float">
            <text:p>27225</text:p>
          </table:table-cell>
          <table:table-cell table:style-name="ce14" table:formula="of:=ZKRPAYLAS([.G108];10000;[.A108];[.B108])" office:value-type="string" office:string-value="يا صادق&#10;&#13;3 gece, gecede 9075 kez Ya Sadık ismini okursanız 165x165 kere okumuş yani hatmini tamamlamış olursunuz.&#10;&#13;9075 için tesbih önerisi [91 tur][2X33]" calcext:value-type="string">
            <text:p>يا صادق</text:p>
            <text:p>3 gece, gecede 9075 kez Ya Sadık ismini okursanız 165x165 kere okumuş yani hatmini tamamlamış olursunuz.</text:p>
            <text:p>9075 için tesbih önerisi [91 tur][2X33]</text:p>
          </table:table-cell>
          <table:table-cell table:style-name="ce16"/>
        </table:table-row>
        <table:table-row table:style-name="ro3">
          <table:table-cell table:style-name="ce4" office:value-type="string" calcext:value-type="string">
            <text:p>يا منعم</text:p>
          </table:table-cell>
          <table:table-cell table:style-name="ce6" office:value-type="string" calcext:value-type="string">
            <text:p>Ya Muni’m</text:p>
          </table:table-cell>
          <table:table-cell table:style-name="ce12" table:formula="of:=ABJAD([.$A109];1;1) - 11" office:value-type="float" office:value="200" calcext:value-type="float">
            <text:p>200</text:p>
          </table:table-cell>
          <table:table-cell table:style-name="ce12" table:formula="of:=[.C109]*[.C109]" office:value-type="float" office:value="40000" calcext:value-type="float">
            <text:p>40000</text:p>
          </table:table-cell>
          <table:table-cell table:style-name="ce14" table:formula="of:=ZKRPAYLAS([.D109];10000;[.A109];[.B109])" office:value-type="string" office:string-value="يا منعم&#10;&#13;4 gece, gecede 10000 kez Ya Muni’m ismini okursanız 200x200 kere okumuş yani hatmini tamamlamış olursunuz.&#10;&#13;10000 için tesbih önerisi [101 tur][1 kalan]" calcext:value-type="string">
            <text:p>يا منعم</text:p>
            <text:p>4 gece, gecede 10000 kez Ya Muni’m ismini okursanız 200x200 kere okumuş yani hatmini tamamlamış olursunuz.</text:p>
            <text:p>10000 için tesbih önerisi [101 tur][1 kalan]</text:p>
          </table:table-cell>
          <table:table-cell table:style-name="ce12" table:formula="of:=ABJAD([.$A109];7;1) - 11" office:value-type="float" office:value="200" calcext:value-type="float">
            <text:p>200</text:p>
          </table:table-cell>
          <table:table-cell table:style-name="ce12" table:formula="of:=[.F109]*[.F109]" office:value-type="float" office:value="40000" calcext:value-type="float">
            <text:p>40000</text:p>
          </table:table-cell>
          <table:table-cell table:style-name="ce14" table:formula="of:=ZKRPAYLAS([.G109];10000;[.A109];[.B109])" office:value-type="string" office:string-value="يا منعم&#10;&#13;4 gece, gecede 10000 kez Ya Muni’m ismini okursanız 200x200 kere okumuş yani hatmini tamamlamış olursunuz.&#10;&#13;10000 için tesbih önerisi [101 tur][1 kalan]" calcext:value-type="string">
            <text:p>يا منعم</text:p>
            <text:p>4 gece, gecede 10000 kez Ya Muni’m ismini okursanız 200x200 kere okumuş yani hatmini tamamlamış olursunuz.</text:p>
            <text:p>10000 için tesbih önerisi [101 tur][1 kalan]</text:p>
          </table:table-cell>
          <table:table-cell table:style-name="ce16"/>
        </table:table-row>
        <table:table-row table:style-name="ro3">
          <table:table-cell table:style-name="ce4" office:value-type="string" calcext:value-type="string">
            <text:p>يا نافع</text:p>
          </table:table-cell>
          <table:table-cell table:style-name="ce6" office:value-type="string" calcext:value-type="string">
            <text:p>Ya Nafi’</text:p>
          </table:table-cell>
          <table:table-cell table:style-name="ce12" table:formula="of:=ABJAD([.$A110];1;1) - 11" office:value-type="float" office:value="201" calcext:value-type="float">
            <text:p>201</text:p>
          </table:table-cell>
          <table:table-cell table:style-name="ce12" table:formula="of:=[.C110]*[.C110]" office:value-type="float" office:value="40401" calcext:value-type="float">
            <text:p>40401</text:p>
          </table:table-cell>
          <table:table-cell table:style-name="ce14" table:formula="of:=ZKRPAYLAS([.D110];10000;[.A110];[.B110])" office:value-type="string" office:string-value="يا نافع&#10;&#13;9 gece, gecede 4489 kez Ya Nafi’ ismini okursanız 201x201 kere okumuş yani hatmini tamamlamış olursunuz.&#10;&#13;4489 için tesbih önerisi [45 tur][1X33][1 kalan]" calcext:value-type="string">
            <text:p>يا نافع</text:p>
            <text:p>9 gece, gecede 4489 kez Ya Nafi’ ismini okursanız 201x201 kere okumuş yani hatmini tamamlamış olursunuz.</text:p>
            <text:p>4489 için tesbih önerisi [45 tur][1X33][1 kalan]</text:p>
          </table:table-cell>
          <table:table-cell table:style-name="ce12" table:formula="of:=ABJAD([.$A110];7;1) - 11" office:value-type="float" office:value="201" calcext:value-type="float">
            <text:p>201</text:p>
          </table:table-cell>
          <table:table-cell table:style-name="ce12" table:formula="of:=[.F110]*[.F110]" office:value-type="float" office:value="40401" calcext:value-type="float">
            <text:p>40401</text:p>
          </table:table-cell>
          <table:table-cell table:style-name="ce14" table:formula="of:=ZKRPAYLAS([.G110];10000;[.A110];[.B110])" office:value-type="string" office:string-value="يا نافع&#10;&#13;9 gece, gecede 4489 kez Ya Nafi’ ismini okursanız 201x201 kere okumuş yani hatmini tamamlamış olursunuz.&#10;&#13;4489 için tesbih önerisi [45 tur][1X33][1 kalan]" calcext:value-type="string">
            <text:p>يا نافع</text:p>
            <text:p>9 gece, gecede 4489 kez Ya Nafi’ ismini okursanız 201x201 kere okumuş yani hatmini tamamlamış olursunuz.</text:p>
            <text:p>4489 için tesbih önerisi [45 tur][1X33][1 kalan]</text:p>
          </table:table-cell>
          <table:table-cell table:style-name="ce16"/>
        </table:table-row>
        <table:table-row table:style-name="ro3">
          <table:table-cell table:style-name="ce4" office:value-type="string" calcext:value-type="string">
            <text:p>يا معافي</text:p>
          </table:table-cell>
          <table:table-cell table:style-name="ce6" office:value-type="string" calcext:value-type="string">
            <text:p>Ya Muafi</text:p>
          </table:table-cell>
          <table:table-cell table:style-name="ce12" table:formula="of:=ABJAD([.$A111];1;1) - 11" office:value-type="float" office:value="201" calcext:value-type="float">
            <text:p>201</text:p>
          </table:table-cell>
          <table:table-cell table:style-name="ce12" table:formula="of:=[.C111]*[.C111]" office:value-type="float" office:value="40401" calcext:value-type="float">
            <text:p>40401</text:p>
          </table:table-cell>
          <table:table-cell table:style-name="ce14" table:formula="of:=ZKRPAYLAS([.D111];10000;[.A111];[.B111])" office:value-type="string" office:string-value="يا معافي&#10;&#13;9 gece, gecede 4489 kez Ya Muafi ismini okursanız 201x201 kere okumuş yani hatmini tamamlamış olursunuz.&#10;&#13;4489 için tesbih önerisi [45 tur][1X33][1 kalan]" calcext:value-type="string">
            <text:p>يا معافي</text:p>
            <text:p>9 gece, gecede 4489 kez Ya Muafi ismini okursanız 201x201 kere okumuş yani hatmini tamamlamış olursunuz.</text:p>
            <text:p>4489 için tesbih önerisi [45 tur][1X33][1 kalan]</text:p>
          </table:table-cell>
          <table:table-cell table:style-name="ce12" table:formula="of:=ABJAD([.$A111];7;1) - 11" office:value-type="float" office:value="201" calcext:value-type="float">
            <text:p>201</text:p>
          </table:table-cell>
          <table:table-cell table:style-name="ce12" table:formula="of:=[.F111]*[.F111]" office:value-type="float" office:value="40401" calcext:value-type="float">
            <text:p>40401</text:p>
          </table:table-cell>
          <table:table-cell table:style-name="ce14" table:formula="of:=ZKRPAYLAS([.G111];10000;[.A111];[.B111])" office:value-type="string" office:string-value="يا معافي&#10;&#13;9 gece, gecede 4489 kez Ya Muafi ismini okursanız 201x201 kere okumuş yani hatmini tamamlamış olursunuz.&#10;&#13;4489 için tesbih önerisi [45 tur][1X33][1 kalan]" calcext:value-type="string">
            <text:p>يا معافي</text:p>
            <text:p>9 gece, gecede 4489 kez Ya Muafi ismini okursanız 201x201 kere okumuş yani hatmini tamamlamış olursunuz.</text:p>
            <text:p>4489 için tesbih önerisi [45 tur][1X33][1 kalan]</text:p>
          </table:table-cell>
          <table:table-cell table:style-name="ce16"/>
        </table:table-row>
        <table:table-row table:style-name="ro3">
          <table:table-cell table:style-name="ce4" office:value-type="string" calcext:value-type="string">
            <text:p>يا بر</text:p>
          </table:table-cell>
          <table:table-cell table:style-name="ce6" office:value-type="string" calcext:value-type="string">
            <text:p>Ya Ber</text:p>
          </table:table-cell>
          <table:table-cell table:style-name="ce12" table:formula="of:=ABJAD([.$A112];1;1) - 11" office:value-type="float" office:value="202" calcext:value-type="float">
            <text:p>202</text:p>
          </table:table-cell>
          <table:table-cell table:style-name="ce12" table:formula="of:=[.C112]*[.C112]" office:value-type="float" office:value="40804" calcext:value-type="float">
            <text:p>40804</text:p>
          </table:table-cell>
          <table:table-cell table:style-name="ce14" table:formula="of:=ZKRPAYLAS([.D112];10000;[.A112];[.B112])" office:value-type="string" office:string-value="يا بر&#10;&#13;101 gece, gecede 404 kez Ya Ber ismini okursanız 202x202 kere okumuş yani hatmini tamamlamış olursunuz.&#10;&#13;404 için tesbih önerisi [4 tur][8 kalan]" calcext:value-type="string">
            <text:p>يا بر</text:p>
            <text:p>101 gece, gecede 404 kez Ya Ber ismini okursanız 202x202 kere okumuş yani hatmini tamamlamış olursunuz.</text:p>
            <text:p>404 için tesbih önerisi [4 tur][8 kalan]</text:p>
          </table:table-cell>
          <table:table-cell table:style-name="ce12" table:formula="of:=ABJAD([.$A112];7;1) - 11" office:value-type="float" office:value="202" calcext:value-type="float">
            <text:p>202</text:p>
          </table:table-cell>
          <table:table-cell table:style-name="ce12" table:formula="of:=[.F112]*[.F112]" office:value-type="float" office:value="40804" calcext:value-type="float">
            <text:p>40804</text:p>
          </table:table-cell>
          <table:table-cell table:style-name="ce14" table:formula="of:=ZKRPAYLAS([.G112];10000;[.A112];[.B112])" office:value-type="string" office:string-value="يا بر&#10;&#13;101 gece, gecede 404 kez Ya Ber ismini okursanız 202x202 kere okumuş yani hatmini tamamlamış olursunuz.&#10;&#13;404 için tesbih önerisi [4 tur][8 kalan]" calcext:value-type="string">
            <text:p>يا بر</text:p>
            <text:p>101 gece, gecede 404 kez Ya Ber ismini okursanız 202x202 kere okumuş yani hatmini tamamlamış olursunuz.</text:p>
            <text:p>404 için tesbih önerisi [4 tur][8 kalan]</text:p>
          </table:table-cell>
          <table:table-cell table:style-name="ce16"/>
        </table:table-row>
        <table:table-row table:style-name="ro3">
          <table:table-cell table:style-name="ce4" office:value-type="string" calcext:value-type="string">
            <text:p>يا رب</text:p>
          </table:table-cell>
          <table:table-cell table:style-name="ce6" office:value-type="string" calcext:value-type="string">
            <text:p>Ya Rab</text:p>
          </table:table-cell>
          <table:table-cell table:style-name="ce12" table:formula="of:=ABJAD([.$A113];1;1) - 11" office:value-type="float" office:value="202" calcext:value-type="float">
            <text:p>202</text:p>
          </table:table-cell>
          <table:table-cell table:style-name="ce12" table:formula="of:=[.C113]*[.C113]" office:value-type="float" office:value="40804" calcext:value-type="float">
            <text:p>40804</text:p>
          </table:table-cell>
          <table:table-cell table:style-name="ce14" table:formula="of:=ZKRPAYLAS([.D113];10000;[.A113];[.B113])" office:value-type="string" office:string-value="يا رب&#10;&#13;101 gece, gecede 404 kez Ya Rab ismini okursanız 202x202 kere okumuş yani hatmini tamamlamış olursunuz.&#10;&#13;404 için tesbih önerisi [4 tur][8 kalan]" calcext:value-type="string">
            <text:p>يا رب</text:p>
            <text:p>101 gece, gecede 404 kez Ya Rab ismini okursanız 202x202 kere okumuş yani hatmini tamamlamış olursunuz.</text:p>
            <text:p>404 için tesbih önerisi [4 tur][8 kalan]</text:p>
          </table:table-cell>
          <table:table-cell table:style-name="ce12" table:formula="of:=ABJAD([.$A113];7;1) - 11" office:value-type="float" office:value="202" calcext:value-type="float">
            <text:p>202</text:p>
          </table:table-cell>
          <table:table-cell table:style-name="ce12" table:formula="of:=[.F113]*[.F113]" office:value-type="float" office:value="40804" calcext:value-type="float">
            <text:p>40804</text:p>
          </table:table-cell>
          <table:table-cell table:style-name="ce14" table:formula="of:=ZKRPAYLAS([.G113];10000;[.A113];[.B113])" office:value-type="string" office:string-value="يا رب&#10;&#13;101 gece, gecede 404 kez Ya Rab ismini okursanız 202x202 kere okumuş yani hatmini tamamlamış olursunuz.&#10;&#13;404 için tesbih önerisi [4 tur][8 kalan]" calcext:value-type="string">
            <text:p>يا رب</text:p>
            <text:p>101 gece, gecede 404 kez Ya Rab ismini okursanız 202x202 kere okumuş yani hatmini tamamlamış olursunuz.</text:p>
            <text:p>404 için tesbih önerisi [4 tur][8 kalan]</text:p>
          </table:table-cell>
          <table:table-cell table:style-name="ce16"/>
        </table:table-row>
        <table:table-row table:style-name="ro3">
          <table:table-cell table:style-name="ce4" office:value-type="string" calcext:value-type="string">
            <text:p>يا بار</text:p>
          </table:table-cell>
          <table:table-cell table:style-name="ce6" office:value-type="string" calcext:value-type="string">
            <text:p>Ya Ber</text:p>
          </table:table-cell>
          <table:table-cell table:style-name="ce12" table:formula="of:=ABJAD([.$A114];1;1) - 11" office:value-type="float" office:value="203" calcext:value-type="float">
            <text:p>203</text:p>
          </table:table-cell>
          <table:table-cell table:style-name="ce12" table:formula="of:=[.C114]*[.C114]" office:value-type="float" office:value="41209" calcext:value-type="float">
            <text:p>41209</text:p>
          </table:table-cell>
          <table:table-cell table:style-name="ce14" table:formula="of:=ZKRPAYLAS([.D114];10000;[.A114];[.B114])" office:value-type="string" office:string-value="يا بار&#10;&#13;7 gece, gecede 5887 kez Ya Ber ismini okursanız 203x203 kere okumuş yani hatmini tamamlamış olursunuz.&#10;&#13;5887 için tesbih önerisi [59 tur][1X33][13 kalan]" calcext:value-type="string">
            <text:p>يا بار</text:p>
            <text:p>7 gece, gecede 5887 kez Ya Ber ismini okursanız 203x203 kere okumuş yani hatmini tamamlamış olursunuz.</text:p>
            <text:p>5887 için tesbih önerisi [59 tur][1X33][13 kalan]</text:p>
          </table:table-cell>
          <table:table-cell table:style-name="ce12" table:formula="of:=ABJAD([.$A114];7;1) - 11" office:value-type="float" office:value="203" calcext:value-type="float">
            <text:p>203</text:p>
          </table:table-cell>
          <table:table-cell table:style-name="ce12" table:formula="of:=[.F114]*[.F114]" office:value-type="float" office:value="41209" calcext:value-type="float">
            <text:p>41209</text:p>
          </table:table-cell>
          <table:table-cell table:style-name="ce14" table:formula="of:=ZKRPAYLAS([.G114];10000;[.A114];[.B114])" office:value-type="string" office:string-value="يا بار&#10;&#13;7 gece, gecede 5887 kez Ya Ber ismini okursanız 203x203 kere okumuş yani hatmini tamamlamış olursunuz.&#10;&#13;5887 için tesbih önerisi [59 tur][1X33][13 kalan]" calcext:value-type="string">
            <text:p>يا بار</text:p>
            <text:p>7 gece, gecede 5887 kez Ya Ber ismini okursanız 203x203 kere okumuş yani hatmini tamamlamış olursunuz.</text:p>
            <text:p>5887 için tesbih önerisi [59 tur][1X33][13 kalan]</text:p>
          </table:table-cell>
          <table:table-cell table:style-name="ce16"/>
        </table:table-row>
        <table:table-row table:style-name="ro3">
          <table:table-cell table:style-name="ce4" office:value-type="string" calcext:value-type="string">
            <text:p>يا جبار</text:p>
          </table:table-cell>
          <table:table-cell table:style-name="ce6" office:value-type="string" calcext:value-type="string">
            <text:p>Ya Cebbar</text:p>
          </table:table-cell>
          <table:table-cell table:style-name="ce12" table:formula="of:=ABJAD([.$A115];1;1) - 11" office:value-type="float" office:value="206" calcext:value-type="float">
            <text:p>206</text:p>
          </table:table-cell>
          <table:table-cell table:style-name="ce12" table:formula="of:=[.C115]*[.C115]" office:value-type="float" office:value="42436" calcext:value-type="float">
            <text:p>42436</text:p>
          </table:table-cell>
          <table:table-cell table:style-name="ce14" table:formula="of:=ZKRPAYLAS([.D115];10000;[.A115];[.B115])" office:value-type="string" office:string-value="يا جبار&#10;&#13;103 gece, gecede 412 kez Ya Cebbar ismini okursanız 206x206 kere okumuş yani hatmini tamamlamış olursunuz.&#10;&#13;412 için tesbih önerisi [4 tur][16 kalan]" calcext:value-type="string">
            <text:p>يا جبار</text:p>
            <text:p>103 gece, gecede 412 kez Ya Cebbar ismini okursanız 206x206 kere okumuş yani hatmini tamamlamış olursunuz.</text:p>
            <text:p>412 için tesbih önerisi [4 tur][16 kalan]</text:p>
          </table:table-cell>
          <table:table-cell table:style-name="ce12" table:formula="of:=ABJAD([.$A115];7;1) - 11" office:value-type="float" office:value="206" calcext:value-type="float">
            <text:p>206</text:p>
          </table:table-cell>
          <table:table-cell table:style-name="ce12" table:formula="of:=[.F115]*[.F115]" office:value-type="float" office:value="42436" calcext:value-type="float">
            <text:p>42436</text:p>
          </table:table-cell>
          <table:table-cell table:style-name="ce14" table:formula="of:=ZKRPAYLAS([.G115];10000;[.A115];[.B115])" office:value-type="string" office:string-value="يا جبار&#10;&#13;103 gece, gecede 412 kez Ya Cebbar ismini okursanız 206x206 kere okumuş yani hatmini tamamlamış olursunuz.&#10;&#13;412 için tesbih önerisi [4 tur][16 kalan]" calcext:value-type="string">
            <text:p>يا جبار</text:p>
            <text:p>103 gece, gecede 412 kez Ya Cebbar ismini okursanız 206x206 kere okumuş yani hatmini tamamlamış olursunuz.</text:p>
            <text:p>412 için tesbih önerisi [4 tur][16 kalan]</text:p>
          </table:table-cell>
          <table:table-cell table:style-name="ce16"/>
        </table:table-row>
        <table:table-row table:style-name="ro3">
          <table:table-cell table:style-name="ce4" office:value-type="string" calcext:value-type="string">
            <text:p>يا دهر</text:p>
          </table:table-cell>
          <table:table-cell table:style-name="ce6" office:value-type="string" calcext:value-type="string">
            <text:p>Ya Dehr</text:p>
          </table:table-cell>
          <table:table-cell table:style-name="ce12" table:formula="of:=ABJAD([.$A116];1;1) - 11" office:value-type="float" office:value="209" calcext:value-type="float">
            <text:p>209</text:p>
          </table:table-cell>
          <table:table-cell table:style-name="ce12" table:formula="of:=[.C116]*[.C116]" office:value-type="float" office:value="43681" calcext:value-type="float">
            <text:p>43681</text:p>
          </table:table-cell>
          <table:table-cell table:style-name="ce14" table:formula="of:=ZKRPAYLAS([.D116];10000;[.A116];[.B116])" office:value-type="string" office:string-value="يا دهر&#10;&#13;11 gece, gecede 3971 kez Ya Dehr ismini okursanız 209x209 kere okumuş yani hatmini tamamlamış olursunuz.&#10;&#13;3971 için tesbih önerisi [40 tur][11 kalan]" calcext:value-type="string">
            <text:p>يا دهر</text:p>
            <text:p>11 gece, gecede 3971 kez Ya Dehr ismini okursanız 209x209 kere okumuş yani hatmini tamamlamış olursunuz.</text:p>
            <text:p>3971 için tesbih önerisi [40 tur][11 kalan]</text:p>
          </table:table-cell>
          <table:table-cell table:style-name="ce12" table:formula="of:=ABJAD([.$A116];7;1) - 11" office:value-type="float" office:value="209" calcext:value-type="float">
            <text:p>209</text:p>
          </table:table-cell>
          <table:table-cell table:style-name="ce12" table:formula="of:=[.F116]*[.F116]" office:value-type="float" office:value="43681" calcext:value-type="float">
            <text:p>43681</text:p>
          </table:table-cell>
          <table:table-cell table:style-name="ce14" table:formula="of:=ZKRPAYLAS([.G116];10000;[.A116];[.B116])" office:value-type="string" office:string-value="يا دهر&#10;&#13;11 gece, gecede 3971 kez Ya Dehr ismini okursanız 209x209 kere okumuş yani hatmini tamamlamış olursunuz.&#10;&#13;3971 için tesbih önerisi [40 tur][11 kalan]" calcext:value-type="string">
            <text:p>يا دهر</text:p>
            <text:p>11 gece, gecede 3971 kez Ya Dehr ismini okursanız 209x209 kere okumuş yani hatmini tamamlamış olursunuz.</text:p>
            <text:p>3971 için tesbih önerisi [40 tur][11 kalan]</text:p>
          </table:table-cell>
          <table:table-cell table:style-name="ce16"/>
        </table:table-row>
        <table:table-row table:style-name="ro3">
          <table:table-cell table:style-name="ce4" office:value-type="string" calcext:value-type="string">
            <text:p>يا مقسط</text:p>
          </table:table-cell>
          <table:table-cell table:style-name="ce6" office:value-type="string" calcext:value-type="string">
            <text:p>Ya Muksit</text:p>
          </table:table-cell>
          <table:table-cell table:style-name="ce12" table:formula="of:=ABJAD([.$A117];1;1) - 11" office:value-type="float" office:value="209" calcext:value-type="float">
            <text:p>209</text:p>
          </table:table-cell>
          <table:table-cell table:style-name="ce12" table:formula="of:=[.C117]*[.C117]" office:value-type="float" office:value="43681" calcext:value-type="float">
            <text:p>43681</text:p>
          </table:table-cell>
          <table:table-cell table:style-name="ce14" table:formula="of:=ZKRPAYLAS([.D117];10000;[.A117];[.B117])" office:value-type="string" office:string-value="يا مقسط&#10;&#13;11 gece, gecede 3971 kez Ya Muksit ismini okursanız 209x209 kere okumuş yani hatmini tamamlamış olursunuz.&#10;&#13;3971 için tesbih önerisi [40 tur][11 kalan]" calcext:value-type="string">
            <text:p>يا مقسط</text:p>
            <text:p>11 gece, gecede 3971 kez Ya Muksit ismini okursanız 209x209 kere okumuş yani hatmini tamamlamış olursunuz.</text:p>
            <text:p>3971 için tesbih önerisi [40 tur][11 kalan]</text:p>
          </table:table-cell>
          <table:table-cell table:style-name="ce12" table:formula="of:=ABJAD([.$A117];7;1) - 11" office:value-type="float" office:value="449" calcext:value-type="float">
            <text:p>449</text:p>
          </table:table-cell>
          <table:table-cell table:style-name="ce12" table:formula="of:=[.F117]*[.F117]" office:value-type="float" office:value="201601" calcext:value-type="float">
            <text:p>201601</text:p>
          </table:table-cell>
          <table:table-cell table:style-name="ce14" table:formula="of:=ZKRPAYLAS([.G117];10000;[.A117];[.B117])" office:value-type="string" office:string-value="يا مقسط&#10;&#13;449 gece, gecede 449 kez Ya Muksit ismini okursanız 449x449 kere okumuş yani hatmini tamamlamış olursunuz.&#10;&#13;449 için tesbih önerisi [4 tur][1X33][20 kalan]" calcext:value-type="string">
            <text:p>يا مقسط</text:p>
            <text:p>449 gece, gecede 449 kez Ya Muksit ismini okursanız 449x449 kere okumuş yani hatmini tamamlamış olursunuz.</text:p>
            <text:p>449 için tesbih önerisi [4 tur][1X33][20 kalan]</text:p>
          </table:table-cell>
          <table:table-cell table:style-name="ce16"/>
        </table:table-row>
        <table:table-row table:style-name="ro3">
          <table:table-cell table:style-name="ce4" office:value-type="string" calcext:value-type="string">
            <text:p>يا صانع</text:p>
          </table:table-cell>
          <table:table-cell table:style-name="ce6" office:value-type="string" calcext:value-type="string">
            <text:p>Ya Sani</text:p>
          </table:table-cell>
          <table:table-cell table:style-name="ce12" table:formula="of:=ABJAD([.$A118];1;1) - 11" office:value-type="float" office:value="211" calcext:value-type="float">
            <text:p>211</text:p>
          </table:table-cell>
          <table:table-cell table:style-name="ce12" table:formula="of:=[.C118]*[.C118]" office:value-type="float" office:value="44521" calcext:value-type="float">
            <text:p>44521</text:p>
          </table:table-cell>
          <table:table-cell table:style-name="ce14" table:formula="of:=ZKRPAYLAS([.D118];10000;[.A118];[.B118])" office:value-type="string" office:string-value="يا صانع&#10;&#13;211 gece, gecede 211 kez Ya Sani ismini okursanız 211x211 kere okumuş yani hatmini tamamlamış olursunuz.&#10;&#13;211 için tesbih önerisi [2 tur][13 kalan]" calcext:value-type="string">
            <text:p>يا صانع</text:p>
            <text:p>211 gece, gecede 211 kez Ya Sani ismini okursanız 211x211 kere okumuş yani hatmini tamamlamış olursunuz.</text:p>
            <text:p>211 için tesbih önerisi [2 tur][13 kalan]</text:p>
          </table:table-cell>
          <table:table-cell table:style-name="ce12" table:formula="of:=ABJAD([.$A118];7;1) - 11" office:value-type="float" office:value="181" calcext:value-type="float">
            <text:p>181</text:p>
          </table:table-cell>
          <table:table-cell table:style-name="ce12" table:formula="of:=[.F118]*[.F118]" office:value-type="float" office:value="32761" calcext:value-type="float">
            <text:p>32761</text:p>
          </table:table-cell>
          <table:table-cell table:style-name="ce14" table:formula="of:=ZKRPAYLAS([.G118];10000;[.A118];[.B118])" office:value-type="string" office:string-value="يا صانع&#10;&#13;181 gece, gecede 181 kez Ya Sani ismini okursanız 181x181 kere okumuş yani hatmini tamamlamış olursunuz.&#10;&#13;181 için tesbih önerisi [1 tur][2X33][16 kalan]" calcext:value-type="string">
            <text:p>يا صانع</text:p>
            <text:p>181 gece, gecede 181 kez Ya Sani ismini okursanız 181x181 kere okumuş yani hatmini tamamlamış olursunuz.</text:p>
            <text:p>181 için tesbih önerisi [1 tur][2X33][16 kalan]</text:p>
          </table:table-cell>
          <table:table-cell table:style-name="ce16"/>
        </table:table-row>
        <table:table-row table:style-name="ro4">
          <table:table-cell table:style-name="ce4" office:value-type="string" calcext:value-type="string">
            <text:p>يا مالك الملك</text:p>
          </table:table-cell>
          <table:table-cell table:style-name="ce6" office:value-type="string" calcext:value-type="string">
            <text:p>Ya Malik’el Mulk</text:p>
          </table:table-cell>
          <table:table-cell table:style-name="ce12" table:formula="of:=ABJAD([.$A119];1;1) - 11" office:value-type="float" office:value="212" calcext:value-type="float">
            <text:p>212</text:p>
          </table:table-cell>
          <table:table-cell table:style-name="ce12" table:formula="of:=[.C119]*[.C119]" office:value-type="float" office:value="44944" calcext:value-type="float">
            <text:p>44944</text:p>
          </table:table-cell>
          <table:table-cell table:style-name="ce14" table:formula="of:=ZKRPAYLAS([.D119];10000;[.A119];[.B119])" office:value-type="string" office:string-value="يا مالك الملك&#10;&#13;8 gece, gecede 5618 kez Ya Malik’el Mulk ismini okursanız 212x212 kere okumuş yani hatmini tamamlamış olursunuz.&#10;&#13;5618 için tesbih önerisi [56 tur][2X33][8 kalan]" calcext:value-type="string">
            <text:p>يا مالك الملك</text:p>
            <text:p>8 gece, gecede 5618 kez Ya Malik’el Mulk ismini okursanız 212x212 kere okumuş yani hatmini tamamlamış olursunuz.</text:p>
            <text:p>5618 için tesbih önerisi [56 tur][2X33][8 kalan]</text:p>
          </table:table-cell>
          <table:table-cell table:style-name="ce12" table:formula="of:=ABJAD([.$A119];7;1) - 11" office:value-type="float" office:value="212" calcext:value-type="float">
            <text:p>212</text:p>
          </table:table-cell>
          <table:table-cell table:style-name="ce12" table:formula="of:=[.F119]*[.F119]" office:value-type="float" office:value="44944" calcext:value-type="float">
            <text:p>44944</text:p>
          </table:table-cell>
          <table:table-cell table:style-name="ce14" table:formula="of:=ZKRPAYLAS([.G119];10000;[.A119];[.B119])" office:value-type="string" office:string-value="يا مالك الملك&#10;&#13;8 gece, gecede 5618 kez Ya Malik’el Mulk ismini okursanız 212x212 kere okumuş yani hatmini tamamlamış olursunuz.&#10;&#13;5618 için tesbih önerisi [56 tur][2X33][8 kalan]" calcext:value-type="string">
            <text:p>يا مالك الملك</text:p>
            <text:p>8 gece, gecede 5618 kez Ya Malik’el Mulk ismini okursanız 212x212 kere okumuş yani hatmini tamamlamış olursunuz.</text:p>
            <text:p>5618 için tesbih önerisi [56 tur][2X33][8 kalan]</text:p>
          </table:table-cell>
          <table:table-cell table:style-name="ce16"/>
        </table:table-row>
        <table:table-row table:style-name="ro3">
          <table:table-cell table:style-name="ce4" office:value-type="string" calcext:value-type="string">
            <text:p>يا بارئ</text:p>
          </table:table-cell>
          <table:table-cell table:style-name="ce6" office:value-type="string" calcext:value-type="string">
            <text:p>Ya Bari</text:p>
          </table:table-cell>
          <table:table-cell table:style-name="ce12" table:formula="of:=ABJAD([.$A120];1;1) - 11" office:value-type="float" office:value="214" calcext:value-type="float">
            <text:p>214</text:p>
          </table:table-cell>
          <table:table-cell table:style-name="ce12" table:formula="of:=[.C120]*[.C120]" office:value-type="float" office:value="45796" calcext:value-type="float">
            <text:p>45796</text:p>
          </table:table-cell>
          <table:table-cell table:style-name="ce14" table:formula="of:=ZKRPAYLAS([.D120];10000;[.A120];[.B120])" office:value-type="string" office:string-value="يا بارئ&#10;&#13;107 gece, gecede 428 kez Ya Bari ismini okursanız 214x214 kere okumuş yani hatmini tamamlamış olursunuz.&#10;&#13;428 için tesbih önerisi [4 tur][32 kalan]" calcext:value-type="string">
            <text:p>يا بارئ</text:p>
            <text:p>107 gece, gecede 428 kez Ya Bari ismini okursanız 214x214 kere okumuş yani hatmini tamamlamış olursunuz.</text:p>
            <text:p>428 için tesbih önerisi [4 tur][32 kalan]</text:p>
          </table:table-cell>
          <table:table-cell table:style-name="ce12" table:formula="of:=ABJAD([.$A120];7;1) - 11" office:value-type="float" office:value="214" calcext:value-type="float">
            <text:p>214</text:p>
          </table:table-cell>
          <table:table-cell table:style-name="ce12" table:formula="of:=[.F120]*[.F120]" office:value-type="float" office:value="45796" calcext:value-type="float">
            <text:p>45796</text:p>
          </table:table-cell>
          <table:table-cell table:style-name="ce14" table:formula="of:=ZKRPAYLAS([.G120];10000;[.A120];[.B120])" office:value-type="string" office:string-value="يا بارئ&#10;&#13;107 gece, gecede 428 kez Ya Bari ismini okursanız 214x214 kere okumuş yani hatmini tamamlamış olursunuz.&#10;&#13;428 için tesbih önerisi [4 tur][32 kalan]" calcext:value-type="string">
            <text:p>يا بارئ</text:p>
            <text:p>107 gece, gecede 428 kez Ya Bari ismini okursanız 214x214 kere okumuş yani hatmini tamamlamış olursunuz.</text:p>
            <text:p>428 için tesbih önerisi [4 tur][32 kalan]</text:p>
          </table:table-cell>
          <table:table-cell table:style-name="ce16"/>
        </table:table-row>
        <table:table-row table:style-name="ro3">
          <table:table-cell table:style-name="ce4" office:value-type="string" calcext:value-type="string">
            <text:p>يا طهر</text:p>
          </table:table-cell>
          <table:table-cell table:style-name="ce6" office:value-type="string" calcext:value-type="string">
            <text:p>Ya Tahir</text:p>
          </table:table-cell>
          <table:table-cell table:style-name="ce12" table:formula="of:=ABJAD([.$A121];1;1) - 11" office:value-type="float" office:value="214" calcext:value-type="float">
            <text:p>214</text:p>
          </table:table-cell>
          <table:table-cell table:style-name="ce12" table:formula="of:=[.C121]*[.C121]" office:value-type="float" office:value="45796" calcext:value-type="float">
            <text:p>45796</text:p>
          </table:table-cell>
          <table:table-cell table:style-name="ce14" table:formula="of:=ZKRPAYLAS([.D121];10000;[.A121];[.B121])" office:value-type="string" office:string-value="يا طهر&#10;&#13;107 gece, gecede 428 kez Ya Tahir ismini okursanız 214x214 kere okumuş yani hatmini tamamlamış olursunuz.&#10;&#13;428 için tesbih önerisi [4 tur][32 kalan]" calcext:value-type="string">
            <text:p>يا طهر</text:p>
            <text:p>107 gece, gecede 428 kez Ya Tahir ismini okursanız 214x214 kere okumuş yani hatmini tamamlamış olursunuz.</text:p>
            <text:p>428 için tesbih önerisi [4 tur][32 kalan]</text:p>
          </table:table-cell>
          <table:table-cell table:style-name="ce12" table:formula="of:=ABJAD([.$A121];7;1) - 11" office:value-type="float" office:value="214" calcext:value-type="float">
            <text:p>214</text:p>
          </table:table-cell>
          <table:table-cell table:style-name="ce12" table:formula="of:=[.F121]*[.F121]" office:value-type="float" office:value="45796" calcext:value-type="float">
            <text:p>45796</text:p>
          </table:table-cell>
          <table:table-cell table:style-name="ce14" table:formula="of:=ZKRPAYLAS([.G121];10000;[.A121];[.B121])" office:value-type="string" office:string-value="يا طهر&#10;&#13;107 gece, gecede 428 kez Ya Tahir ismini okursanız 214x214 kere okumuş yani hatmini tamamlamış olursunuz.&#10;&#13;428 için tesbih önerisi [4 tur][32 kalan]" calcext:value-type="string">
            <text:p>يا طهر</text:p>
            <text:p>107 gece, gecede 428 kez Ya Tahir ismini okursanız 214x214 kere okumuş yani hatmini tamamlamış olursunuz.</text:p>
            <text:p>428 için tesbih önerisi [4 tur][32 kalan]</text:p>
          </table:table-cell>
          <table:table-cell table:style-name="ce16"/>
        </table:table-row>
        <table:table-row table:style-name="ro3">
          <table:table-cell table:style-name="ce4" office:value-type="string" calcext:value-type="string">
            <text:p>يا أكبر</text:p>
          </table:table-cell>
          <table:table-cell table:style-name="ce6" office:value-type="string" calcext:value-type="string">
            <text:p>Ya Ekber</text:p>
          </table:table-cell>
          <table:table-cell table:style-name="ce12" table:formula="of:=ABJAD([.$A122];1;1) - 11" office:value-type="float" office:value="223" calcext:value-type="float">
            <text:p>223</text:p>
          </table:table-cell>
          <table:table-cell table:style-name="ce12" table:formula="of:=[.C122]*[.C122]" office:value-type="float" office:value="49729" calcext:value-type="float">
            <text:p>49729</text:p>
          </table:table-cell>
          <table:table-cell table:style-name="ce14" table:formula="of:=ZKRPAYLAS([.D122];10000;[.A122];[.B122])" office:value-type="string" office:string-value="يا أكبر&#10;&#13;223 gece, gecede 223 kez Ya Ekber ismini okursanız 223x223 kere okumuş yani hatmini tamamlamış olursunuz.&#10;&#13;223 için tesbih önerisi [2 tur][25 kalan]" calcext:value-type="string">
            <text:p>يا أكبر</text:p>
            <text:p>223 gece, gecede 223 kez Ya Ekber ismini okursanız 223x223 kere okumuş yani hatmini tamamlamış olursunuz.</text:p>
            <text:p>223 için tesbih önerisi [2 tur][25 kalan]</text:p>
          </table:table-cell>
          <table:table-cell table:style-name="ce12" table:formula="of:=ABJAD([.$A122];7;1) - 11" office:value-type="float" office:value="223" calcext:value-type="float">
            <text:p>223</text:p>
          </table:table-cell>
          <table:table-cell table:style-name="ce12" table:formula="of:=[.F122]*[.F122]" office:value-type="float" office:value="49729" calcext:value-type="float">
            <text:p>49729</text:p>
          </table:table-cell>
          <table:table-cell table:style-name="ce14" table:formula="of:=ZKRPAYLAS([.G122];10000;[.A122];[.B122])" office:value-type="string" office:string-value="يا أكبر&#10;&#13;223 gece, gecede 223 kez Ya Ekber ismini okursanız 223x223 kere okumuş yani hatmini tamamlamış olursunuz.&#10;&#13;223 için tesbih önerisi [2 tur][25 kalan]" calcext:value-type="string">
            <text:p>يا أكبر</text:p>
            <text:p>223 gece, gecede 223 kez Ya Ekber ismini okursanız 223x223 kere okumuş yani hatmini tamamlamış olursunuz.</text:p>
            <text:p>223 için tesbih önerisi [2 tur][25 kalan]</text:p>
          </table:table-cell>
          <table:table-cell table:style-name="ce16"/>
        </table:table-row>
        <table:table-row table:style-name="ro4">
          <table:table-cell table:style-name="ce4" office:value-type="string" calcext:value-type="string">
            <text:p>يا أحكم الحاكمين</text:p>
          </table:table-cell>
          <table:table-cell table:style-name="ce6" office:value-type="string" calcext:value-type="string">
            <text:p>Ya Ahkem’il Hakimin</text:p>
          </table:table-cell>
          <table:table-cell table:style-name="ce12" table:formula="of:=ABJAD([.$A123];1;1) - 11" office:value-type="float" office:value="229" calcext:value-type="float">
            <text:p>229</text:p>
          </table:table-cell>
          <table:table-cell table:style-name="ce12" table:formula="of:=[.C123]*[.C123]" office:value-type="float" office:value="52441" calcext:value-type="float">
            <text:p>52441</text:p>
          </table:table-cell>
          <table:table-cell table:style-name="ce14" table:formula="of:=ZKRPAYLAS([.D123];10000;[.A123];[.B123])" office:value-type="string" office:string-value="يا أحكم الحاكمين&#10;&#13;229 gece, gecede 229 kez Ya Ahkem’il Hakimin ismini okursanız 229x229 kere okumuş yani hatmini tamamlamış olursunuz.&#10;&#13;229 için tesbih önerisi [2 tur][31 kalan]" calcext:value-type="string">
            <text:p>يا أحكم الحاكمين</text:p>
            <text:p>229 gece, gecede 229 kez Ya Ahkem’il Hakimin ismini okursanız 229x229 kere okumuş yani hatmini tamamlamış olursunuz.</text:p>
            <text:p>229 için tesbih önerisi [2 tur][31 kalan]</text:p>
          </table:table-cell>
          <table:table-cell table:style-name="ce12" table:formula="of:=ABJAD([.$A123];7;1) - 11" office:value-type="float" office:value="229" calcext:value-type="float">
            <text:p>229</text:p>
          </table:table-cell>
          <table:table-cell table:style-name="ce12" table:formula="of:=[.F123]*[.F123]" office:value-type="float" office:value="52441" calcext:value-type="float">
            <text:p>52441</text:p>
          </table:table-cell>
          <table:table-cell table:style-name="ce14" table:formula="of:=ZKRPAYLAS([.G123];10000;[.A123];[.B123])" office:value-type="string" office:string-value="يا أحكم الحاكمين&#10;&#13;229 gece, gecede 229 kez Ya Ahkem’il Hakimin ismini okursanız 229x229 kere okumuş yani hatmini tamamlamış olursunuz.&#10;&#13;229 için tesbih önerisi [2 tur][31 kalan]" calcext:value-type="string">
            <text:p>يا أحكم الحاكمين</text:p>
            <text:p>229 gece, gecede 229 kez Ya Ahkem’il Hakimin ismini okursanız 229x229 kere okumuş yani hatmini tamamlamış olursunuz.</text:p>
            <text:p>229 için tesbih önerisi [2 tur][31 kalan]</text:p>
          </table:table-cell>
          <table:table-cell table:style-name="ce16"/>
        </table:table-row>
        <table:table-row table:style-name="ro3">
          <table:table-cell table:style-name="ce4" office:value-type="string" calcext:value-type="string">
            <text:p>يا كبير</text:p>
          </table:table-cell>
          <table:table-cell table:style-name="ce6" office:value-type="string" calcext:value-type="string">
            <text:p>Ya Kebir</text:p>
          </table:table-cell>
          <table:table-cell table:style-name="ce12" table:formula="of:=ABJAD([.$A124];1;1) - 11" office:value-type="float" office:value="232" calcext:value-type="float">
            <text:p>232</text:p>
          </table:table-cell>
          <table:table-cell table:style-name="ce12" table:formula="of:=[.C124]*[.C124]" office:value-type="float" office:value="53824" calcext:value-type="float">
            <text:p>53824</text:p>
          </table:table-cell>
          <table:table-cell table:style-name="ce14" table:formula="of:=ZKRPAYLAS([.D124];10000;[.A124];[.B124])" office:value-type="string" office:string-value="يا كبير&#10;&#13;8 gece, gecede 6728 kez Ya Kebir ismini okursanız 232x232 kere okumuş yani hatmini tamamlamış olursunuz.&#10;&#13;6728 için tesbih önerisi [67 tur][2X33][29 kalan]" calcext:value-type="string">
            <text:p>يا كبير</text:p>
            <text:p>8 gece, gecede 6728 kez Ya Kebir ismini okursanız 232x232 kere okumuş yani hatmini tamamlamış olursunuz.</text:p>
            <text:p>6728 için tesbih önerisi [67 tur][2X33][29 kalan]</text:p>
          </table:table-cell>
          <table:table-cell table:style-name="ce12" table:formula="of:=ABJAD([.$A124];7;1) - 11" office:value-type="float" office:value="232" calcext:value-type="float">
            <text:p>232</text:p>
          </table:table-cell>
          <table:table-cell table:style-name="ce12" table:formula="of:=[.F124]*[.F124]" office:value-type="float" office:value="53824" calcext:value-type="float">
            <text:p>53824</text:p>
          </table:table-cell>
          <table:table-cell table:style-name="ce14" table:formula="of:=ZKRPAYLAS([.G124];10000;[.A124];[.B124])" office:value-type="string" office:string-value="يا كبير&#10;&#13;8 gece, gecede 6728 kez Ya Kebir ismini okursanız 232x232 kere okumuş yani hatmini tamamlamış olursunuz.&#10;&#13;6728 için tesbih önerisi [67 tur][2X33][29 kalan]" calcext:value-type="string">
            <text:p>يا كبير</text:p>
            <text:p>8 gece, gecede 6728 kez Ya Kebir ismini okursanız 232x232 kere okumuş yani hatmini tamamlamış olursunuz.</text:p>
            <text:p>6728 için tesbih önerisi [67 tur][2X33][29 kalan]</text:p>
          </table:table-cell>
          <table:table-cell table:style-name="ce16"/>
        </table:table-row>
        <table:table-row table:style-name="ro4">
          <table:table-cell table:style-name="ce4" office:value-type="string" calcext:value-type="string">
            <text:p>يا نعم الماهد</text:p>
          </table:table-cell>
          <table:table-cell table:style-name="ce6" office:value-type="string" calcext:value-type="string">
            <text:p>Ya Ni’mel Mahid</text:p>
          </table:table-cell>
          <table:table-cell table:style-name="ce12" table:formula="of:=ABJAD([.$A125];1;1) - 11" office:value-type="float" office:value="241" calcext:value-type="float">
            <text:p>241</text:p>
          </table:table-cell>
          <table:table-cell table:style-name="ce12" table:formula="of:=[.C125]*[.C125]" office:value-type="float" office:value="58081" calcext:value-type="float">
            <text:p>58081</text:p>
          </table:table-cell>
          <table:table-cell table:style-name="ce14" table:formula="of:=ZKRPAYLAS([.D125];10000;[.A125];[.B125])" office:value-type="string" office:string-value="يا نعم الماهد&#10;&#13;241 gece, gecede 241 kez Ya Ni’mel Mahid ismini okursanız 241x241 kere okumuş yani hatmini tamamlamış olursunuz.&#10;&#13;241 için tesbih önerisi [2 tur][1X33][10 kalan]" calcext:value-type="string">
            <text:p>يا نعم الماهد</text:p>
            <text:p>241 gece, gecede 241 kez Ya Ni’mel Mahid ismini okursanız 241x241 kere okumuş yani hatmini tamamlamış olursunuz.</text:p>
            <text:p>241 için tesbih önerisi [2 tur][1X33][10 kalan]</text:p>
          </table:table-cell>
          <table:table-cell table:style-name="ce12" table:formula="of:=ABJAD([.$A125];7;1) - 11" office:value-type="float" office:value="241" calcext:value-type="float">
            <text:p>241</text:p>
          </table:table-cell>
          <table:table-cell table:style-name="ce12" table:formula="of:=[.F125]*[.F125]" office:value-type="float" office:value="58081" calcext:value-type="float">
            <text:p>58081</text:p>
          </table:table-cell>
          <table:table-cell table:style-name="ce14" table:formula="of:=ZKRPAYLAS([.G125];10000;[.A125];[.B125])" office:value-type="string" office:string-value="يا نعم الماهد&#10;&#13;241 gece, gecede 241 kez Ya Ni’mel Mahid ismini okursanız 241x241 kere okumuş yani hatmini tamamlamış olursunuz.&#10;&#13;241 için tesbih önerisi [2 tur][1X33][10 kalan]" calcext:value-type="string">
            <text:p>يا نعم الماهد</text:p>
            <text:p>241 gece, gecede 241 kez Ya Ni’mel Mahid ismini okursanız 241x241 kere okumuş yani hatmini tamamlamış olursunuz.</text:p>
            <text:p>241 için tesbih önerisi [2 tur][1X33][10 kalan]</text:p>
          </table:table-cell>
          <table:table-cell table:style-name="ce16"/>
        </table:table-row>
        <table:table-row table:style-name="ro3">
          <table:table-cell table:style-name="ce4" office:value-type="string" calcext:value-type="string">
            <text:p>يا مدبر</text:p>
          </table:table-cell>
          <table:table-cell table:style-name="ce6" office:value-type="string" calcext:value-type="string">
            <text:p>Ya Mudebbir</text:p>
          </table:table-cell>
          <table:table-cell table:style-name="ce12" table:formula="of:=ABJAD([.$A126];1;1) - 11" office:value-type="float" office:value="246" calcext:value-type="float">
            <text:p>246</text:p>
          </table:table-cell>
          <table:table-cell table:style-name="ce12" table:formula="of:=[.C126]*[.C126]" office:value-type="float" office:value="60516" calcext:value-type="float">
            <text:p>60516</text:p>
          </table:table-cell>
          <table:table-cell table:style-name="ce14" table:formula="of:=ZKRPAYLAS([.D126];10000;[.A126];[.B126])" office:value-type="string" office:string-value="يا مدبر&#10;&#13;9 gece, gecede 6724 kez Ya Mudebbir ismini okursanız 246x246 kere okumuş yani hatmini tamamlamış olursunuz.&#10;&#13;6724 için tesbih önerisi [67 tur][2X33][25 kalan]" calcext:value-type="string">
            <text:p>يا مدبر</text:p>
            <text:p>9 gece, gecede 6724 kez Ya Mudebbir ismini okursanız 246x246 kere okumuş yani hatmini tamamlamış olursunuz.</text:p>
            <text:p>6724 için tesbih önerisi [67 tur][2X33][25 kalan]</text:p>
          </table:table-cell>
          <table:table-cell table:style-name="ce12" table:formula="of:=ABJAD([.$A126];7;1) - 11" office:value-type="float" office:value="246" calcext:value-type="float">
            <text:p>246</text:p>
          </table:table-cell>
          <table:table-cell table:style-name="ce12" table:formula="of:=[.F126]*[.F126]" office:value-type="float" office:value="60516" calcext:value-type="float">
            <text:p>60516</text:p>
          </table:table-cell>
          <table:table-cell table:style-name="ce14" table:formula="of:=ZKRPAYLAS([.G126];10000;[.A126];[.B126])" office:value-type="string" office:string-value="يا مدبر&#10;&#13;9 gece, gecede 6724 kez Ya Mudebbir ismini okursanız 246x246 kere okumuş yani hatmini tamamlamış olursunuz.&#10;&#13;6724 için tesbih önerisi [67 tur][2X33][25 kalan]" calcext:value-type="string">
            <text:p>يا مدبر</text:p>
            <text:p>9 gece, gecede 6724 kez Ya Mudebbir ismini okursanız 246x246 kere okumuş yani hatmini tamamlamış olursunuz.</text:p>
            <text:p>6724 için tesbih önerisi [67 tur][2X33][25 kalan]</text:p>
          </table:table-cell>
          <table:table-cell table:style-name="ce16"/>
        </table:table-row>
        <table:table-row table:style-name="ro3">
          <table:table-cell table:style-name="ce4" office:value-type="string" calcext:value-type="string">
            <text:p>يا مريد</text:p>
          </table:table-cell>
          <table:table-cell table:style-name="ce6" office:value-type="string" calcext:value-type="string">
            <text:p>Ya Murid</text:p>
          </table:table-cell>
          <table:table-cell table:style-name="ce12" table:formula="of:=ABJAD([.$A127];1;1) - 11" office:value-type="float" office:value="254" calcext:value-type="float">
            <text:p>254</text:p>
          </table:table-cell>
          <table:table-cell table:style-name="ce12" table:formula="of:=[.C127]*[.C127]" office:value-type="float" office:value="64516" calcext:value-type="float">
            <text:p>64516</text:p>
          </table:table-cell>
          <table:table-cell table:style-name="ce14" table:formula="of:=ZKRPAYLAS([.D127];10000;[.A127];[.B127])" office:value-type="string" office:string-value="يا مريد&#10;&#13;127 gece, gecede 508 kez Ya Murid ismini okursanız 254x254 kere okumuş yani hatmini tamamlamış olursunuz.&#10;&#13;508 için tesbih önerisi [5 tur][13 kalan]" calcext:value-type="string">
            <text:p>يا مريد</text:p>
            <text:p>127 gece, gecede 508 kez Ya Murid ismini okursanız 254x254 kere okumuş yani hatmini tamamlamış olursunuz.</text:p>
            <text:p>508 için tesbih önerisi [5 tur][13 kalan]</text:p>
          </table:table-cell>
          <table:table-cell table:style-name="ce12" table:formula="of:=ABJAD([.$A127];7;1) - 11" office:value-type="float" office:value="254" calcext:value-type="float">
            <text:p>254</text:p>
          </table:table-cell>
          <table:table-cell table:style-name="ce12" table:formula="of:=[.F127]*[.F127]" office:value-type="float" office:value="64516" calcext:value-type="float">
            <text:p>64516</text:p>
          </table:table-cell>
          <table:table-cell table:style-name="ce14" table:formula="of:=ZKRPAYLAS([.G127];10000;[.A127];[.B127])" office:value-type="string" office:string-value="يا مريد&#10;&#13;127 gece, gecede 508 kez Ya Murid ismini okursanız 254x254 kere okumuş yani hatmini tamamlamış olursunuz.&#10;&#13;508 için tesbih önerisi [5 tur][13 kalan]" calcext:value-type="string">
            <text:p>يا مريد</text:p>
            <text:p>127 gece, gecede 508 kez Ya Murid ismini okursanız 254x254 kere okumuş yani hatmini tamamlamış olursunuz.</text:p>
            <text:p>508 için tesbih önerisi [5 tur][13 kalan]</text:p>
          </table:table-cell>
          <table:table-cell table:style-name="ce16"/>
        </table:table-row>
        <table:table-row table:style-name="ro3">
          <table:table-cell table:style-name="ce4" office:value-type="string" calcext:value-type="string">
            <text:p>يا نور</text:p>
          </table:table-cell>
          <table:table-cell table:style-name="ce6" office:value-type="string" calcext:value-type="string">
            <text:p>Ya Nur</text:p>
          </table:table-cell>
          <table:table-cell table:style-name="ce12" table:formula="of:=ABJAD([.$A128];1;1) - 11" office:value-type="float" office:value="256" calcext:value-type="float">
            <text:p>256</text:p>
          </table:table-cell>
          <table:table-cell table:style-name="ce12" table:formula="of:=[.C128]*[.C128]" office:value-type="float" office:value="65536" calcext:value-type="float">
            <text:p>65536</text:p>
          </table:table-cell>
          <table:table-cell table:style-name="ce14" table:formula="of:=ZKRPAYLAS([.D128];10000;[.A128];[.B128])" office:value-type="string" office:string-value="يا نور&#10;&#13;8 gece, gecede 8192 kez Ya Nur ismini okursanız 256x256 kere okumuş yani hatmini tamamlamış olursunuz.&#10;&#13;8192 için tesbih önerisi [82 tur][2X33][8 kalan]" calcext:value-type="string">
            <text:p>يا نور</text:p>
            <text:p>8 gece, gecede 8192 kez Ya Nur ismini okursanız 256x256 kere okumuş yani hatmini tamamlamış olursunuz.</text:p>
            <text:p>8192 için tesbih önerisi [82 tur][2X33][8 kalan]</text:p>
          </table:table-cell>
          <table:table-cell table:style-name="ce12" table:formula="of:=ABJAD([.$A128];7;1) - 11" office:value-type="float" office:value="256" calcext:value-type="float">
            <text:p>256</text:p>
          </table:table-cell>
          <table:table-cell table:style-name="ce12" table:formula="of:=[.F128]*[.F128]" office:value-type="float" office:value="65536" calcext:value-type="float">
            <text:p>65536</text:p>
          </table:table-cell>
          <table:table-cell table:style-name="ce14" table:formula="of:=ZKRPAYLAS([.G128];10000;[.A128];[.B128])" office:value-type="string" office:string-value="يا نور&#10;&#13;8 gece, gecede 8192 kez Ya Nur ismini okursanız 256x256 kere okumuş yani hatmini tamamlamış olursunuz.&#10;&#13;8192 için tesbih önerisi [82 tur][2X33][8 kalan]" calcext:value-type="string">
            <text:p>يا نور</text:p>
            <text:p>8 gece, gecede 8192 kez Ya Nur ismini okursanız 256x256 kere okumuş yani hatmini tamamlamış olursunuz.</text:p>
            <text:p>8192 için tesbih önerisi [82 tur][2X33][8 kalan]</text:p>
          </table:table-cell>
          <table:table-cell table:style-name="ce16"/>
        </table:table-row>
        <table:table-row table:style-name="ro3">
          <table:table-cell table:style-name="ce4" office:value-type="string" calcext:value-type="string">
            <text:p>يا برهان</text:p>
          </table:table-cell>
          <table:table-cell table:style-name="ce6" office:value-type="string" calcext:value-type="string">
            <text:p>Ya Burhan</text:p>
          </table:table-cell>
          <table:table-cell table:style-name="ce12" table:formula="of:=ABJAD([.$A129];1;1) - 11" office:value-type="float" office:value="258" calcext:value-type="float">
            <text:p>258</text:p>
          </table:table-cell>
          <table:table-cell table:style-name="ce12" table:formula="of:=[.C129]*[.C129]" office:value-type="float" office:value="66564" calcext:value-type="float">
            <text:p>66564</text:p>
          </table:table-cell>
          <table:table-cell table:style-name="ce14" table:formula="of:=ZKRPAYLAS([.D129];10000;[.A129];[.B129])" office:value-type="string" office:string-value="يا برهان&#10;&#13;9 gece, gecede 7396 kez Ya Burhan ismini okursanız 258x258 kere okumuş yani hatmini tamamlamış olursunuz.&#10;&#13;7396 için tesbih önerisi [74 tur][2X33][4 kalan]" calcext:value-type="string">
            <text:p>يا برهان</text:p>
            <text:p>9 gece, gecede 7396 kez Ya Burhan ismini okursanız 258x258 kere okumuş yani hatmini tamamlamış olursunuz.</text:p>
            <text:p>7396 için tesbih önerisi [74 tur][2X33][4 kalan]</text:p>
          </table:table-cell>
          <table:table-cell table:style-name="ce12" table:formula="of:=ABJAD([.$A129];7;1) - 11" office:value-type="float" office:value="258" calcext:value-type="float">
            <text:p>258</text:p>
          </table:table-cell>
          <table:table-cell table:style-name="ce12" table:formula="of:=[.F129]*[.F129]" office:value-type="float" office:value="66564" calcext:value-type="float">
            <text:p>66564</text:p>
          </table:table-cell>
          <table:table-cell table:style-name="ce14" table:formula="of:=ZKRPAYLAS([.G129];10000;[.A129];[.B129])" office:value-type="string" office:string-value="يا برهان&#10;&#13;9 gece, gecede 7396 kez Ya Burhan ismini okursanız 258x258 kere okumuş yani hatmini tamamlamış olursunuz.&#10;&#13;7396 için tesbih önerisi [74 tur][2X33][4 kalan]" calcext:value-type="string">
            <text:p>يا برهان</text:p>
            <text:p>9 gece, gecede 7396 kez Ya Burhan ismini okursanız 258x258 kere okumuş yani hatmini tamamlamış olursunuz.</text:p>
            <text:p>7396 için tesbih önerisi [74 tur][2X33][4 kalan]</text:p>
          </table:table-cell>
          <table:table-cell table:style-name="ce16"/>
        </table:table-row>
        <table:table-row table:style-name="ro3">
          <table:table-cell table:style-name="ce4" office:value-type="string" calcext:value-type="string">
            <text:p>يا رحيم</text:p>
          </table:table-cell>
          <table:table-cell table:style-name="ce6" office:value-type="string" calcext:value-type="string">
            <text:p>Ya Rahim</text:p>
          </table:table-cell>
          <table:table-cell table:style-name="ce12" table:formula="of:=ABJAD([.$A130];1;1) - 11" office:value-type="float" office:value="258" calcext:value-type="float">
            <text:p>258</text:p>
          </table:table-cell>
          <table:table-cell table:style-name="ce12" table:formula="of:=[.C130]*[.C130]" office:value-type="float" office:value="66564" calcext:value-type="float">
            <text:p>66564</text:p>
          </table:table-cell>
          <table:table-cell table:style-name="ce14" table:formula="of:=ZKRPAYLAS([.D130];10000;[.A130];[.B130])" office:value-type="string" office:string-value="يا رحيم&#10;&#13;9 gece, gecede 7396 kez Ya Rahim ismini okursanız 258x258 kere okumuş yani hatmini tamamlamış olursunuz.&#10;&#13;7396 için tesbih önerisi [74 tur][2X33][4 kalan]" calcext:value-type="string">
            <text:p>يا رحيم</text:p>
            <text:p>9 gece, gecede 7396 kez Ya Rahim ismini okursanız 258x258 kere okumuş yani hatmini tamamlamış olursunuz.</text:p>
            <text:p>7396 için tesbih önerisi [74 tur][2X33][4 kalan]</text:p>
          </table:table-cell>
          <table:table-cell table:style-name="ce12" table:formula="of:=ABJAD([.$A130];7;1) - 11" office:value-type="float" office:value="258" calcext:value-type="float">
            <text:p>258</text:p>
          </table:table-cell>
          <table:table-cell table:style-name="ce12" table:formula="of:=[.F130]*[.F130]" office:value-type="float" office:value="66564" calcext:value-type="float">
            <text:p>66564</text:p>
          </table:table-cell>
          <table:table-cell table:style-name="ce14" table:formula="of:=ZKRPAYLAS([.G130];10000;[.A130];[.B130])" office:value-type="string" office:string-value="يا رحيم&#10;&#13;9 gece, gecede 7396 kez Ya Rahim ismini okursanız 258x258 kere okumuş yani hatmini tamamlamış olursunuz.&#10;&#13;7396 için tesbih önerisi [74 tur][2X33][4 kalan]" calcext:value-type="string">
            <text:p>يا رحيم</text:p>
            <text:p>9 gece, gecede 7396 kez Ya Rahim ismini okursanız 258x258 kere okumuş yani hatmini tamamlamış olursunuz.</text:p>
            <text:p>7396 için tesbih önerisi [74 tur][2X33][4 kalan]</text:p>
          </table:table-cell>
          <table:table-cell table:style-name="ce16"/>
        </table:table-row>
        <table:table-row table:style-name="ro3">
          <table:table-cell table:style-name="ce4" office:value-type="string" calcext:value-type="string">
            <text:p>يا أكرم</text:p>
          </table:table-cell>
          <table:table-cell table:style-name="ce6" office:value-type="string" calcext:value-type="string">
            <text:p>Ya Ekrem</text:p>
          </table:table-cell>
          <table:table-cell table:style-name="ce12" table:formula="of:=ABJAD([.$A131];1;1) - 11" office:value-type="float" office:value="261" calcext:value-type="float">
            <text:p>261</text:p>
          </table:table-cell>
          <table:table-cell table:style-name="ce12" table:formula="of:=[.C131]*[.C131]" office:value-type="float" office:value="68121" calcext:value-type="float">
            <text:p>68121</text:p>
          </table:table-cell>
          <table:table-cell table:style-name="ce14" table:formula="of:=ZKRPAYLAS([.D131];10000;[.A131];[.B131])" office:value-type="string" office:string-value="يا أكرم&#10;&#13;9 gece, gecede 7569 kez Ya Ekrem ismini okursanız 261x261 kere okumuş yani hatmini tamamlamış olursunuz.&#10;&#13;7569 için tesbih önerisi [76 tur][1X33][12 kalan]" calcext:value-type="string">
            <text:p>يا أكرم</text:p>
            <text:p>9 gece, gecede 7569 kez Ya Ekrem ismini okursanız 261x261 kere okumuş yani hatmini tamamlamış olursunuz.</text:p>
            <text:p>7569 için tesbih önerisi [76 tur][1X33][12 kalan]</text:p>
          </table:table-cell>
          <table:table-cell table:style-name="ce12" table:formula="of:=ABJAD([.$A131];7;1) - 11" office:value-type="float" office:value="261" calcext:value-type="float">
            <text:p>261</text:p>
          </table:table-cell>
          <table:table-cell table:style-name="ce12" table:formula="of:=[.F131]*[.F131]" office:value-type="float" office:value="68121" calcext:value-type="float">
            <text:p>68121</text:p>
          </table:table-cell>
          <table:table-cell table:style-name="ce14" table:formula="of:=ZKRPAYLAS([.G131];10000;[.A131];[.B131])" office:value-type="string" office:string-value="يا أكرم&#10;&#13;9 gece, gecede 7569 kez Ya Ekrem ismini okursanız 261x261 kere okumuş yani hatmini tamamlamış olursunuz.&#10;&#13;7569 için tesbih önerisi [76 tur][1X33][12 kalan]" calcext:value-type="string">
            <text:p>يا أكرم</text:p>
            <text:p>9 gece, gecede 7569 kez Ya Ekrem ismini okursanız 261x261 kere okumuş yani hatmini tamamlamış olursunuz.</text:p>
            <text:p>7569 için tesbih önerisi [76 tur][1X33][12 kalan]</text:p>
          </table:table-cell>
          <table:table-cell table:style-name="ce16"/>
        </table:table-row>
        <table:table-row table:style-name="ro4">
          <table:table-cell table:style-name="ce4" office:value-type="string" calcext:value-type="string">
            <text:p>يا نعم المولى</text:p>
          </table:table-cell>
          <table:table-cell table:style-name="ce6" office:value-type="string" calcext:value-type="string">
            <text:p>Ya Ni’mel Mevla</text:p>
          </table:table-cell>
          <table:table-cell table:style-name="ce12" table:formula="of:=ABJAD([.$A132];1;1) - 11" office:value-type="float" office:value="268" calcext:value-type="float">
            <text:p>268</text:p>
          </table:table-cell>
          <table:table-cell table:style-name="ce12" table:formula="of:=[.C132]*[.C132]" office:value-type="float" office:value="71824" calcext:value-type="float">
            <text:p>71824</text:p>
          </table:table-cell>
          <table:table-cell table:style-name="ce14" table:formula="of:=ZKRPAYLAS([.D132];10000;[.A132];[.B132])" office:value-type="string" office:string-value="يا نعم المولى&#10;&#13;8 gece, gecede 8978 kez Ya Ni’mel Mevla ismini okursanız 268x268 kere okumuş yani hatmini tamamlamış olursunuz.&#10;&#13;8978 için tesbih önerisi [90 tur][2X33][2 kalan]" calcext:value-type="string">
            <text:p>يا نعم المولى</text:p>
            <text:p>8 gece, gecede 8978 kez Ya Ni’mel Mevla ismini okursanız 268x268 kere okumuş yani hatmini tamamlamış olursunuz.</text:p>
            <text:p>8978 için tesbih önerisi [90 tur][2X33][2 kalan]</text:p>
          </table:table-cell>
          <table:table-cell table:style-name="ce12" table:formula="of:=ABJAD([.$A132];7;1) - 11" office:value-type="float" office:value="268" calcext:value-type="float">
            <text:p>268</text:p>
          </table:table-cell>
          <table:table-cell table:style-name="ce12" table:formula="of:=[.F132]*[.F132]" office:value-type="float" office:value="71824" calcext:value-type="float">
            <text:p>71824</text:p>
          </table:table-cell>
          <table:table-cell table:style-name="ce14" table:formula="of:=ZKRPAYLAS([.G132];10000;[.A132];[.B132])" office:value-type="string" office:string-value="يا نعم المولى&#10;&#13;8 gece, gecede 8978 kez Ya Ni’mel Mevla ismini okursanız 268x268 kere okumuş yani hatmini tamamlamış olursunuz.&#10;&#13;8978 için tesbih önerisi [90 tur][2X33][2 kalan]" calcext:value-type="string">
            <text:p>يا نعم المولى</text:p>
            <text:p>8 gece, gecede 8978 kez Ya Ni’mel Mevla ismini okursanız 268x268 kere okumuş yani hatmini tamamlamış olursunuz.</text:p>
            <text:p>8978 için tesbih önerisi [90 tur][2X33][2 kalan]</text:p>
          </table:table-cell>
          <table:table-cell table:style-name="ce16"/>
        </table:table-row>
        <table:table-row table:style-name="ro3">
          <table:table-cell table:style-name="ce4" office:value-type="string" calcext:value-type="string">
            <text:p>يا كريم</text:p>
          </table:table-cell>
          <table:table-cell table:style-name="ce6" office:value-type="string" calcext:value-type="string">
            <text:p>Ya Kerim</text:p>
          </table:table-cell>
          <table:table-cell table:style-name="ce12" table:formula="of:=ABJAD([.$A133];1;1) - 11" office:value-type="float" office:value="270" calcext:value-type="float">
            <text:p>270</text:p>
          </table:table-cell>
          <table:table-cell table:style-name="ce12" table:formula="of:=[.C133]*[.C133]" office:value-type="float" office:value="72900" calcext:value-type="float">
            <text:p>72900</text:p>
          </table:table-cell>
          <table:table-cell table:style-name="ce14" table:formula="of:=ZKRPAYLAS([.D133];10000;[.A133];[.B133])" office:value-type="string" office:string-value="يا كريم&#10;&#13;9 gece, gecede 8100 kez Ya Kerim ismini okursanız 270x270 kere okumuş yani hatmini tamamlamış olursunuz.&#10;&#13;8100 için tesbih önerisi [81 tur][2X33][15 kalan]" calcext:value-type="string">
            <text:p>يا كريم</text:p>
            <text:p>9 gece, gecede 8100 kez Ya Kerim ismini okursanız 270x270 kere okumuş yani hatmini tamamlamış olursunuz.</text:p>
            <text:p>8100 için tesbih önerisi [81 tur][2X33][15 kalan]</text:p>
          </table:table-cell>
          <table:table-cell table:style-name="ce12" table:formula="of:=ABJAD([.$A133];7;1) - 11" office:value-type="float" office:value="270" calcext:value-type="float">
            <text:p>270</text:p>
          </table:table-cell>
          <table:table-cell table:style-name="ce12" table:formula="of:=[.F133]*[.F133]" office:value-type="float" office:value="72900" calcext:value-type="float">
            <text:p>72900</text:p>
          </table:table-cell>
          <table:table-cell table:style-name="ce14" table:formula="of:=ZKRPAYLAS([.G133];10000;[.A133];[.B133])" office:value-type="string" office:string-value="يا كريم&#10;&#13;9 gece, gecede 8100 kez Ya Kerim ismini okursanız 270x270 kere okumuş yani hatmini tamamlamış olursunuz.&#10;&#13;8100 için tesbih önerisi [81 tur][2X33][15 kalan]" calcext:value-type="string">
            <text:p>يا كريم</text:p>
            <text:p>9 gece, gecede 8100 kez Ya Kerim ismini okursanız 270x270 kere okumuş yani hatmini tamamlamış olursunuz.</text:p>
            <text:p>8100 için tesbih önerisi [81 tur][2X33][15 kalan]</text:p>
          </table:table-cell>
          <table:table-cell table:style-name="ce16"/>
        </table:table-row>
        <table:table-row table:style-name="ro4">
          <table:table-cell table:style-name="ce4" office:value-type="string" calcext:value-type="string">
            <text:p>يا ولي المؤمنين</text:p>
          </table:table-cell>
          <table:table-cell table:style-name="ce6" office:value-type="string" calcext:value-type="string">
            <text:p>Ya Veliy’ul Muminin</text:p>
          </table:table-cell>
          <table:table-cell table:style-name="ce12" table:formula="of:=ABJAD([.$A134];1;1) - 11" office:value-type="float" office:value="274" calcext:value-type="float">
            <text:p>274</text:p>
          </table:table-cell>
          <table:table-cell table:style-name="ce12" table:formula="of:=[.C134]*[.C134]" office:value-type="float" office:value="75076" calcext:value-type="float">
            <text:p>75076</text:p>
          </table:table-cell>
          <table:table-cell table:style-name="ce14" table:formula="of:=ZKRPAYLAS([.D134];10000;[.A134];[.B134])" office:value-type="string" office:string-value="يا ولي المؤمنين&#10;&#13;137 gece, gecede 548 kez Ya Veliy’ul Muminin ismini okursanız 274x274 kere okumuş yani hatmini tamamlamış olursunuz.&#10;&#13;548 için tesbih önerisi [5 tur][1X33][20 kalan]" calcext:value-type="string">
            <text:p>يا ولي المؤمنين</text:p>
            <text:p>137 gece, gecede 548 kez Ya Veliy’ul Muminin ismini okursanız 274x274 kere okumuş yani hatmini tamamlamış olursunuz.</text:p>
            <text:p>548 için tesbih önerisi [5 tur][1X33][20 kalan]</text:p>
          </table:table-cell>
          <table:table-cell table:style-name="ce12" table:formula="of:=ABJAD([.$A134];7;1) - 11" office:value-type="float" office:value="274" calcext:value-type="float">
            <text:p>274</text:p>
          </table:table-cell>
          <table:table-cell table:style-name="ce12" table:formula="of:=[.F134]*[.F134]" office:value-type="float" office:value="75076" calcext:value-type="float">
            <text:p>75076</text:p>
          </table:table-cell>
          <table:table-cell table:style-name="ce14" table:formula="of:=ZKRPAYLAS([.G134];10000;[.A134];[.B134])" office:value-type="string" office:string-value="يا ولي المؤمنين&#10;&#13;137 gece, gecede 548 kez Ya Veliy’ul Muminin ismini okursanız 274x274 kere okumuş yani hatmini tamamlamış olursunuz.&#10;&#13;548 için tesbih önerisi [5 tur][1X33][20 kalan]" calcext:value-type="string">
            <text:p>يا ولي المؤمنين</text:p>
            <text:p>137 gece, gecede 548 kez Ya Veliy’ul Muminin ismini okursanız 274x274 kere okumuş yani hatmini tamamlamış olursunuz.</text:p>
            <text:p>548 için tesbih önerisi [5 tur][1X33][20 kalan]</text:p>
          </table:table-cell>
          <table:table-cell table:style-name="ce16"/>
        </table:table-row>
        <table:table-row table:style-name="ro3">
          <table:table-cell table:style-name="ce4" office:value-type="string" calcext:value-type="string">
            <text:p>يا مُبرم</text:p>
          </table:table-cell>
          <table:table-cell table:style-name="ce6" office:value-type="string" calcext:value-type="string">
            <text:p>Ya Mubrim</text:p>
          </table:table-cell>
          <table:table-cell table:style-name="ce12" table:formula="of:=ABJAD([.$A135];1;1) - 11" office:value-type="float" office:value="282" calcext:value-type="float">
            <text:p>282</text:p>
          </table:table-cell>
          <table:table-cell table:style-name="ce12" table:formula="of:=[.C135]*[.C135]" office:value-type="float" office:value="79524" calcext:value-type="float">
            <text:p>79524</text:p>
          </table:table-cell>
          <table:table-cell table:style-name="ce14" table:formula="of:=ZKRPAYLAS([.D135];10000;[.A135];[.B135])" office:value-type="string" office:string-value="يا مُبرم&#10;&#13;9 gece, gecede 8836 kez Ya Mubrim ismini okursanız 282x282 kere okumuş yani hatmini tamamlamış olursunuz.&#10;&#13;8836 için tesbih önerisi [89 tur][25 kalan]" calcext:value-type="string">
            <text:p>يا مُبرم</text:p>
            <text:p>9 gece, gecede 8836 kez Ya Mubrim ismini okursanız 282x282 kere okumuş yani hatmini tamamlamış olursunuz.</text:p>
            <text:p>8836 için tesbih önerisi [89 tur][25 kalan]</text:p>
          </table:table-cell>
          <table:table-cell table:style-name="ce12" table:formula="of:=ABJAD([.$A135];7;1) - 11" office:value-type="float" office:value="282" calcext:value-type="float">
            <text:p>282</text:p>
          </table:table-cell>
          <table:table-cell table:style-name="ce12" table:formula="of:=[.F135]*[.F135]" office:value-type="float" office:value="79524" calcext:value-type="float">
            <text:p>79524</text:p>
          </table:table-cell>
          <table:table-cell table:style-name="ce14" table:formula="of:=ZKRPAYLAS([.G135];10000;[.A135];[.B135])" office:value-type="string" office:string-value="يا مُبرم&#10;&#13;9 gece, gecede 8836 kez Ya Mubrim ismini okursanız 282x282 kere okumuş yani hatmini tamamlamış olursunuz.&#10;&#13;8836 için tesbih önerisi [89 tur][25 kalan]" calcext:value-type="string">
            <text:p>يا مُبرم</text:p>
            <text:p>9 gece, gecede 8836 kez Ya Mubrim ismini okursanız 282x282 kere okumuş yani hatmini tamamlamış olursunuz.</text:p>
            <text:p>8836 için tesbih önerisi [89 tur][25 kalan]</text:p>
          </table:table-cell>
          <table:table-cell table:style-name="ce16"/>
        </table:table-row>
        <table:table-row table:style-name="ro3">
          <table:table-cell table:style-name="ce4" office:value-type="string" calcext:value-type="string">
            <text:p>يا فرد</text:p>
          </table:table-cell>
          <table:table-cell table:style-name="ce6" office:value-type="string" calcext:value-type="string">
            <text:p>Ya Ferd</text:p>
          </table:table-cell>
          <table:table-cell table:style-name="ce12" table:formula="of:=ABJAD([.$A136];1;1) - 11" office:value-type="float" office:value="284" calcext:value-type="float">
            <text:p>284</text:p>
          </table:table-cell>
          <table:table-cell table:style-name="ce12" table:formula="of:=[.C136]*[.C136]" office:value-type="float" office:value="80656" calcext:value-type="float">
            <text:p>80656</text:p>
          </table:table-cell>
          <table:table-cell table:style-name="ce14" table:formula="of:=ZKRPAYLAS([.D136];10000;[.A136];[.B136])" office:value-type="string" office:string-value="يا فرد&#10;&#13;16 gece, gecede 5041 kez Ya Ferd ismini okursanız 284x284 kere okumuş yani hatmini tamamlamış olursunuz.&#10;&#13;5041 için tesbih önerisi [50 tur][2X33][25 kalan]" calcext:value-type="string">
            <text:p>يا فرد</text:p>
            <text:p>16 gece, gecede 5041 kez Ya Ferd ismini okursanız 284x284 kere okumuş yani hatmini tamamlamış olursunuz.</text:p>
            <text:p>5041 için tesbih önerisi [50 tur][2X33][25 kalan]</text:p>
          </table:table-cell>
          <table:table-cell table:style-name="ce12" table:formula="of:=ABJAD([.$A136];7;1) - 11" office:value-type="float" office:value="284" calcext:value-type="float">
            <text:p>284</text:p>
          </table:table-cell>
          <table:table-cell table:style-name="ce12" table:formula="of:=[.F136]*[.F136]" office:value-type="float" office:value="80656" calcext:value-type="float">
            <text:p>80656</text:p>
          </table:table-cell>
          <table:table-cell table:style-name="ce14" table:formula="of:=ZKRPAYLAS([.G136];10000;[.A136];[.B136])" office:value-type="string" office:string-value="يا فرد&#10;&#13;16 gece, gecede 5041 kez Ya Ferd ismini okursanız 284x284 kere okumuş yani hatmini tamamlamış olursunuz.&#10;&#13;5041 için tesbih önerisi [50 tur][2X33][25 kalan]" calcext:value-type="string">
            <text:p>يا فرد</text:p>
            <text:p>16 gece, gecede 5041 kez Ya Ferd ismini okursanız 284x284 kere okumuş yani hatmini tamamlamış olursunuz.</text:p>
            <text:p>5041 için tesbih önerisi [50 tur][2X33][25 kalan]</text:p>
          </table:table-cell>
          <table:table-cell table:style-name="ce16"/>
        </table:table-row>
        <table:table-row table:style-name="ro3">
          <table:table-cell table:style-name="ce4" office:value-type="string" calcext:value-type="string">
            <text:p>يا فاطر</text:p>
          </table:table-cell>
          <table:table-cell table:style-name="ce6" office:value-type="string" calcext:value-type="string">
            <text:p>Ya Fatır</text:p>
          </table:table-cell>
          <table:table-cell table:style-name="ce12" table:formula="of:=ABJAD([.$A137];1;1) - 11" office:value-type="float" office:value="290" calcext:value-type="float">
            <text:p>290</text:p>
          </table:table-cell>
          <table:table-cell table:style-name="ce12" table:formula="of:=[.C137]*[.C137]" office:value-type="float" office:value="84100" calcext:value-type="float">
            <text:p>84100</text:p>
          </table:table-cell>
          <table:table-cell table:style-name="ce14" table:formula="of:=ZKRPAYLAS([.D137];10000;[.A137];[.B137])" office:value-type="string" office:string-value="يا فاطر&#10;&#13;10 gece, gecede 8410 kez Ya Fatır ismini okursanız 290x290 kere okumuş yani hatmini tamamlamış olursunuz.&#10;&#13;8410 için tesbih önerisi [84 tur][2X33][28 kalan]" calcext:value-type="string">
            <text:p>يا فاطر</text:p>
            <text:p>10 gece, gecede 8410 kez Ya Fatır ismini okursanız 290x290 kere okumuş yani hatmini tamamlamış olursunuz.</text:p>
            <text:p>8410 için tesbih önerisi [84 tur][2X33][28 kalan]</text:p>
          </table:table-cell>
          <table:table-cell table:style-name="ce12" table:formula="of:=ABJAD([.$A137];7;1) - 11" office:value-type="float" office:value="290" calcext:value-type="float">
            <text:p>290</text:p>
          </table:table-cell>
          <table:table-cell table:style-name="ce12" table:formula="of:=[.F137]*[.F137]" office:value-type="float" office:value="84100" calcext:value-type="float">
            <text:p>84100</text:p>
          </table:table-cell>
          <table:table-cell table:style-name="ce14" table:formula="of:=ZKRPAYLAS([.G137];10000;[.A137];[.B137])" office:value-type="string" office:string-value="يا فاطر&#10;&#13;10 gece, gecede 8410 kez Ya Fatır ismini okursanız 290x290 kere okumuş yani hatmini tamamlamış olursunuz.&#10;&#13;8410 için tesbih önerisi [84 tur][2X33][28 kalan]" calcext:value-type="string">
            <text:p>يا فاطر</text:p>
            <text:p>10 gece, gecede 8410 kez Ya Fatır ismini okursanız 290x290 kere okumuş yani hatmini tamamlamış olursunuz.</text:p>
            <text:p>8410 için tesbih önerisi [84 tur][2X33][28 kalan]</text:p>
          </table:table-cell>
          <table:table-cell table:style-name="ce16"/>
        </table:table-row>
        <table:table-row table:style-name="ro3">
          <table:table-cell table:style-name="ce4" office:value-type="string" calcext:value-type="string">
            <text:p>يا رؤوف</text:p>
          </table:table-cell>
          <table:table-cell table:style-name="ce6" office:value-type="string" calcext:value-type="string">
            <text:p>Ya Rauf</text:p>
          </table:table-cell>
          <table:table-cell table:style-name="ce12" table:formula="of:=ABJAD([.$A138];1;1) - 11" office:value-type="float" office:value="293" calcext:value-type="float">
            <text:p>293</text:p>
          </table:table-cell>
          <table:table-cell table:style-name="ce12" table:formula="of:=[.C138]*[.C138]" office:value-type="float" office:value="85849" calcext:value-type="float">
            <text:p>85849</text:p>
          </table:table-cell>
          <table:table-cell table:style-name="ce14" table:formula="of:=ZKRPAYLAS([.D138];10000;[.A138];[.B138])" office:value-type="string" office:string-value="يا رؤوف&#10;&#13;293 gece, gecede 293 kez Ya Rauf ismini okursanız 293x293 kere okumuş yani hatmini tamamlamış olursunuz.&#10;&#13;293 için tesbih önerisi [2 tur][2X33][29 kalan]" calcext:value-type="string">
            <text:p>يا رؤوف</text:p>
            <text:p>293 gece, gecede 293 kez Ya Rauf ismini okursanız 293x293 kere okumuş yani hatmini tamamlamış olursunuz.</text:p>
            <text:p>293 için tesbih önerisi [2 tur][2X33][29 kalan]</text:p>
          </table:table-cell>
          <table:table-cell table:style-name="ce12" table:formula="of:=ABJAD([.$A138];7;1) - 11" office:value-type="float" office:value="293" calcext:value-type="float">
            <text:p>293</text:p>
          </table:table-cell>
          <table:table-cell table:style-name="ce12" table:formula="of:=[.F138]*[.F138]" office:value-type="float" office:value="85849" calcext:value-type="float">
            <text:p>85849</text:p>
          </table:table-cell>
          <table:table-cell table:style-name="ce14" table:formula="of:=ZKRPAYLAS([.G138];10000;[.A138];[.B138])" office:value-type="string" office:string-value="يا رؤوف&#10;&#13;293 gece, gecede 293 kez Ya Rauf ismini okursanız 293x293 kere okumuş yani hatmini tamamlamış olursunuz.&#10;&#13;293 için tesbih önerisi [2 tur][2X33][29 kalan]" calcext:value-type="string">
            <text:p>يا رؤوف</text:p>
            <text:p>293 gece, gecede 293 kez Ya Rauf ismini okursanız 293x293 kere okumuş yani hatmini tamamlamış olursunuz.</text:p>
            <text:p>293 için tesbih önerisi [2 tur][2X33][29 kalan]</text:p>
          </table:table-cell>
          <table:table-cell table:style-name="ce16"/>
        </table:table-row>
        <table:table-row table:style-name="ro3">
          <table:table-cell table:style-name="ce4" office:value-type="string" calcext:value-type="string">
            <text:p>يا رحمن</text:p>
          </table:table-cell>
          <table:table-cell table:style-name="ce6" office:value-type="string" calcext:value-type="string">
            <text:p>Ya Rahman</text:p>
          </table:table-cell>
          <table:table-cell table:style-name="ce12" table:formula="of:=ABJAD([.$A139];1;1) - 11" office:value-type="float" office:value="298" calcext:value-type="float">
            <text:p>298</text:p>
          </table:table-cell>
          <table:table-cell table:style-name="ce12" table:formula="of:=[.C139]*[.C139]" office:value-type="float" office:value="88804" calcext:value-type="float">
            <text:p>88804</text:p>
          </table:table-cell>
          <table:table-cell table:style-name="ce14" table:formula="of:=ZKRPAYLAS([.D139];10000;[.A139];[.B139])" office:value-type="string" office:string-value="يا رحمن&#10;&#13;149 gece, gecede 596 kez Ya Rahman ismini okursanız 298x298 kere okumuş yani hatmini tamamlamış olursunuz.&#10;&#13;596 için tesbih önerisi [6 tur][2 kalan]" calcext:value-type="string">
            <text:p>يا رحمن</text:p>
            <text:p>149 gece, gecede 596 kez Ya Rahman ismini okursanız 298x298 kere okumuş yani hatmini tamamlamış olursunuz.</text:p>
            <text:p>596 için tesbih önerisi [6 tur][2 kalan]</text:p>
          </table:table-cell>
          <table:table-cell table:style-name="ce12" table:formula="of:=ABJAD([.$A139];7;1) - 11" office:value-type="float" office:value="298" calcext:value-type="float">
            <text:p>298</text:p>
          </table:table-cell>
          <table:table-cell table:style-name="ce12" table:formula="of:=[.F139]*[.F139]" office:value-type="float" office:value="88804" calcext:value-type="float">
            <text:p>88804</text:p>
          </table:table-cell>
          <table:table-cell table:style-name="ce14" table:formula="of:=ZKRPAYLAS([.G139];10000;[.A139];[.B139])" office:value-type="string" office:string-value="يا رحمن&#10;&#13;149 gece, gecede 596 kez Ya Rahman ismini okursanız 298x298 kere okumuş yani hatmini tamamlamış olursunuz.&#10;&#13;596 için tesbih önerisi [6 tur][2 kalan]" calcext:value-type="string">
            <text:p>يا رحمن</text:p>
            <text:p>149 gece, gecede 596 kez Ya Rahman ismini okursanız 298x298 kere okumuş yani hatmini tamamlamış olursunuz.</text:p>
            <text:p>596 için tesbih önerisi [6 tur][2 kalan]</text:p>
          </table:table-cell>
          <table:table-cell table:style-name="ce16"/>
        </table:table-row>
        <table:table-row table:style-name="ro3">
          <table:table-cell table:style-name="ce4" office:value-type="string" calcext:value-type="string">
            <text:p>يا صبور</text:p>
          </table:table-cell>
          <table:table-cell table:style-name="ce6" office:value-type="string" calcext:value-type="string">
            <text:p>Ya Sabur</text:p>
          </table:table-cell>
          <table:table-cell table:style-name="ce12" table:formula="of:=ABJAD([.$A140];1;1) - 11" office:value-type="float" office:value="298" calcext:value-type="float">
            <text:p>298</text:p>
          </table:table-cell>
          <table:table-cell table:style-name="ce12" table:formula="of:=[.C140]*[.C140]" office:value-type="float" office:value="88804" calcext:value-type="float">
            <text:p>88804</text:p>
          </table:table-cell>
          <table:table-cell table:style-name="ce14" table:formula="of:=ZKRPAYLAS([.D140];10000;[.A140];[.B140])" office:value-type="string" office:string-value="يا صبور&#10;&#13;149 gece, gecede 596 kez Ya Sabur ismini okursanız 298x298 kere okumuş yani hatmini tamamlamış olursunuz.&#10;&#13;596 için tesbih önerisi [6 tur][2 kalan]" calcext:value-type="string">
            <text:p>يا صبور</text:p>
            <text:p>149 gece, gecede 596 kez Ya Sabur ismini okursanız 298x298 kere okumuş yani hatmini tamamlamış olursunuz.</text:p>
            <text:p>596 için tesbih önerisi [6 tur][2 kalan]</text:p>
          </table:table-cell>
          <table:table-cell table:style-name="ce12" table:formula="of:=ABJAD([.$A140];7;1) - 11" office:value-type="float" office:value="268" calcext:value-type="float">
            <text:p>268</text:p>
          </table:table-cell>
          <table:table-cell table:style-name="ce12" table:formula="of:=[.F140]*[.F140]" office:value-type="float" office:value="71824" calcext:value-type="float">
            <text:p>71824</text:p>
          </table:table-cell>
          <table:table-cell table:style-name="ce14" table:formula="of:=ZKRPAYLAS([.G140];10000;[.A140];[.B140])" office:value-type="string" office:string-value="يا صبور&#10;&#13;8 gece, gecede 8978 kez Ya Sabur ismini okursanız 268x268 kere okumuş yani hatmini tamamlamış olursunuz.&#10;&#13;8978 için tesbih önerisi [90 tur][2X33][2 kalan]" calcext:value-type="string">
            <text:p>يا صبور</text:p>
            <text:p>8 gece, gecede 8978 kez Ya Sabur ismini okursanız 268x268 kere okumuş yani hatmini tamamlamış olursunuz.</text:p>
            <text:p>8978 için tesbih önerisi [90 tur][2X33][2 kalan]</text:p>
          </table:table-cell>
          <table:table-cell table:style-name="ce16"/>
        </table:table-row>
        <table:table-row table:style-name="ro3">
          <table:table-cell table:style-name="ce4" office:value-type="string" calcext:value-type="string">
            <text:p>يا منير</text:p>
          </table:table-cell>
          <table:table-cell table:style-name="ce6" office:value-type="string" calcext:value-type="string">
            <text:p>Ya Munir</text:p>
          </table:table-cell>
          <table:table-cell table:style-name="ce12" table:formula="of:=ABJAD([.$A141];1;1) - 11" office:value-type="float" office:value="300" calcext:value-type="float">
            <text:p>300</text:p>
          </table:table-cell>
          <table:table-cell table:style-name="ce12" table:formula="of:=[.C141]*[.C141]" office:value-type="float" office:value="90000" calcext:value-type="float">
            <text:p>90000</text:p>
          </table:table-cell>
          <table:table-cell table:style-name="ce14" table:formula="of:=ZKRPAYLAS([.D141];10000;[.A141];[.B141])" office:value-type="string" office:string-value="يا منير&#10;&#13;9 gece, gecede 10000 kez Ya Munir ismini okursanız 300x300 kere okumuş yani hatmini tamamlamış olursunuz.&#10;&#13;10000 için tesbih önerisi [101 tur][1 kalan]" calcext:value-type="string">
            <text:p>يا منير</text:p>
            <text:p>9 gece, gecede 10000 kez Ya Munir ismini okursanız 300x300 kere okumuş yani hatmini tamamlamış olursunuz.</text:p>
            <text:p>10000 için tesbih önerisi [101 tur][1 kalan]</text:p>
          </table:table-cell>
          <table:table-cell table:style-name="ce12" table:formula="of:=ABJAD([.$A141];7;1) - 11" office:value-type="float" office:value="300" calcext:value-type="float">
            <text:p>300</text:p>
          </table:table-cell>
          <table:table-cell table:style-name="ce12" table:formula="of:=[.F141]*[.F141]" office:value-type="float" office:value="90000" calcext:value-type="float">
            <text:p>90000</text:p>
          </table:table-cell>
          <table:table-cell table:style-name="ce14" table:formula="of:=ZKRPAYLAS([.G141];10000;[.A141];[.B141])" office:value-type="string" office:string-value="يا منير&#10;&#13;9 gece, gecede 10000 kez Ya Munir ismini okursanız 300x300 kere okumuş yani hatmini tamamlamış olursunuz.&#10;&#13;10000 için tesbih önerisi [101 tur][1 kalan]" calcext:value-type="string">
            <text:p>يا منير</text:p>
            <text:p>9 gece, gecede 10000 kez Ya Munir ismini okursanız 300x300 kere okumuş yani hatmini tamamlamış olursunuz.</text:p>
            <text:p>10000 için tesbih önerisi [101 tur][1 kalan]</text:p>
          </table:table-cell>
          <table:table-cell table:style-name="ce16"/>
        </table:table-row>
        <table:table-row table:style-name="ro3">
          <table:table-cell table:style-name="ce4" office:value-type="string" calcext:value-type="string">
            <text:p>يا بصير</text:p>
          </table:table-cell>
          <table:table-cell table:style-name="ce6" office:value-type="string" calcext:value-type="string">
            <text:p>Ya Basir</text:p>
          </table:table-cell>
          <table:table-cell table:style-name="ce12" table:formula="of:=ABJAD([.$A142];1;1) - 11" office:value-type="float" office:value="302" calcext:value-type="float">
            <text:p>302</text:p>
          </table:table-cell>
          <table:table-cell table:style-name="ce12" table:formula="of:=[.C142]*[.C142]" office:value-type="float" office:value="91204" calcext:value-type="float">
            <text:p>91204</text:p>
          </table:table-cell>
          <table:table-cell table:style-name="ce14" table:formula="of:=ZKRPAYLAS([.D142];10000;[.A142];[.B142])" office:value-type="string" office:string-value="يا بصير&#10;&#13;151 gece, gecede 604 kez Ya Basir ismini okursanız 302x302 kere okumuş yani hatmini tamamlamış olursunuz.&#10;&#13;604 için tesbih önerisi [6 tur][10 kalan]" calcext:value-type="string">
            <text:p>يا بصير</text:p>
            <text:p>151 gece, gecede 604 kez Ya Basir ismini okursanız 302x302 kere okumuş yani hatmini tamamlamış olursunuz.</text:p>
            <text:p>604 için tesbih önerisi [6 tur][10 kalan]</text:p>
          </table:table-cell>
          <table:table-cell table:style-name="ce12" table:formula="of:=ABJAD([.$A142];7;1) - 11" office:value-type="float" office:value="272" calcext:value-type="float">
            <text:p>272</text:p>
          </table:table-cell>
          <table:table-cell table:style-name="ce12" table:formula="of:=[.F142]*[.F142]" office:value-type="float" office:value="73984" calcext:value-type="float">
            <text:p>73984</text:p>
          </table:table-cell>
          <table:table-cell table:style-name="ce14" table:formula="of:=ZKRPAYLAS([.G142];10000;[.A142];[.B142])" office:value-type="string" office:string-value="يا بصير&#10;&#13;8 gece, gecede 9248 kez Ya Basir ismini okursanız 272x272 kere okumuş yani hatmini tamamlamış olursunuz.&#10;&#13;9248 için tesbih önerisi [93 tur][1X33][8 kalan]" calcext:value-type="string">
            <text:p>يا بصير</text:p>
            <text:p>8 gece, gecede 9248 kez Ya Basir ismini okursanız 272x272 kere okumuş yani hatmini tamamlamış olursunuz.</text:p>
            <text:p>9248 için tesbih önerisi [93 tur][1X33][8 kalan]</text:p>
          </table:table-cell>
          <table:table-cell table:style-name="ce16"/>
        </table:table-row>
        <table:table-row table:style-name="ro3">
          <table:table-cell table:style-name="ce4" office:value-type="string" calcext:value-type="string">
            <text:p>يا أقرب</text:p>
          </table:table-cell>
          <table:table-cell table:style-name="ce6" office:value-type="string" calcext:value-type="string">
            <text:p>Ya Akreb</text:p>
          </table:table-cell>
          <table:table-cell table:style-name="ce12" table:formula="of:=ABJAD([.$A143];1;1) - 11" office:value-type="float" office:value="303" calcext:value-type="float">
            <text:p>303</text:p>
          </table:table-cell>
          <table:table-cell table:style-name="ce12" table:formula="of:=[.C143]*[.C143]" office:value-type="float" office:value="91809" calcext:value-type="float">
            <text:p>91809</text:p>
          </table:table-cell>
          <table:table-cell table:style-name="ce14" table:formula="of:=ZKRPAYLAS([.D143];10000;[.A143];[.B143])" office:value-type="string" office:string-value="يا أقرب&#10;&#13;101 gece, gecede 909 kez Ya Akreb ismini okursanız 303x303 kere okumuş yani hatmini tamamlamış olursunuz.&#10;&#13;909 için tesbih önerisi [9 tur][18 kalan]" calcext:value-type="string">
            <text:p>يا أقرب</text:p>
            <text:p>101 gece, gecede 909 kez Ya Akreb ismini okursanız 303x303 kere okumuş yani hatmini tamamlamış olursunuz.</text:p>
            <text:p>909 için tesbih önerisi [9 tur][18 kalan]</text:p>
          </table:table-cell>
          <table:table-cell table:style-name="ce12" table:formula="of:=ABJAD([.$A143];7;1) - 11" office:value-type="float" office:value="303" calcext:value-type="float">
            <text:p>303</text:p>
          </table:table-cell>
          <table:table-cell table:style-name="ce12" table:formula="of:=[.F143]*[.F143]" office:value-type="float" office:value="91809" calcext:value-type="float">
            <text:p>91809</text:p>
          </table:table-cell>
          <table:table-cell table:style-name="ce14" table:formula="of:=ZKRPAYLAS([.G143];10000;[.A143];[.B143])" office:value-type="string" office:string-value="يا أقرب&#10;&#13;101 gece, gecede 909 kez Ya Akreb ismini okursanız 303x303 kere okumuş yani hatmini tamamlamış olursunuz.&#10;&#13;909 için tesbih önerisi [9 tur][18 kalan]" calcext:value-type="string">
            <text:p>يا أقرب</text:p>
            <text:p>101 gece, gecede 909 kez Ya Akreb ismini okursanız 303x303 kere okumuş yani hatmini tamamlamış olursunuz.</text:p>
            <text:p>909 için tesbih önerisi [9 tur][18 kalan]</text:p>
          </table:table-cell>
          <table:table-cell table:style-name="ce16"/>
        </table:table-row>
        <table:table-row table:style-name="ro3">
          <table:table-cell table:style-name="ce4" office:value-type="string" calcext:value-type="string">
            <text:p>يا قادر</text:p>
          </table:table-cell>
          <table:table-cell table:style-name="ce6" office:value-type="string" calcext:value-type="string">
            <text:p>Ya Kadir</text:p>
          </table:table-cell>
          <table:table-cell table:style-name="ce12" table:formula="of:=ABJAD([.$A144];1;1) - 11" office:value-type="float" office:value="305" calcext:value-type="float">
            <text:p>305</text:p>
          </table:table-cell>
          <table:table-cell table:style-name="ce12" table:formula="of:=[.C144]*[.C144]" office:value-type="float" office:value="93025" calcext:value-type="float">
            <text:p>93025</text:p>
          </table:table-cell>
          <table:table-cell table:style-name="ce14" table:formula="of:=ZKRPAYLAS([.D144];10000;[.A144];[.B144])" office:value-type="string" office:string-value="يا قادر&#10;&#13;25 gece, gecede 3721 kez Ya Kadir ismini okursanız 305x305 kere okumuş yani hatmini tamamlamış olursunuz.&#10;&#13;3721 için tesbih önerisi [37 tur][1X33][25 kalan]" calcext:value-type="string">
            <text:p>يا قادر</text:p>
            <text:p>25 gece, gecede 3721 kez Ya Kadir ismini okursanız 305x305 kere okumuş yani hatmini tamamlamış olursunuz.</text:p>
            <text:p>3721 için tesbih önerisi [37 tur][1X33][25 kalan]</text:p>
          </table:table-cell>
          <table:table-cell table:style-name="ce12" table:formula="of:=ABJAD([.$A144];7;1) - 11" office:value-type="float" office:value="305" calcext:value-type="float">
            <text:p>305</text:p>
          </table:table-cell>
          <table:table-cell table:style-name="ce12" table:formula="of:=[.F144]*[.F144]" office:value-type="float" office:value="93025" calcext:value-type="float">
            <text:p>93025</text:p>
          </table:table-cell>
          <table:table-cell table:style-name="ce14" table:formula="of:=ZKRPAYLAS([.G144];10000;[.A144];[.B144])" office:value-type="string" office:string-value="يا قادر&#10;&#13;25 gece, gecede 3721 kez Ya Kadir ismini okursanız 305x305 kere okumuş yani hatmini tamamlamış olursunuz.&#10;&#13;3721 için tesbih önerisi [37 tur][1X33][25 kalan]" calcext:value-type="string">
            <text:p>يا قادر</text:p>
            <text:p>25 gece, gecede 3721 kez Ya Kadir ismini okursanız 305x305 kere okumuş yani hatmini tamamlamış olursunuz.</text:p>
            <text:p>3721 için tesbih önerisi [37 tur][1X33][25 kalan]</text:p>
          </table:table-cell>
          <table:table-cell table:style-name="ce16"/>
        </table:table-row>
        <table:table-row table:style-name="ro3">
          <table:table-cell table:style-name="ce4" office:value-type="string" calcext:value-type="string">
            <text:p>يا قهّار</text:p>
          </table:table-cell>
          <table:table-cell table:style-name="ce6" office:value-type="string" calcext:value-type="string">
            <text:p>Ya Kahhar</text:p>
          </table:table-cell>
          <table:table-cell table:style-name="ce12" table:formula="of:=ABJAD([.$A145];1;1) - 11" office:value-type="float" office:value="306" calcext:value-type="float">
            <text:p>306</text:p>
          </table:table-cell>
          <table:table-cell table:style-name="ce12" table:formula="of:=[.C145]*[.C145]" office:value-type="float" office:value="93636" calcext:value-type="float">
            <text:p>93636</text:p>
          </table:table-cell>
          <table:table-cell table:style-name="ce14" table:formula="of:=ZKRPAYLAS([.D145];10000;[.A145];[.B145])" office:value-type="string" office:string-value="يا قهّار&#10;&#13;12 gece, gecede 7803 kez Ya Kahhar ismini okursanız 306x306 kere okumuş yani hatmini tamamlamış olursunuz.&#10;&#13;7803 için tesbih önerisi [78 tur][2X33][15 kalan]" calcext:value-type="string">
            <text:p>يا قهّار</text:p>
            <text:p>12 gece, gecede 7803 kez Ya Kahhar ismini okursanız 306x306 kere okumuş yani hatmini tamamlamış olursunuz.</text:p>
            <text:p>7803 için tesbih önerisi [78 tur][2X33][15 kalan]</text:p>
          </table:table-cell>
          <table:table-cell table:style-name="ce12" table:formula="of:=ABJAD([.$A145];7;1) - 11" office:value-type="float" office:value="306" calcext:value-type="float">
            <text:p>306</text:p>
          </table:table-cell>
          <table:table-cell table:style-name="ce12" table:formula="of:=[.F145]*[.F145]" office:value-type="float" office:value="93636" calcext:value-type="float">
            <text:p>93636</text:p>
          </table:table-cell>
          <table:table-cell table:style-name="ce14" table:formula="of:=ZKRPAYLAS([.G145];10000;[.A145];[.B145])" office:value-type="string" office:string-value="يا قهّار&#10;&#13;12 gece, gecede 7803 kez Ya Kahhar ismini okursanız 306x306 kere okumuş yani hatmini tamamlamış olursunuz.&#10;&#13;7803 için tesbih önerisi [78 tur][2X33][15 kalan]" calcext:value-type="string">
            <text:p>يا قهّار</text:p>
            <text:p>12 gece, gecede 7803 kez Ya Kahhar ismini okursanız 306x306 kere okumuş yani hatmini tamamlamış olursunuz.</text:p>
            <text:p>7803 için tesbih önerisi [78 tur][2X33][15 kalan]</text:p>
          </table:table-cell>
          <table:table-cell table:style-name="ce16"/>
        </table:table-row>
        <table:table-row table:style-name="ro3">
          <table:table-cell table:style-name="ce4" office:value-type="string" calcext:value-type="string">
            <text:p>يا قاهر</text:p>
          </table:table-cell>
          <table:table-cell table:style-name="ce6" office:value-type="string" calcext:value-type="string">
            <text:p>Ya Kahir</text:p>
          </table:table-cell>
          <table:table-cell table:style-name="ce12" table:formula="of:=ABJAD([.$A146];1;1) - 11" office:value-type="float" office:value="306" calcext:value-type="float">
            <text:p>306</text:p>
          </table:table-cell>
          <table:table-cell table:style-name="ce12" table:formula="of:=[.C146]*[.C146]" office:value-type="float" office:value="93636" calcext:value-type="float">
            <text:p>93636</text:p>
          </table:table-cell>
          <table:table-cell table:style-name="ce14" table:formula="of:=ZKRPAYLAS([.D146];10000;[.A146];[.B146])" office:value-type="string" office:string-value="يا قاهر&#10;&#13;12 gece, gecede 7803 kez Ya Kahir ismini okursanız 306x306 kere okumuş yani hatmini tamamlamış olursunuz.&#10;&#13;7803 için tesbih önerisi [78 tur][2X33][15 kalan]" calcext:value-type="string">
            <text:p>يا قاهر</text:p>
            <text:p>12 gece, gecede 7803 kez Ya Kahir ismini okursanız 306x306 kere okumuş yani hatmini tamamlamış olursunuz.</text:p>
            <text:p>7803 için tesbih önerisi [78 tur][2X33][15 kalan]</text:p>
          </table:table-cell>
          <table:table-cell table:style-name="ce12" table:formula="of:=ABJAD([.$A146];7;1) - 11" office:value-type="float" office:value="306" calcext:value-type="float">
            <text:p>306</text:p>
          </table:table-cell>
          <table:table-cell table:style-name="ce12" table:formula="of:=[.F146]*[.F146]" office:value-type="float" office:value="93636" calcext:value-type="float">
            <text:p>93636</text:p>
          </table:table-cell>
          <table:table-cell table:style-name="ce14" table:formula="of:=ZKRPAYLAS([.G146];10000;[.A146];[.B146])" office:value-type="string" office:string-value="يا قاهر&#10;&#13;12 gece, gecede 7803 kez Ya Kahir ismini okursanız 306x306 kere okumuş yani hatmini tamamlamış olursunuz.&#10;&#13;7803 için tesbih önerisi [78 tur][2X33][15 kalan]" calcext:value-type="string">
            <text:p>يا قاهر</text:p>
            <text:p>12 gece, gecede 7803 kez Ya Kahir ismini okursanız 306x306 kere okumuş yani hatmini tamamlamış olursunuz.</text:p>
            <text:p>7803 için tesbih önerisi [78 tur][2X33][15 kalan]</text:p>
          </table:table-cell>
          <table:table-cell table:style-name="ce16"/>
        </table:table-row>
        <table:table-row table:style-name="ro3">
          <table:table-cell table:style-name="ce4" office:value-type="string" calcext:value-type="string">
            <text:p>يا رازق</text:p>
          </table:table-cell>
          <table:table-cell table:style-name="ce6" office:value-type="string" calcext:value-type="string">
            <text:p>Ya Razık</text:p>
          </table:table-cell>
          <table:table-cell table:style-name="ce12" table:formula="of:=ABJAD([.$A147];1;1) - 11" office:value-type="float" office:value="308" calcext:value-type="float">
            <text:p>308</text:p>
          </table:table-cell>
          <table:table-cell table:style-name="ce12" table:formula="of:=[.C147]*[.C147]" office:value-type="float" office:value="94864" calcext:value-type="float">
            <text:p>94864</text:p>
          </table:table-cell>
          <table:table-cell table:style-name="ce14" table:formula="of:=ZKRPAYLAS([.D147];10000;[.A147];[.B147])" office:value-type="string" office:string-value="يا رازق&#10;&#13;11 gece, gecede 8624 kez Ya Razık ismini okursanız 308x308 kere okumuş yani hatmini tamamlamış olursunuz.&#10;&#13;8624 için tesbih önerisi [87 tur][11 kalan]" calcext:value-type="string">
            <text:p>يا رازق</text:p>
            <text:p>11 gece, gecede 8624 kez Ya Razık ismini okursanız 308x308 kere okumuş yani hatmini tamamlamış olursunuz.</text:p>
            <text:p>8624 için tesbih önerisi [87 tur][11 kalan]</text:p>
          </table:table-cell>
          <table:table-cell table:style-name="ce12" table:formula="of:=ABJAD([.$A147];7;1) - 11" office:value-type="float" office:value="308" calcext:value-type="float">
            <text:p>308</text:p>
          </table:table-cell>
          <table:table-cell table:style-name="ce12" table:formula="of:=[.F147]*[.F147]" office:value-type="float" office:value="94864" calcext:value-type="float">
            <text:p>94864</text:p>
          </table:table-cell>
          <table:table-cell table:style-name="ce14" table:formula="of:=ZKRPAYLAS([.G147];10000;[.A147];[.B147])" office:value-type="string" office:string-value="يا رازق&#10;&#13;11 gece, gecede 8624 kez Ya Razık ismini okursanız 308x308 kere okumuş yani hatmini tamamlamış olursunuz.&#10;&#13;8624 için tesbih önerisi [87 tur][11 kalan]" calcext:value-type="string">
            <text:p>يا رازق</text:p>
            <text:p>11 gece, gecede 8624 kez Ya Razık ismini okursanız 308x308 kere okumuş yani hatmini tamamlamış olursunuz.</text:p>
            <text:p>8624 için tesbih önerisi [87 tur][11 kalan]</text:p>
          </table:table-cell>
          <table:table-cell table:style-name="ce16"/>
        </table:table-row>
        <table:table-row table:style-name="ro3">
          <table:table-cell table:style-name="ce4" office:value-type="string" calcext:value-type="string">
            <text:p>يا رزاق</text:p>
          </table:table-cell>
          <table:table-cell table:style-name="ce6" office:value-type="string" calcext:value-type="string">
            <text:p>Ya Rezzak</text:p>
          </table:table-cell>
          <table:table-cell table:style-name="ce12" table:formula="of:=ABJAD([.$A148];1;1) - 11" office:value-type="float" office:value="308" calcext:value-type="float">
            <text:p>308</text:p>
          </table:table-cell>
          <table:table-cell table:style-name="ce12" table:formula="of:=[.C148]*[.C148]" office:value-type="float" office:value="94864" calcext:value-type="float">
            <text:p>94864</text:p>
          </table:table-cell>
          <table:table-cell table:style-name="ce14" table:formula="of:=ZKRPAYLAS([.D148];10000;[.A148];[.B148])" office:value-type="string" office:string-value="يا رزاق&#10;&#13;11 gece, gecede 8624 kez Ya Rezzak ismini okursanız 308x308 kere okumuş yani hatmini tamamlamış olursunuz.&#10;&#13;8624 için tesbih önerisi [87 tur][11 kalan]" calcext:value-type="string">
            <text:p>يا رزاق</text:p>
            <text:p>11 gece, gecede 8624 kez Ya Rezzak ismini okursanız 308x308 kere okumuş yani hatmini tamamlamış olursunuz.</text:p>
            <text:p>8624 için tesbih önerisi [87 tur][11 kalan]</text:p>
          </table:table-cell>
          <table:table-cell table:style-name="ce12" table:formula="of:=ABJAD([.$A148];7;1) - 11" office:value-type="float" office:value="308" calcext:value-type="float">
            <text:p>308</text:p>
          </table:table-cell>
          <table:table-cell table:style-name="ce12" table:formula="of:=[.F148]*[.F148]" office:value-type="float" office:value="94864" calcext:value-type="float">
            <text:p>94864</text:p>
          </table:table-cell>
          <table:table-cell table:style-name="ce14" table:formula="of:=ZKRPAYLAS([.G148];10000;[.A148];[.B148])" office:value-type="string" office:string-value="يا رزاق&#10;&#13;11 gece, gecede 8624 kez Ya Rezzak ismini okursanız 308x308 kere okumuş yani hatmini tamamlamış olursunuz.&#10;&#13;8624 için tesbih önerisi [87 tur][11 kalan]" calcext:value-type="string">
            <text:p>يا رزاق</text:p>
            <text:p>11 gece, gecede 8624 kez Ya Rezzak ismini okursanız 308x308 kere okumuş yani hatmini tamamlamış olursunuz.</text:p>
            <text:p>8624 için tesbih önerisi [87 tur][11 kalan]</text:p>
          </table:table-cell>
          <table:table-cell table:style-name="ce16"/>
        </table:table-row>
        <table:table-row table:style-name="ro4">
          <table:table-cell table:style-name="ce4" office:value-type="string" calcext:value-type="string">
            <text:p>يا شاهد</text:p>
          </table:table-cell>
          <table:table-cell table:style-name="ce6" office:value-type="string" calcext:value-type="string">
            <text:p>Ya Şahid</text:p>
          </table:table-cell>
          <table:table-cell table:style-name="ce12" table:formula="of:=ABJAD([.$A149];1;1) - 11" office:value-type="float" office:value="310" calcext:value-type="float">
            <text:p>310</text:p>
          </table:table-cell>
          <table:table-cell table:style-name="ce12" table:formula="of:=[.C149]*[.C149]" office:value-type="float" office:value="96100" calcext:value-type="float">
            <text:p>96100</text:p>
          </table:table-cell>
          <table:table-cell table:style-name="ce14" table:formula="of:=ZKRPAYLAS([.D149];10000;[.A149];[.B149])" office:value-type="string" office:string-value="يا شاهد&#10;&#13;10 gece, gecede 9610 kez Ya Şahid ismini okursanız 310x310 kere okumuş yani hatmini tamamlamış olursunuz.&#10;&#13;9610 için tesbih önerisi [97 tur][7 kalan]" calcext:value-type="string">
            <text:p>يا شاهد</text:p>
            <text:p>10 gece, gecede 9610 kez Ya Şahid ismini okursanız 310x310 kere okumuş yani hatmini tamamlamış olursunuz.</text:p>
            <text:p>9610 için tesbih önerisi [97 tur][7 kalan]</text:p>
          </table:table-cell>
          <table:table-cell table:style-name="ce12" table:formula="of:=ABJAD([.$A149];7;1) - 11" office:value-type="float" office:value="1010" calcext:value-type="float">
            <text:p>1010</text:p>
          </table:table-cell>
          <table:table-cell table:style-name="ce12" table:formula="of:=[.F149]*[.F149]" office:value-type="float" office:value="1020100" calcext:value-type="float">
            <text:p>1020100</text:p>
          </table:table-cell>
          <table:table-cell table:style-name="ce14" table:formula="of:=ZKRPAYLAS([.G149];10000;[.A149];[.B149])" office:value-type="string" office:string-value="يا شاهد&#10;&#13;202 gece, gecede 5050 kez Ya Şahid ismini okursanız 1010x1010 kere okumuş yani hatmini tamamlamış olursunuz.&#10;&#13;5050 için tesbih önerisi [51 tur][1 kalan]" calcext:value-type="string">
            <text:p>يا شاهد</text:p>
            <text:p>202 gece, gecede 5050 kez Ya Şahid ismini okursanız 1010x1010 kere okumuş yani hatmini tamamlamış olursunuz.</text:p>
            <text:p>5050 için tesbih önerisi [51 tur][1 kalan]</text:p>
          </table:table-cell>
          <table:table-cell table:style-name="ce16"/>
        </table:table-row>
        <table:table-row table:style-name="ro3">
          <table:table-cell table:style-name="ce4" office:value-type="string" calcext:value-type="string">
            <text:p>يا قريب</text:p>
          </table:table-cell>
          <table:table-cell table:style-name="ce6" office:value-type="string" calcext:value-type="string">
            <text:p>Ya Karib</text:p>
          </table:table-cell>
          <table:table-cell table:style-name="ce12" table:formula="of:=ABJAD([.$A150];1;1) - 11" office:value-type="float" office:value="312" calcext:value-type="float">
            <text:p>312</text:p>
          </table:table-cell>
          <table:table-cell table:style-name="ce12" table:formula="of:=[.C150]*[.C150]" office:value-type="float" office:value="97344" calcext:value-type="float">
            <text:p>97344</text:p>
          </table:table-cell>
          <table:table-cell table:style-name="ce14" table:formula="of:=ZKRPAYLAS([.D150];10000;[.A150];[.B150])" office:value-type="string" office:string-value="يا قريب&#10;&#13;12 gece, gecede 8112 kez Ya Karib ismini okursanız 312x312 kere okumuş yani hatmini tamamlamış olursunuz.&#10;&#13;8112 için tesbih önerisi [81 tur][2X33][27 kalan]" calcext:value-type="string">
            <text:p>يا قريب</text:p>
            <text:p>12 gece, gecede 8112 kez Ya Karib ismini okursanız 312x312 kere okumuş yani hatmini tamamlamış olursunuz.</text:p>
            <text:p>8112 için tesbih önerisi [81 tur][2X33][27 kalan]</text:p>
          </table:table-cell>
          <table:table-cell table:style-name="ce12" table:formula="of:=ABJAD([.$A150];7;1) - 11" office:value-type="float" office:value="312" calcext:value-type="float">
            <text:p>312</text:p>
          </table:table-cell>
          <table:table-cell table:style-name="ce12" table:formula="of:=[.F150]*[.F150]" office:value-type="float" office:value="97344" calcext:value-type="float">
            <text:p>97344</text:p>
          </table:table-cell>
          <table:table-cell table:style-name="ce14" table:formula="of:=ZKRPAYLAS([.G150];10000;[.A150];[.B150])" office:value-type="string" office:string-value="يا قريب&#10;&#13;12 gece, gecede 8112 kez Ya Karib ismini okursanız 312x312 kere okumuş yani hatmini tamamlamış olursunuz.&#10;&#13;8112 için tesbih önerisi [81 tur][2X33][27 kalan]" calcext:value-type="string">
            <text:p>يا قريب</text:p>
            <text:p>12 gece, gecede 8112 kez Ya Karib ismini okursanız 312x312 kere okumuş yani hatmini tamamlamış olursunuz.</text:p>
            <text:p>8112 için tesbih önerisi [81 tur][2X33][27 kalan]</text:p>
          </table:table-cell>
          <table:table-cell table:style-name="ce16"/>
        </table:table-row>
        <table:table-row table:style-name="ro3">
          <table:table-cell table:style-name="ce4" office:value-type="string" calcext:value-type="string">
            <text:p>يا رقيب</text:p>
          </table:table-cell>
          <table:table-cell table:style-name="ce6" office:value-type="string" calcext:value-type="string">
            <text:p>Ya Rakib</text:p>
          </table:table-cell>
          <table:table-cell table:style-name="ce12" table:formula="of:=ABJAD([.$A151];1;1) - 11" office:value-type="float" office:value="312" calcext:value-type="float">
            <text:p>312</text:p>
          </table:table-cell>
          <table:table-cell table:style-name="ce12" table:formula="of:=[.C151]*[.C151]" office:value-type="float" office:value="97344" calcext:value-type="float">
            <text:p>97344</text:p>
          </table:table-cell>
          <table:table-cell table:style-name="ce14" table:formula="of:=ZKRPAYLAS([.D151];10000;[.A151];[.B151])" office:value-type="string" office:string-value="يا رقيب&#10;&#13;12 gece, gecede 8112 kez Ya Rakib ismini okursanız 312x312 kere okumuş yani hatmini tamamlamış olursunuz.&#10;&#13;8112 için tesbih önerisi [81 tur][2X33][27 kalan]" calcext:value-type="string">
            <text:p>يا رقيب</text:p>
            <text:p>12 gece, gecede 8112 kez Ya Rakib ismini okursanız 312x312 kere okumuş yani hatmini tamamlamış olursunuz.</text:p>
            <text:p>8112 için tesbih önerisi [81 tur][2X33][27 kalan]</text:p>
          </table:table-cell>
          <table:table-cell table:style-name="ce12" table:formula="of:=ABJAD([.$A151];7;1) - 11" office:value-type="float" office:value="312" calcext:value-type="float">
            <text:p>312</text:p>
          </table:table-cell>
          <table:table-cell table:style-name="ce12" table:formula="of:=[.F151]*[.F151]" office:value-type="float" office:value="97344" calcext:value-type="float">
            <text:p>97344</text:p>
          </table:table-cell>
          <table:table-cell table:style-name="ce14" table:formula="of:=ZKRPAYLAS([.G151];10000;[.A151];[.B151])" office:value-type="string" office:string-value="يا رقيب&#10;&#13;12 gece, gecede 8112 kez Ya Rakib ismini okursanız 312x312 kere okumuş yani hatmini tamamlamış olursunuz.&#10;&#13;8112 için tesbih önerisi [81 tur][2X33][27 kalan]" calcext:value-type="string">
            <text:p>يا رقيب</text:p>
            <text:p>12 gece, gecede 8112 kez Ya Rakib ismini okursanız 312x312 kere okumuş yani hatmini tamamlamış olursunuz.</text:p>
            <text:p>8112 için tesbih önerisi [81 tur][2X33][27 kalan]</text:p>
          </table:table-cell>
          <table:table-cell table:style-name="ce16"/>
        </table:table-row>
        <table:table-row table:style-name="ro3">
          <table:table-cell table:style-name="ce4" office:value-type="string" calcext:value-type="string">
            <text:p>يا قدير</text:p>
          </table:table-cell>
          <table:table-cell table:style-name="ce6" office:value-type="string" calcext:value-type="string">
            <text:p>Ya Kadir</text:p>
          </table:table-cell>
          <table:table-cell table:style-name="ce12" table:formula="of:=ABJAD([.$A152];1;1) - 11" office:value-type="float" office:value="314" calcext:value-type="float">
            <text:p>314</text:p>
          </table:table-cell>
          <table:table-cell table:style-name="ce12" table:formula="of:=[.C152]*[.C152]" office:value-type="float" office:value="98596" calcext:value-type="float">
            <text:p>98596</text:p>
          </table:table-cell>
          <table:table-cell table:style-name="ce14" table:formula="of:=ZKRPAYLAS([.D152];10000;[.A152];[.B152])" office:value-type="string" office:string-value="يا قدير&#10;&#13;157 gece, gecede 628 kez Ya Kadir ismini okursanız 314x314 kere okumuş yani hatmini tamamlamış olursunuz.&#10;&#13;628 için tesbih önerisi [6 tur][1X33][1 kalan]" calcext:value-type="string">
            <text:p>يا قدير</text:p>
            <text:p>157 gece, gecede 628 kez Ya Kadir ismini okursanız 314x314 kere okumuş yani hatmini tamamlamış olursunuz.</text:p>
            <text:p>628 için tesbih önerisi [6 tur][1X33][1 kalan]</text:p>
          </table:table-cell>
          <table:table-cell table:style-name="ce12" table:formula="of:=ABJAD([.$A152];7;1) - 11" office:value-type="float" office:value="314" calcext:value-type="float">
            <text:p>314</text:p>
          </table:table-cell>
          <table:table-cell table:style-name="ce12" table:formula="of:=[.F152]*[.F152]" office:value-type="float" office:value="98596" calcext:value-type="float">
            <text:p>98596</text:p>
          </table:table-cell>
          <table:table-cell table:style-name="ce14" table:formula="of:=ZKRPAYLAS([.G152];10000;[.A152];[.B152])" office:value-type="string" office:string-value="يا قدير&#10;&#13;157 gece, gecede 628 kez Ya Kadir ismini okursanız 314x314 kere okumuş yani hatmini tamamlamış olursunuz.&#10;&#13;628 için tesbih önerisi [6 tur][1X33][1 kalan]" calcext:value-type="string">
            <text:p>يا قدير</text:p>
            <text:p>157 gece, gecede 628 kez Ya Kadir ismini okursanız 314x314 kere okumuş yani hatmini tamamlamış olursunuz.</text:p>
            <text:p>628 için tesbih önerisi [6 tur][1X33][1 kalan]</text:p>
          </table:table-cell>
          <table:table-cell table:style-name="ce16"/>
        </table:table-row>
        <table:table-row table:style-name="ro4">
          <table:table-cell table:style-name="ce4" office:value-type="string" calcext:value-type="string">
            <text:p>يا شديد</text:p>
          </table:table-cell>
          <table:table-cell table:style-name="ce6" office:value-type="string" calcext:value-type="string">
            <text:p>Ya Şedid</text:p>
          </table:table-cell>
          <table:table-cell table:style-name="ce12" table:formula="of:=ABJAD([.$A153];1;1) - 11" office:value-type="float" office:value="318" calcext:value-type="float">
            <text:p>318</text:p>
          </table:table-cell>
          <table:table-cell table:style-name="ce12" table:formula="of:=[.C153]*[.C153]" office:value-type="float" office:value="101124" calcext:value-type="float">
            <text:p>101124</text:p>
          </table:table-cell>
          <table:table-cell table:style-name="ce14" table:formula="of:=ZKRPAYLAS([.D153];10000;[.A153];[.B153])" office:value-type="string" office:string-value="يا شديد&#10;&#13;12 gece, gecede 8427 kez Ya Şedid ismini okursanız 318x318 kere okumuş yani hatmini tamamlamış olursunuz.&#10;&#13;8427 için tesbih önerisi [85 tur][12 kalan]" calcext:value-type="string">
            <text:p>يا شديد</text:p>
            <text:p>12 gece, gecede 8427 kez Ya Şedid ismini okursanız 318x318 kere okumuş yani hatmini tamamlamış olursunuz.</text:p>
            <text:p>8427 için tesbih önerisi [85 tur][12 kalan]</text:p>
          </table:table-cell>
          <table:table-cell table:style-name="ce12" table:formula="of:=ABJAD([.$A153];7;1) - 11" office:value-type="float" office:value="1018" calcext:value-type="float">
            <text:p>1018</text:p>
          </table:table-cell>
          <table:table-cell table:style-name="ce12" table:formula="of:=[.F153]*[.F153]" office:value-type="float" office:value="1036324" calcext:value-type="float">
            <text:p>1036324</text:p>
          </table:table-cell>
          <table:table-cell table:style-name="ce14" table:formula="of:=ZKRPAYLAS([.G153];10000;[.A153];[.B153])" office:value-type="string" office:string-value="يا شديد&#10;&#13;509 gece, gecede 2036 kez Ya Şedid ismini okursanız 1018x1018 kere okumuş yani hatmini tamamlamış olursunuz.&#10;&#13;2036 için tesbih önerisi [20 tur][1X33][23 kalan]" calcext:value-type="string">
            <text:p>يا شديد</text:p>
            <text:p>509 gece, gecede 2036 kez Ya Şedid ismini okursanız 1018x1018 kere okumuş yani hatmini tamamlamış olursunuz.</text:p>
            <text:p>2036 için tesbih önerisi [20 tur][1X33][23 kalan]</text:p>
          </table:table-cell>
          <table:table-cell table:style-name="ce16"/>
        </table:table-row>
        <table:table-row table:style-name="ro4">
          <table:table-cell table:style-name="ce4" office:value-type="string" calcext:value-type="string">
            <text:p>يا شهيد</text:p>
          </table:table-cell>
          <table:table-cell table:style-name="ce6" office:value-type="string" calcext:value-type="string">
            <text:p>Ya Şehid</text:p>
          </table:table-cell>
          <table:table-cell table:style-name="ce12" table:formula="of:=ABJAD([.$A154];1;1) - 11" office:value-type="float" office:value="319" calcext:value-type="float">
            <text:p>319</text:p>
          </table:table-cell>
          <table:table-cell table:style-name="ce12" table:formula="of:=[.C154]*[.C154]" office:value-type="float" office:value="101761" calcext:value-type="float">
            <text:p>101761</text:p>
          </table:table-cell>
          <table:table-cell table:style-name="ce14" table:formula="of:=ZKRPAYLAS([.D154];10000;[.A154];[.B154])" office:value-type="string" office:string-value="يا شهيد&#10;&#13;11 gece, gecede 9251 kez Ya Şehid ismini okursanız 319x319 kere okumuş yani hatmini tamamlamış olursunuz.&#10;&#13;9251 için tesbih önerisi [93 tur][1X33][11 kalan]" calcext:value-type="string">
            <text:p>يا شهيد</text:p>
            <text:p>11 gece, gecede 9251 kez Ya Şehid ismini okursanız 319x319 kere okumuş yani hatmini tamamlamış olursunuz.</text:p>
            <text:p>9251 için tesbih önerisi [93 tur][1X33][11 kalan]</text:p>
          </table:table-cell>
          <table:table-cell table:style-name="ce12" table:formula="of:=ABJAD([.$A154];7;1) - 11" office:value-type="float" office:value="1019" calcext:value-type="float">
            <text:p>1019</text:p>
          </table:table-cell>
          <table:table-cell table:style-name="ce12" table:formula="of:=[.F154]*[.F154]" office:value-type="float" office:value="1038361" calcext:value-type="float">
            <text:p>1038361</text:p>
          </table:table-cell>
          <table:table-cell table:style-name="ce14" table:formula="of:=ZKRPAYLAS([.G154];10000;[.A154];[.B154])" office:value-type="string" office:string-value="يا شهيد&#10;&#13;1019 gece, gecede 1019 kez Ya Şehid ismini okursanız 1019x1019 kere okumuş yani hatmini tamamlamış olursunuz.&#10;&#13;1019 için tesbih önerisi [10 tur][29 kalan]" calcext:value-type="string">
            <text:p>يا شهيد</text:p>
            <text:p>1019 gece, gecede 1019 kez Ya Şehid ismini okursanız 1019x1019 kere okumuş yani hatmini tamamlamış olursunuz.</text:p>
            <text:p>1019 için tesbih önerisi [10 tur][29 kalan]</text:p>
          </table:table-cell>
          <table:table-cell table:style-name="ce16"/>
        </table:table-row>
        <table:table-row table:style-name="ro3">
          <table:table-cell table:style-name="ce4" office:value-type="string" calcext:value-type="string">
            <text:p>يا مفرج</text:p>
          </table:table-cell>
          <table:table-cell table:style-name="ce6" office:value-type="string" calcext:value-type="string">
            <text:p>Ya Muferric</text:p>
          </table:table-cell>
          <table:table-cell table:style-name="ce12" table:formula="of:=ABJAD([.$A155];1;1) - 11" office:value-type="float" office:value="323" calcext:value-type="float">
            <text:p>323</text:p>
          </table:table-cell>
          <table:table-cell table:style-name="ce12" table:formula="of:=[.C155]*[.C155]" office:value-type="float" office:value="104329" calcext:value-type="float">
            <text:p>104329</text:p>
          </table:table-cell>
          <table:table-cell table:style-name="ce14" table:formula="of:=ZKRPAYLAS([.D155];10000;[.A155];[.B155])" office:value-type="string" office:string-value="يا مفرج&#10;&#13;17 gece, gecede 6137 kez Ya Muferric ismini okursanız 323x323 kere okumuş yani hatmini tamamlamış olursunuz.&#10;&#13;6137 için tesbih önerisi [61 tur][2X33][32 kalan]" calcext:value-type="string">
            <text:p>يا مفرج</text:p>
            <text:p>17 gece, gecede 6137 kez Ya Muferric ismini okursanız 323x323 kere okumuş yani hatmini tamamlamış olursunuz.</text:p>
            <text:p>6137 için tesbih önerisi [61 tur][2X33][32 kalan]</text:p>
          </table:table-cell>
          <table:table-cell table:style-name="ce12" table:formula="of:=ABJAD([.$A155];7;1) - 11" office:value-type="float" office:value="323" calcext:value-type="float">
            <text:p>323</text:p>
          </table:table-cell>
          <table:table-cell table:style-name="ce12" table:formula="of:=[.F155]*[.F155]" office:value-type="float" office:value="104329" calcext:value-type="float">
            <text:p>104329</text:p>
          </table:table-cell>
          <table:table-cell table:style-name="ce14" table:formula="of:=ZKRPAYLAS([.G155];10000;[.A155];[.B155])" office:value-type="string" office:string-value="يا مفرج&#10;&#13;17 gece, gecede 6137 kez Ya Muferric ismini okursanız 323x323 kere okumuş yani hatmini tamamlamış olursunuz.&#10;&#13;6137 için tesbih önerisi [61 tur][2X33][32 kalan]" calcext:value-type="string">
            <text:p>يا مفرج</text:p>
            <text:p>17 gece, gecede 6137 kez Ya Muferric ismini okursanız 323x323 kere okumuş yani hatmini tamamlamış olursunuz.</text:p>
            <text:p>6137 için tesbih önerisi [61 tur][2X33][32 kalan]</text:p>
          </table:table-cell>
          <table:table-cell table:style-name="ce16"/>
        </table:table-row>
        <table:table-row table:style-name="ro3">
          <table:table-cell table:style-name="ce4" office:value-type="string" calcext:value-type="string">
            <text:p>يا مرسِل</text:p>
          </table:table-cell>
          <table:table-cell table:style-name="ce6" office:value-type="string" calcext:value-type="string">
            <text:p>Ya Mursil</text:p>
          </table:table-cell>
          <table:table-cell table:style-name="ce12" table:formula="of:=ABJAD([.$A156];1;1) - 11" office:value-type="float" office:value="330" calcext:value-type="float">
            <text:p>330</text:p>
          </table:table-cell>
          <table:table-cell table:style-name="ce12" table:formula="of:=[.C156]*[.C156]" office:value-type="float" office:value="108900" calcext:value-type="float">
            <text:p>108900</text:p>
          </table:table-cell>
          <table:table-cell table:style-name="ce14" table:formula="of:=ZKRPAYLAS([.D156];10000;[.A156];[.B156])" office:value-type="string" office:string-value="يا مرسِل&#10;&#13;11 gece, gecede 9900 kez Ya Mursil ismini okursanız 330x330 kere okumuş yani hatmini tamamlamış olursunuz.&#10;&#13;9900 için tesbih önerisi [100 tur]" calcext:value-type="string">
            <text:p>يا مرسِل</text:p>
            <text:p>11 gece, gecede 9900 kez Ya Mursil ismini okursanız 330x330 kere okumuş yani hatmini tamamlamış olursunuz.</text:p>
            <text:p>9900 için tesbih önerisi [100 tur]</text:p>
          </table:table-cell>
          <table:table-cell table:style-name="ce12" table:formula="of:=ABJAD([.$A156];7;1) - 11" office:value-type="float" office:value="570" calcext:value-type="float">
            <text:p>570</text:p>
          </table:table-cell>
          <table:table-cell table:style-name="ce12" table:formula="of:=[.F156]*[.F156]" office:value-type="float" office:value="324900" calcext:value-type="float">
            <text:p>324900</text:p>
          </table:table-cell>
          <table:table-cell table:style-name="ce14" table:formula="of:=ZKRPAYLAS([.G156];10000;[.A156];[.B156])" office:value-type="string" office:string-value="يا مرسِل&#10;&#13;36 gece, gecede 9025 kez Ya Mursil ismini okursanız 570x570 kere okumuş yani hatmini tamamlamış olursunuz.&#10;&#13;9025 için tesbih önerisi [91 tur][16 kalan]" calcext:value-type="string">
            <text:p>يا مرسِل</text:p>
            <text:p>36 gece, gecede 9025 kez Ya Mursil ismini okursanız 570x570 kere okumuş yani hatmini tamamlamış olursunuz.</text:p>
            <text:p>9025 için tesbih önerisi [91 tur][16 kalan]</text:p>
          </table:table-cell>
          <table:table-cell table:style-name="ce16"/>
        </table:table-row>
        <table:table-row table:style-name="ro4">
          <table:table-cell table:style-name="ce4" office:value-type="string" calcext:value-type="string">
            <text:p>يا جاعل الليل سكناً</text:p>
          </table:table-cell>
          <table:table-cell table:style-name="ce6" office:value-type="string" calcext:value-type="string">
            <text:p>Ya Ca’il’el Leyle Sekene</text:p>
          </table:table-cell>
          <table:table-cell table:style-name="ce12" table:formula="of:=ABJAD([.$A157];1;1) - 11" office:value-type="float" office:value="336" calcext:value-type="float">
            <text:p>336</text:p>
          </table:table-cell>
          <table:table-cell table:style-name="ce12" table:formula="of:=[.C157]*[.C157]" office:value-type="float" office:value="112896" calcext:value-type="float">
            <text:p>112896</text:p>
          </table:table-cell>
          <table:table-cell table:style-name="ce14" table:formula="of:=ZKRPAYLAS([.D157];10000;[.A157];[.B157])" office:value-type="string" office:string-value="يا جاعل الليل سكناً&#10;&#13;12 gece, gecede 9408 kez Ya Ca’il’el Leyle Sekene ismini okursanız 336x336 kere okumuş yani hatmini tamamlamış olursunuz.&#10;&#13;9408 için tesbih önerisi [95 tur][3 kalan]" calcext:value-type="string">
            <text:p>يا جاعل الليل سكناً</text:p>
            <text:p>12 gece, gecede 9408 kez Ya Ca’il’el Leyle Sekene ismini okursanız 336x336 kere okumuş yani hatmini tamamlamış olursunuz.</text:p>
            <text:p>9408 için tesbih önerisi [95 tur][3 kalan]</text:p>
          </table:table-cell>
          <table:table-cell table:style-name="ce12" table:formula="of:=ABJAD([.$A157];7;1) - 11" office:value-type="float" office:value="576" calcext:value-type="float">
            <text:p>576</text:p>
          </table:table-cell>
          <table:table-cell table:style-name="ce12" table:formula="of:=[.F157]*[.F157]" office:value-type="float" office:value="331776" calcext:value-type="float">
            <text:p>331776</text:p>
          </table:table-cell>
          <table:table-cell table:style-name="ce14" table:formula="of:=ZKRPAYLAS([.G157];10000;[.A157];[.B157])" office:value-type="string" office:string-value="يا جاعل الليل سكناً&#10;&#13;36 gece, gecede 9216 kez Ya Ca’il’el Leyle Sekene ismini okursanız 576x576 kere okumuş yani hatmini tamamlamış olursunuz.&#10;&#13;9216 için tesbih önerisi [93 tur][9 kalan]" calcext:value-type="string">
            <text:p>يا جاعل الليل سكناً</text:p>
            <text:p>36 gece, gecede 9216 kez Ya Ca’il’el Leyle Sekene ismini okursanız 576x576 kere okumuş yani hatmini tamamlamış olursunuz.</text:p>
            <text:p>9216 için tesbih önerisi [93 tur][9 kalan]</text:p>
          </table:table-cell>
          <table:table-cell table:style-name="ce16"/>
        </table:table-row>
        <table:table-row table:style-name="ro3">
          <table:table-cell table:style-name="ce4" office:value-type="string" calcext:value-type="string">
            <text:p>يا مصور</text:p>
          </table:table-cell>
          <table:table-cell table:style-name="ce6" office:value-type="string" calcext:value-type="string">
            <text:p>Ya Musavvir</text:p>
          </table:table-cell>
          <table:table-cell table:style-name="ce12" table:formula="of:=ABJAD([.$A158];1;1) - 11" office:value-type="float" office:value="336" calcext:value-type="float">
            <text:p>336</text:p>
          </table:table-cell>
          <table:table-cell table:style-name="ce12" table:formula="of:=[.C158]*[.C158]" office:value-type="float" office:value="112896" calcext:value-type="float">
            <text:p>112896</text:p>
          </table:table-cell>
          <table:table-cell table:style-name="ce14" table:formula="of:=ZKRPAYLAS([.D158];10000;[.A158];[.B158])" office:value-type="string" office:string-value="يا مصور&#10;&#13;12 gece, gecede 9408 kez Ya Musavvir ismini okursanız 336x336 kere okumuş yani hatmini tamamlamış olursunuz.&#10;&#13;9408 için tesbih önerisi [95 tur][3 kalan]" calcext:value-type="string">
            <text:p>يا مصور</text:p>
            <text:p>12 gece, gecede 9408 kez Ya Musavvir ismini okursanız 336x336 kere okumuş yani hatmini tamamlamış olursunuz.</text:p>
            <text:p>9408 için tesbih önerisi [95 tur][3 kalan]</text:p>
          </table:table-cell>
          <table:table-cell table:style-name="ce12" table:formula="of:=ABJAD([.$A158];7;1) - 11" office:value-type="float" office:value="306" calcext:value-type="float">
            <text:p>306</text:p>
          </table:table-cell>
          <table:table-cell table:style-name="ce12" table:formula="of:=[.F158]*[.F158]" office:value-type="float" office:value="93636" calcext:value-type="float">
            <text:p>93636</text:p>
          </table:table-cell>
          <table:table-cell table:style-name="ce14" table:formula="of:=ZKRPAYLAS([.G158];10000;[.A158];[.B158])" office:value-type="string" office:string-value="يا مصور&#10;&#13;12 gece, gecede 7803 kez Ya Musavvir ismini okursanız 306x306 kere okumuş yani hatmini tamamlamış olursunuz.&#10;&#13;7803 için tesbih önerisi [78 tur][2X33][15 kalan]" calcext:value-type="string">
            <text:p>يا مصور</text:p>
            <text:p>12 gece, gecede 7803 kez Ya Musavvir ismini okursanız 306x306 kere okumuş yani hatmini tamamlamış olursunuz.</text:p>
            <text:p>7803 için tesbih önerisi [78 tur][2X33][15 kalan]</text:p>
          </table:table-cell>
          <table:table-cell table:style-name="ce16"/>
        </table:table-row>
        <table:table-row table:style-name="ro3">
          <table:table-cell table:style-name="ce4" office:value-type="string" calcext:value-type="string">
            <text:p>يا سريع</text:p>
          </table:table-cell>
          <table:table-cell table:style-name="ce6" office:value-type="string" calcext:value-type="string">
            <text:p>Ya Seri’</text:p>
          </table:table-cell>
          <table:table-cell table:style-name="ce12" table:formula="of:=ABJAD([.$A159];1;1) - 11" office:value-type="float" office:value="340" calcext:value-type="float">
            <text:p>340</text:p>
          </table:table-cell>
          <table:table-cell table:style-name="ce12" table:formula="of:=[.C159]*[.C159]" office:value-type="float" office:value="115600" calcext:value-type="float">
            <text:p>115600</text:p>
          </table:table-cell>
          <table:table-cell table:style-name="ce14" table:formula="of:=ZKRPAYLAS([.D159];10000;[.A159];[.B159])" office:value-type="string" office:string-value="يا سريع&#10;&#13;16 gece, gecede 7225 kez Ya Seri’ ismini okursanız 340x340 kere okumuş yani hatmini tamamlamış olursunuz.&#10;&#13;7225 için tesbih önerisi [72 tur][2X33][31 kalan]" calcext:value-type="string">
            <text:p>يا سريع</text:p>
            <text:p>16 gece, gecede 7225 kez Ya Seri’ ismini okursanız 340x340 kere okumuş yani hatmini tamamlamış olursunuz.</text:p>
            <text:p>7225 için tesbih önerisi [72 tur][2X33][31 kalan]</text:p>
          </table:table-cell>
          <table:table-cell table:style-name="ce12" table:formula="of:=ABJAD([.$A159];7;1) - 11" office:value-type="float" office:value="580" calcext:value-type="float">
            <text:p>580</text:p>
          </table:table-cell>
          <table:table-cell table:style-name="ce12" table:formula="of:=[.F159]*[.F159]" office:value-type="float" office:value="336400" calcext:value-type="float">
            <text:p>336400</text:p>
          </table:table-cell>
          <table:table-cell table:style-name="ce14" table:formula="of:=ZKRPAYLAS([.G159];10000;[.A159];[.B159])" office:value-type="string" office:string-value="يا سريع&#10;&#13;40 gece, gecede 8410 kez Ya Seri’ ismini okursanız 580x580 kere okumuş yani hatmini tamamlamış olursunuz.&#10;&#13;8410 için tesbih önerisi [84 tur][2X33][28 kalan]" calcext:value-type="string">
            <text:p>يا سريع</text:p>
            <text:p>40 gece, gecede 8410 kez Ya Seri’ ismini okursanız 580x580 kere okumuş yani hatmini tamamlamış olursunuz.</text:p>
            <text:p>8410 için tesbih önerisi [84 tur][2X33][28 kalan]</text:p>
          </table:table-cell>
          <table:table-cell table:style-name="ce16"/>
        </table:table-row>
        <table:table-row table:style-name="ro4">
          <table:table-cell table:style-name="ce4" office:value-type="string" calcext:value-type="string">
            <text:p>يا مقلب القلوب</text:p>
          </table:table-cell>
          <table:table-cell table:style-name="ce6" office:value-type="string" calcext:value-type="string">
            <text:p>Ya Mukallib’el Kulub</text:p>
          </table:table-cell>
          <table:table-cell table:style-name="ce12" table:formula="of:=ABJAD([.$A160];1;1) - 11" office:value-type="float" office:value="341" calcext:value-type="float">
            <text:p>341</text:p>
          </table:table-cell>
          <table:table-cell table:style-name="ce12" table:formula="of:=[.C160]*[.C160]" office:value-type="float" office:value="116281" calcext:value-type="float">
            <text:p>116281</text:p>
          </table:table-cell>
          <table:table-cell table:style-name="ce14" table:formula="of:=ZKRPAYLAS([.D160];10000;[.A160];[.B160])" office:value-type="string" office:string-value="يا مقلب القلوب&#10;&#13;31 gece, gecede 3751 kez Ya Mukallib’el Kulub ismini okursanız 341x341 kere okumuş yani hatmini tamamlamış olursunuz.&#10;&#13;3751 için tesbih önerisi [37 tur][2X33][22 kalan]" calcext:value-type="string">
            <text:p>يا مقلب القلوب</text:p>
            <text:p>31 gece, gecede 3751 kez Ya Mukallib’el Kulub ismini okursanız 341x341 kere okumuş yani hatmini tamamlamış olursunuz.</text:p>
            <text:p>3751 için tesbih önerisi [37 tur][2X33][22 kalan]</text:p>
          </table:table-cell>
          <table:table-cell table:style-name="ce12" table:formula="of:=ABJAD([.$A160];7;1) - 11" office:value-type="float" office:value="341" calcext:value-type="float">
            <text:p>341</text:p>
          </table:table-cell>
          <table:table-cell table:style-name="ce12" table:formula="of:=[.F160]*[.F160]" office:value-type="float" office:value="116281" calcext:value-type="float">
            <text:p>116281</text:p>
          </table:table-cell>
          <table:table-cell table:style-name="ce14" table:formula="of:=ZKRPAYLAS([.G160];10000;[.A160];[.B160])" office:value-type="string" office:string-value="يا مقلب القلوب&#10;&#13;31 gece, gecede 3751 kez Ya Mukallib’el Kulub ismini okursanız 341x341 kere okumuş yani hatmini tamamlamış olursunuz.&#10;&#13;3751 için tesbih önerisi [37 tur][2X33][22 kalan]" calcext:value-type="string">
            <text:p>يا مقلب القلوب</text:p>
            <text:p>31 gece, gecede 3751 kez Ya Mukallib’el Kulub ismini okursanız 341x341 kere okumuş yani hatmini tamamlamış olursunuz.</text:p>
            <text:p>3751 için tesbih önerisi [37 tur][2X33][22 kalan]</text:p>
          </table:table-cell>
          <table:table-cell table:style-name="ce16"/>
        </table:table-row>
        <table:table-row table:style-name="ro3">
          <table:table-cell table:style-name="ce4" office:value-type="string" calcext:value-type="string">
            <text:p>يا ناصر</text:p>
          </table:table-cell>
          <table:table-cell table:style-name="ce6" office:value-type="string" calcext:value-type="string">
            <text:p>Ya Nasir</text:p>
          </table:table-cell>
          <table:table-cell table:style-name="ce12" table:formula="of:=ABJAD([.$A161];1;1) - 11" office:value-type="float" office:value="341" calcext:value-type="float">
            <text:p>341</text:p>
          </table:table-cell>
          <table:table-cell table:style-name="ce12" table:formula="of:=[.C161]*[.C161]" office:value-type="float" office:value="116281" calcext:value-type="float">
            <text:p>116281</text:p>
          </table:table-cell>
          <table:table-cell table:style-name="ce14" table:formula="of:=ZKRPAYLAS([.D161];10000;[.A161];[.B161])" office:value-type="string" office:string-value="يا ناصر&#10;&#13;31 gece, gecede 3751 kez Ya Nasir ismini okursanız 341x341 kere okumuş yani hatmini tamamlamış olursunuz.&#10;&#13;3751 için tesbih önerisi [37 tur][2X33][22 kalan]" calcext:value-type="string">
            <text:p>يا ناصر</text:p>
            <text:p>31 gece, gecede 3751 kez Ya Nasir ismini okursanız 341x341 kere okumuş yani hatmini tamamlamış olursunuz.</text:p>
            <text:p>3751 için tesbih önerisi [37 tur][2X33][22 kalan]</text:p>
          </table:table-cell>
          <table:table-cell table:style-name="ce12" table:formula="of:=ABJAD([.$A161];7;1) - 11" office:value-type="float" office:value="311" calcext:value-type="float">
            <text:p>311</text:p>
          </table:table-cell>
          <table:table-cell table:style-name="ce12" table:formula="of:=[.F161]*[.F161]" office:value-type="float" office:value="96721" calcext:value-type="float">
            <text:p>96721</text:p>
          </table:table-cell>
          <table:table-cell table:style-name="ce14" table:formula="of:=ZKRPAYLAS([.G161];10000;[.A161];[.B161])" office:value-type="string" office:string-value="يا ناصر&#10;&#13;311 gece, gecede 311 kez Ya Nasir ismini okursanız 311x311 kere okumuş yani hatmini tamamlamış olursunuz.&#10;&#13;311 için tesbih önerisi [3 tur][14 kalan]" calcext:value-type="string">
            <text:p>يا ناصر</text:p>
            <text:p>311 gece, gecede 311 kez Ya Nasir ismini okursanız 311x311 kere okumuş yani hatmini tamamlamış olursunuz.</text:p>
            <text:p>311 için tesbih önerisi [3 tur][14 kalan]</text:p>
          </table:table-cell>
          <table:table-cell table:style-name="ce16"/>
        </table:table-row>
        <table:table-row table:style-name="ro3">
          <table:table-cell table:style-name="ce4" office:value-type="string" calcext:value-type="string">
            <text:p>يا مقدر</text:p>
          </table:table-cell>
          <table:table-cell table:style-name="ce6" office:value-type="string" calcext:value-type="string">
            <text:p>Ya Mukaddir</text:p>
          </table:table-cell>
          <table:table-cell table:style-name="ce12" table:formula="of:=ABJAD([.$A162];1;1) - 11" office:value-type="float" office:value="344" calcext:value-type="float">
            <text:p>344</text:p>
          </table:table-cell>
          <table:table-cell table:style-name="ce12" table:formula="of:=[.C162]*[.C162]" office:value-type="float" office:value="118336" calcext:value-type="float">
            <text:p>118336</text:p>
          </table:table-cell>
          <table:table-cell table:style-name="ce14" table:formula="of:=ZKRPAYLAS([.D162];10000;[.A162];[.B162])" office:value-type="string" office:string-value="يا مقدر&#10;&#13;16 gece, gecede 7396 kez Ya Mukaddir ismini okursanız 344x344 kere okumuş yani hatmini tamamlamış olursunuz.&#10;&#13;7396 için tesbih önerisi [74 tur][2X33][4 kalan]" calcext:value-type="string">
            <text:p>يا مقدر</text:p>
            <text:p>16 gece, gecede 7396 kez Ya Mukaddir ismini okursanız 344x344 kere okumuş yani hatmini tamamlamış olursunuz.</text:p>
            <text:p>7396 için tesbih önerisi [74 tur][2X33][4 kalan]</text:p>
          </table:table-cell>
          <table:table-cell table:style-name="ce12" table:formula="of:=ABJAD([.$A162];7;1) - 11" office:value-type="float" office:value="344" calcext:value-type="float">
            <text:p>344</text:p>
          </table:table-cell>
          <table:table-cell table:style-name="ce12" table:formula="of:=[.F162]*[.F162]" office:value-type="float" office:value="118336" calcext:value-type="float">
            <text:p>118336</text:p>
          </table:table-cell>
          <table:table-cell table:style-name="ce14" table:formula="of:=ZKRPAYLAS([.G162];10000;[.A162];[.B162])" office:value-type="string" office:string-value="يا مقدر&#10;&#13;16 gece, gecede 7396 kez Ya Mukaddir ismini okursanız 344x344 kere okumuş yani hatmini tamamlamış olursunuz.&#10;&#13;7396 için tesbih önerisi [74 tur][2X33][4 kalan]" calcext:value-type="string">
            <text:p>يا مقدر</text:p>
            <text:p>16 gece, gecede 7396 kez Ya Mukaddir ismini okursanız 344x344 kere okumuş yani hatmini tamamlamış olursunuz.</text:p>
            <text:p>7396 için tesbih önerisi [74 tur][2X33][4 kalan]</text:p>
          </table:table-cell>
          <table:table-cell table:style-name="ce16"/>
        </table:table-row>
        <table:table-row table:style-name="ro4">
          <table:table-cell table:style-name="ce4" office:value-type="string" calcext:value-type="string">
            <text:p>يا فالق الإصباح</text:p>
          </table:table-cell>
          <table:table-cell table:style-name="ce6" office:value-type="string" calcext:value-type="string">
            <text:p>Ya Falik’el Esbah</text:p>
          </table:table-cell>
          <table:table-cell table:style-name="ce12" table:formula="of:=ABJAD([.$A163];1;1) - 11" office:value-type="float" office:value="344" calcext:value-type="float">
            <text:p>344</text:p>
          </table:table-cell>
          <table:table-cell table:style-name="ce12" table:formula="of:=[.C163]*[.C163]" office:value-type="float" office:value="118336" calcext:value-type="float">
            <text:p>118336</text:p>
          </table:table-cell>
          <table:table-cell table:style-name="ce14" table:formula="of:=ZKRPAYLAS([.D163];10000;[.A163];[.B163])" office:value-type="string" office:string-value="يا فالق الإصباح&#10;&#13;16 gece, gecede 7396 kez Ya Falik’el Esbah ismini okursanız 344x344 kere okumuş yani hatmini tamamlamış olursunuz.&#10;&#13;7396 için tesbih önerisi [74 tur][2X33][4 kalan]" calcext:value-type="string">
            <text:p>يا فالق الإصباح</text:p>
            <text:p>16 gece, gecede 7396 kez Ya Falik’el Esbah ismini okursanız 344x344 kere okumuş yani hatmini tamamlamış olursunuz.</text:p>
            <text:p>7396 için tesbih önerisi [74 tur][2X33][4 kalan]</text:p>
          </table:table-cell>
          <table:table-cell table:style-name="ce12" table:formula="of:=ABJAD([.$A163];7;1) - 11" office:value-type="float" office:value="314" calcext:value-type="float">
            <text:p>314</text:p>
          </table:table-cell>
          <table:table-cell table:style-name="ce12" table:formula="of:=[.F163]*[.F163]" office:value-type="float" office:value="98596" calcext:value-type="float">
            <text:p>98596</text:p>
          </table:table-cell>
          <table:table-cell table:style-name="ce14" table:formula="of:=ZKRPAYLAS([.G163];10000;[.A163];[.B163])" office:value-type="string" office:string-value="يا فالق الإصباح&#10;&#13;157 gece, gecede 628 kez Ya Falik’el Esbah ismini okursanız 314x314 kere okumuş yani hatmini tamamlamış olursunuz.&#10;&#13;628 için tesbih önerisi [6 tur][1X33][1 kalan]" calcext:value-type="string">
            <text:p>يا فالق الإصباح</text:p>
            <text:p>157 gece, gecede 628 kez Ya Falik’el Esbah ismini okursanız 314x314 kere okumuş yani hatmini tamamlamış olursunuz.</text:p>
            <text:p>628 için tesbih önerisi [6 tur][1X33][1 kalan]</text:p>
          </table:table-cell>
          <table:table-cell table:style-name="ce16"/>
        </table:table-row>
        <table:table-row table:style-name="ro4">
          <table:table-cell table:style-name="ce4" office:value-type="string" calcext:value-type="string">
            <text:p>يا فالق الحب والنوى</text:p>
          </table:table-cell>
          <table:table-cell table:style-name="ce6" office:value-type="string" calcext:value-type="string">
            <text:p>Ya Falik’el Hubbe ven’Neva</text:p>
          </table:table-cell>
          <table:table-cell table:style-name="ce12" table:formula="of:=ABJAD([.$A164];1;1) - 11" office:value-type="float" office:value="346" calcext:value-type="float">
            <text:p>346</text:p>
          </table:table-cell>
          <table:table-cell table:style-name="ce12" table:formula="of:=[.C164]*[.C164]" office:value-type="float" office:value="119716" calcext:value-type="float">
            <text:p>119716</text:p>
          </table:table-cell>
          <table:table-cell table:style-name="ce14" table:formula="of:=ZKRPAYLAS([.D164];10000;[.A164];[.B164])" office:value-type="string" office:string-value="يا فالق الحب والنوى&#10;&#13;173 gece, gecede 692 kez Ya Falik’el Hubbe ven’Neva ismini okursanız 346x346 kere okumuş yani hatmini tamamlamış olursunuz.&#10;&#13;692 için tesbih önerisi [6 tur][2X33][32 kalan]" calcext:value-type="string">
            <text:p>يا فالق الحب والنوى</text:p>
            <text:p>173 gece, gecede 692 kez Ya Falik’el Hubbe ven’Neva ismini okursanız 346x346 kere okumuş yani hatmini tamamlamış olursunuz.</text:p>
            <text:p>692 için tesbih önerisi [6 tur][2X33][32 kalan]</text:p>
          </table:table-cell>
          <table:table-cell table:style-name="ce12" table:formula="of:=ABJAD([.$A164];7;1) - 11" office:value-type="float" office:value="346" calcext:value-type="float">
            <text:p>346</text:p>
          </table:table-cell>
          <table:table-cell table:style-name="ce12" table:formula="of:=[.F164]*[.F164]" office:value-type="float" office:value="119716" calcext:value-type="float">
            <text:p>119716</text:p>
          </table:table-cell>
          <table:table-cell table:style-name="ce14" table:formula="of:=ZKRPAYLAS([.G164];10000;[.A164];[.B164])" office:value-type="string" office:string-value="يا فالق الحب والنوى&#10;&#13;173 gece, gecede 692 kez Ya Falik’el Hubbe ven’Neva ismini okursanız 346x346 kere okumuş yani hatmini tamamlamış olursunuz.&#10;&#13;692 için tesbih önerisi [6 tur][2X33][32 kalan]" calcext:value-type="string">
            <text:p>يا فالق الحب والنوى</text:p>
            <text:p>173 gece, gecede 692 kez Ya Falik’el Hubbe ven’Neva ismini okursanız 346x346 kere okumuş yani hatmini tamamlamış olursunuz.</text:p>
            <text:p>692 için tesbih önerisi [6 tur][2X33][32 kalan]</text:p>
          </table:table-cell>
          <table:table-cell table:style-name="ce16"/>
        </table:table-row>
        <table:table-row table:style-name="ro3">
          <table:table-cell table:style-name="ce4" office:value-type="string" calcext:value-type="string">
            <text:p>يا نصير</text:p>
          </table:table-cell>
          <table:table-cell table:style-name="ce6" office:value-type="string" calcext:value-type="string">
            <text:p>Ya Nasir</text:p>
          </table:table-cell>
          <table:table-cell table:style-name="ce12" table:formula="of:=ABJAD([.$A165];1;1) - 11" office:value-type="float" office:value="350" calcext:value-type="float">
            <text:p>350</text:p>
          </table:table-cell>
          <table:table-cell table:style-name="ce12" table:formula="of:=[.C165]*[.C165]" office:value-type="float" office:value="122500" calcext:value-type="float">
            <text:p>122500</text:p>
          </table:table-cell>
          <table:table-cell table:style-name="ce14" table:formula="of:=ZKRPAYLAS([.D165];10000;[.A165];[.B165])" office:value-type="string" office:string-value="يا نصير&#10;&#13;14 gece, gecede 8750 kez Ya Nasir ismini okursanız 350x350 kere okumuş yani hatmini tamamlamış olursunuz.&#10;&#13;8750 için tesbih önerisi [88 tur][1X33][5 kalan]" calcext:value-type="string">
            <text:p>يا نصير</text:p>
            <text:p>14 gece, gecede 8750 kez Ya Nasir ismini okursanız 350x350 kere okumuş yani hatmini tamamlamış olursunuz.</text:p>
            <text:p>8750 için tesbih önerisi [88 tur][1X33][5 kalan]</text:p>
          </table:table-cell>
          <table:table-cell table:style-name="ce12" table:formula="of:=ABJAD([.$A165];7;1) - 11" office:value-type="float" office:value="320" calcext:value-type="float">
            <text:p>320</text:p>
          </table:table-cell>
          <table:table-cell table:style-name="ce12" table:formula="of:=[.F165]*[.F165]" office:value-type="float" office:value="102400" calcext:value-type="float">
            <text:p>102400</text:p>
          </table:table-cell>
          <table:table-cell table:style-name="ce14" table:formula="of:=ZKRPAYLAS([.G165];10000;[.A165];[.B165])" office:value-type="string" office:string-value="يا نصير&#10;&#13;16 gece, gecede 6400 kez Ya Nasir ismini okursanız 320x320 kere okumuş yani hatmini tamamlamış olursunuz.&#10;&#13;6400 için tesbih önerisi [64 tur][1X33][31 kalan]" calcext:value-type="string">
            <text:p>يا نصير</text:p>
            <text:p>16 gece, gecede 6400 kez Ya Nasir ismini okursanız 320x320 kere okumuş yani hatmini tamamlamış olursunuz.</text:p>
            <text:p>6400 için tesbih önerisi [64 tur][1X33][31 kalan]</text:p>
          </table:table-cell>
          <table:table-cell table:style-name="ce16"/>
        </table:table-row>
        <table:table-row table:style-name="ro3">
          <table:table-cell table:style-name="ce4" office:value-type="string" calcext:value-type="string">
            <text:p>يا رافع</text:p>
          </table:table-cell>
          <table:table-cell table:style-name="ce6" office:value-type="string" calcext:value-type="string">
            <text:p>Ya Rafi’</text:p>
          </table:table-cell>
          <table:table-cell table:style-name="ce12" table:formula="of:=ABJAD([.$A166];1;1) - 11" office:value-type="float" office:value="351" calcext:value-type="float">
            <text:p>351</text:p>
          </table:table-cell>
          <table:table-cell table:style-name="ce12" table:formula="of:=[.C166]*[.C166]" office:value-type="float" office:value="123201" calcext:value-type="float">
            <text:p>123201</text:p>
          </table:table-cell>
          <table:table-cell table:style-name="ce14" table:formula="of:=ZKRPAYLAS([.D166];10000;[.A166];[.B166])" office:value-type="string" office:string-value="يا رافع&#10;&#13;13 gece, gecede 9477 kez Ya Rafi’ ismini okursanız 351x351 kere okumuş yani hatmini tamamlamış olursunuz.&#10;&#13;9477 için tesbih önerisi [95 tur][2X33][6 kalan]" calcext:value-type="string">
            <text:p>يا رافع</text:p>
            <text:p>13 gece, gecede 9477 kez Ya Rafi’ ismini okursanız 351x351 kere okumuş yani hatmini tamamlamış olursunuz.</text:p>
            <text:p>9477 için tesbih önerisi [95 tur][2X33][6 kalan]</text:p>
          </table:table-cell>
          <table:table-cell table:style-name="ce12" table:formula="of:=ABJAD([.$A166];7;1) - 11" office:value-type="float" office:value="351" calcext:value-type="float">
            <text:p>351</text:p>
          </table:table-cell>
          <table:table-cell table:style-name="ce12" table:formula="of:=[.F166]*[.F166]" office:value-type="float" office:value="123201" calcext:value-type="float">
            <text:p>123201</text:p>
          </table:table-cell>
          <table:table-cell table:style-name="ce14" table:formula="of:=ZKRPAYLAS([.G166];10000;[.A166];[.B166])" office:value-type="string" office:string-value="يا رافع&#10;&#13;13 gece, gecede 9477 kez Ya Rafi’ ismini okursanız 351x351 kere okumuş yani hatmini tamamlamış olursunuz.&#10;&#13;9477 için tesbih önerisi [95 tur][2X33][6 kalan]" calcext:value-type="string">
            <text:p>يا رافع</text:p>
            <text:p>13 gece, gecede 9477 kez Ya Rafi’ ismini okursanız 351x351 kere okumuş yani hatmini tamamlamış olursunuz.</text:p>
            <text:p>9477 için tesbih önerisi [95 tur][2X33][6 kalan]</text:p>
          </table:table-cell>
          <table:table-cell table:style-name="ce16"/>
        </table:table-row>
        <table:table-row table:style-name="ro3">
          <table:table-cell table:style-name="ce4" office:value-type="string" calcext:value-type="string">
            <text:p>يا رفيع</text:p>
          </table:table-cell>
          <table:table-cell table:style-name="ce6" office:value-type="string" calcext:value-type="string">
            <text:p>Ya Rafiy’u</text:p>
          </table:table-cell>
          <table:table-cell table:style-name="ce12" table:formula="of:=ABJAD([.$A167];1;1) - 11" office:value-type="float" office:value="360" calcext:value-type="float">
            <text:p>360</text:p>
          </table:table-cell>
          <table:table-cell table:style-name="ce12" table:formula="of:=[.C167]*[.C167]" office:value-type="float" office:value="129600" calcext:value-type="float">
            <text:p>129600</text:p>
          </table:table-cell>
          <table:table-cell table:style-name="ce14" table:formula="of:=ZKRPAYLAS([.D167];10000;[.A167];[.B167])" office:value-type="string" office:string-value="يا رفيع&#10;&#13;15 gece, gecede 8640 kez Ya Rafiy’u ismini okursanız 360x360 kere okumuş yani hatmini tamamlamış olursunuz.&#10;&#13;8640 için tesbih önerisi [87 tur][27 kalan]" calcext:value-type="string">
            <text:p>يا رفيع</text:p>
            <text:p>15 gece, gecede 8640 kez Ya Rafiy’u ismini okursanız 360x360 kere okumuş yani hatmini tamamlamış olursunuz.</text:p>
            <text:p>8640 için tesbih önerisi [87 tur][27 kalan]</text:p>
          </table:table-cell>
          <table:table-cell table:style-name="ce12" table:formula="of:=ABJAD([.$A167];7;1) - 11" office:value-type="float" office:value="360" calcext:value-type="float">
            <text:p>360</text:p>
          </table:table-cell>
          <table:table-cell table:style-name="ce12" table:formula="of:=[.F167]*[.F167]" office:value-type="float" office:value="129600" calcext:value-type="float">
            <text:p>129600</text:p>
          </table:table-cell>
          <table:table-cell table:style-name="ce14" table:formula="of:=ZKRPAYLAS([.G167];10000;[.A167];[.B167])" office:value-type="string" office:string-value="يا رفيع&#10;&#13;15 gece, gecede 8640 kez Ya Rafiy’u ismini okursanız 360x360 kere okumuş yani hatmini tamamlamış olursunuz.&#10;&#13;8640 için tesbih önerisi [87 tur][27 kalan]" calcext:value-type="string">
            <text:p>يا رفيع</text:p>
            <text:p>15 gece, gecede 8640 kez Ya Rafiy’u ismini okursanız 360x360 kere okumuş yani hatmini tamamlamış olursunuz.</text:p>
            <text:p>8640 için tesbih önerisi [87 tur][27 kalan]</text:p>
          </table:table-cell>
          <table:table-cell table:style-name="ce16"/>
        </table:table-row>
        <table:table-row table:style-name="ro4">
          <table:table-cell table:style-name="ce4" office:value-type="string" calcext:value-type="string">
            <text:p>يا فارج الهم</text:p>
          </table:table-cell>
          <table:table-cell table:style-name="ce6" office:value-type="string" calcext:value-type="string">
            <text:p>Ya Faric’el Hem</text:p>
          </table:table-cell>
          <table:table-cell table:style-name="ce12" table:formula="of:=ABJAD([.$A168];1;1) - 11" office:value-type="float" office:value="360" calcext:value-type="float">
            <text:p>360</text:p>
          </table:table-cell>
          <table:table-cell table:style-name="ce12" table:formula="of:=[.C168]*[.C168]" office:value-type="float" office:value="129600" calcext:value-type="float">
            <text:p>129600</text:p>
          </table:table-cell>
          <table:table-cell table:style-name="ce14" table:formula="of:=ZKRPAYLAS([.D168];10000;[.A168];[.B168])" office:value-type="string" office:string-value="يا فارج الهم&#10;&#13;15 gece, gecede 8640 kez Ya Faric’el Hem ismini okursanız 360x360 kere okumuş yani hatmini tamamlamış olursunuz.&#10;&#13;8640 için tesbih önerisi [87 tur][27 kalan]" calcext:value-type="string">
            <text:p>يا فارج الهم</text:p>
            <text:p>15 gece, gecede 8640 kez Ya Faric’el Hem ismini okursanız 360x360 kere okumuş yani hatmini tamamlamış olursunuz.</text:p>
            <text:p>8640 için tesbih önerisi [87 tur][27 kalan]</text:p>
          </table:table-cell>
          <table:table-cell table:style-name="ce12" table:formula="of:=ABJAD([.$A168];7;1) - 11" office:value-type="float" office:value="360" calcext:value-type="float">
            <text:p>360</text:p>
          </table:table-cell>
          <table:table-cell table:style-name="ce12" table:formula="of:=[.F168]*[.F168]" office:value-type="float" office:value="129600" calcext:value-type="float">
            <text:p>129600</text:p>
          </table:table-cell>
          <table:table-cell table:style-name="ce14" table:formula="of:=ZKRPAYLAS([.G168];10000;[.A168];[.B168])" office:value-type="string" office:string-value="يا فارج الهم&#10;&#13;15 gece, gecede 8640 kez Ya Faric’el Hem ismini okursanız 360x360 kere okumuş yani hatmini tamamlamış olursunuz.&#10;&#13;8640 için tesbih önerisi [87 tur][27 kalan]" calcext:value-type="string">
            <text:p>يا فارج الهم</text:p>
            <text:p>15 gece, gecede 8640 kez Ya Faric’el Hem ismini okursanız 360x360 kere okumuş yani hatmini tamamlamış olursunuz.</text:p>
            <text:p>8640 için tesbih önerisi [87 tur][27 kalan]</text:p>
          </table:table-cell>
          <table:table-cell table:style-name="ce16"/>
        </table:table-row>
        <table:table-row table:style-name="ro3">
          <table:table-cell table:style-name="ce4" office:value-type="string" calcext:value-type="string">
            <text:p>يا مسعَّر</text:p>
          </table:table-cell>
          <table:table-cell table:style-name="ce6" office:value-type="string" calcext:value-type="string">
            <text:p>Ya Musa’ar</text:p>
          </table:table-cell>
          <table:table-cell table:style-name="ce12" table:formula="of:=ABJAD([.$A169];1;1) - 11" office:value-type="float" office:value="370" calcext:value-type="float">
            <text:p>370</text:p>
          </table:table-cell>
          <table:table-cell table:style-name="ce12" table:formula="of:=[.C169]*[.C169]" office:value-type="float" office:value="136900" calcext:value-type="float">
            <text:p>136900</text:p>
          </table:table-cell>
          <table:table-cell table:style-name="ce14" table:formula="of:=ZKRPAYLAS([.D169];10000;[.A169];[.B169])" office:value-type="string" office:string-value="يا مسعَّر&#10;&#13;20 gece, gecede 6845 kez Ya Musa’ar ismini okursanız 370x370 kere okumuş yani hatmini tamamlamış olursunuz.&#10;&#13;6845 için tesbih önerisi [69 tur][14 kalan]" calcext:value-type="string">
            <text:p>يا مسعَّر</text:p>
            <text:p>20 gece, gecede 6845 kez Ya Musa’ar ismini okursanız 370x370 kere okumuş yani hatmini tamamlamış olursunuz.</text:p>
            <text:p>6845 için tesbih önerisi [69 tur][14 kalan]</text:p>
          </table:table-cell>
          <table:table-cell table:style-name="ce12" table:formula="of:=ABJAD([.$A169];7;1) - 11" office:value-type="float" office:value="610" calcext:value-type="float">
            <text:p>610</text:p>
          </table:table-cell>
          <table:table-cell table:style-name="ce12" table:formula="of:=[.F169]*[.F169]" office:value-type="float" office:value="372100" calcext:value-type="float">
            <text:p>372100</text:p>
          </table:table-cell>
          <table:table-cell table:style-name="ce14" table:formula="of:=ZKRPAYLAS([.G169];10000;[.A169];[.B169])" office:value-type="string" office:string-value="يا مسعَّر&#10;&#13;50 gece, gecede 7442 kez Ya Musa’ar ismini okursanız 610x610 kere okumuş yani hatmini tamamlamış olursunuz.&#10;&#13;7442 için tesbih önerisi [75 tur][17 kalan]" calcext:value-type="string">
            <text:p>يا مسعَّر</text:p>
            <text:p>50 gece, gecede 7442 kez Ya Musa’ar ismini okursanız 610x610 kere okumuş yani hatmini tamamlamış olursunuz.</text:p>
            <text:p>7442 için tesbih önerisi [75 tur][17 kalan]</text:p>
          </table:table-cell>
          <table:table-cell table:style-name="ce16"/>
        </table:table-row>
        <table:table-row table:style-name="ro3">
          <table:table-cell table:style-name="ce4" office:value-type="string" calcext:value-type="string">
            <text:p>يا رفيق</text:p>
          </table:table-cell>
          <table:table-cell table:style-name="ce6" office:value-type="string" calcext:value-type="string">
            <text:p>Ya Refik</text:p>
          </table:table-cell>
          <table:table-cell table:style-name="ce12" table:formula="of:=ABJAD([.$A170];1;1) - 11" office:value-type="float" office:value="390" calcext:value-type="float">
            <text:p>390</text:p>
          </table:table-cell>
          <table:table-cell table:style-name="ce12" table:formula="of:=[.C170]*[.C170]" office:value-type="float" office:value="152100" calcext:value-type="float">
            <text:p>152100</text:p>
          </table:table-cell>
          <table:table-cell table:style-name="ce14" table:formula="of:=ZKRPAYLAS([.D170];10000;[.A170];[.B170])" office:value-type="string" office:string-value="يا رفيق&#10;&#13;18 gece, gecede 8450 kez Ya Refik ismini okursanız 390x390 kere okumuş yani hatmini tamamlamış olursunuz.&#10;&#13;8450 için tesbih önerisi [85 tur][1X33][2 kalan]" calcext:value-type="string">
            <text:p>يا رفيق</text:p>
            <text:p>18 gece, gecede 8450 kez Ya Refik ismini okursanız 390x390 kere okumuş yani hatmini tamamlamış olursunuz.</text:p>
            <text:p>8450 için tesbih önerisi [85 tur][1X33][2 kalan]</text:p>
          </table:table-cell>
          <table:table-cell table:style-name="ce12" table:formula="of:=ABJAD([.$A170];7;1) - 11" office:value-type="float" office:value="390" calcext:value-type="float">
            <text:p>390</text:p>
          </table:table-cell>
          <table:table-cell table:style-name="ce12" table:formula="of:=[.F170]*[.F170]" office:value-type="float" office:value="152100" calcext:value-type="float">
            <text:p>152100</text:p>
          </table:table-cell>
          <table:table-cell table:style-name="ce14" table:formula="of:=ZKRPAYLAS([.G170];10000;[.A170];[.B170])" office:value-type="string" office:string-value="يا رفيق&#10;&#13;18 gece, gecede 8450 kez Ya Refik ismini okursanız 390x390 kere okumuş yani hatmini tamamlamış olursunuz.&#10;&#13;8450 için tesbih önerisi [85 tur][1X33][2 kalan]" calcext:value-type="string">
            <text:p>يا رفيق</text:p>
            <text:p>18 gece, gecede 8450 kez Ya Refik ismini okursanız 390x390 kere okumuş yani hatmini tamamlamış olursunuz.</text:p>
            <text:p>8450 için tesbih önerisi [85 tur][1X33][2 kalan]</text:p>
          </table:table-cell>
          <table:table-cell table:style-name="ce16"/>
        </table:table-row>
        <table:table-row table:style-name="ro4">
          <table:table-cell table:style-name="ce4" office:value-type="string" calcext:value-type="string">
            <text:p>يا شافي</text:p>
          </table:table-cell>
          <table:table-cell table:style-name="ce6" office:value-type="string" calcext:value-type="string">
            <text:p>Ya Şafi</text:p>
          </table:table-cell>
          <table:table-cell table:style-name="ce12" table:formula="of:=ABJAD([.$A171];1;1) - 11" office:value-type="float" office:value="391" calcext:value-type="float">
            <text:p>391</text:p>
          </table:table-cell>
          <table:table-cell table:style-name="ce12" table:formula="of:=[.C171]*[.C171]" office:value-type="float" office:value="152881" calcext:value-type="float">
            <text:p>152881</text:p>
          </table:table-cell>
          <table:table-cell table:style-name="ce14" table:formula="of:=ZKRPAYLAS([.D171];10000;[.A171];[.B171])" office:value-type="string" office:string-value="يا شافي&#10;&#13;17 gece, gecede 8993 kez Ya Şafi ismini okursanız 391x391 kere okumuş yani hatmini tamamlamış olursunuz.&#10;&#13;8993 için tesbih önerisi [90 tur][2X33][17 kalan]" calcext:value-type="string">
            <text:p>يا شافي</text:p>
            <text:p>17 gece, gecede 8993 kez Ya Şafi ismini okursanız 391x391 kere okumuş yani hatmini tamamlamış olursunuz.</text:p>
            <text:p>8993 için tesbih önerisi [90 tur][2X33][17 kalan]</text:p>
          </table:table-cell>
          <table:table-cell table:style-name="ce12" table:formula="of:=ABJAD([.$A171];7;1) - 11" office:value-type="float" office:value="1091" calcext:value-type="float">
            <text:p>1091</text:p>
          </table:table-cell>
          <table:table-cell table:style-name="ce12" table:formula="of:=[.F171]*[.F171]" office:value-type="float" office:value="1190281" calcext:value-type="float">
            <text:p>1190281</text:p>
          </table:table-cell>
          <table:table-cell table:style-name="ce14" table:formula="of:=ZKRPAYLAS([.G171];10000;[.A171];[.B171])" office:value-type="string" office:string-value="يا شافي&#10;&#13;1091 gece, gecede 1091 kez Ya Şafi ismini okursanız 1091x1091 kere okumuş yani hatmini tamamlamış olursunuz.&#10;&#13;1091 için tesbih önerisi [11 tur][2 kalan]" calcext:value-type="string">
            <text:p>يا شافي</text:p>
            <text:p>1091 gece, gecede 1091 kez Ya Şafi ismini okursanız 1091x1091 kere okumuş yani hatmini tamamlamış olursunuz.</text:p>
            <text:p>1091 için tesbih önerisi [11 tur][2 kalan]</text:p>
          </table:table-cell>
          <table:table-cell table:style-name="ce16"/>
        </table:table-row>
        <table:table-row table:style-name="ro4">
          <table:table-cell table:style-name="ce4" office:value-type="string" calcext:value-type="string">
            <text:p>يا منشئ</text:p>
          </table:table-cell>
          <table:table-cell table:style-name="ce6" office:value-type="string" calcext:value-type="string">
            <text:p>Ya Munşi</text:p>
          </table:table-cell>
          <table:table-cell table:style-name="ce12" table:formula="of:=ABJAD([.$A172];1;1) - 11" office:value-type="float" office:value="401" calcext:value-type="float">
            <text:p>401</text:p>
          </table:table-cell>
          <table:table-cell table:style-name="ce12" table:formula="of:=[.C172]*[.C172]" office:value-type="float" office:value="160801" calcext:value-type="float">
            <text:p>160801</text:p>
          </table:table-cell>
          <table:table-cell table:style-name="ce14" table:formula="of:=ZKRPAYLAS([.D172];10000;[.A172];[.B172])" office:value-type="string" office:string-value="يا منشئ&#10;&#13;401 gece, gecede 401 kez Ya Munşi ismini okursanız 401x401 kere okumuş yani hatmini tamamlamış olursunuz.&#10;&#13;401 için tesbih önerisi [4 tur][5 kalan]" calcext:value-type="string">
            <text:p>يا منشئ</text:p>
            <text:p>401 gece, gecede 401 kez Ya Munşi ismini okursanız 401x401 kere okumuş yani hatmini tamamlamış olursunuz.</text:p>
            <text:p>401 için tesbih önerisi [4 tur][5 kalan]</text:p>
          </table:table-cell>
          <table:table-cell table:style-name="ce12" table:formula="of:=ABJAD([.$A172];7;1) - 11" office:value-type="float" office:value="1101" calcext:value-type="float">
            <text:p>1101</text:p>
          </table:table-cell>
          <table:table-cell table:style-name="ce12" table:formula="of:=[.F172]*[.F172]" office:value-type="float" office:value="1212201" calcext:value-type="float">
            <text:p>1212201</text:p>
          </table:table-cell>
          <table:table-cell table:style-name="ce14" table:formula="of:=ZKRPAYLAS([.G172];10000;[.A172];[.B172])" office:value-type="string" office:string-value="يا منشئ&#10;&#13;367 gece, gecede 3303 kez Ya Munşi ismini okursanız 1101x1101 kere okumuş yani hatmini tamamlamış olursunuz.&#10;&#13;3303 için tesbih önerisi [33 tur][1X33][3 kalan]" calcext:value-type="string">
            <text:p>يا منشئ</text:p>
            <text:p>367 gece, gecede 3303 kez Ya Munşi ismini okursanız 1101x1101 kere okumuş yani hatmini tamamlamış olursunuz.</text:p>
            <text:p>3303 için tesbih önerisi [33 tur][1X33][3 kalan]</text:p>
          </table:table-cell>
          <table:table-cell table:style-name="ce16"/>
        </table:table-row>
        <table:table-row table:style-name="ro4">
          <table:table-cell table:style-name="ce4" office:value-type="string" calcext:value-type="string">
            <text:p>يا كاشف</text:p>
          </table:table-cell>
          <table:table-cell table:style-name="ce6" office:value-type="string" calcext:value-type="string">
            <text:p>Ya Kaşif</text:p>
          </table:table-cell>
          <table:table-cell table:style-name="ce12" table:formula="of:=ABJAD([.$A173];1;1) - 11" office:value-type="float" office:value="401" calcext:value-type="float">
            <text:p>401</text:p>
          </table:table-cell>
          <table:table-cell table:style-name="ce12" table:formula="of:=[.C173]*[.C173]" office:value-type="float" office:value="160801" calcext:value-type="float">
            <text:p>160801</text:p>
          </table:table-cell>
          <table:table-cell table:style-name="ce14" table:formula="of:=ZKRPAYLAS([.D173];10000;[.A173];[.B173])" office:value-type="string" office:string-value="يا كاشف&#10;&#13;401 gece, gecede 401 kez Ya Kaşif ismini okursanız 401x401 kere okumuş yani hatmini tamamlamış olursunuz.&#10;&#13;401 için tesbih önerisi [4 tur][5 kalan]" calcext:value-type="string">
            <text:p>يا كاشف</text:p>
            <text:p>401 gece, gecede 401 kez Ya Kaşif ismini okursanız 401x401 kere okumuş yani hatmini tamamlamış olursunuz.</text:p>
            <text:p>401 için tesbih önerisi [4 tur][5 kalan]</text:p>
          </table:table-cell>
          <table:table-cell table:style-name="ce12" table:formula="of:=ABJAD([.$A173];7;1) - 11" office:value-type="float" office:value="1101" calcext:value-type="float">
            <text:p>1101</text:p>
          </table:table-cell>
          <table:table-cell table:style-name="ce12" table:formula="of:=[.F173]*[.F173]" office:value-type="float" office:value="1212201" calcext:value-type="float">
            <text:p>1212201</text:p>
          </table:table-cell>
          <table:table-cell table:style-name="ce14" table:formula="of:=ZKRPAYLAS([.G173];10000;[.A173];[.B173])" office:value-type="string" office:string-value="يا كاشف&#10;&#13;367 gece, gecede 3303 kez Ya Kaşif ismini okursanız 1101x1101 kere okumuş yani hatmini tamamlamış olursunuz.&#10;&#13;3303 için tesbih önerisi [33 tur][1X33][3 kalan]" calcext:value-type="string">
            <text:p>يا كاشف</text:p>
            <text:p>367 gece, gecede 3303 kez Ya Kaşif ismini okursanız 1101x1101 kere okumuş yani hatmini tamamlamış olursunuz.</text:p>
            <text:p>3303 için tesbih önerisi [33 tur][1X33][3 kalan]</text:p>
          </table:table-cell>
          <table:table-cell table:style-name="ce16"/>
        </table:table-row>
        <table:table-row table:style-name="ro3">
          <table:table-cell table:style-name="ce4" office:value-type="string" calcext:value-type="string">
            <text:p>يا تواب</text:p>
          </table:table-cell>
          <table:table-cell table:style-name="ce6" office:value-type="string" calcext:value-type="string">
            <text:p>Ya Tevvab</text:p>
          </table:table-cell>
          <table:table-cell table:style-name="ce12" table:formula="of:=ABJAD([.$A174];1;1) - 11" office:value-type="float" office:value="409" calcext:value-type="float">
            <text:p>409</text:p>
          </table:table-cell>
          <table:table-cell table:style-name="ce12" table:formula="of:=[.C174]*[.C174]" office:value-type="float" office:value="167281" calcext:value-type="float">
            <text:p>167281</text:p>
          </table:table-cell>
          <table:table-cell table:style-name="ce14" table:formula="of:=ZKRPAYLAS([.D174];10000;[.A174];[.B174])" office:value-type="string" office:string-value="يا تواب&#10;&#13;409 gece, gecede 409 kez Ya Tevvab ismini okursanız 409x409 kere okumuş yani hatmini tamamlamış olursunuz.&#10;&#13;409 için tesbih önerisi [4 tur][13 kalan]" calcext:value-type="string">
            <text:p>يا تواب</text:p>
            <text:p>409 gece, gecede 409 kez Ya Tevvab ismini okursanız 409x409 kere okumuş yani hatmini tamamlamış olursunuz.</text:p>
            <text:p>409 için tesbih önerisi [4 tur][13 kalan]</text:p>
          </table:table-cell>
          <table:table-cell table:style-name="ce12" table:formula="of:=ABJAD([.$A174];7;1) - 11" office:value-type="float" office:value="409" calcext:value-type="float">
            <text:p>409</text:p>
          </table:table-cell>
          <table:table-cell table:style-name="ce12" table:formula="of:=[.F174]*[.F174]" office:value-type="float" office:value="167281" calcext:value-type="float">
            <text:p>167281</text:p>
          </table:table-cell>
          <table:table-cell table:style-name="ce14" table:formula="of:=ZKRPAYLAS([.G174];10000;[.A174];[.B174])" office:value-type="string" office:string-value="يا تواب&#10;&#13;409 gece, gecede 409 kez Ya Tevvab ismini okursanız 409x409 kere okumuş yani hatmini tamamlamış olursunuz.&#10;&#13;409 için tesbih önerisi [4 tur][13 kalan]" calcext:value-type="string">
            <text:p>يا تواب</text:p>
            <text:p>409 gece, gecede 409 kez Ya Tevvab ismini okursanız 409x409 kere okumuş yani hatmini tamamlamış olursunuz.</text:p>
            <text:p>409 için tesbih önerisi [4 tur][13 kalan]</text:p>
          </table:table-cell>
          <table:table-cell table:style-name="ce16"/>
        </table:table-row>
        <table:table-row table:style-name="ro3">
          <table:table-cell table:style-name="ce4" office:value-type="string" calcext:value-type="string">
            <text:p>يا كاتب</text:p>
          </table:table-cell>
          <table:table-cell table:style-name="ce6" office:value-type="string" calcext:value-type="string">
            <text:p>Ya Katib</text:p>
          </table:table-cell>
          <table:table-cell table:style-name="ce12" table:formula="of:=ABJAD([.$A175];1;1) - 11" office:value-type="float" office:value="423" calcext:value-type="float">
            <text:p>423</text:p>
          </table:table-cell>
          <table:table-cell table:style-name="ce12" table:formula="of:=[.C175]*[.C175]" office:value-type="float" office:value="178929" calcext:value-type="float">
            <text:p>178929</text:p>
          </table:table-cell>
          <table:table-cell table:style-name="ce14" table:formula="of:=ZKRPAYLAS([.D175];10000;[.A175];[.B175])" office:value-type="string" office:string-value="يا كاتب&#10;&#13;27 gece, gecede 6627 kez Ya Katib ismini okursanız 423x423 kere okumuş yani hatmini tamamlamış olursunuz.&#10;&#13;6627 için tesbih önerisi [66 tur][2X33][27 kalan]" calcext:value-type="string">
            <text:p>يا كاتب</text:p>
            <text:p>27 gece, gecede 6627 kez Ya Katib ismini okursanız 423x423 kere okumuş yani hatmini tamamlamış olursunuz.</text:p>
            <text:p>6627 için tesbih önerisi [66 tur][2X33][27 kalan]</text:p>
          </table:table-cell>
          <table:table-cell table:style-name="ce12" table:formula="of:=ABJAD([.$A175];7;1) - 11" office:value-type="float" office:value="423" calcext:value-type="float">
            <text:p>423</text:p>
          </table:table-cell>
          <table:table-cell table:style-name="ce12" table:formula="of:=[.F175]*[.F175]" office:value-type="float" office:value="178929" calcext:value-type="float">
            <text:p>178929</text:p>
          </table:table-cell>
          <table:table-cell table:style-name="ce14" table:formula="of:=ZKRPAYLAS([.G175];10000;[.A175];[.B175])" office:value-type="string" office:string-value="يا كاتب&#10;&#13;27 gece, gecede 6627 kez Ya Katib ismini okursanız 423x423 kere okumuş yani hatmini tamamlamış olursunuz.&#10;&#13;6627 için tesbih önerisi [66 tur][2X33][27 kalan]" calcext:value-type="string">
            <text:p>يا كاتب</text:p>
            <text:p>27 gece, gecede 6627 kez Ya Katib ismini okursanız 423x423 kere okumuş yani hatmini tamamlamış olursunuz.</text:p>
            <text:p>6627 için tesbih önerisi [66 tur][2X33][27 kalan]</text:p>
          </table:table-cell>
          <table:table-cell table:style-name="ce16"/>
        </table:table-row>
        <table:table-row table:style-name="ro4">
          <table:table-cell table:style-name="ce4" office:value-type="string" calcext:value-type="string">
            <text:p>يا شديد المحال</text:p>
          </table:table-cell>
          <table:table-cell table:style-name="ce6" office:value-type="string" calcext:value-type="string">
            <text:p>Ya Şedid’el Mihal</text:p>
          </table:table-cell>
          <table:table-cell table:style-name="ce12" table:formula="of:=ABJAD([.$A176];1;1) - 11" office:value-type="float" office:value="428" calcext:value-type="float">
            <text:p>428</text:p>
          </table:table-cell>
          <table:table-cell table:style-name="ce12" table:formula="of:=[.C176]*[.C176]" office:value-type="float" office:value="183184" calcext:value-type="float">
            <text:p>183184</text:p>
          </table:table-cell>
          <table:table-cell table:style-name="ce14" table:formula="of:=ZKRPAYLAS([.D176];10000;[.A176];[.B176])" office:value-type="string" office:string-value="يا شديد المحال&#10;&#13;107 gece, gecede 1712 kez Ya Şedid’el Mihal ismini okursanız 428x428 kere okumuş yani hatmini tamamlamış olursunuz.&#10;&#13;1712 için tesbih önerisi [17 tur][29 kalan]" calcext:value-type="string">
            <text:p>يا شديد المحال</text:p>
            <text:p>107 gece, gecede 1712 kez Ya Şedid’el Mihal ismini okursanız 428x428 kere okumuş yani hatmini tamamlamış olursunuz.</text:p>
            <text:p>1712 için tesbih önerisi [17 tur][29 kalan]</text:p>
          </table:table-cell>
          <table:table-cell table:style-name="ce12" table:formula="of:=ABJAD([.$A176];7;1) - 11" office:value-type="float" office:value="1128" calcext:value-type="float">
            <text:p>1128</text:p>
          </table:table-cell>
          <table:table-cell table:style-name="ce12" table:formula="of:=[.F176]*[.F176]" office:value-type="float" office:value="1272384" calcext:value-type="float">
            <text:p>1272384</text:p>
          </table:table-cell>
          <table:table-cell table:style-name="ce14" table:formula="of:=ZKRPAYLAS([.G176];10000;[.A176];[.B176])" office:value-type="string" office:string-value="يا شديد المحال&#10;&#13;141 gece, gecede 9024 kez Ya Şedid’el Mihal ismini okursanız 1128x1128 kere okumuş yani hatmini tamamlamış olursunuz.&#10;&#13;9024 için tesbih önerisi [91 tur][15 kalan]" calcext:value-type="string">
            <text:p>يا شديد المحال</text:p>
            <text:p>141 gece, gecede 9024 kez Ya Şedid’el Mihal ismini okursanız 1128x1128 kere okumuş yani hatmini tamamlamış olursunuz.</text:p>
            <text:p>9024 için tesbih önerisi [91 tur][15 kalan]</text:p>
          </table:table-cell>
          <table:table-cell table:style-name="ce16"/>
        </table:table-row>
        <table:table-row table:style-name="ro3">
          <table:table-cell table:style-name="ce4" office:value-type="string" calcext:value-type="string">
            <text:p>يا تام</text:p>
          </table:table-cell>
          <table:table-cell table:style-name="ce6" office:value-type="string" calcext:value-type="string">
            <text:p>Ya Tam</text:p>
          </table:table-cell>
          <table:table-cell table:style-name="ce12" table:formula="of:=ABJAD([.$A177];1;1) - 11" office:value-type="float" office:value="441" calcext:value-type="float">
            <text:p>441</text:p>
          </table:table-cell>
          <table:table-cell table:style-name="ce12" table:formula="of:=[.C177]*[.C177]" office:value-type="float" office:value="194481" calcext:value-type="float">
            <text:p>194481</text:p>
          </table:table-cell>
          <table:table-cell table:style-name="ce14" table:formula="of:=ZKRPAYLAS([.D177];10000;[.A177];[.B177])" office:value-type="string" office:string-value="يا تام&#10;&#13;21 gece, gecede 9261 kez Ya Tam ismini okursanız 441x441 kere okumuş yani hatmini tamamlamış olursunuz.&#10;&#13;9261 için tesbih önerisi [93 tur][1X33][21 kalan]" calcext:value-type="string">
            <text:p>يا تام</text:p>
            <text:p>21 gece, gecede 9261 kez Ya Tam ismini okursanız 441x441 kere okumuş yani hatmini tamamlamış olursunuz.</text:p>
            <text:p>9261 için tesbih önerisi [93 tur][1X33][21 kalan]</text:p>
          </table:table-cell>
          <table:table-cell table:style-name="ce12" table:formula="of:=ABJAD([.$A177];7;1) - 11" office:value-type="float" office:value="441" calcext:value-type="float">
            <text:p>441</text:p>
          </table:table-cell>
          <table:table-cell table:style-name="ce12" table:formula="of:=[.F177]*[.F177]" office:value-type="float" office:value="194481" calcext:value-type="float">
            <text:p>194481</text:p>
          </table:table-cell>
          <table:table-cell table:style-name="ce14" table:formula="of:=ZKRPAYLAS([.G177];10000;[.A177];[.B177])" office:value-type="string" office:string-value="يا تام&#10;&#13;21 gece, gecede 9261 kez Ya Tam ismini okursanız 441x441 kere okumuş yani hatmini tamamlamış olursunuz.&#10;&#13;9261 için tesbih önerisi [93 tur][1X33][21 kalan]" calcext:value-type="string">
            <text:p>يا تام</text:p>
            <text:p>21 gece, gecede 9261 kez Ya Tam ismini okursanız 441x441 kere okumuş yani hatmini tamamlamış olursunuz.</text:p>
            <text:p>9261 için tesbih önerisi [93 tur][1X33][21 kalan]</text:p>
          </table:table-cell>
          <table:table-cell table:style-name="ce16"/>
        </table:table-row>
        <table:table-row table:style-name="ro4">
          <table:table-cell table:style-name="ce4" office:value-type="string" calcext:value-type="string">
            <text:p>يا سريع الحساب</text:p>
          </table:table-cell>
          <table:table-cell table:style-name="ce6" office:value-type="string" calcext:value-type="string">
            <text:p>Ya Seri’ul Hisab</text:p>
          </table:table-cell>
          <table:table-cell table:style-name="ce12" table:formula="of:=ABJAD([.$A178];1;1) - 11" office:value-type="float" office:value="442" calcext:value-type="float">
            <text:p>442</text:p>
          </table:table-cell>
          <table:table-cell table:style-name="ce12" table:formula="of:=[.C178]*[.C178]" office:value-type="float" office:value="195364" calcext:value-type="float">
            <text:p>195364</text:p>
          </table:table-cell>
          <table:table-cell table:style-name="ce14" table:formula="of:=ZKRPAYLAS([.D178];10000;[.A178];[.B178])" office:value-type="string" office:string-value="يا سريع الحساب&#10;&#13;26 gece, gecede 7514 kez Ya Seri’ul Hisab ismini okursanız 442x442 kere okumuş yani hatmini tamamlamış olursunuz.&#10;&#13;7514 için tesbih önerisi [75 tur][2X33][23 kalan]" calcext:value-type="string">
            <text:p>يا سريع الحساب</text:p>
            <text:p>26 gece, gecede 7514 kez Ya Seri’ul Hisab ismini okursanız 442x442 kere okumuş yani hatmini tamamlamış olursunuz.</text:p>
            <text:p>7514 için tesbih önerisi [75 tur][2X33][23 kalan]</text:p>
          </table:table-cell>
          <table:table-cell table:style-name="ce12" table:formula="of:=ABJAD([.$A178];7;1) - 11" office:value-type="float" office:value="922" calcext:value-type="float">
            <text:p>922</text:p>
          </table:table-cell>
          <table:table-cell table:style-name="ce12" table:formula="of:=[.F178]*[.F178]" office:value-type="float" office:value="850084" calcext:value-type="float">
            <text:p>850084</text:p>
          </table:table-cell>
          <table:table-cell table:style-name="ce14" table:formula="of:=ZKRPAYLAS([.G178];10000;[.A178];[.B178])" office:value-type="string" office:string-value="يا سريع الحساب&#10;&#13;461 gece, gecede 1844 kez Ya Seri’ul Hisab ismini okursanız 922x922 kere okumuş yani hatmini tamamlamış olursunuz.&#10;&#13;1844 için tesbih önerisi [18 tur][1X33][29 kalan]" calcext:value-type="string">
            <text:p>يا سريع الحساب</text:p>
            <text:p>461 gece, gecede 1844 kez Ya Seri’ul Hisab ismini okursanız 922x922 kere okumuş yani hatmini tamamlamış olursunuz.</text:p>
            <text:p>1844 için tesbih önerisi [18 tur][1X33][29 kalan]</text:p>
          </table:table-cell>
          <table:table-cell table:style-name="ce16"/>
        </table:table-row>
        <table:table-row table:style-name="ro4">
          <table:table-cell table:style-name="ce4" office:value-type="string" calcext:value-type="string">
            <text:p>يا عدو الكافرين</text:p>
          </table:table-cell>
          <table:table-cell table:style-name="ce6" office:value-type="string" calcext:value-type="string">
            <text:p>Ya Aduv’el Kafirin</text:p>
          </table:table-cell>
          <table:table-cell table:style-name="ce12" table:formula="of:=ABJAD([.$A179];1;1) - 11" office:value-type="float" office:value="472" calcext:value-type="float">
            <text:p>472</text:p>
          </table:table-cell>
          <table:table-cell table:style-name="ce12" table:formula="of:=[.C179]*[.C179]" office:value-type="float" office:value="222784" calcext:value-type="float">
            <text:p>222784</text:p>
          </table:table-cell>
          <table:table-cell table:style-name="ce14" table:formula="of:=ZKRPAYLAS([.D179];10000;[.A179];[.B179])" office:value-type="string" office:string-value="يا عدو الكافرين&#10;&#13;32 gece, gecede 6962 kez Ya Aduv’el Kafirin ismini okursanız 472x472 kere okumuş yani hatmini tamamlamış olursunuz.&#10;&#13;6962 için tesbih önerisi [70 tur][32 kalan]" calcext:value-type="string">
            <text:p>يا عدو الكافرين</text:p>
            <text:p>32 gece, gecede 6962 kez Ya Aduv’el Kafirin ismini okursanız 472x472 kere okumuş yani hatmini tamamlamış olursunuz.</text:p>
            <text:p>6962 için tesbih önerisi [70 tur][32 kalan]</text:p>
          </table:table-cell>
          <table:table-cell table:style-name="ce12" table:formula="of:=ABJAD([.$A179];7;1) - 11" office:value-type="float" office:value="472" calcext:value-type="float">
            <text:p>472</text:p>
          </table:table-cell>
          <table:table-cell table:style-name="ce12" table:formula="of:=[.F179]*[.F179]" office:value-type="float" office:value="222784" calcext:value-type="float">
            <text:p>222784</text:p>
          </table:table-cell>
          <table:table-cell table:style-name="ce14" table:formula="of:=ZKRPAYLAS([.G179];10000;[.A179];[.B179])" office:value-type="string" office:string-value="يا عدو الكافرين&#10;&#13;32 gece, gecede 6962 kez Ya Aduv’el Kafirin ismini okursanız 472x472 kere okumuş yani hatmini tamamlamış olursunuz.&#10;&#13;6962 için tesbih önerisi [70 tur][32 kalan]" calcext:value-type="string">
            <text:p>يا عدو الكافرين</text:p>
            <text:p>32 gece, gecede 6962 kez Ya Aduv’el Kafirin ismini okursanız 472x472 kere okumuş yani hatmini tamamlamış olursunuz.</text:p>
            <text:p>6962 için tesbih önerisi [70 tur][32 kalan]</text:p>
          </table:table-cell>
          <table:table-cell table:style-name="ce16"/>
        </table:table-row>
        <table:table-row table:style-name="ro4">
          <table:table-cell table:style-name="ce4" office:value-type="string" calcext:value-type="string">
            <text:p>يا فعال لما يريد</text:p>
          </table:table-cell>
          <table:table-cell table:style-name="ce6" office:value-type="string" calcext:value-type="string">
            <text:p>Ya Faale lima Yurid</text:p>
          </table:table-cell>
          <table:table-cell table:style-name="ce12" table:formula="of:=ABJAD([.$A180];1;1) - 11" office:value-type="float" office:value="476" calcext:value-type="float">
            <text:p>476</text:p>
          </table:table-cell>
          <table:table-cell table:style-name="ce12" table:formula="of:=[.C180]*[.C180]" office:value-type="float" office:value="226576" calcext:value-type="float">
            <text:p>226576</text:p>
          </table:table-cell>
          <table:table-cell table:style-name="ce14" table:formula="of:=ZKRPAYLAS([.D180];10000;[.A180];[.B180])" office:value-type="string" office:string-value="يا فعال لما يريد&#10;&#13;28 gece, gecede 8092 kez Ya Faale lima Yurid ismini okursanız 476x476 kere okumuş yani hatmini tamamlamış olursunuz.&#10;&#13;8092 için tesbih önerisi [81 tur][2X33][7 kalan]" calcext:value-type="string">
            <text:p>يا فعال لما يريد</text:p>
            <text:p>28 gece, gecede 8092 kez Ya Faale lima Yurid ismini okursanız 476x476 kere okumuş yani hatmini tamamlamış olursunuz.</text:p>
            <text:p>8092 için tesbih önerisi [81 tur][2X33][7 kalan]</text:p>
          </table:table-cell>
          <table:table-cell table:style-name="ce12" table:formula="of:=ABJAD([.$A180];7;1) - 11" office:value-type="float" office:value="476" calcext:value-type="float">
            <text:p>476</text:p>
          </table:table-cell>
          <table:table-cell table:style-name="ce12" table:formula="of:=[.F180]*[.F180]" office:value-type="float" office:value="226576" calcext:value-type="float">
            <text:p>226576</text:p>
          </table:table-cell>
          <table:table-cell table:style-name="ce14" table:formula="of:=ZKRPAYLAS([.G180];10000;[.A180];[.B180])" office:value-type="string" office:string-value="يا فعال لما يريد&#10;&#13;28 gece, gecede 8092 kez Ya Faale lima Yurid ismini okursanız 476x476 kere okumuş yani hatmini tamamlamış olursunuz.&#10;&#13;8092 için tesbih önerisi [81 tur][2X33][7 kalan]" calcext:value-type="string">
            <text:p>يا فعال لما يريد</text:p>
            <text:p>28 gece, gecede 8092 kez Ya Faale lima Yurid ismini okursanız 476x476 kere okumuş yani hatmini tamamlamış olursunuz.</text:p>
            <text:p>8092 için tesbih önerisi [81 tur][2X33][7 kalan]</text:p>
          </table:table-cell>
          <table:table-cell table:style-name="ce16"/>
        </table:table-row>
        <table:table-row table:style-name="ro3">
          <table:table-cell table:style-name="ce4" office:value-type="string" calcext:value-type="string">
            <text:p>يا مبتلي</text:p>
          </table:table-cell>
          <table:table-cell table:style-name="ce6" office:value-type="string" calcext:value-type="string">
            <text:p>Ya Mubtali</text:p>
          </table:table-cell>
          <table:table-cell table:style-name="ce12" table:formula="of:=ABJAD([.$A181];1;1) - 11" office:value-type="float" office:value="482" calcext:value-type="float">
            <text:p>482</text:p>
          </table:table-cell>
          <table:table-cell table:style-name="ce12" table:formula="of:=[.C181]*[.C181]" office:value-type="float" office:value="232324" calcext:value-type="float">
            <text:p>232324</text:p>
          </table:table-cell>
          <table:table-cell table:style-name="ce14" table:formula="of:=ZKRPAYLAS([.D181];10000;[.A181];[.B181])" office:value-type="string" office:string-value="يا مبتلي&#10;&#13;241 gece, gecede 964 kez Ya Mubtali ismini okursanız 482x482 kere okumuş yani hatmini tamamlamış olursunuz.&#10;&#13;964 için tesbih önerisi [9 tur][2X33][7 kalan]" calcext:value-type="string">
            <text:p>يا مبتلي</text:p>
            <text:p>241 gece, gecede 964 kez Ya Mubtali ismini okursanız 482x482 kere okumuş yani hatmini tamamlamış olursunuz.</text:p>
            <text:p>964 için tesbih önerisi [9 tur][2X33][7 kalan]</text:p>
          </table:table-cell>
          <table:table-cell table:style-name="ce12" table:formula="of:=ABJAD([.$A181];7;1) - 11" office:value-type="float" office:value="482" calcext:value-type="float">
            <text:p>482</text:p>
          </table:table-cell>
          <table:table-cell table:style-name="ce12" table:formula="of:=[.F181]*[.F181]" office:value-type="float" office:value="232324" calcext:value-type="float">
            <text:p>232324</text:p>
          </table:table-cell>
          <table:table-cell table:style-name="ce14" table:formula="of:=ZKRPAYLAS([.G181];10000;[.A181];[.B181])" office:value-type="string" office:string-value="يا مبتلي&#10;&#13;241 gece, gecede 964 kez Ya Mubtali ismini okursanız 482x482 kere okumuş yani hatmini tamamlamış olursunuz.&#10;&#13;964 için tesbih önerisi [9 tur][2X33][7 kalan]" calcext:value-type="string">
            <text:p>يا مبتلي</text:p>
            <text:p>241 gece, gecede 964 kez Ya Mubtali ismini okursanız 482x482 kere okumuş yani hatmini tamamlamış olursunuz.</text:p>
            <text:p>964 için tesbih önerisi [9 tur][2X33][7 kalan]</text:p>
          </table:table-cell>
          <table:table-cell table:style-name="ce16"/>
        </table:table-row>
        <table:table-row table:style-name="ro3">
          <table:table-cell table:style-name="ce4" office:value-type="string" calcext:value-type="string">
            <text:p>يا فاتح</text:p>
          </table:table-cell>
          <table:table-cell table:style-name="ce6" office:value-type="string" calcext:value-type="string">
            <text:p>Ya Fatih</text:p>
          </table:table-cell>
          <table:table-cell table:style-name="ce12" table:formula="of:=ABJAD([.$A182];1;1) - 11" office:value-type="float" office:value="489" calcext:value-type="float">
            <text:p>489</text:p>
          </table:table-cell>
          <table:table-cell table:style-name="ce12" table:formula="of:=[.C182]*[.C182]" office:value-type="float" office:value="239121" calcext:value-type="float">
            <text:p>239121</text:p>
          </table:table-cell>
          <table:table-cell table:style-name="ce14" table:formula="of:=ZKRPAYLAS([.D182];10000;[.A182];[.B182])" office:value-type="string" office:string-value="يا فاتح&#10;&#13;163 gece, gecede 1467 kez Ya Fatih ismini okursanız 489x489 kere okumuş yani hatmini tamamlamış olursunuz.&#10;&#13;1467 için tesbih önerisi [14 tur][2X33][15 kalan]" calcext:value-type="string">
            <text:p>يا فاتح</text:p>
            <text:p>163 gece, gecede 1467 kez Ya Fatih ismini okursanız 489x489 kere okumuş yani hatmini tamamlamış olursunuz.</text:p>
            <text:p>1467 için tesbih önerisi [14 tur][2X33][15 kalan]</text:p>
          </table:table-cell>
          <table:table-cell table:style-name="ce12" table:formula="of:=ABJAD([.$A182];7;1) - 11" office:value-type="float" office:value="489" calcext:value-type="float">
            <text:p>489</text:p>
          </table:table-cell>
          <table:table-cell table:style-name="ce12" table:formula="of:=[.F182]*[.F182]" office:value-type="float" office:value="239121" calcext:value-type="float">
            <text:p>239121</text:p>
          </table:table-cell>
          <table:table-cell table:style-name="ce14" table:formula="of:=ZKRPAYLAS([.G182];10000;[.A182];[.B182])" office:value-type="string" office:string-value="يا فاتح&#10;&#13;163 gece, gecede 1467 kez Ya Fatih ismini okursanız 489x489 kere okumuş yani hatmini tamamlamış olursunuz.&#10;&#13;1467 için tesbih önerisi [14 tur][2X33][15 kalan]" calcext:value-type="string">
            <text:p>يا فاتح</text:p>
            <text:p>163 gece, gecede 1467 kez Ya Fatih ismini okursanız 489x489 kere okumuş yani hatmini tamamlamış olursunuz.</text:p>
            <text:p>1467 için tesbih önerisi [14 tur][2X33][15 kalan]</text:p>
          </table:table-cell>
          <table:table-cell table:style-name="ce16"/>
        </table:table-row>
        <table:table-row table:style-name="ro3">
          <table:table-cell table:style-name="ce4" office:value-type="string" calcext:value-type="string">
            <text:p>يا فتاح</text:p>
          </table:table-cell>
          <table:table-cell table:style-name="ce6" office:value-type="string" calcext:value-type="string">
            <text:p>Ya Fettah</text:p>
          </table:table-cell>
          <table:table-cell table:style-name="ce12" table:formula="of:=ABJAD([.$A183];1;1) - 11" office:value-type="float" office:value="489" calcext:value-type="float">
            <text:p>489</text:p>
          </table:table-cell>
          <table:table-cell table:style-name="ce12" table:formula="of:=[.C183]*[.C183]" office:value-type="float" office:value="239121" calcext:value-type="float">
            <text:p>239121</text:p>
          </table:table-cell>
          <table:table-cell table:style-name="ce14" table:formula="of:=ZKRPAYLAS([.D183];10000;[.A183];[.B183])" office:value-type="string" office:string-value="يا فتاح&#10;&#13;163 gece, gecede 1467 kez Ya Fettah ismini okursanız 489x489 kere okumuş yani hatmini tamamlamış olursunuz.&#10;&#13;1467 için tesbih önerisi [14 tur][2X33][15 kalan]" calcext:value-type="string">
            <text:p>يا فتاح</text:p>
            <text:p>163 gece, gecede 1467 kez Ya Fettah ismini okursanız 489x489 kere okumuş yani hatmini tamamlamış olursunuz.</text:p>
            <text:p>1467 için tesbih önerisi [14 tur][2X33][15 kalan]</text:p>
          </table:table-cell>
          <table:table-cell table:style-name="ce12" table:formula="of:=ABJAD([.$A183];7;1) - 11" office:value-type="float" office:value="489" calcext:value-type="float">
            <text:p>489</text:p>
          </table:table-cell>
          <table:table-cell table:style-name="ce12" table:formula="of:=[.F183]*[.F183]" office:value-type="float" office:value="239121" calcext:value-type="float">
            <text:p>239121</text:p>
          </table:table-cell>
          <table:table-cell table:style-name="ce14" table:formula="of:=ZKRPAYLAS([.G183];10000;[.A183];[.B183])" office:value-type="string" office:string-value="يا فتاح&#10;&#13;163 gece, gecede 1467 kez Ya Fettah ismini okursanız 489x489 kere okumuş yani hatmini tamamlamış olursunuz.&#10;&#13;1467 için tesbih önerisi [14 tur][2X33][15 kalan]" calcext:value-type="string">
            <text:p>يا فتاح</text:p>
            <text:p>163 gece, gecede 1467 kez Ya Fettah ismini okursanız 489x489 kere okumuş yani hatmini tamamlamış olursunuz.</text:p>
            <text:p>1467 için tesbih önerisi [14 tur][2X33][15 kalan]</text:p>
          </table:table-cell>
          <table:table-cell table:style-name="ce16"/>
        </table:table-row>
        <table:table-row table:style-name="ro3">
          <table:table-cell table:style-name="ce4" office:value-type="string" calcext:value-type="string">
            <text:p>يا مميت</text:p>
          </table:table-cell>
          <table:table-cell table:style-name="ce6" office:value-type="string" calcext:value-type="string">
            <text:p>Ya Mumit</text:p>
          </table:table-cell>
          <table:table-cell table:style-name="ce12" table:formula="of:=ABJAD([.$A184];1;1) - 11" office:value-type="float" office:value="490" calcext:value-type="float">
            <text:p>490</text:p>
          </table:table-cell>
          <table:table-cell table:style-name="ce12" table:formula="of:=[.C184]*[.C184]" office:value-type="float" office:value="240100" calcext:value-type="float">
            <text:p>240100</text:p>
          </table:table-cell>
          <table:table-cell table:style-name="ce14" table:formula="of:=ZKRPAYLAS([.D184];10000;[.A184];[.B184])" office:value-type="string" office:string-value="يا مميت&#10;&#13;25 gece, gecede 9604 kez Ya Mumit ismini okursanız 490x490 kere okumuş yani hatmini tamamlamış olursunuz.&#10;&#13;9604 için tesbih önerisi [97 tur][1 kalan]" calcext:value-type="string">
            <text:p>يا مميت</text:p>
            <text:p>25 gece, gecede 9604 kez Ya Mumit ismini okursanız 490x490 kere okumuş yani hatmini tamamlamış olursunuz.</text:p>
            <text:p>9604 için tesbih önerisi [97 tur][1 kalan]</text:p>
          </table:table-cell>
          <table:table-cell table:style-name="ce12" table:formula="of:=ABJAD([.$A184];7;1) - 11" office:value-type="float" office:value="490" calcext:value-type="float">
            <text:p>490</text:p>
          </table:table-cell>
          <table:table-cell table:style-name="ce12" table:formula="of:=[.F184]*[.F184]" office:value-type="float" office:value="240100" calcext:value-type="float">
            <text:p>240100</text:p>
          </table:table-cell>
          <table:table-cell table:style-name="ce14" table:formula="of:=ZKRPAYLAS([.G184];10000;[.A184];[.B184])" office:value-type="string" office:string-value="يا مميت&#10;&#13;25 gece, gecede 9604 kez Ya Mumit ismini okursanız 490x490 kere okumuş yani hatmini tamamlamış olursunuz.&#10;&#13;9604 için tesbih önerisi [97 tur][1 kalan]" calcext:value-type="string">
            <text:p>يا مميت</text:p>
            <text:p>25 gece, gecede 9604 kez Ya Mumit ismini okursanız 490x490 kere okumuş yani hatmini tamamlamış olursunuz.</text:p>
            <text:p>9604 için tesbih önerisi [97 tur][1 kalan]</text:p>
          </table:table-cell>
          <table:table-cell table:style-name="ce16"/>
        </table:table-row>
        <table:table-row table:style-name="ro4">
          <table:table-cell table:style-name="ce4" office:value-type="string" calcext:value-type="string">
            <text:p>يا أسرع الحاسبين</text:p>
          </table:table-cell>
          <table:table-cell table:style-name="ce6" office:value-type="string" calcext:value-type="string">
            <text:p>Ya Esre’al Hasibin</text:p>
          </table:table-cell>
          <table:table-cell table:style-name="ce12" table:formula="of:=ABJAD([.$A185];1;1) - 11" office:value-type="float" office:value="493" calcext:value-type="float">
            <text:p>493</text:p>
          </table:table-cell>
          <table:table-cell table:style-name="ce12" table:formula="of:=[.C185]*[.C185]" office:value-type="float" office:value="243049" calcext:value-type="float">
            <text:p>243049</text:p>
          </table:table-cell>
          <table:table-cell table:style-name="ce14" table:formula="of:=ZKRPAYLAS([.D185];10000;[.A185];[.B185])" office:value-type="string" office:string-value="يا أسرع الحاسبين&#10;&#13;29 gece, gecede 8381 kez Ya Esre’al Hasibin ismini okursanız 493x493 kere okumuş yani hatmini tamamlamış olursunuz.&#10;&#13;8381 için tesbih önerisi [84 tur][1X33][32 kalan]" calcext:value-type="string">
            <text:p>يا أسرع الحاسبين</text:p>
            <text:p>29 gece, gecede 8381 kez Ya Esre’al Hasibin ismini okursanız 493x493 kere okumuş yani hatmini tamamlamış olursunuz.</text:p>
            <text:p>8381 için tesbih önerisi [84 tur][1X33][32 kalan]</text:p>
          </table:table-cell>
          <table:table-cell table:style-name="ce12" table:formula="of:=ABJAD([.$A185];7;1) - 11" office:value-type="float" office:value="973" calcext:value-type="float">
            <text:p>973</text:p>
          </table:table-cell>
          <table:table-cell table:style-name="ce12" table:formula="of:=[.F185]*[.F185]" office:value-type="float" office:value="946729" calcext:value-type="float">
            <text:p>946729</text:p>
          </table:table-cell>
          <table:table-cell table:style-name="ce14" table:formula="of:=ZKRPAYLAS([.G185];10000;[.A185];[.B185])" office:value-type="string" office:string-value="يا أسرع الحاسبين&#10;&#13;139 gece, gecede 6811 kez Ya Esre’al Hasibin ismini okursanız 973x973 kere okumuş yani hatmini tamamlamış olursunuz.&#10;&#13;6811 için tesbih önerisi [68 tur][2X33][13 kalan]" calcext:value-type="string">
            <text:p>يا أسرع الحاسبين</text:p>
            <text:p>139 gece, gecede 6811 kez Ya Esre’al Hasibin ismini okursanız 973x973 kere okumuş yani hatmini tamamlamış olursunuz.</text:p>
            <text:p>6811 için tesbih önerisi [68 tur][2X33][13 kalan]</text:p>
          </table:table-cell>
          <table:table-cell table:style-name="ce16"/>
        </table:table-row>
        <table:table-row table:style-name="ro4">
          <table:table-cell table:style-name="ce4" office:value-type="string" calcext:value-type="string">
            <text:p>يا نعم القادر</text:p>
          </table:table-cell>
          <table:table-cell table:style-name="ce6" office:value-type="string" calcext:value-type="string">
            <text:p>Ya Ni’mel Kadir</text:p>
          </table:table-cell>
          <table:table-cell table:style-name="ce12" table:formula="of:=ABJAD([.$A186];1;1) - 11" office:value-type="float" office:value="496" calcext:value-type="float">
            <text:p>496</text:p>
          </table:table-cell>
          <table:table-cell table:style-name="ce12" table:formula="of:=[.C186]*[.C186]" office:value-type="float" office:value="246016" calcext:value-type="float">
            <text:p>246016</text:p>
          </table:table-cell>
          <table:table-cell table:style-name="ce14" table:formula="of:=ZKRPAYLAS([.D186];10000;[.A186];[.B186])" office:value-type="string" office:string-value="يا نعم القادر&#10;&#13;31 gece, gecede 7936 kez Ya Ni’mel Kadir ismini okursanız 496x496 kere okumuş yani hatmini tamamlamış olursunuz.&#10;&#13;7936 için tesbih önerisi [80 tur][16 kalan]" calcext:value-type="string">
            <text:p>يا نعم القادر</text:p>
            <text:p>31 gece, gecede 7936 kez Ya Ni’mel Kadir ismini okursanız 496x496 kere okumuş yani hatmini tamamlamış olursunuz.</text:p>
            <text:p>7936 için tesbih önerisi [80 tur][16 kalan]</text:p>
          </table:table-cell>
          <table:table-cell table:style-name="ce12" table:formula="of:=ABJAD([.$A186];7;1) - 11" office:value-type="float" office:value="496" calcext:value-type="float">
            <text:p>496</text:p>
          </table:table-cell>
          <table:table-cell table:style-name="ce12" table:formula="of:=[.F186]*[.F186]" office:value-type="float" office:value="246016" calcext:value-type="float">
            <text:p>246016</text:p>
          </table:table-cell>
          <table:table-cell table:style-name="ce14" table:formula="of:=ZKRPAYLAS([.G186];10000;[.A186];[.B186])" office:value-type="string" office:string-value="يا نعم القادر&#10;&#13;31 gece, gecede 7936 kez Ya Ni’mel Kadir ismini okursanız 496x496 kere okumuş yani hatmini tamamlamış olursunuz.&#10;&#13;7936 için tesbih önerisi [80 tur][16 kalan]" calcext:value-type="string">
            <text:p>يا نعم القادر</text:p>
            <text:p>31 gece, gecede 7936 kez Ya Ni’mel Kadir ismini okursanız 496x496 kere okumuş yani hatmini tamamlamış olursunuz.</text:p>
            <text:p>7936 için tesbih önerisi [80 tur][16 kalan]</text:p>
          </table:table-cell>
          <table:table-cell table:style-name="ce16"/>
        </table:table-row>
        <table:table-row table:style-name="ro4">
          <table:table-cell table:style-name="ce4" office:value-type="string" calcext:value-type="string">
            <text:p>يا نعم القاهر</text:p>
          </table:table-cell>
          <table:table-cell table:style-name="ce6" office:value-type="string" calcext:value-type="string">
            <text:p>Ya Ni’mel Kahir</text:p>
          </table:table-cell>
          <table:table-cell table:style-name="ce12" table:formula="of:=ABJAD([.$A187];1;1) - 11" office:value-type="float" office:value="497" calcext:value-type="float">
            <text:p>497</text:p>
          </table:table-cell>
          <table:table-cell table:style-name="ce12" table:formula="of:=[.C187]*[.C187]" office:value-type="float" office:value="247009" calcext:value-type="float">
            <text:p>247009</text:p>
          </table:table-cell>
          <table:table-cell table:style-name="ce14" table:formula="of:=ZKRPAYLAS([.D187];10000;[.A187];[.B187])" office:value-type="string" office:string-value="يا نعم القاهر&#10;&#13;49 gece, gecede 5041 kez Ya Ni’mel Kahir ismini okursanız 497x497 kere okumuş yani hatmini tamamlamış olursunuz.&#10;&#13;5041 için tesbih önerisi [50 tur][2X33][25 kalan]" calcext:value-type="string">
            <text:p>يا نعم القاهر</text:p>
            <text:p>49 gece, gecede 5041 kez Ya Ni’mel Kahir ismini okursanız 497x497 kere okumuş yani hatmini tamamlamış olursunuz.</text:p>
            <text:p>5041 için tesbih önerisi [50 tur][2X33][25 kalan]</text:p>
          </table:table-cell>
          <table:table-cell table:style-name="ce12" table:formula="of:=ABJAD([.$A187];7;1) - 11" office:value-type="float" office:value="497" calcext:value-type="float">
            <text:p>497</text:p>
          </table:table-cell>
          <table:table-cell table:style-name="ce12" table:formula="of:=[.F187]*[.F187]" office:value-type="float" office:value="247009" calcext:value-type="float">
            <text:p>247009</text:p>
          </table:table-cell>
          <table:table-cell table:style-name="ce14" table:formula="of:=ZKRPAYLAS([.G187];10000;[.A187];[.B187])" office:value-type="string" office:string-value="يا نعم القاهر&#10;&#13;49 gece, gecede 5041 kez Ya Ni’mel Kahir ismini okursanız 497x497 kere okumuş yani hatmini tamamlamış olursunuz.&#10;&#13;5041 için tesbih önerisi [50 tur][2X33][25 kalan]" calcext:value-type="string">
            <text:p>يا نعم القاهر</text:p>
            <text:p>49 gece, gecede 5041 kez Ya Ni’mel Kahir ismini okursanız 497x497 kere okumuş yani hatmini tamamlamış olursunuz.</text:p>
            <text:p>5041 için tesbih önerisi [50 tur][2X33][25 kalan]</text:p>
          </table:table-cell>
          <table:table-cell table:style-name="ce16"/>
        </table:table-row>
        <table:table-row table:style-name="ro3">
          <table:table-cell table:style-name="ce4" office:value-type="string" calcext:value-type="string">
            <text:p>يا متين</text:p>
          </table:table-cell>
          <table:table-cell table:style-name="ce6" office:value-type="string" calcext:value-type="string">
            <text:p>Ya Metin</text:p>
          </table:table-cell>
          <table:table-cell table:style-name="ce12" table:formula="of:=ABJAD([.$A188];1;1) - 11" office:value-type="float" office:value="500" calcext:value-type="float">
            <text:p>500</text:p>
          </table:table-cell>
          <table:table-cell table:style-name="ce12" table:formula="of:=[.C188]*[.C188]" office:value-type="float" office:value="250000" calcext:value-type="float">
            <text:p>250000</text:p>
          </table:table-cell>
          <table:table-cell table:style-name="ce14" table:formula="of:=ZKRPAYLAS([.D188];10000;[.A188];[.B188])" office:value-type="string" office:string-value="يا متين&#10;&#13;25 gece, gecede 10000 kez Ya Metin ismini okursanız 500x500 kere okumuş yani hatmini tamamlamış olursunuz.&#10;&#13;10000 için tesbih önerisi [101 tur][1 kalan]" calcext:value-type="string">
            <text:p>يا متين</text:p>
            <text:p>25 gece, gecede 10000 kez Ya Metin ismini okursanız 500x500 kere okumuş yani hatmini tamamlamış olursunuz.</text:p>
            <text:p>10000 için tesbih önerisi [101 tur][1 kalan]</text:p>
          </table:table-cell>
          <table:table-cell table:style-name="ce12" table:formula="of:=ABJAD([.$A188];7;1) - 11" office:value-type="float" office:value="500" calcext:value-type="float">
            <text:p>500</text:p>
          </table:table-cell>
          <table:table-cell table:style-name="ce12" table:formula="of:=[.F188]*[.F188]" office:value-type="float" office:value="250000" calcext:value-type="float">
            <text:p>250000</text:p>
          </table:table-cell>
          <table:table-cell table:style-name="ce14" table:formula="of:=ZKRPAYLAS([.G188];10000;[.A188];[.B188])" office:value-type="string" office:string-value="يا متين&#10;&#13;25 gece, gecede 10000 kez Ya Metin ismini okursanız 500x500 kere okumuş yani hatmini tamamlamış olursunuz.&#10;&#13;10000 için tesbih önerisi [101 tur][1 kalan]" calcext:value-type="string">
            <text:p>يا متين</text:p>
            <text:p>25 gece, gecede 10000 kez Ya Metin ismini okursanız 500x500 kere okumuş yani hatmini tamamlamış olursunuz.</text:p>
            <text:p>10000 için tesbih önerisi [101 tur][1 kalan]</text:p>
          </table:table-cell>
          <table:table-cell table:style-name="ce16"/>
        </table:table-row>
        <table:table-row table:style-name="ro4">
          <table:table-cell table:style-name="ce4" office:value-type="string" calcext:value-type="string">
            <text:p>يا راشد</text:p>
          </table:table-cell>
          <table:table-cell table:style-name="ce6" office:value-type="string" calcext:value-type="string">
            <text:p>Ya Raşid</text:p>
          </table:table-cell>
          <table:table-cell table:style-name="ce12" table:formula="of:=ABJAD([.$A189];1;1) - 11" office:value-type="float" office:value="505" calcext:value-type="float">
            <text:p>505</text:p>
          </table:table-cell>
          <table:table-cell table:style-name="ce12" table:formula="of:=[.C189]*[.C189]" office:value-type="float" office:value="255025" calcext:value-type="float">
            <text:p>255025</text:p>
          </table:table-cell>
          <table:table-cell table:style-name="ce14" table:formula="of:=ZKRPAYLAS([.D189];10000;[.A189];[.B189])" office:value-type="string" office:string-value="يا راشد&#10;&#13;101 gece, gecede 2525 kez Ya Raşid ismini okursanız 505x505 kere okumuş yani hatmini tamamlamış olursunuz.&#10;&#13;2525 için tesbih önerisi [25 tur][1X33][17 kalan]" calcext:value-type="string">
            <text:p>يا راشد</text:p>
            <text:p>101 gece, gecede 2525 kez Ya Raşid ismini okursanız 505x505 kere okumuş yani hatmini tamamlamış olursunuz.</text:p>
            <text:p>2525 için tesbih önerisi [25 tur][1X33][17 kalan]</text:p>
          </table:table-cell>
          <table:table-cell table:style-name="ce12" table:formula="of:=ABJAD([.$A189];7;1) - 11" office:value-type="float" office:value="1205" calcext:value-type="float">
            <text:p>1205</text:p>
          </table:table-cell>
          <table:table-cell table:style-name="ce12" table:formula="of:=[.F189]*[.F189]" office:value-type="float" office:value="1452025" calcext:value-type="float">
            <text:p>1452025</text:p>
          </table:table-cell>
          <table:table-cell table:style-name="ce14" table:formula="of:=ZKRPAYLAS([.G189];10000;[.A189];[.B189])" office:value-type="string" office:string-value="يا راشد&#10;&#13;241 gece, gecede 6025 kez Ya Raşid ismini okursanız 1205x1205 kere okumuş yani hatmini tamamlamış olursunuz.&#10;&#13;6025 için tesbih önerisi [60 tur][2X33][19 kalan]" calcext:value-type="string">
            <text:p>يا راشد</text:p>
            <text:p>241 gece, gecede 6025 kez Ya Raşid ismini okursanız 1205x1205 kere okumuş yani hatmini tamamlamış olursunuz.</text:p>
            <text:p>6025 için tesbih önerisi [60 tur][2X33][19 kalan]</text:p>
          </table:table-cell>
          <table:table-cell table:style-name="ce16"/>
        </table:table-row>
        <table:table-row table:style-name="ro4">
          <table:table-cell table:style-name="ce4" office:value-type="string" calcext:value-type="string">
            <text:p>يا رشيد</text:p>
          </table:table-cell>
          <table:table-cell table:style-name="ce6" office:value-type="string" calcext:value-type="string">
            <text:p>Ya Reşid</text:p>
          </table:table-cell>
          <table:table-cell table:style-name="ce12" table:formula="of:=ABJAD([.$A190];1;1) - 11" office:value-type="float" office:value="514" calcext:value-type="float">
            <text:p>514</text:p>
          </table:table-cell>
          <table:table-cell table:style-name="ce12" table:formula="of:=[.C190]*[.C190]" office:value-type="float" office:value="264196" calcext:value-type="float">
            <text:p>264196</text:p>
          </table:table-cell>
          <table:table-cell table:style-name="ce14" table:formula="of:=ZKRPAYLAS([.D190];10000;[.A190];[.B190])" office:value-type="string" office:string-value="يا رشيد&#10;&#13;257 gece, gecede 1028 kez Ya Reşid ismini okursanız 514x514 kere okumuş yani hatmini tamamlamış olursunuz.&#10;&#13;1028 için tesbih önerisi [10 tur][1X33][5 kalan]" calcext:value-type="string">
            <text:p>يا رشيد</text:p>
            <text:p>257 gece, gecede 1028 kez Ya Reşid ismini okursanız 514x514 kere okumuş yani hatmini tamamlamış olursunuz.</text:p>
            <text:p>1028 için tesbih önerisi [10 tur][1X33][5 kalan]</text:p>
          </table:table-cell>
          <table:table-cell table:style-name="ce12" table:formula="of:=ABJAD([.$A190];7;1) - 11" office:value-type="float" office:value="1214" calcext:value-type="float">
            <text:p>1214</text:p>
          </table:table-cell>
          <table:table-cell table:style-name="ce12" table:formula="of:=[.F190]*[.F190]" office:value-type="float" office:value="1473796" calcext:value-type="float">
            <text:p>1473796</text:p>
          </table:table-cell>
          <table:table-cell table:style-name="ce14" table:formula="of:=ZKRPAYLAS([.G190];10000;[.A190];[.B190])" office:value-type="string" office:string-value="يا رشيد&#10;&#13;607 gece, gecede 2428 kez Ya Reşid ismini okursanız 1214x1214 kere okumuş yani hatmini tamamlamış olursunuz.&#10;&#13;2428 için tesbih önerisi [24 tur][1X33][19 kalan]" calcext:value-type="string">
            <text:p>يا رشيد</text:p>
            <text:p>607 gece, gecede 2428 kez Ya Reşid ismini okursanız 1214x1214 kere okumuş yani hatmini tamamlamış olursunuz.</text:p>
            <text:p>2428 için tesbih önerisi [24 tur][1X33][19 kalan]</text:p>
          </table:table-cell>
          <table:table-cell table:style-name="ce16"/>
        </table:table-row>
        <table:table-row table:style-name="ro4">
          <table:table-cell table:style-name="ce4" office:value-type="string" calcext:value-type="string">
            <text:p>يا شاكر</text:p>
          </table:table-cell>
          <table:table-cell table:style-name="ce6" office:value-type="string" calcext:value-type="string">
            <text:p>Ya Şakir</text:p>
          </table:table-cell>
          <table:table-cell table:style-name="ce12" table:formula="of:=ABJAD([.$A191];1;1) - 11" office:value-type="float" office:value="521" calcext:value-type="float">
            <text:p>521</text:p>
          </table:table-cell>
          <table:table-cell table:style-name="ce12" table:formula="of:=[.C191]*[.C191]" office:value-type="float" office:value="271441" calcext:value-type="float">
            <text:p>271441</text:p>
          </table:table-cell>
          <table:table-cell table:style-name="ce14" table:formula="of:=ZKRPAYLAS([.D191];10000;[.A191];[.B191])" office:value-type="string" office:string-value="يا شاكر&#10;&#13;521 gece, gecede 521 kez Ya Şakir ismini okursanız 521x521 kere okumuş yani hatmini tamamlamış olursunuz.&#10;&#13;521 için tesbih önerisi [5 tur][26 kalan]" calcext:value-type="string">
            <text:p>يا شاكر</text:p>
            <text:p>521 gece, gecede 521 kez Ya Şakir ismini okursanız 521x521 kere okumuş yani hatmini tamamlamış olursunuz.</text:p>
            <text:p>521 için tesbih önerisi [5 tur][26 kalan]</text:p>
          </table:table-cell>
          <table:table-cell table:style-name="ce12" table:formula="of:=ABJAD([.$A191];7;1) - 11" office:value-type="float" office:value="1221" calcext:value-type="float">
            <text:p>1221</text:p>
          </table:table-cell>
          <table:table-cell table:style-name="ce12" table:formula="of:=[.F191]*[.F191]" office:value-type="float" office:value="1490841" calcext:value-type="float">
            <text:p>1490841</text:p>
          </table:table-cell>
          <table:table-cell table:style-name="ce14" table:formula="of:=ZKRPAYLAS([.G191];10000;[.A191];[.B191])" office:value-type="string" office:string-value="يا شاكر&#10;&#13;333 gece, gecede 4477 kez Ya Şakir ismini okursanız 1221x1221 kere okumuş yani hatmini tamamlamış olursunuz.&#10;&#13;4477 için tesbih önerisi [45 tur][22 kalan]" calcext:value-type="string">
            <text:p>يا شاكر</text:p>
            <text:p>333 gece, gecede 4477 kez Ya Şakir ismini okursanız 1221x1221 kere okumuş yani hatmini tamamlamış olursunuz.</text:p>
            <text:p>4477 için tesbih önerisi [45 tur][22 kalan]</text:p>
          </table:table-cell>
          <table:table-cell table:style-name="ce16"/>
        </table:table-row>
        <table:table-row table:style-name="ro4">
          <table:table-cell table:style-name="ce4" office:value-type="string" calcext:value-type="string">
            <text:p>يا شكور</text:p>
          </table:table-cell>
          <table:table-cell table:style-name="ce6" office:value-type="string" calcext:value-type="string">
            <text:p>Ya Şekur</text:p>
          </table:table-cell>
          <table:table-cell table:style-name="ce12" table:formula="of:=ABJAD([.$A192];1;1) - 11" office:value-type="float" office:value="526" calcext:value-type="float">
            <text:p>526</text:p>
          </table:table-cell>
          <table:table-cell table:style-name="ce12" table:formula="of:=[.C192]*[.C192]" office:value-type="float" office:value="276676" calcext:value-type="float">
            <text:p>276676</text:p>
          </table:table-cell>
          <table:table-cell table:style-name="ce14" table:formula="of:=ZKRPAYLAS([.D192];10000;[.A192];[.B192])" office:value-type="string" office:string-value="يا شكور&#10;&#13;263 gece, gecede 1052 kez Ya Şekur ismini okursanız 526x526 kere okumuş yani hatmini tamamlamış olursunuz.&#10;&#13;1052 için tesbih önerisi [10 tur][1X33][29 kalan]" calcext:value-type="string">
            <text:p>يا شكور</text:p>
            <text:p>263 gece, gecede 1052 kez Ya Şekur ismini okursanız 526x526 kere okumuş yani hatmini tamamlamış olursunuz.</text:p>
            <text:p>1052 için tesbih önerisi [10 tur][1X33][29 kalan]</text:p>
          </table:table-cell>
          <table:table-cell table:style-name="ce12" table:formula="of:=ABJAD([.$A192];7;1) - 11" office:value-type="float" office:value="1226" calcext:value-type="float">
            <text:p>1226</text:p>
          </table:table-cell>
          <table:table-cell table:style-name="ce12" table:formula="of:=[.F192]*[.F192]" office:value-type="float" office:value="1503076" calcext:value-type="float">
            <text:p>1503076</text:p>
          </table:table-cell>
          <table:table-cell table:style-name="ce14" table:formula="of:=ZKRPAYLAS([.G192];10000;[.A192];[.B192])" office:value-type="string" office:string-value="يا شكور&#10;&#13;613 gece, gecede 2452 kez Ya Şekur ismini okursanız 1226x1226 kere okumuş yani hatmini tamamlamış olursunuz.&#10;&#13;2452 için tesbih önerisi [24 tur][2X33][10 kalan]" calcext:value-type="string">
            <text:p>يا شكور</text:p>
            <text:p>613 gece, gecede 2452 kez Ya Şekur ismini okursanız 1226x1226 kere okumuş yani hatmini tamamlamış olursunuz.</text:p>
            <text:p>2452 için tesbih önerisi [24 tur][2X33][10 kalan]</text:p>
          </table:table-cell>
          <table:table-cell table:style-name="ce16"/>
        </table:table-row>
        <table:table-row table:style-name="ro3">
          <table:table-cell table:style-name="ce4" office:value-type="string" calcext:value-type="string">
            <text:p>يا فاتن</text:p>
          </table:table-cell>
          <table:table-cell table:style-name="ce6" office:value-type="string" calcext:value-type="string">
            <text:p>Ya Fettan</text:p>
          </table:table-cell>
          <table:table-cell table:style-name="ce12" table:formula="of:=ABJAD([.$A193];1;1) - 11" office:value-type="float" office:value="531" calcext:value-type="float">
            <text:p>531</text:p>
          </table:table-cell>
          <table:table-cell table:style-name="ce12" table:formula="of:=[.C193]*[.C193]" office:value-type="float" office:value="281961" calcext:value-type="float">
            <text:p>281961</text:p>
          </table:table-cell>
          <table:table-cell table:style-name="ce14" table:formula="of:=ZKRPAYLAS([.D193];10000;[.A193];[.B193])" office:value-type="string" office:string-value="يا فاتن&#10;&#13;59 gece, gecede 4779 kez Ya Fettan ismini okursanız 531x531 kere okumuş yani hatmini tamamlamış olursunuz.&#10;&#13;4779 için tesbih önerisi [48 tur][27 kalan]" calcext:value-type="string">
            <text:p>يا فاتن</text:p>
            <text:p>59 gece, gecede 4779 kez Ya Fettan ismini okursanız 531x531 kere okumuş yani hatmini tamamlamış olursunuz.</text:p>
            <text:p>4779 için tesbih önerisi [48 tur][27 kalan]</text:p>
          </table:table-cell>
          <table:table-cell table:style-name="ce12" table:formula="of:=ABJAD([.$A193];7;1) - 11" office:value-type="float" office:value="531" calcext:value-type="float">
            <text:p>531</text:p>
          </table:table-cell>
          <table:table-cell table:style-name="ce12" table:formula="of:=[.F193]*[.F193]" office:value-type="float" office:value="281961" calcext:value-type="float">
            <text:p>281961</text:p>
          </table:table-cell>
          <table:table-cell table:style-name="ce14" table:formula="of:=ZKRPAYLAS([.G193];10000;[.A193];[.B193])" office:value-type="string" office:string-value="يا فاتن&#10;&#13;59 gece, gecede 4779 kez Ya Fettan ismini okursanız 531x531 kere okumuş yani hatmini tamamlamış olursunuz.&#10;&#13;4779 için tesbih önerisi [48 tur][27 kalan]" calcext:value-type="string">
            <text:p>يا فاتن</text:p>
            <text:p>59 gece, gecede 4779 kez Ya Fettan ismini okursanız 531x531 kere okumuş yani hatmini tamamlamış olursunuz.</text:p>
            <text:p>4779 için tesbih önerisi [48 tur][27 kalan]</text:p>
          </table:table-cell>
          <table:table-cell table:style-name="ce16"/>
        </table:table-row>
        <table:table-row table:style-name="ro4">
          <table:table-cell table:style-name="ce4" office:value-type="string" calcext:value-type="string">
            <text:p>يا ممتحن</text:p>
          </table:table-cell>
          <table:table-cell table:style-name="ce6" office:value-type="string" calcext:value-type="string">
            <text:p>Ya Mumettahin</text:p>
          </table:table-cell>
          <table:table-cell table:style-name="ce12" table:formula="of:=ABJAD([.$A194];1;1) - 11" office:value-type="float" office:value="538" calcext:value-type="float">
            <text:p>538</text:p>
          </table:table-cell>
          <table:table-cell table:style-name="ce12" table:formula="of:=[.C194]*[.C194]" office:value-type="float" office:value="289444" calcext:value-type="float">
            <text:p>289444</text:p>
          </table:table-cell>
          <table:table-cell table:style-name="ce14" table:formula="of:=ZKRPAYLAS([.D194];10000;[.A194];[.B194])" office:value-type="string" office:string-value="يا ممتحن&#10;&#13;269 gece, gecede 1076 kez Ya Mumettahin ismini okursanız 538x538 kere okumuş yani hatmini tamamlamış olursunuz.&#10;&#13;1076 için tesbih önerisi [10 tur][2X33][20 kalan]" calcext:value-type="string">
            <text:p>يا ممتحن</text:p>
            <text:p>269 gece, gecede 1076 kez Ya Mumettahin ismini okursanız 538x538 kere okumuş yani hatmini tamamlamış olursunuz.</text:p>
            <text:p>1076 için tesbih önerisi [10 tur][2X33][20 kalan]</text:p>
          </table:table-cell>
          <table:table-cell table:style-name="ce12" table:formula="of:=ABJAD([.$A194];7;1) - 11" office:value-type="float" office:value="538" calcext:value-type="float">
            <text:p>538</text:p>
          </table:table-cell>
          <table:table-cell table:style-name="ce12" table:formula="of:=[.F194]*[.F194]" office:value-type="float" office:value="289444" calcext:value-type="float">
            <text:p>289444</text:p>
          </table:table-cell>
          <table:table-cell table:style-name="ce14" table:formula="of:=ZKRPAYLAS([.G194];10000;[.A194];[.B194])" office:value-type="string" office:string-value="يا ممتحن&#10;&#13;269 gece, gecede 1076 kez Ya Mumettahin ismini okursanız 538x538 kere okumuş yani hatmini tamamlamış olursunuz.&#10;&#13;1076 için tesbih önerisi [10 tur][2X33][20 kalan]" calcext:value-type="string">
            <text:p>يا ممتحن</text:p>
            <text:p>269 gece, gecede 1076 kez Ya Mumettahin ismini okursanız 538x538 kere okumuş yani hatmini tamamlamış olursunuz.</text:p>
            <text:p>1076 için tesbih önerisi [10 tur][2X33][20 kalan]</text:p>
          </table:table-cell>
          <table:table-cell table:style-name="ce16"/>
        </table:table-row>
        <table:table-row table:style-name="ro3">
          <table:table-cell table:style-name="ce4" office:value-type="string" calcext:value-type="string">
            <text:p>يا متعالِ</text:p>
          </table:table-cell>
          <table:table-cell table:style-name="ce6" office:value-type="string" calcext:value-type="string">
            <text:p>Ya Mute’al</text:p>
          </table:table-cell>
          <table:table-cell table:style-name="ce12" table:formula="of:=ABJAD([.$A195];1;1) - 11" office:value-type="float" office:value="541" calcext:value-type="float">
            <text:p>541</text:p>
          </table:table-cell>
          <table:table-cell table:style-name="ce12" table:formula="of:=[.C195]*[.C195]" office:value-type="float" office:value="292681" calcext:value-type="float">
            <text:p>292681</text:p>
          </table:table-cell>
          <table:table-cell table:style-name="ce14" table:formula="of:=ZKRPAYLAS([.D195];10000;[.A195];[.B195])" office:value-type="string" office:string-value="يا متعالِ&#10;&#13;541 gece, gecede 541 kez Ya Mute’al ismini okursanız 541x541 kere okumuş yani hatmini tamamlamış olursunuz.&#10;&#13;541 için tesbih önerisi [5 tur][1X33][13 kalan]" calcext:value-type="string">
            <text:p>يا متعالِ</text:p>
            <text:p>541 gece, gecede 541 kez Ya Mute’al ismini okursanız 541x541 kere okumuş yani hatmini tamamlamış olursunuz.</text:p>
            <text:p>541 için tesbih önerisi [5 tur][1X33][13 kalan]</text:p>
          </table:table-cell>
          <table:table-cell table:style-name="ce12" table:formula="of:=ABJAD([.$A195];7;1) - 11" office:value-type="float" office:value="541" calcext:value-type="float">
            <text:p>541</text:p>
          </table:table-cell>
          <table:table-cell table:style-name="ce12" table:formula="of:=[.F195]*[.F195]" office:value-type="float" office:value="292681" calcext:value-type="float">
            <text:p>292681</text:p>
          </table:table-cell>
          <table:table-cell table:style-name="ce14" table:formula="of:=ZKRPAYLAS([.G195];10000;[.A195];[.B195])" office:value-type="string" office:string-value="يا متعالِ&#10;&#13;541 gece, gecede 541 kez Ya Mute’al ismini okursanız 541x541 kere okumuş yani hatmini tamamlamış olursunuz.&#10;&#13;541 için tesbih önerisi [5 tur][1X33][13 kalan]" calcext:value-type="string">
            <text:p>يا متعالِ</text:p>
            <text:p>541 gece, gecede 541 kez Ya Mute’al ismini okursanız 541x541 kere okumuş yani hatmini tamamlamış olursunuz.</text:p>
            <text:p>541 için tesbih önerisi [5 tur][1X33][13 kalan]</text:p>
          </table:table-cell>
          <table:table-cell table:style-name="ce16"/>
        </table:table-row>
        <table:table-row table:style-name="ro3">
          <table:table-cell table:style-name="ce4" office:value-type="string" calcext:value-type="string">
            <text:p>يا مُقيت</text:p>
          </table:table-cell>
          <table:table-cell table:style-name="ce6" office:value-type="string" calcext:value-type="string">
            <text:p>Ya Mukit</text:p>
          </table:table-cell>
          <table:table-cell table:style-name="ce12" table:formula="of:=ABJAD([.$A196];1;1) - 11" office:value-type="float" office:value="550" calcext:value-type="float">
            <text:p>550</text:p>
          </table:table-cell>
          <table:table-cell table:style-name="ce12" table:formula="of:=[.C196]*[.C196]" office:value-type="float" office:value="302500" calcext:value-type="float">
            <text:p>302500</text:p>
          </table:table-cell>
          <table:table-cell table:style-name="ce14" table:formula="of:=ZKRPAYLAS([.D196];10000;[.A196];[.B196])" office:value-type="string" office:string-value="يا مُقيت&#10;&#13;44 gece, gecede 6875 kez Ya Mukit ismini okursanız 550x550 kere okumuş yani hatmini tamamlamış olursunuz.&#10;&#13;6875 için tesbih önerisi [69 tur][1X33][11 kalan]" calcext:value-type="string">
            <text:p>يا مُقيت</text:p>
            <text:p>44 gece, gecede 6875 kez Ya Mukit ismini okursanız 550x550 kere okumuş yani hatmini tamamlamış olursunuz.</text:p>
            <text:p>6875 için tesbih önerisi [69 tur][1X33][11 kalan]</text:p>
          </table:table-cell>
          <table:table-cell table:style-name="ce12" table:formula="of:=ABJAD([.$A196];7;1) - 11" office:value-type="float" office:value="550" calcext:value-type="float">
            <text:p>550</text:p>
          </table:table-cell>
          <table:table-cell table:style-name="ce12" table:formula="of:=[.F196]*[.F196]" office:value-type="float" office:value="302500" calcext:value-type="float">
            <text:p>302500</text:p>
          </table:table-cell>
          <table:table-cell table:style-name="ce14" table:formula="of:=ZKRPAYLAS([.G196];10000;[.A196];[.B196])" office:value-type="string" office:string-value="يا مُقيت&#10;&#13;44 gece, gecede 6875 kez Ya Mukit ismini okursanız 550x550 kere okumuş yani hatmini tamamlamış olursunuz.&#10;&#13;6875 için tesbih önerisi [69 tur][1X33][11 kalan]" calcext:value-type="string">
            <text:p>يا مُقيت</text:p>
            <text:p>44 gece, gecede 6875 kez Ya Mukit ismini okursanız 550x550 kere okumuş yani hatmini tamamlamış olursunuz.</text:p>
            <text:p>6875 için tesbih önerisi [69 tur][1X33][11 kalan]</text:p>
          </table:table-cell>
          <table:table-cell table:style-name="ce16"/>
        </table:table-row>
        <table:table-row table:style-name="ro4">
          <table:table-cell table:style-name="ce4" office:value-type="string" calcext:value-type="string">
            <text:p>يا قابل التوب</text:p>
          </table:table-cell>
          <table:table-cell table:style-name="ce6" office:value-type="string" calcext:value-type="string">
            <text:p>Ya Kabil’et Tevb</text:p>
          </table:table-cell>
          <table:table-cell table:style-name="ce12" table:formula="of:=ABJAD([.$A197];1;1) - 11" office:value-type="float" office:value="572" calcext:value-type="float">
            <text:p>572</text:p>
          </table:table-cell>
          <table:table-cell table:style-name="ce12" table:formula="of:=[.C197]*[.C197]" office:value-type="float" office:value="327184" calcext:value-type="float">
            <text:p>327184</text:p>
          </table:table-cell>
          <table:table-cell table:style-name="ce14" table:formula="of:=ZKRPAYLAS([.D197];10000;[.A197];[.B197])" office:value-type="string" office:string-value="يا قابل التوب&#10;&#13;44 gece, gecede 7436 kez Ya Kabil’et Tevb ismini okursanız 572x572 kere okumuş yani hatmini tamamlamış olursunuz.&#10;&#13;7436 için tesbih önerisi [75 tur][11 kalan]" calcext:value-type="string">
            <text:p>يا قابل التوب</text:p>
            <text:p>44 gece, gecede 7436 kez Ya Kabil’et Tevb ismini okursanız 572x572 kere okumuş yani hatmini tamamlamış olursunuz.</text:p>
            <text:p>7436 için tesbih önerisi [75 tur][11 kalan]</text:p>
          </table:table-cell>
          <table:table-cell table:style-name="ce12" table:formula="of:=ABJAD([.$A197];7;1) - 11" office:value-type="float" office:value="572" calcext:value-type="float">
            <text:p>572</text:p>
          </table:table-cell>
          <table:table-cell table:style-name="ce12" table:formula="of:=[.F197]*[.F197]" office:value-type="float" office:value="327184" calcext:value-type="float">
            <text:p>327184</text:p>
          </table:table-cell>
          <table:table-cell table:style-name="ce14" table:formula="of:=ZKRPAYLAS([.G197];10000;[.A197];[.B197])" office:value-type="string" office:string-value="يا قابل التوب&#10;&#13;44 gece, gecede 7436 kez Ya Kabil’et Tevb ismini okursanız 572x572 kere okumuş yani hatmini tamamlamış olursunuz.&#10;&#13;7436 için tesbih önerisi [75 tur][11 kalan]" calcext:value-type="string">
            <text:p>يا قابل التوب</text:p>
            <text:p>44 gece, gecede 7436 kez Ya Kabil’et Tevb ismini okursanız 572x572 kere okumuş yani hatmini tamamlamış olursunuz.</text:p>
            <text:p>7436 için tesbih önerisi [75 tur][11 kalan]</text:p>
          </table:table-cell>
          <table:table-cell table:style-name="ce16"/>
        </table:table-row>
        <table:table-row table:style-name="ro3">
          <table:table-cell table:style-name="ce4" office:value-type="string" calcext:value-type="string">
            <text:p>يا باعث</text:p>
          </table:table-cell>
          <table:table-cell table:style-name="ce6" office:value-type="string" calcext:value-type="string">
            <text:p>Ya Bais</text:p>
          </table:table-cell>
          <table:table-cell table:style-name="ce12" table:formula="of:=ABJAD([.$A198];1;1) - 11" office:value-type="float" office:value="573" calcext:value-type="float">
            <text:p>573</text:p>
          </table:table-cell>
          <table:table-cell table:style-name="ce12" table:formula="of:=[.C198]*[.C198]" office:value-type="float" office:value="328329" calcext:value-type="float">
            <text:p>328329</text:p>
          </table:table-cell>
          <table:table-cell table:style-name="ce14" table:formula="of:=ZKRPAYLAS([.D198];10000;[.A198];[.B198])" office:value-type="string" office:string-value="يا باعث&#10;&#13;191 gece, gecede 1719 kez Ya Bais ismini okursanız 573x573 kere okumuş yani hatmini tamamlamış olursunuz.&#10;&#13;1719 için tesbih önerisi [17 tur][1X33][3 kalan]" calcext:value-type="string">
            <text:p>يا باعث</text:p>
            <text:p>191 gece, gecede 1719 kez Ya Bais ismini okursanız 573x573 kere okumuş yani hatmini tamamlamış olursunuz.</text:p>
            <text:p>1719 için tesbih önerisi [17 tur][1X33][3 kalan]</text:p>
          </table:table-cell>
          <table:table-cell table:style-name="ce12" table:formula="of:=ABJAD([.$A198];7;1) - 11" office:value-type="float" office:value="573" calcext:value-type="float">
            <text:p>573</text:p>
          </table:table-cell>
          <table:table-cell table:style-name="ce12" table:formula="of:=[.F198]*[.F198]" office:value-type="float" office:value="328329" calcext:value-type="float">
            <text:p>328329</text:p>
          </table:table-cell>
          <table:table-cell table:style-name="ce14" table:formula="of:=ZKRPAYLAS([.G198];10000;[.A198];[.B198])" office:value-type="string" office:string-value="يا باعث&#10;&#13;191 gece, gecede 1719 kez Ya Bais ismini okursanız 573x573 kere okumuş yani hatmini tamamlamış olursunuz.&#10;&#13;1719 için tesbih önerisi [17 tur][1X33][3 kalan]" calcext:value-type="string">
            <text:p>يا باعث</text:p>
            <text:p>191 gece, gecede 1719 kez Ya Bais ismini okursanız 573x573 kere okumuş yani hatmini tamamlamış olursunuz.</text:p>
            <text:p>1719 için tesbih önerisi [17 tur][1X33][3 kalan]</text:p>
          </table:table-cell>
          <table:table-cell table:style-name="ce16"/>
        </table:table-row>
        <table:table-row table:style-name="ro4">
          <table:table-cell table:style-name="ce4" office:value-type="string" calcext:value-type="string">
            <text:p>يا أهل التقوى</text:p>
          </table:table-cell>
          <table:table-cell table:style-name="ce6" office:value-type="string" calcext:value-type="string">
            <text:p>Ya Ehl’it Takva</text:p>
          </table:table-cell>
          <table:table-cell table:style-name="ce12" table:formula="of:=ABJAD([.$A199];1;1) - 11" office:value-type="float" office:value="574" calcext:value-type="float">
            <text:p>574</text:p>
          </table:table-cell>
          <table:table-cell table:style-name="ce12" table:formula="of:=[.C199]*[.C199]" office:value-type="float" office:value="329476" calcext:value-type="float">
            <text:p>329476</text:p>
          </table:table-cell>
          <table:table-cell table:style-name="ce14" table:formula="of:=ZKRPAYLAS([.D199];10000;[.A199];[.B199])" office:value-type="string" office:string-value="يا أهل التقوى&#10;&#13;41 gece, gecede 8036 kez Ya Ehl’it Takva ismini okursanız 574x574 kere okumuş yani hatmini tamamlamış olursunuz.&#10;&#13;8036 için tesbih önerisi [81 tur][17 kalan]" calcext:value-type="string">
            <text:p>يا أهل التقوى</text:p>
            <text:p>41 gece, gecede 8036 kez Ya Ehl’it Takva ismini okursanız 574x574 kere okumuş yani hatmini tamamlamış olursunuz.</text:p>
            <text:p>8036 için tesbih önerisi [81 tur][17 kalan]</text:p>
          </table:table-cell>
          <table:table-cell table:style-name="ce12" table:formula="of:=ABJAD([.$A199];7;1) - 11" office:value-type="float" office:value="574" calcext:value-type="float">
            <text:p>574</text:p>
          </table:table-cell>
          <table:table-cell table:style-name="ce12" table:formula="of:=[.F199]*[.F199]" office:value-type="float" office:value="329476" calcext:value-type="float">
            <text:p>329476</text:p>
          </table:table-cell>
          <table:table-cell table:style-name="ce14" table:formula="of:=ZKRPAYLAS([.G199];10000;[.A199];[.B199])" office:value-type="string" office:string-value="يا أهل التقوى&#10;&#13;41 gece, gecede 8036 kez Ya Ehl’it Takva ismini okursanız 574x574 kere okumuş yani hatmini tamamlamış olursunuz.&#10;&#13;8036 için tesbih önerisi [81 tur][17 kalan]" calcext:value-type="string">
            <text:p>يا أهل التقوى</text:p>
            <text:p>41 gece, gecede 8036 kez Ya Ehl’it Takva ismini okursanız 574x574 kere okumuş yani hatmini tamamlamış olursunuz.</text:p>
            <text:p>8036 için tesbih önerisi [81 tur][17 kalan]</text:p>
          </table:table-cell>
          <table:table-cell table:style-name="ce16"/>
        </table:table-row>
        <table:table-row table:style-name="ro4">
          <table:table-cell table:style-name="ce4" office:value-type="string" calcext:value-type="string">
            <text:p>يا منزل الكتاب</text:p>
          </table:table-cell>
          <table:table-cell table:style-name="ce6" office:value-type="string" calcext:value-type="string">
            <text:p>Ya Munzil’el Kitab</text:p>
          </table:table-cell>
          <table:table-cell table:style-name="ce12" table:formula="of:=ABJAD([.$A200];1;1) - 11" office:value-type="float" office:value="581" calcext:value-type="float">
            <text:p>581</text:p>
          </table:table-cell>
          <table:table-cell table:style-name="ce12" table:formula="of:=[.C200]*[.C200]" office:value-type="float" office:value="337561" calcext:value-type="float">
            <text:p>337561</text:p>
          </table:table-cell>
          <table:table-cell table:style-name="ce14" table:formula="of:=ZKRPAYLAS([.D200];10000;[.A200];[.B200])" office:value-type="string" office:string-value="يا منزل الكتاب&#10;&#13;49 gece, gecede 6889 kez Ya Munzil’el Kitab ismini okursanız 581x581 kere okumuş yani hatmini tamamlamış olursunuz.&#10;&#13;6889 için tesbih önerisi [69 tur][1X33][25 kalan]" calcext:value-type="string">
            <text:p>يا منزل الكتاب</text:p>
            <text:p>49 gece, gecede 6889 kez Ya Munzil’el Kitab ismini okursanız 581x581 kere okumuş yani hatmini tamamlamış olursunuz.</text:p>
            <text:p>6889 için tesbih önerisi [69 tur][1X33][25 kalan]</text:p>
          </table:table-cell>
          <table:table-cell table:style-name="ce12" table:formula="of:=ABJAD([.$A200];7;1) - 11" office:value-type="float" office:value="581" calcext:value-type="float">
            <text:p>581</text:p>
          </table:table-cell>
          <table:table-cell table:style-name="ce12" table:formula="of:=[.F200]*[.F200]" office:value-type="float" office:value="337561" calcext:value-type="float">
            <text:p>337561</text:p>
          </table:table-cell>
          <table:table-cell table:style-name="ce14" table:formula="of:=ZKRPAYLAS([.G200];10000;[.A200];[.B200])" office:value-type="string" office:string-value="يا منزل الكتاب&#10;&#13;49 gece, gecede 6889 kez Ya Munzil’el Kitab ismini okursanız 581x581 kere okumuş yani hatmini tamamlamış olursunuz.&#10;&#13;6889 için tesbih önerisi [69 tur][1X33][25 kalan]" calcext:value-type="string">
            <text:p>يا منزل الكتاب</text:p>
            <text:p>49 gece, gecede 6889 kez Ya Munzil’el Kitab ismini okursanız 581x581 kere okumuş yani hatmini tamamlamış olursunuz.</text:p>
            <text:p>6889 için tesbih önerisi [69 tur][1X33][25 kalan]</text:p>
          </table:table-cell>
          <table:table-cell table:style-name="ce16"/>
        </table:table-row>
        <table:table-row table:style-name="ro4">
          <table:table-cell table:style-name="ce4" office:value-type="string" calcext:value-type="string">
            <text:p>يا أرحم الراحمين</text:p>
          </table:table-cell>
          <table:table-cell table:style-name="ce6" office:value-type="string" calcext:value-type="string">
            <text:p>Ya Erham’er Rahimin</text:p>
          </table:table-cell>
          <table:table-cell table:style-name="ce12" table:formula="of:=ABJAD([.$A201];1;1) - 11" office:value-type="float" office:value="589" calcext:value-type="float">
            <text:p>589</text:p>
          </table:table-cell>
          <table:table-cell table:style-name="ce12" table:formula="of:=[.C201]*[.C201]" office:value-type="float" office:value="346921" calcext:value-type="float">
            <text:p>346921</text:p>
          </table:table-cell>
          <table:table-cell table:style-name="ce14" table:formula="of:=ZKRPAYLAS([.D201];10000;[.A201];[.B201])" office:value-type="string" office:string-value="يا أرحم الراحمين&#10;&#13;361 gece, gecede 961 kez Ya Erham’er Rahimin ismini okursanız 589x589 kere okumuş yani hatmini tamamlamış olursunuz.&#10;&#13;961 için tesbih önerisi [9 tur][2X33][4 kalan]" calcext:value-type="string">
            <text:p>يا أرحم الراحمين</text:p>
            <text:p>361 gece, gecede 961 kez Ya Erham’er Rahimin ismini okursanız 589x589 kere okumuş yani hatmini tamamlamış olursunuz.</text:p>
            <text:p>961 için tesbih önerisi [9 tur][2X33][4 kalan]</text:p>
          </table:table-cell>
          <table:table-cell table:style-name="ce12" table:formula="of:=ABJAD([.$A201];7;1) - 11" office:value-type="float" office:value="589" calcext:value-type="float">
            <text:p>589</text:p>
          </table:table-cell>
          <table:table-cell table:style-name="ce12" table:formula="of:=[.F201]*[.F201]" office:value-type="float" office:value="346921" calcext:value-type="float">
            <text:p>346921</text:p>
          </table:table-cell>
          <table:table-cell table:style-name="ce14" table:formula="of:=ZKRPAYLAS([.G201];10000;[.A201];[.B201])" office:value-type="string" office:string-value="يا أرحم الراحمين&#10;&#13;361 gece, gecede 961 kez Ya Erham’er Rahimin ismini okursanız 589x589 kere okumuş yani hatmini tamamlamış olursunuz.&#10;&#13;961 için tesbih önerisi [9 tur][2X33][4 kalan]" calcext:value-type="string">
            <text:p>يا أرحم الراحمين</text:p>
            <text:p>361 gece, gecede 961 kez Ya Erham’er Rahimin ismini okursanız 589x589 kere okumuş yani hatmini tamamlamış olursunuz.</text:p>
            <text:p>961 için tesbih önerisi [9 tur][2X33][4 kalan]</text:p>
          </table:table-cell>
          <table:table-cell table:style-name="ce16"/>
        </table:table-row>
        <table:table-row table:style-name="ro3">
          <table:table-cell table:style-name="ce4" office:value-type="string" calcext:value-type="string">
            <text:p>يا وتر</text:p>
          </table:table-cell>
          <table:table-cell table:style-name="ce6" office:value-type="string" calcext:value-type="string">
            <text:p>Ya Vitr</text:p>
          </table:table-cell>
          <table:table-cell table:style-name="ce12" table:formula="of:=ABJAD([.$A202];1;1) - 11" office:value-type="float" office:value="606" calcext:value-type="float">
            <text:p>606</text:p>
          </table:table-cell>
          <table:table-cell table:style-name="ce12" table:formula="of:=[.C202]*[.C202]" office:value-type="float" office:value="367236" calcext:value-type="float">
            <text:p>367236</text:p>
          </table:table-cell>
          <table:table-cell table:style-name="ce14" table:formula="of:=ZKRPAYLAS([.D202];10000;[.A202];[.B202])" office:value-type="string" office:string-value="يا وتر&#10;&#13;101 gece, gecede 3636 kez Ya Vitr ismini okursanız 606x606 kere okumuş yani hatmini tamamlamış olursunuz.&#10;&#13;3636 için tesbih önerisi [36 tur][2X33][6 kalan]" calcext:value-type="string">
            <text:p>يا وتر</text:p>
            <text:p>101 gece, gecede 3636 kez Ya Vitr ismini okursanız 606x606 kere okumuş yani hatmini tamamlamış olursunuz.</text:p>
            <text:p>3636 için tesbih önerisi [36 tur][2X33][6 kalan]</text:p>
          </table:table-cell>
          <table:table-cell table:style-name="ce12" table:formula="of:=ABJAD([.$A202];7;1) - 11" office:value-type="float" office:value="606" calcext:value-type="float">
            <text:p>606</text:p>
          </table:table-cell>
          <table:table-cell table:style-name="ce12" table:formula="of:=[.F202]*[.F202]" office:value-type="float" office:value="367236" calcext:value-type="float">
            <text:p>367236</text:p>
          </table:table-cell>
          <table:table-cell table:style-name="ce14" table:formula="of:=ZKRPAYLAS([.G202];10000;[.A202];[.B202])" office:value-type="string" office:string-value="يا وتر&#10;&#13;101 gece, gecede 3636 kez Ya Vitr ismini okursanız 606x606 kere okumuş yani hatmini tamamlamış olursunuz.&#10;&#13;3636 için tesbih önerisi [36 tur][2X33][6 kalan]" calcext:value-type="string">
            <text:p>يا وتر</text:p>
            <text:p>101 gece, gecede 3636 kez Ya Vitr ismini okursanız 606x606 kere okumuş yani hatmini tamamlamış olursunuz.</text:p>
            <text:p>3636 için tesbih önerisi [36 tur][2X33][6 kalan]</text:p>
          </table:table-cell>
          <table:table-cell table:style-name="ce16"/>
        </table:table-row>
        <table:table-row table:style-name="ro3">
          <table:table-cell table:style-name="ce4" office:value-type="string" calcext:value-type="string">
            <text:p>يا مستمع</text:p>
          </table:table-cell>
          <table:table-cell table:style-name="ce6" office:value-type="string" calcext:value-type="string">
            <text:p>Ya Mustem’i</text:p>
          </table:table-cell>
          <table:table-cell table:style-name="ce12" table:formula="of:=ABJAD([.$A203];1;1) - 11" office:value-type="float" office:value="610" calcext:value-type="float">
            <text:p>610</text:p>
          </table:table-cell>
          <table:table-cell table:style-name="ce12" table:formula="of:=[.C203]*[.C203]" office:value-type="float" office:value="372100" calcext:value-type="float">
            <text:p>372100</text:p>
          </table:table-cell>
          <table:table-cell table:style-name="ce14" table:formula="of:=ZKRPAYLAS([.D203];10000;[.A203];[.B203])" office:value-type="string" office:string-value="يا مستمع&#10;&#13;50 gece, gecede 7442 kez Ya Mustem’i ismini okursanız 610x610 kere okumuş yani hatmini tamamlamış olursunuz.&#10;&#13;7442 için tesbih önerisi [75 tur][17 kalan]" calcext:value-type="string">
            <text:p>يا مستمع</text:p>
            <text:p>50 gece, gecede 7442 kez Ya Mustem’i ismini okursanız 610x610 kere okumuş yani hatmini tamamlamış olursunuz.</text:p>
            <text:p>7442 için tesbih önerisi [75 tur][17 kalan]</text:p>
          </table:table-cell>
          <table:table-cell table:style-name="ce12" table:formula="of:=ABJAD([.$A203];7;1) - 11" office:value-type="float" office:value="850" calcext:value-type="float">
            <text:p>850</text:p>
          </table:table-cell>
          <table:table-cell table:style-name="ce12" table:formula="of:=[.F203]*[.F203]" office:value-type="float" office:value="722500" calcext:value-type="float">
            <text:p>722500</text:p>
          </table:table-cell>
          <table:table-cell table:style-name="ce14" table:formula="of:=ZKRPAYLAS([.G203];10000;[.A203];[.B203])">
            <text:p/>
          </table:table-cell>
          <table:table-cell table:style-name="ce16"/>
        </table:table-row>
        <table:table-row table:style-name="ro3">
          <table:table-cell table:style-name="ce4" office:value-type="string" calcext:value-type="string">
            <text:p>يا مستعان</text:p>
          </table:table-cell>
          <table:table-cell table:style-name="ce6" office:value-type="string" calcext:value-type="string">
            <text:p>Ya Mustea’n</text:p>
          </table:table-cell>
          <table:table-cell table:style-name="ce12" table:formula="of:=ABJAD([.$A204];1;1) - 11" office:value-type="float" office:value="621" calcext:value-type="float">
            <text:p>621</text:p>
          </table:table-cell>
          <table:table-cell table:style-name="ce12" table:formula="of:=[.C204]*[.C204]" office:value-type="float" office:value="385641" calcext:value-type="float">
            <text:p>385641</text:p>
          </table:table-cell>
          <table:table-cell table:style-name="ce14" table:formula="of:=ZKRPAYLAS([.D204];10000;[.A204];[.B204])" office:value-type="string" office:string-value="يا مستعان&#10;&#13;69 gece, gecede 5589 kez Ya Mustea’n ismini okursanız 621x621 kere okumuş yani hatmini tamamlamış olursunuz.&#10;&#13;5589 için tesbih önerisi [56 tur][1X33][12 kalan]" calcext:value-type="string">
            <text:p>يا مستعان</text:p>
            <text:p>69 gece, gecede 5589 kez Ya Mustea’n ismini okursanız 621x621 kere okumuş yani hatmini tamamlamış olursunuz.</text:p>
            <text:p>5589 için tesbih önerisi [56 tur][1X33][12 kalan]</text:p>
          </table:table-cell>
          <table:table-cell table:style-name="ce12" table:formula="of:=ABJAD([.$A204];7;1) - 11" office:value-type="float" office:value="861" calcext:value-type="float">
            <text:p>861</text:p>
          </table:table-cell>
          <table:table-cell table:style-name="ce12" table:formula="of:=[.F204]*[.F204]" office:value-type="float" office:value="741321" calcext:value-type="float">
            <text:p>741321</text:p>
          </table:table-cell>
          <table:table-cell table:style-name="ce14" table:formula="of:=ZKRPAYLAS([.G204];10000;[.A204];[.B204])">
            <text:p/>
          </table:table-cell>
          <table:table-cell table:style-name="ce16"/>
        </table:table-row>
        <table:table-row table:style-name="ro3">
          <table:table-cell table:style-name="ce4" office:value-type="string" calcext:value-type="string">
            <text:p>يا منتقم</text:p>
          </table:table-cell>
          <table:table-cell table:style-name="ce6" office:value-type="string" calcext:value-type="string">
            <text:p>Ya Muntakim</text:p>
          </table:table-cell>
          <table:table-cell table:style-name="ce12" table:formula="of:=ABJAD([.$A205];1;1) - 11" office:value-type="float" office:value="630" calcext:value-type="float">
            <text:p>630</text:p>
          </table:table-cell>
          <table:table-cell table:style-name="ce12" table:formula="of:=[.C205]*[.C205]" office:value-type="float" office:value="396900" calcext:value-type="float">
            <text:p>396900</text:p>
          </table:table-cell>
          <table:table-cell table:style-name="ce14" table:formula="of:=ZKRPAYLAS([.D205];10000;[.A205];[.B205])" office:value-type="string" office:string-value="يا منتقم&#10;&#13;42 gece, gecede 9450 kez Ya Muntakim ismini okursanız 630x630 kere okumuş yani hatmini tamamlamış olursunuz.&#10;&#13;9450 için tesbih önerisi [95 tur][1X33][12 kalan]" calcext:value-type="string">
            <text:p>يا منتقم</text:p>
            <text:p>42 gece, gecede 9450 kez Ya Muntakim ismini okursanız 630x630 kere okumuş yani hatmini tamamlamış olursunuz.</text:p>
            <text:p>9450 için tesbih önerisi [95 tur][1X33][12 kalan]</text:p>
          </table:table-cell>
          <table:table-cell table:style-name="ce12" table:formula="of:=ABJAD([.$A205];7;1) - 11" office:value-type="float" office:value="630" calcext:value-type="float">
            <text:p>630</text:p>
          </table:table-cell>
          <table:table-cell table:style-name="ce12" table:formula="of:=[.F205]*[.F205]" office:value-type="float" office:value="396900" calcext:value-type="float">
            <text:p>396900</text:p>
          </table:table-cell>
          <table:table-cell table:style-name="ce14" table:formula="of:=ZKRPAYLAS([.G205];10000;[.A205];[.B205])">
            <text:p/>
          </table:table-cell>
          <table:table-cell table:style-name="ce16"/>
        </table:table-row>
        <table:table-row table:style-name="ro4">
          <table:table-cell table:style-name="ce4" office:value-type="string" calcext:value-type="string">
            <text:p>يا كاشف الكرب</text:p>
          </table:table-cell>
          <table:table-cell table:style-name="ce6" office:value-type="string" calcext:value-type="string">
            <text:p>Ya Kaşif’el Kurab</text:p>
          </table:table-cell>
          <table:table-cell table:style-name="ce12" table:formula="of:=ABJAD([.$A206];1;1) - 11" office:value-type="float" office:value="654" calcext:value-type="float">
            <text:p>654</text:p>
          </table:table-cell>
          <table:table-cell table:style-name="ce12" table:formula="of:=[.C206]*[.C206]" office:value-type="float" office:value="427716" calcext:value-type="float">
            <text:p>427716</text:p>
          </table:table-cell>
          <table:table-cell table:style-name="ce14" table:formula="of:=ZKRPAYLAS([.D206];10000;[.A206];[.B206])" office:value-type="string" office:string-value="يا كاشف الكرب&#10;&#13;109 gece, gecede 3924 kez Ya Kaşif’el Kurab ismini okursanız 654x654 kere okumuş yani hatmini tamamlamış olursunuz.&#10;&#13;3924 için tesbih önerisi [39 tur][1X33][30 kalan]" calcext:value-type="string">
            <text:p>يا كاشف الكرب</text:p>
            <text:p>109 gece, gecede 3924 kez Ya Kaşif’el Kurab ismini okursanız 654x654 kere okumuş yani hatmini tamamlamış olursunuz.</text:p>
            <text:p>3924 için tesbih önerisi [39 tur][1X33][30 kalan]</text:p>
          </table:table-cell>
          <table:table-cell table:style-name="ce12" table:formula="of:=ABJAD([.$A206];7;1) - 11" office:value-type="float" office:value="1354" calcext:value-type="float">
            <text:p>1354</text:p>
          </table:table-cell>
          <table:table-cell table:style-name="ce12" table:formula="of:=[.F206]*[.F206]" office:value-type="float" office:value="1833316" calcext:value-type="float">
            <text:p>1833316</text:p>
          </table:table-cell>
          <table:table-cell table:style-name="ce14" table:formula="of:=ZKRPAYLAS([.G206];10000;[.A206];[.B206])">
            <text:p/>
          </table:table-cell>
          <table:table-cell table:style-name="ce16"/>
        </table:table-row>
        <table:table-row table:style-name="ro3">
          <table:table-cell table:style-name="ce4" office:value-type="string" calcext:value-type="string">
            <text:p>يا ستار</text:p>
          </table:table-cell>
          <table:table-cell table:style-name="ce6" office:value-type="string" calcext:value-type="string">
            <text:p>Ya Settar</text:p>
          </table:table-cell>
          <table:table-cell table:style-name="ce12" table:formula="of:=ABJAD([.$A207];1;1) - 11" office:value-type="float" office:value="661" calcext:value-type="float">
            <text:p>661</text:p>
          </table:table-cell>
          <table:table-cell table:style-name="ce12" table:formula="of:=[.C207]*[.C207]" office:value-type="float" office:value="436921" calcext:value-type="float">
            <text:p>436921</text:p>
          </table:table-cell>
          <table:table-cell table:style-name="ce14" table:formula="of:=ZKRPAYLAS([.D207];10000;[.A207];[.B207])">
            <text:p/>
          </table:table-cell>
          <table:table-cell table:style-name="ce12" table:formula="of:=ABJAD([.$A207];7;1) - 11" office:value-type="float" office:value="901" calcext:value-type="float">
            <text:p>901</text:p>
          </table:table-cell>
          <table:table-cell table:style-name="ce12" table:formula="of:=[.F207]*[.F207]" office:value-type="float" office:value="811801" calcext:value-type="float">
            <text:p>811801</text:p>
          </table:table-cell>
          <table:table-cell table:style-name="ce14" table:formula="of:=ZKRPAYLAS([.G207];10000;[.A207];[.B207])">
            <text:p/>
          </table:table-cell>
          <table:table-cell table:style-name="ce16"/>
        </table:table-row>
        <table:table-row table:style-name="ro4">
          <table:table-cell table:style-name="ce4" office:value-type="string" calcext:value-type="string">
            <text:p>يا متكبّر</text:p>
          </table:table-cell>
          <table:table-cell table:style-name="ce6" office:value-type="string" calcext:value-type="string">
            <text:p>Ya Mutekebbir</text:p>
          </table:table-cell>
          <table:table-cell table:style-name="ce12" table:formula="of:=ABJAD([.$A208];1;1) - 11" office:value-type="float" office:value="662" calcext:value-type="float">
            <text:p>662</text:p>
          </table:table-cell>
          <table:table-cell table:style-name="ce12" table:formula="of:=[.C208]*[.C208]" office:value-type="float" office:value="438244" calcext:value-type="float">
            <text:p>438244</text:p>
          </table:table-cell>
          <table:table-cell table:style-name="ce14" table:formula="of:=ZKRPAYLAS([.D208];10000;[.A208];[.B208])" office:value-type="string" office:string-value="يا متكبّر&#10;&#13;331 gece, gecede 1324 kez Ya Mutekebbir ismini okursanız 662x662 kere okumuş yani hatmini tamamlamış olursunuz.&#10;&#13;1324 için tesbih önerisi [13 tur][1X33][4 kalan]" calcext:value-type="string">
            <text:p>يا متكبّر</text:p>
            <text:p>331 gece, gecede 1324 kez Ya Mutekebbir ismini okursanız 662x662 kere okumuş yani hatmini tamamlamış olursunuz.</text:p>
            <text:p>1324 için tesbih önerisi [13 tur][1X33][4 kalan]</text:p>
          </table:table-cell>
          <table:table-cell table:style-name="ce12" table:formula="of:=ABJAD([.$A208];7;1) - 11" office:value-type="float" office:value="662" calcext:value-type="float">
            <text:p>662</text:p>
          </table:table-cell>
          <table:table-cell table:style-name="ce12" table:formula="of:=[.F208]*[.F208]" office:value-type="float" office:value="438244" calcext:value-type="float">
            <text:p>438244</text:p>
          </table:table-cell>
          <table:table-cell table:style-name="ce14" table:formula="of:=ZKRPAYLAS([.G208];10000;[.A208];[.B208])">
            <text:p/>
          </table:table-cell>
          <table:table-cell table:style-name="ce16"/>
        </table:table-row>
        <table:table-row table:style-name="ro3">
          <table:table-cell table:style-name="ce4" office:value-type="string" calcext:value-type="string">
            <text:p>يا سخط</text:p>
          </table:table-cell>
          <table:table-cell table:style-name="ce6" office:value-type="string" calcext:value-type="string">
            <text:p>Ya Sıhhat</text:p>
          </table:table-cell>
          <table:table-cell table:style-name="ce12" table:formula="of:=ABJAD([.$A209];1;1) - 11" office:value-type="float" office:value="669" calcext:value-type="float">
            <text:p>669</text:p>
          </table:table-cell>
          <table:table-cell table:style-name="ce12" table:formula="of:=[.C209]*[.C209]" office:value-type="float" office:value="447561" calcext:value-type="float">
            <text:p>447561</text:p>
          </table:table-cell>
          <table:table-cell table:style-name="ce14" table:formula="of:=ZKRPAYLAS([.D209];10000;[.A209];[.B209])" office:value-type="string" office:string-value="يا سخط&#10;&#13;223 gece, gecede 2007 kez Ya Sıhhat ismini okursanız 669x669 kere okumuş yani hatmini tamamlamış olursunuz.&#10;&#13;2007 için tesbih önerisi [20 tur][27 kalan]" calcext:value-type="string">
            <text:p>يا سخط</text:p>
            <text:p>223 gece, gecede 2007 kez Ya Sıhhat ismini okursanız 669x669 kere okumuş yani hatmini tamamlamış olursunuz.</text:p>
            <text:p>2007 için tesbih önerisi [20 tur][27 kalan]</text:p>
          </table:table-cell>
          <table:table-cell table:style-name="ce12" table:formula="of:=ABJAD([.$A209];7;1) - 11" office:value-type="float" office:value="909" calcext:value-type="float">
            <text:p>909</text:p>
          </table:table-cell>
          <table:table-cell table:style-name="ce12" table:formula="of:=[.F209]*[.F209]" office:value-type="float" office:value="826281" calcext:value-type="float">
            <text:p>826281</text:p>
          </table:table-cell>
          <table:table-cell table:style-name="ce14" table:formula="of:=ZKRPAYLAS([.G209];10000;[.A209];[.B209])" office:value-type="string" office:string-value="يا سخط&#10;&#13;101 gece, gecede 8181 kez Ya Sıhhat ismini okursanız 909x909 kere okumuş yani hatmini tamamlamış olursunuz.&#10;&#13;8181 için tesbih önerisi [82 tur][1X33][30 kalan]" calcext:value-type="string">
            <text:p>يا سخط</text:p>
            <text:p>101 gece, gecede 8181 kez Ya Sıhhat ismini okursanız 909x909 kere okumuş yani hatmini tamamlamış olursunuz.</text:p>
            <text:p>8181 için tesbih önerisi [82 tur][1X33][30 kalan]</text:p>
          </table:table-cell>
          <table:table-cell table:style-name="ce16"/>
        </table:table-row>
        <table:table-row table:style-name="ro3">
          <table:table-cell table:style-name="ce4" office:value-type="string" calcext:value-type="string">
            <text:p>يا وارث</text:p>
          </table:table-cell>
          <table:table-cell table:style-name="ce6" office:value-type="string" calcext:value-type="string">
            <text:p>Ya Varis</text:p>
          </table:table-cell>
          <table:table-cell table:style-name="ce12" table:formula="of:=ABJAD([.$A210];1;1) - 11" office:value-type="float" office:value="707" calcext:value-type="float">
            <text:p>707</text:p>
          </table:table-cell>
          <table:table-cell table:style-name="ce12" table:formula="of:=[.C210]*[.C210]" office:value-type="float" office:value="499849" calcext:value-type="float">
            <text:p>499849</text:p>
          </table:table-cell>
          <table:table-cell table:style-name="ce14" table:formula="of:=ZKRPAYLAS([.D210];10000;[.A210];[.B210])" office:value-type="string" office:string-value="يا وارث&#10;&#13;101 gece, gecede 4949 kez Ya Varis ismini okursanız 707x707 kere okumuş yani hatmini tamamlamış olursunuz.&#10;&#13;4949 için tesbih önerisi [49 tur][2X33][32 kalan]" calcext:value-type="string">
            <text:p>يا وارث</text:p>
            <text:p>101 gece, gecede 4949 kez Ya Varis ismini okursanız 707x707 kere okumuş yani hatmini tamamlamış olursunuz.</text:p>
            <text:p>4949 için tesbih önerisi [49 tur][2X33][32 kalan]</text:p>
          </table:table-cell>
          <table:table-cell table:style-name="ce12" table:formula="of:=ABJAD([.$A210];7;1) - 11" office:value-type="float" office:value="707" calcext:value-type="float">
            <text:p>707</text:p>
          </table:table-cell>
          <table:table-cell table:style-name="ce12" table:formula="of:=[.F210]*[.F210]" office:value-type="float" office:value="499849" calcext:value-type="float">
            <text:p>499849</text:p>
          </table:table-cell>
          <table:table-cell table:style-name="ce14" table:formula="of:=ZKRPAYLAS([.G210];10000;[.A210];[.B210])" office:value-type="string" office:string-value="يا وارث&#10;&#13;101 gece, gecede 4949 kez Ya Varis ismini okursanız 707x707 kere okumuş yani hatmini tamamlamış olursunuz.&#10;&#13;4949 için tesbih önerisi [49 tur][2X33][32 kalan]" calcext:value-type="string">
            <text:p>يا وارث</text:p>
            <text:p>101 gece, gecede 4949 kez Ya Varis ismini okursanız 707x707 kere okumuş yani hatmini tamamlamış olursunuz.</text:p>
            <text:p>4949 için tesbih önerisi [49 tur][2X33][32 kalan]</text:p>
          </table:table-cell>
          <table:table-cell table:style-name="ce16"/>
        </table:table-row>
        <table:table-row table:style-name="ro3">
          <table:table-cell table:style-name="ce4" office:value-type="string" calcext:value-type="string">
            <text:p>يا خالق</text:p>
          </table:table-cell>
          <table:table-cell table:style-name="ce6" office:value-type="string" calcext:value-type="string">
            <text:p>Ya Halik</text:p>
          </table:table-cell>
          <table:table-cell table:style-name="ce12" table:formula="of:=ABJAD([.$A211];1;1) - 11" office:value-type="float" office:value="731" calcext:value-type="float">
            <text:p>731</text:p>
          </table:table-cell>
          <table:table-cell table:style-name="ce12" table:formula="of:=[.C211]*[.C211]" office:value-type="float" office:value="534361" calcext:value-type="float">
            <text:p>534361</text:p>
          </table:table-cell>
          <table:table-cell table:style-name="ce14" table:formula="of:=ZKRPAYLAS([.D211];10000;[.A211];[.B211])" office:value-type="string" office:string-value="يا خالق&#10;&#13;289 gece, gecede 1849 kez Ya Halik ismini okursanız 731x731 kere okumuş yani hatmini tamamlamış olursunuz.&#10;&#13;1849 için tesbih önerisi [18 tur][2X33][1 kalan]" calcext:value-type="string">
            <text:p>يا خالق</text:p>
            <text:p>289 gece, gecede 1849 kez Ya Halik ismini okursanız 731x731 kere okumuş yani hatmini tamamlamış olursunuz.</text:p>
            <text:p>1849 için tesbih önerisi [18 tur][2X33][1 kalan]</text:p>
          </table:table-cell>
          <table:table-cell table:style-name="ce12" table:formula="of:=ABJAD([.$A211];7;1) - 11" office:value-type="float" office:value="731" calcext:value-type="float">
            <text:p>731</text:p>
          </table:table-cell>
          <table:table-cell table:style-name="ce12" table:formula="of:=[.F211]*[.F211]" office:value-type="float" office:value="534361" calcext:value-type="float">
            <text:p>534361</text:p>
          </table:table-cell>
          <table:table-cell table:style-name="ce14" table:formula="of:=ZKRPAYLAS([.G211];10000;[.A211];[.B211])" office:value-type="string" office:string-value="يا خالق&#10;&#13;289 gece, gecede 1849 kez Ya Halik ismini okursanız 731x731 kere okumuş yani hatmini tamamlamış olursunuz.&#10;&#13;1849 için tesbih önerisi [18 tur][2X33][1 kalan]" calcext:value-type="string">
            <text:p>يا خالق</text:p>
            <text:p>289 gece, gecede 1849 kez Ya Halik ismini okursanız 731x731 kere okumuş yani hatmini tamamlamış olursunuz.</text:p>
            <text:p>1849 için tesbih önerisi [18 tur][2X33][1 kalan]</text:p>
          </table:table-cell>
          <table:table-cell table:style-name="ce16"/>
        </table:table-row>
        <table:table-row table:style-name="ro3">
          <table:table-cell table:style-name="ce4" office:value-type="string" calcext:value-type="string">
            <text:p>يا خلاق</text:p>
          </table:table-cell>
          <table:table-cell table:style-name="ce6" office:value-type="string" calcext:value-type="string">
            <text:p>Ya Hallak</text:p>
          </table:table-cell>
          <table:table-cell table:style-name="ce12" table:formula="of:=ABJAD([.$A212];1;1) - 11" office:value-type="float" office:value="731" calcext:value-type="float">
            <text:p>731</text:p>
          </table:table-cell>
          <table:table-cell table:style-name="ce12" table:formula="of:=[.C212]*[.C212]" office:value-type="float" office:value="534361" calcext:value-type="float">
            <text:p>534361</text:p>
          </table:table-cell>
          <table:table-cell table:style-name="ce14" table:formula="of:=ZKRPAYLAS([.D212];10000;[.A212];[.B212])" office:value-type="string" office:string-value="يا خلاق&#10;&#13;289 gece, gecede 1849 kez Ya Hallak ismini okursanız 731x731 kere okumuş yani hatmini tamamlamış olursunuz.&#10;&#13;1849 için tesbih önerisi [18 tur][2X33][1 kalan]" calcext:value-type="string">
            <text:p>يا خلاق</text:p>
            <text:p>289 gece, gecede 1849 kez Ya Hallak ismini okursanız 731x731 kere okumuş yani hatmini tamamlamış olursunuz.</text:p>
            <text:p>1849 için tesbih önerisi [18 tur][2X33][1 kalan]</text:p>
          </table:table-cell>
          <table:table-cell table:style-name="ce12" table:formula="of:=ABJAD([.$A212];7;1) - 11" office:value-type="float" office:value="731" calcext:value-type="float">
            <text:p>731</text:p>
          </table:table-cell>
          <table:table-cell table:style-name="ce12" table:formula="of:=[.F212]*[.F212]" office:value-type="float" office:value="534361" calcext:value-type="float">
            <text:p>534361</text:p>
          </table:table-cell>
          <table:table-cell table:style-name="ce14" table:formula="of:=ZKRPAYLAS([.G212];10000;[.A212];[.B212])" office:value-type="string" office:string-value="يا خلاق&#10;&#13;289 gece, gecede 1849 kez Ya Hallak ismini okursanız 731x731 kere okumuş yani hatmini tamamlamış olursunuz.&#10;&#13;1849 için tesbih önerisi [18 tur][2X33][1 kalan]" calcext:value-type="string">
            <text:p>يا خلاق</text:p>
            <text:p>289 gece, gecede 1849 kez Ya Hallak ismini okursanız 731x731 kere okumuş yani hatmini tamamlamış olursunuz.</text:p>
            <text:p>1849 için tesbih önerisi [18 tur][2X33][1 kalan]</text:p>
          </table:table-cell>
          <table:table-cell table:style-name="ce16"/>
        </table:table-row>
        <table:table-row table:style-name="ro4">
          <table:table-cell table:style-name="ce4" office:value-type="string" calcext:value-type="string">
            <text:p>يا متم نوره</text:p>
          </table:table-cell>
          <table:table-cell table:style-name="ce6" office:value-type="string" calcext:value-type="string">
            <text:p>Ya Mutimme Nuruhi</text:p>
          </table:table-cell>
          <table:table-cell table:style-name="ce12" table:formula="of:=ABJAD([.$A213];1;1) - 11" office:value-type="float" office:value="741" calcext:value-type="float">
            <text:p>741</text:p>
          </table:table-cell>
          <table:table-cell table:style-name="ce12" table:formula="of:=[.C213]*[.C213]" office:value-type="float" office:value="549081" calcext:value-type="float">
            <text:p>549081</text:p>
          </table:table-cell>
          <table:table-cell table:style-name="ce14" table:formula="of:=ZKRPAYLAS([.D213];10000;[.A213];[.B213])" office:value-type="string" office:string-value="يا متم نوره&#10;&#13;57 gece, gecede 9633 kez Ya Mutimme Nuruhi ismini okursanız 741x741 kere okumuş yani hatmini tamamlamış olursunuz.&#10;&#13;9633 için tesbih önerisi [97 tur][30 kalan]" calcext:value-type="string">
            <text:p>يا متم نوره</text:p>
            <text:p>57 gece, gecede 9633 kez Ya Mutimme Nuruhi ismini okursanız 741x741 kere okumuş yani hatmini tamamlamış olursunuz.</text:p>
            <text:p>9633 için tesbih önerisi [97 tur][30 kalan]</text:p>
          </table:table-cell>
          <table:table-cell table:style-name="ce12" table:formula="of:=ABJAD([.$A213];7;1) - 11" office:value-type="float" office:value="741" calcext:value-type="float">
            <text:p>741</text:p>
          </table:table-cell>
          <table:table-cell table:style-name="ce12" table:formula="of:=[.F213]*[.F213]" office:value-type="float" office:value="549081" calcext:value-type="float">
            <text:p>549081</text:p>
          </table:table-cell>
          <table:table-cell table:style-name="ce14" table:formula="of:=ZKRPAYLAS([.G213];10000;[.A213];[.B213])" office:value-type="string" office:string-value="يا متم نوره&#10;&#13;57 gece, gecede 9633 kez Ya Mutimme Nuruhi ismini okursanız 741x741 kere okumuş yani hatmini tamamlamış olursunuz.&#10;&#13;9633 için tesbih önerisi [97 tur][30 kalan]" calcext:value-type="string">
            <text:p>يا متم نوره</text:p>
            <text:p>57 gece, gecede 9633 kez Ya Mutimme Nuruhi ismini okursanız 741x741 kere okumuş yani hatmini tamamlamış olursunuz.</text:p>
            <text:p>9633 için tesbih önerisi [97 tur][30 kalan]</text:p>
          </table:table-cell>
          <table:table-cell table:style-name="ce16"/>
        </table:table-row>
        <table:table-row table:style-name="ro3">
          <table:table-cell table:style-name="ce4" office:value-type="string" calcext:value-type="string">
            <text:p>يا مقتدر</text:p>
          </table:table-cell>
          <table:table-cell table:style-name="ce6" office:value-type="string" calcext:value-type="string">
            <text:p>Ya Muktedir</text:p>
          </table:table-cell>
          <table:table-cell table:style-name="ce12" table:formula="of:=ABJAD([.$A214];1;1) - 11" office:value-type="float" office:value="744" calcext:value-type="float">
            <text:p>744</text:p>
          </table:table-cell>
          <table:table-cell table:style-name="ce12" table:formula="of:=[.C214]*[.C214]" office:value-type="float" office:value="553536" calcext:value-type="float">
            <text:p>553536</text:p>
          </table:table-cell>
          <table:table-cell table:style-name="ce14" table:formula="of:=ZKRPAYLAS([.D214];10000;[.A214];[.B214])" office:value-type="string" office:string-value="يا مقتدر&#10;&#13;62 gece, gecede 8928 kez Ya Muktedir ismini okursanız 744x744 kere okumuş yani hatmini tamamlamış olursunuz.&#10;&#13;8928 için tesbih önerisi [90 tur][18 kalan]" calcext:value-type="string">
            <text:p>يا مقتدر</text:p>
            <text:p>62 gece, gecede 8928 kez Ya Muktedir ismini okursanız 744x744 kere okumuş yani hatmini tamamlamış olursunuz.</text:p>
            <text:p>8928 için tesbih önerisi [90 tur][18 kalan]</text:p>
          </table:table-cell>
          <table:table-cell table:style-name="ce12" table:formula="of:=ABJAD([.$A214];7;1) - 11" office:value-type="float" office:value="744" calcext:value-type="float">
            <text:p>744</text:p>
          </table:table-cell>
          <table:table-cell table:style-name="ce12" table:formula="of:=[.F214]*[.F214]" office:value-type="float" office:value="553536" calcext:value-type="float">
            <text:p>553536</text:p>
          </table:table-cell>
          <table:table-cell table:style-name="ce14" table:formula="of:=ZKRPAYLAS([.G214];10000;[.A214];[.B214])">
            <text:p/>
          </table:table-cell>
          <table:table-cell table:style-name="ce16"/>
        </table:table-row>
        <table:table-row table:style-name="ro3">
          <table:table-cell table:style-name="ce4" office:value-type="string" calcext:value-type="string">
            <text:p>يا مذل</text:p>
          </table:table-cell>
          <table:table-cell table:style-name="ce6" office:value-type="string" calcext:value-type="string">
            <text:p>Ya Muzil</text:p>
          </table:table-cell>
          <table:table-cell table:style-name="ce12" table:formula="of:=ABJAD([.$A215];1;1) - 11" office:value-type="float" office:value="770" calcext:value-type="float">
            <text:p>770</text:p>
          </table:table-cell>
          <table:table-cell table:style-name="ce12" table:formula="of:=[.C215]*[.C215]" office:value-type="float" office:value="592900" calcext:value-type="float">
            <text:p>592900</text:p>
          </table:table-cell>
          <table:table-cell table:style-name="ce14" table:formula="of:=ZKRPAYLAS([.D215];10000;[.A215];[.B215])" office:value-type="string" office:string-value="يا مذل&#10;&#13;70 gece, gecede 8470 kez Ya Muzil ismini okursanız 770x770 kere okumuş yani hatmini tamamlamış olursunuz.&#10;&#13;8470 için tesbih önerisi [85 tur][1X33][22 kalan]" calcext:value-type="string">
            <text:p>يا مذل</text:p>
            <text:p>70 gece, gecede 8470 kez Ya Muzil ismini okursanız 770x770 kere okumuş yani hatmini tamamlamış olursunuz.</text:p>
            <text:p>8470 için tesbih önerisi [85 tur][1X33][22 kalan]</text:p>
          </table:table-cell>
          <table:table-cell table:style-name="ce12" table:formula="of:=ABJAD([.$A215];7;1) - 11" office:value-type="float" office:value="770" calcext:value-type="float">
            <text:p>770</text:p>
          </table:table-cell>
          <table:table-cell table:style-name="ce12" table:formula="of:=[.F215]*[.F215]" office:value-type="float" office:value="592900" calcext:value-type="float">
            <text:p>592900</text:p>
          </table:table-cell>
          <table:table-cell table:style-name="ce14" table:formula="of:=ZKRPAYLAS([.G215];10000;[.A215];[.B215])" office:value-type="string" office:string-value="يا مذل&#10;&#13;70 gece, gecede 8470 kez Ya Muzil ismini okursanız 770x770 kere okumuş yani hatmini tamamlamış olursunuz.&#10;&#13;8470 için tesbih önerisi [85 tur][1X33][22 kalan]" calcext:value-type="string">
            <text:p>يا مذل</text:p>
            <text:p>70 gece, gecede 8470 kez Ya Muzil ismini okursanız 770x770 kere okumuş yani hatmini tamamlamış olursunuz.</text:p>
            <text:p>8470 için tesbih önerisi [85 tur][1X33][22 kalan]</text:p>
          </table:table-cell>
          <table:table-cell table:style-name="ce16"/>
        </table:table-row>
        <table:table-row table:style-name="ro3">
          <table:table-cell table:style-name="ce4" office:value-type="string" calcext:value-type="string">
            <text:p>يا آخر</text:p>
          </table:table-cell>
          <table:table-cell table:style-name="ce6" office:value-type="string" calcext:value-type="string">
            <text:p>Ya Ahir</text:p>
          </table:table-cell>
          <table:table-cell table:style-name="ce12" table:formula="of:=ABJAD([.$A216];1;1) - 11" office:value-type="float" office:value="801" calcext:value-type="float">
            <text:p>801</text:p>
          </table:table-cell>
          <table:table-cell table:style-name="ce12" table:formula="of:=[.C216]*[.C216]" office:value-type="float" office:value="641601" calcext:value-type="float">
            <text:p>641601</text:p>
          </table:table-cell>
          <table:table-cell table:style-name="ce14" table:formula="of:=ZKRPAYLAS([.D216];10000;[.A216];[.B216])" office:value-type="string" office:string-value="يا آخر&#10;&#13;81 gece, gecede 7921 kez Ya Ahir ismini okursanız 801x801 kere okumuş yani hatmini tamamlamış olursunuz.&#10;&#13;7921 için tesbih önerisi [80 tur][1 kalan]" calcext:value-type="string">
            <text:p>يا آخر</text:p>
            <text:p>81 gece, gecede 7921 kez Ya Ahir ismini okursanız 801x801 kere okumuş yani hatmini tamamlamış olursunuz.</text:p>
            <text:p>7921 için tesbih önerisi [80 tur][1 kalan]</text:p>
          </table:table-cell>
          <table:table-cell table:style-name="ce12" table:formula="of:=ABJAD([.$A216];7;1) - 11" office:value-type="float" office:value="801" calcext:value-type="float">
            <text:p>801</text:p>
          </table:table-cell>
          <table:table-cell table:style-name="ce12" table:formula="of:=[.F216]*[.F216]" office:value-type="float" office:value="641601" calcext:value-type="float">
            <text:p>641601</text:p>
          </table:table-cell>
          <table:table-cell table:style-name="ce14" table:formula="of:=ZKRPAYLAS([.G216];10000;[.A216];[.B216])">
            <text:p/>
          </table:table-cell>
          <table:table-cell table:style-name="ce16"/>
        </table:table-row>
        <table:table-row table:style-name="ro3">
          <table:table-cell table:style-name="ce4" office:value-type="string" calcext:value-type="string">
            <text:p>يا خبير</text:p>
          </table:table-cell>
          <table:table-cell table:style-name="ce6" office:value-type="string" calcext:value-type="string">
            <text:p>Ya Habir</text:p>
          </table:table-cell>
          <table:table-cell table:style-name="ce12" table:formula="of:=ABJAD([.$A217];1;1) - 11" office:value-type="float" office:value="812" calcext:value-type="float">
            <text:p>812</text:p>
          </table:table-cell>
          <table:table-cell table:style-name="ce12" table:formula="of:=[.C217]*[.C217]" office:value-type="float" office:value="659344" calcext:value-type="float">
            <text:p>659344</text:p>
          </table:table-cell>
          <table:table-cell table:style-name="ce14" table:formula="of:=ZKRPAYLAS([.D217];10000;[.A217];[.B217])" office:value-type="string" office:string-value="يا خبير&#10;&#13;98 gece, gecede 6728 kez Ya Habir ismini okursanız 812x812 kere okumuş yani hatmini tamamlamış olursunuz.&#10;&#13;6728 için tesbih önerisi [67 tur][2X33][29 kalan]" calcext:value-type="string">
            <text:p>يا خبير</text:p>
            <text:p>98 gece, gecede 6728 kez Ya Habir ismini okursanız 812x812 kere okumuş yani hatmini tamamlamış olursunuz.</text:p>
            <text:p>6728 için tesbih önerisi [67 tur][2X33][29 kalan]</text:p>
          </table:table-cell>
          <table:table-cell table:style-name="ce12" table:formula="of:=ABJAD([.$A217];7;1) - 11" office:value-type="float" office:value="812" calcext:value-type="float">
            <text:p>812</text:p>
          </table:table-cell>
          <table:table-cell table:style-name="ce12" table:formula="of:=[.F217]*[.F217]" office:value-type="float" office:value="659344" calcext:value-type="float">
            <text:p>659344</text:p>
          </table:table-cell>
          <table:table-cell table:style-name="ce14" table:formula="of:=ZKRPAYLAS([.G217];10000;[.A217];[.B217])">
            <text:p/>
          </table:table-cell>
          <table:table-cell table:style-name="ce16"/>
        </table:table-row>
        <table:table-row table:style-name="ro3">
          <table:table-cell table:style-name="ce4" office:value-type="string" calcext:value-type="string">
            <text:p>يا مؤخر</text:p>
          </table:table-cell>
          <table:table-cell table:style-name="ce6" office:value-type="string" calcext:value-type="string">
            <text:p>Ya Muahhir</text:p>
          </table:table-cell>
          <table:table-cell table:style-name="ce12" table:formula="of:=ABJAD([.$A218];1;1) - 11" office:value-type="float" office:value="847" calcext:value-type="float">
            <text:p>847</text:p>
          </table:table-cell>
          <table:table-cell table:style-name="ce12" table:formula="of:=[.C218]*[.C218]" office:value-type="float" office:value="717409" calcext:value-type="float">
            <text:p>717409</text:p>
          </table:table-cell>
          <table:table-cell table:style-name="ce14" table:formula="of:=ZKRPAYLAS([.D218];10000;[.A218];[.B218])" office:value-type="string" office:string-value="يا مؤخر&#10;&#13;77 gece, gecede 9317 kez Ya Muahhir ismini okursanız 847x847 kere okumuş yani hatmini tamamlamış olursunuz.&#10;&#13;9317 için tesbih önerisi [94 tur][11 kalan]" calcext:value-type="string">
            <text:p>يا مؤخر</text:p>
            <text:p>77 gece, gecede 9317 kez Ya Muahhir ismini okursanız 847x847 kere okumuş yani hatmini tamamlamış olursunuz.</text:p>
            <text:p>9317 için tesbih önerisi [94 tur][11 kalan]</text:p>
          </table:table-cell>
          <table:table-cell table:style-name="ce12" table:formula="of:=ABJAD([.$A218];7;1) - 11" office:value-type="float" office:value="847" calcext:value-type="float">
            <text:p>847</text:p>
          </table:table-cell>
          <table:table-cell table:style-name="ce12" table:formula="of:=[.F218]*[.F218]" office:value-type="float" office:value="717409" calcext:value-type="float">
            <text:p>717409</text:p>
          </table:table-cell>
          <table:table-cell table:style-name="ce14" table:formula="of:=ZKRPAYLAS([.G218];10000;[.A218];[.B218])">
            <text:p/>
          </table:table-cell>
          <table:table-cell table:style-name="ce16"/>
        </table:table-row>
        <table:table-row table:style-name="ro4">
          <table:table-cell table:style-name="ce4" office:value-type="string" calcext:value-type="string">
            <text:p>يا ذو القوة</text:p>
          </table:table-cell>
          <table:table-cell table:style-name="ce6" office:value-type="string" calcext:value-type="string">
            <text:p>Ya Zu’l Kuvve(t)</text:p>
          </table:table-cell>
          <table:table-cell table:style-name="ce12" table:formula="of:=ABJAD([.$A219];1;1) - 11" office:value-type="float" office:value="848" calcext:value-type="float">
            <text:p>848</text:p>
          </table:table-cell>
          <table:table-cell table:style-name="ce12" table:formula="of:=[.C219]*[.C219]" office:value-type="float" office:value="719104" calcext:value-type="float">
            <text:p>719104</text:p>
          </table:table-cell>
          <table:table-cell table:style-name="ce14" table:formula="of:=ZKRPAYLAS([.D219];10000;[.A219];[.B219])" office:value-type="string" office:string-value="يا ذو القوة&#10;&#13;106 gece, gecede 6784 kez Ya Zu’l Kuvve(t) ismini okursanız 848x848 kere okumuş yani hatmini tamamlamış olursunuz.&#10;&#13;6784 için tesbih önerisi [68 tur][1X33][19 kalan]" calcext:value-type="string">
            <text:p>يا ذو القوة</text:p>
            <text:p>106 gece, gecede 6784 kez Ya Zu’l Kuvve(t) ismini okursanız 848x848 kere okumuş yani hatmini tamamlamış olursunuz.</text:p>
            <text:p>6784 için tesbih önerisi [68 tur][1X33][19 kalan]</text:p>
          </table:table-cell>
          <table:table-cell table:style-name="ce12" table:formula="of:=ABJAD([.$A219];7;1) - 11" office:value-type="float" office:value="848" calcext:value-type="float">
            <text:p>848</text:p>
          </table:table-cell>
          <table:table-cell table:style-name="ce12" table:formula="of:=[.F219]*[.F219]" office:value-type="float" office:value="719104" calcext:value-type="float">
            <text:p>719104</text:p>
          </table:table-cell>
          <table:table-cell table:style-name="ce14" table:formula="of:=ZKRPAYLAS([.G219];10000;[.A219];[.B219])">
            <text:p/>
          </table:table-cell>
          <table:table-cell table:style-name="ce16"/>
        </table:table-row>
        <table:table-row table:style-name="ro3">
          <table:table-cell table:style-name="ce4" office:value-type="string" calcext:value-type="string">
            <text:p>يا قابض</text:p>
          </table:table-cell>
          <table:table-cell table:style-name="ce6" office:value-type="string" calcext:value-type="string">
            <text:p>Ya Kabıd</text:p>
          </table:table-cell>
          <table:table-cell table:style-name="ce12" table:formula="of:=ABJAD([.$A220];1;1) - 11" office:value-type="float" office:value="903" calcext:value-type="float">
            <text:p>903</text:p>
          </table:table-cell>
          <table:table-cell table:style-name="ce12" table:formula="of:=[.C220]*[.C220]" office:value-type="float" office:value="815409" calcext:value-type="float">
            <text:p>815409</text:p>
          </table:table-cell>
          <table:table-cell table:style-name="ce14" table:formula="of:=ZKRPAYLAS([.D220];10000;[.A220];[.B220])" office:value-type="string" office:string-value="يا قابض&#10;&#13;129 gece, gecede 6321 kez Ya Kabıd ismini okursanız 903x903 kere okumuş yani hatmini tamamlamış olursunuz.&#10;&#13;6321 için tesbih önerisi [63 tur][2X33][18 kalan]" calcext:value-type="string">
            <text:p>يا قابض</text:p>
            <text:p>129 gece, gecede 6321 kez Ya Kabıd ismini okursanız 903x903 kere okumuş yani hatmini tamamlamış olursunuz.</text:p>
            <text:p>6321 için tesbih önerisi [63 tur][2X33][18 kalan]</text:p>
          </table:table-cell>
          <table:table-cell table:style-name="ce12" table:formula="of:=ABJAD([.$A220];7;1) - 11" office:value-type="float" office:value="193" calcext:value-type="float">
            <text:p>193</text:p>
          </table:table-cell>
          <table:table-cell table:style-name="ce12" table:formula="of:=[.F220]*[.F220]" office:value-type="float" office:value="37249" calcext:value-type="float">
            <text:p>37249</text:p>
          </table:table-cell>
          <table:table-cell table:style-name="ce14" table:formula="of:=ZKRPAYLAS([.G220];10000;[.A220];[.B220])">
            <text:p/>
          </table:table-cell>
          <table:table-cell table:style-name="ce16"/>
        </table:table-row>
        <table:table-row table:style-name="ro3">
          <table:table-cell table:style-name="ce4" office:value-type="string" calcext:value-type="string">
            <text:p>يا قاضي</text:p>
          </table:table-cell>
          <table:table-cell table:style-name="ce6" office:value-type="string" calcext:value-type="string">
            <text:p>Ya Kadi</text:p>
          </table:table-cell>
          <table:table-cell table:style-name="ce12" table:formula="of:=ABJAD([.$A221];1;1) - 11" office:value-type="float" office:value="911" calcext:value-type="float">
            <text:p>911</text:p>
          </table:table-cell>
          <table:table-cell table:style-name="ce12" table:formula="of:=[.C221]*[.C221]" office:value-type="float" office:value="829921" calcext:value-type="float">
            <text:p>829921</text:p>
          </table:table-cell>
          <table:table-cell table:style-name="ce14" table:formula="of:=ZKRPAYLAS([.D221];10000;[.A221];[.B221])" office:value-type="string" office:string-value="يا قاضي&#10;&#13;911 gece, gecede 911 kez Ya Kadi ismini okursanız 911x911 kere okumuş yani hatmini tamamlamış olursunuz.&#10;&#13;911 için tesbih önerisi [9 tur][20 kalan]" calcext:value-type="string">
            <text:p>يا قاضي</text:p>
            <text:p>911 gece, gecede 911 kez Ya Kadi ismini okursanız 911x911 kere okumuş yani hatmini tamamlamış olursunuz.</text:p>
            <text:p>911 için tesbih önerisi [9 tur][20 kalan]</text:p>
          </table:table-cell>
          <table:table-cell table:style-name="ce12" table:formula="of:=ABJAD([.$A221];7;1) - 11" office:value-type="float" office:value="201" calcext:value-type="float">
            <text:p>201</text:p>
          </table:table-cell>
          <table:table-cell table:style-name="ce12" table:formula="of:=[.F221]*[.F221]" office:value-type="float" office:value="40401" calcext:value-type="float">
            <text:p>40401</text:p>
          </table:table-cell>
          <table:table-cell table:style-name="ce14" table:formula="of:=ZKRPAYLAS([.G221];10000;[.A221];[.B221])">
            <text:p/>
          </table:table-cell>
          <table:table-cell table:style-name="ce16"/>
        </table:table-row>
        <table:table-row table:style-name="ro3">
          <table:table-cell table:style-name="ce4" office:value-type="string" calcext:value-type="string">
            <text:p>يا ذارئ</text:p>
          </table:table-cell>
          <table:table-cell table:style-name="ce6" office:value-type="string" calcext:value-type="string">
            <text:p>Ya Zari</text:p>
          </table:table-cell>
          <table:table-cell table:style-name="ce12" table:formula="of:=ABJAD([.$A222];1;1) - 11" office:value-type="float" office:value="912" calcext:value-type="float">
            <text:p>912</text:p>
          </table:table-cell>
          <table:table-cell table:style-name="ce12" table:formula="of:=[.C222]*[.C222]" office:value-type="float" office:value="831744" calcext:value-type="float">
            <text:p>831744</text:p>
          </table:table-cell>
          <table:table-cell table:style-name="ce14" table:formula="of:=ZKRPAYLAS([.D222];10000;[.A222];[.B222])" office:value-type="string" office:string-value="يا ذارئ&#10;&#13;96 gece, gecede 8664 kez Ya Zari ismini okursanız 912x912 kere okumuş yani hatmini tamamlamış olursunuz.&#10;&#13;8664 için tesbih önerisi [87 tur][1X33][18 kalan]" calcext:value-type="string">
            <text:p>يا ذارئ</text:p>
            <text:p>96 gece, gecede 8664 kez Ya Zari ismini okursanız 912x912 kere okumuş yani hatmini tamamlamış olursunuz.</text:p>
            <text:p>8664 için tesbih önerisi [87 tur][1X33][18 kalan]</text:p>
          </table:table-cell>
          <table:table-cell table:style-name="ce12" table:formula="of:=ABJAD([.$A222];7;1) - 11" office:value-type="float" office:value="912" calcext:value-type="float">
            <text:p>912</text:p>
          </table:table-cell>
          <table:table-cell table:style-name="ce12" table:formula="of:=[.F222]*[.F222]" office:value-type="float" office:value="831744" calcext:value-type="float">
            <text:p>831744</text:p>
          </table:table-cell>
          <table:table-cell table:style-name="ce14" table:formula="of:=ZKRPAYLAS([.G222];10000;[.A222];[.B222])" office:value-type="string" office:string-value="يا ذارئ&#10;&#13;96 gece, gecede 8664 kez Ya Zari ismini okursanız 912x912 kere okumuş yani hatmini tamamlamış olursunuz.&#10;&#13;8664 için tesbih önerisi [87 tur][1X33][18 kalan]" calcext:value-type="string">
            <text:p>يا ذارئ</text:p>
            <text:p>96 gece, gecede 8664 kez Ya Zari ismini okursanız 912x912 kere okumuş yani hatmini tamamlamış olursunuz.</text:p>
            <text:p>8664 için tesbih önerisi [87 tur][1X33][18 kalan]</text:p>
          </table:table-cell>
          <table:table-cell table:style-name="ce16"/>
        </table:table-row>
        <table:table-row table:style-name="ro5">
          <table:table-cell table:style-name="ce4" office:value-type="string" calcext:value-type="string">
            <text:p>يا ذو الطول والإحسان</text:p>
          </table:table-cell>
          <table:table-cell table:style-name="ce6" office:value-type="string" calcext:value-type="string">
            <text:p>Ya Zu’t Tavli vel İhsan</text:p>
          </table:table-cell>
          <table:table-cell table:style-name="ce12" table:formula="of:=ABJAD([.$A223];1;1) - 11" office:value-type="float" office:value="939" calcext:value-type="float">
            <text:p>939</text:p>
          </table:table-cell>
          <table:table-cell table:style-name="ce12" table:formula="of:=[.C223]*[.C223]" office:value-type="float" office:value="881721" calcext:value-type="float">
            <text:p>881721</text:p>
          </table:table-cell>
          <table:table-cell table:style-name="ce14" table:formula="of:=ZKRPAYLAS([.D223];10000;[.A223];[.B223])" office:value-type="string" office:string-value="يا ذو الطول والإحسان&#10;&#13;313 gece, gecede 2817 kez Ya Zu’t Tavli vel İhsan ismini okursanız 939x939 kere okumuş yani hatmini tamamlamış olursunuz.&#10;&#13;2817 için tesbih önerisi [28 tur][1X33][12 kalan]" calcext:value-type="string">
            <text:p>يا ذو الطول والإحسان</text:p>
            <text:p>313 gece, gecede 2817 kez Ya Zu’t Tavli vel İhsan ismini okursanız 939x939 kere okumuş yani hatmini tamamlamış olursunuz.</text:p>
            <text:p>2817 için tesbih önerisi [28 tur][1X33][12 kalan]</text:p>
          </table:table-cell>
          <table:table-cell table:style-name="ce12" table:formula="of:=ABJAD([.$A223];7;1) - 11" office:value-type="float" office:value="1179" calcext:value-type="float">
            <text:p>1179</text:p>
          </table:table-cell>
          <table:table-cell table:style-name="ce12" table:formula="of:=[.F223]*[.F223]" office:value-type="float" office:value="1390041" calcext:value-type="float">
            <text:p>1390041</text:p>
          </table:table-cell>
          <table:table-cell table:style-name="ce14" table:formula="of:=ZKRPAYLAS([.G223];10000;[.A223];[.B223])" office:value-type="string" office:string-value="يا ذو الطول والإحسان&#10;&#13;393 gece, gecede 3537 kez Ya Zu’t Tavli vel İhsan ismini okursanız 1179x1179 kere okumuş yani hatmini tamamlamış olursunuz.&#10;&#13;3537 için tesbih önerisi [35 tur][2X33][6 kalan]" calcext:value-type="string">
            <text:p>يا ذو الطول والإحسان</text:p>
            <text:p>393 gece, gecede 3537 kez Ya Zu’t Tavli vel İhsan ismini okursanız 1179x1179 kere okumuş yani hatmini tamamlamış olursunuz.</text:p>
            <text:p>3537 için tesbih önerisi [35 tur][2X33][6 kalan]</text:p>
          </table:table-cell>
          <table:table-cell table:style-name="ce16"/>
        </table:table-row>
        <table:table-row table:style-name="ro5">
          <table:table-cell table:style-name="ce4" office:value-type="string" calcext:value-type="string">
            <text:p>يا أحسن الخالقين</text:p>
          </table:table-cell>
          <table:table-cell table:style-name="ce6" office:value-type="string" calcext:value-type="string">
            <text:p>Ya Ahsen’il Halikin</text:p>
          </table:table-cell>
          <table:table-cell table:style-name="ce12" table:formula="of:=ABJAD([.$A224];1;1) - 11" office:value-type="float" office:value="941" calcext:value-type="float">
            <text:p>941</text:p>
          </table:table-cell>
          <table:table-cell table:style-name="ce12" table:formula="of:=[.C224]*[.C224]" office:value-type="float" office:value="885481" calcext:value-type="float">
            <text:p>885481</text:p>
          </table:table-cell>
          <table:table-cell table:style-name="ce14" table:formula="of:=ZKRPAYLAS([.D224];10000;[.A224];[.B224])" office:value-type="string" office:string-value="يا أحسن الخالقين&#10;&#13;941 gece, gecede 941 kez Ya Ahsen’il Halikin ismini okursanız 941x941 kere okumuş yani hatmini tamamlamış olursunuz.&#10;&#13;941 için tesbih önerisi [9 tur][1X33][17 kalan]" calcext:value-type="string">
            <text:p>يا أحسن الخالقين</text:p>
            <text:p>941 gece, gecede 941 kez Ya Ahsen’il Halikin ismini okursanız 941x941 kere okumuş yani hatmini tamamlamış olursunuz.</text:p>
            <text:p>941 için tesbih önerisi [9 tur][1X33][17 kalan]</text:p>
          </table:table-cell>
          <table:table-cell table:style-name="ce12" table:formula="of:=ABJAD([.$A224];7;1) - 11" office:value-type="float" office:value="1181" calcext:value-type="float">
            <text:p>1181</text:p>
          </table:table-cell>
          <table:table-cell table:style-name="ce12" table:formula="of:=[.F224]*[.F224]" office:value-type="float" office:value="1394761" calcext:value-type="float">
            <text:p>1394761</text:p>
          </table:table-cell>
          <table:table-cell table:style-name="ce14" table:formula="of:=ZKRPAYLAS([.G224];10000;[.A224];[.B224])" office:value-type="string" office:string-value="يا أحسن الخالقين&#10;&#13;1181 gece, gecede 1181 kez Ya Ahsen’il Halikin ismini okursanız 1181x1181 kere okumuş yani hatmini tamamlamış olursunuz.&#10;&#13;1181 için tesbih önerisi [11 tur][2X33][26 kalan]" calcext:value-type="string">
            <text:p>يا أحسن الخالقين</text:p>
            <text:p>1181 gece, gecede 1181 kez Ya Ahsen’il Halikin ismini okursanız 1181x1181 kere okumuş yani hatmini tamamlamış olursunuz.</text:p>
            <text:p>1181 için tesbih önerisi [11 tur][2X33][26 kalan]</text:p>
          </table:table-cell>
          <table:table-cell table:style-name="ce16"/>
        </table:table-row>
        <table:table-row table:style-name="ro3">
          <table:table-cell table:style-name="ce4" office:value-type="string" calcext:value-type="string">
            <text:p>يا مفضل</text:p>
          </table:table-cell>
          <table:table-cell table:style-name="ce6" office:value-type="string" calcext:value-type="string">
            <text:p>Ya Mufaddıl</text:p>
          </table:table-cell>
          <table:table-cell table:style-name="ce12" table:formula="of:=ABJAD([.$A225];1;1) - 11" office:value-type="float" office:value="950" calcext:value-type="float">
            <text:p>950</text:p>
          </table:table-cell>
          <table:table-cell table:style-name="ce12" table:formula="of:=[.C225]*[.C225]" office:value-type="float" office:value="902500" calcext:value-type="float">
            <text:p>902500</text:p>
          </table:table-cell>
          <table:table-cell table:style-name="ce14" table:formula="of:=ZKRPAYLAS([.D225];10000;[.A225];[.B225])" office:value-type="string" office:string-value="يا مفضل&#10;&#13;95 gece, gecede 9500 kez Ya Mufaddıl ismini okursanız 950x950 kere okumuş yani hatmini tamamlamış olursunuz.&#10;&#13;9500 için tesbih önerisi [95 tur][2X33][29 kalan]" calcext:value-type="string">
            <text:p>يا مفضل</text:p>
            <text:p>95 gece, gecede 9500 kez Ya Mufaddıl ismini okursanız 950x950 kere okumuş yani hatmini tamamlamış olursunuz.</text:p>
            <text:p>9500 için tesbih önerisi [95 tur][2X33][29 kalan]</text:p>
          </table:table-cell>
          <table:table-cell table:style-name="ce12" table:formula="of:=ABJAD([.$A225];7;1) - 11" office:value-type="float" office:value="240" calcext:value-type="float">
            <text:p>240</text:p>
          </table:table-cell>
          <table:table-cell table:style-name="ce12" table:formula="of:=[.F225]*[.F225]" office:value-type="float" office:value="57600" calcext:value-type="float">
            <text:p>57600</text:p>
          </table:table-cell>
          <table:table-cell table:style-name="ce14" table:formula="of:=ZKRPAYLAS([.G225];10000;[.A225];[.B225])" office:value-type="string" office:string-value="يا مفضل&#10;&#13;6 gece, gecede 9600 kez Ya Mufaddıl ismini okursanız 240x240 kere okumuş yani hatmini tamamlamış olursunuz.&#10;&#13;9600 için tesbih önerisi [96 tur][2X33][30 kalan]" calcext:value-type="string">
            <text:p>يا مفضل</text:p>
            <text:p>6 gece, gecede 9600 kez Ya Mufaddıl ismini okursanız 240x240 kere okumuş yani hatmini tamamlamış olursunuz.</text:p>
            <text:p>9600 için tesbih önerisi [96 tur][2X33][30 kalan]</text:p>
          </table:table-cell>
          <table:table-cell table:style-name="ce16"/>
        </table:table-row>
        <table:table-row table:style-name="ro3">
          <table:table-cell table:style-name="ce4" office:value-type="string" calcext:value-type="string">
            <text:p>يا نذير</text:p>
          </table:table-cell>
          <table:table-cell table:style-name="ce6" office:value-type="string" calcext:value-type="string">
            <text:p>Ya Nezir</text:p>
          </table:table-cell>
          <table:table-cell table:style-name="ce12" table:formula="of:=ABJAD([.$A226];1;1) - 11" office:value-type="float" office:value="960" calcext:value-type="float">
            <text:p>960</text:p>
          </table:table-cell>
          <table:table-cell table:style-name="ce12" table:formula="of:=[.C226]*[.C226]" office:value-type="float" office:value="921600" calcext:value-type="float">
            <text:p>921600</text:p>
          </table:table-cell>
          <table:table-cell table:style-name="ce14" table:formula="of:=ZKRPAYLAS([.D226];10000;[.A226];[.B226])" office:value-type="string" office:string-value="يا نذير&#10;&#13;96 gece, gecede 9600 kez Ya Nezir ismini okursanız 960x960 kere okumuş yani hatmini tamamlamış olursunuz.&#10;&#13;9600 için tesbih önerisi [96 tur][2X33][30 kalan]" calcext:value-type="string">
            <text:p>يا نذير</text:p>
            <text:p>96 gece, gecede 9600 kez Ya Nezir ismini okursanız 960x960 kere okumuş yani hatmini tamamlamış olursunuz.</text:p>
            <text:p>9600 için tesbih önerisi [96 tur][2X33][30 kalan]</text:p>
          </table:table-cell>
          <table:table-cell table:style-name="ce12" table:formula="of:=ABJAD([.$A226];7;1) - 11" office:value-type="float" office:value="960" calcext:value-type="float">
            <text:p>960</text:p>
          </table:table-cell>
          <table:table-cell table:style-name="ce12" table:formula="of:=[.F226]*[.F226]" office:value-type="float" office:value="921600" calcext:value-type="float">
            <text:p>921600</text:p>
          </table:table-cell>
          <table:table-cell table:style-name="ce14" table:formula="of:=ZKRPAYLAS([.G226];10000;[.A226];[.B226])" office:value-type="string" office:string-value="يا نذير&#10;&#13;96 gece, gecede 9600 kez Ya Nezir ismini okursanız 960x960 kere okumuş yani hatmini tamamlamış olursunuz.&#10;&#13;9600 için tesbih önerisi [96 tur][2X33][30 kalan]" calcext:value-type="string">
            <text:p>يا نذير</text:p>
            <text:p>96 gece, gecede 9600 kez Ya Nezir ismini okursanız 960x960 kere okumuş yani hatmini tamamlamış olursunuz.</text:p>
            <text:p>9600 için tesbih önerisi [96 tur][2X33][30 kalan]</text:p>
          </table:table-cell>
          <table:table-cell table:style-name="ce16"/>
        </table:table-row>
        <table:table-row table:style-name="ro3">
          <table:table-cell table:style-name="ce4" office:value-type="string" calcext:value-type="string">
            <text:p>يا مذكور</text:p>
          </table:table-cell>
          <table:table-cell table:style-name="ce6" office:value-type="string" calcext:value-type="string">
            <text:p>Ya Mezkur</text:p>
          </table:table-cell>
          <table:table-cell table:style-name="ce12" table:formula="of:=ABJAD([.$A227];1;1) - 11" office:value-type="float" office:value="966" calcext:value-type="float">
            <text:p>966</text:p>
          </table:table-cell>
          <table:table-cell table:style-name="ce12" table:formula="of:=[.C227]*[.C227]" office:value-type="float" office:value="933156" calcext:value-type="float">
            <text:p>933156</text:p>
          </table:table-cell>
          <table:table-cell table:style-name="ce14" table:formula="of:=ZKRPAYLAS([.D227];10000;[.A227];[.B227])" office:value-type="string" office:string-value="يا مذكور&#10;&#13;98 gece, gecede 9522 kez Ya Mezkur ismini okursanız 966x966 kere okumuş yani hatmini tamamlamış olursunuz.&#10;&#13;9522 için tesbih önerisi [96 tur][18 kalan]" calcext:value-type="string">
            <text:p>يا مذكور</text:p>
            <text:p>98 gece, gecede 9522 kez Ya Mezkur ismini okursanız 966x966 kere okumuş yani hatmini tamamlamış olursunuz.</text:p>
            <text:p>9522 için tesbih önerisi [96 tur][18 kalan]</text:p>
          </table:table-cell>
          <table:table-cell table:style-name="ce12" table:formula="of:=ABJAD([.$A227];7;1) - 11" office:value-type="float" office:value="966" calcext:value-type="float">
            <text:p>966</text:p>
          </table:table-cell>
          <table:table-cell table:style-name="ce12" table:formula="of:=[.F227]*[.F227]" office:value-type="float" office:value="933156" calcext:value-type="float">
            <text:p>933156</text:p>
          </table:table-cell>
          <table:table-cell table:style-name="ce14" table:formula="of:=ZKRPAYLAS([.G227];10000;[.A227];[.B227])" office:value-type="string" office:string-value="يا مذكور&#10;&#13;98 gece, gecede 9522 kez Ya Mezkur ismini okursanız 966x966 kere okumuş yani hatmini tamamlamış olursunuz.&#10;&#13;9522 için tesbih önerisi [96 tur][18 kalan]" calcext:value-type="string">
            <text:p>يا مذكور</text:p>
            <text:p>98 gece, gecede 9522 kez Ya Mezkur ismini okursanız 966x966 kere okumuş yani hatmini tamamlamış olursunuz.</text:p>
            <text:p>9522 için tesbih önerisi [96 tur][18 kalan]</text:p>
          </table:table-cell>
          <table:table-cell table:style-name="ce16"/>
        </table:table-row>
        <table:table-row table:style-name="ro4">
          <table:table-cell table:style-name="ce4" office:value-type="string" calcext:value-type="string">
            <text:p>يا خير الحاكمين</text:p>
          </table:table-cell>
          <table:table-cell table:style-name="ce6" office:value-type="string" calcext:value-type="string">
            <text:p>Ya Hayr’al Hakimin</text:p>
          </table:table-cell>
          <table:table-cell table:style-name="ce12" table:formula="of:=ABJAD([.$A228];1;1) - 11" office:value-type="float" office:value="970" calcext:value-type="float">
            <text:p>970</text:p>
          </table:table-cell>
          <table:table-cell table:style-name="ce12" table:formula="of:=[.C228]*[.C228]" office:value-type="float" office:value="940900" calcext:value-type="float">
            <text:p>940900</text:p>
          </table:table-cell>
          <table:table-cell table:style-name="ce14" table:formula="of:=ZKRPAYLAS([.D228];10000;[.A228];[.B228])" office:value-type="string" office:string-value="يا خير الحاكمين&#10;&#13;97 gece, gecede 9700 kez Ya Hayr’al Hakimin ismini okursanız 970x970 kere okumuş yani hatmini tamamlamış olursunuz.&#10;&#13;9700 için tesbih önerisi [97 tur][2X33][31 kalan]" calcext:value-type="string">
            <text:p>يا خير الحاكمين</text:p>
            <text:p>97 gece, gecede 9700 kez Ya Hayr’al Hakimin ismini okursanız 970x970 kere okumuş yani hatmini tamamlamış olursunuz.</text:p>
            <text:p>9700 için tesbih önerisi [97 tur][2X33][31 kalan]</text:p>
          </table:table-cell>
          <table:table-cell table:style-name="ce12" table:formula="of:=ABJAD([.$A228];7;1) - 11" office:value-type="float" office:value="970" calcext:value-type="float">
            <text:p>970</text:p>
          </table:table-cell>
          <table:table-cell table:style-name="ce12" table:formula="of:=[.F228]*[.F228]" office:value-type="float" office:value="940900" calcext:value-type="float">
            <text:p>940900</text:p>
          </table:table-cell>
          <table:table-cell table:style-name="ce14" table:formula="of:=ZKRPAYLAS([.G228];10000;[.A228];[.B228])" office:value-type="string" office:string-value="يا خير الحاكمين&#10;&#13;97 gece, gecede 9700 kez Ya Hayr’al Hakimin ismini okursanız 970x970 kere okumuş yani hatmini tamamlamış olursunuz.&#10;&#13;9700 için tesbih önerisi [97 tur][2X33][31 kalan]" calcext:value-type="string">
            <text:p>يا خير الحاكمين</text:p>
            <text:p>97 gece, gecede 9700 kez Ya Hayr’al Hakimin ismini okursanız 970x970 kere okumuş yani hatmini tamamlamış olursunuz.</text:p>
            <text:p>9700 için tesbih önerisi [97 tur][2X33][31 kalan]</text:p>
          </table:table-cell>
          <table:table-cell table:style-name="ce16"/>
        </table:table-row>
        <table:table-row table:style-name="ro3">
          <table:table-cell table:style-name="ce4" office:value-type="string" calcext:value-type="string">
            <text:p>يا حافظ</text:p>
          </table:table-cell>
          <table:table-cell table:style-name="ce6" office:value-type="string" calcext:value-type="string">
            <text:p>Ya Hafız</text:p>
          </table:table-cell>
          <table:table-cell table:style-name="ce12" table:formula="of:=ABJAD([.$A229];1;1) - 11" office:value-type="float" office:value="989" calcext:value-type="float">
            <text:p>989</text:p>
          </table:table-cell>
          <table:table-cell table:style-name="ce12" table:formula="of:=[.C229]*[.C229]" office:value-type="float" office:value="978121" calcext:value-type="float">
            <text:p>978121</text:p>
          </table:table-cell>
          <table:table-cell table:style-name="ce14" table:formula="of:=ZKRPAYLAS([.D229];10000;[.A229];[.B229])" office:value-type="string" office:string-value="يا حافظ&#10;&#13;529 gece, gecede 1849 kez Ya Hafız ismini okursanız 989x989 kere okumuş yani hatmini tamamlamış olursunuz.&#10;&#13;1849 için tesbih önerisi [18 tur][2X33][1 kalan]" calcext:value-type="string">
            <text:p>يا حافظ</text:p>
            <text:p>529 gece, gecede 1849 kez Ya Hafız ismini okursanız 989x989 kere okumuş yani hatmini tamamlamış olursunuz.</text:p>
            <text:p>1849 için tesbih önerisi [18 tur][2X33][1 kalan]</text:p>
          </table:table-cell>
          <table:table-cell table:style-name="ce12" table:formula="of:=ABJAD([.$A229];7;1) - 11" office:value-type="float" office:value="889" calcext:value-type="float">
            <text:p>889</text:p>
          </table:table-cell>
          <table:table-cell table:style-name="ce12" table:formula="of:=[.F229]*[.F229]" office:value-type="float" office:value="790321" calcext:value-type="float">
            <text:p>790321</text:p>
          </table:table-cell>
          <table:table-cell table:style-name="ce14" table:formula="of:=ZKRPAYLAS([.G229];10000;[.A229];[.B229])" office:value-type="string" office:string-value="يا حافظ&#10;&#13;127 gece, gecede 6223 kez Ya Hafız ismini okursanız 889x889 kere okumuş yani hatmini tamamlamış olursunuz.&#10;&#13;6223 için tesbih önerisi [62 tur][2X33][19 kalan]" calcext:value-type="string">
            <text:p>يا حافظ</text:p>
            <text:p>127 gece, gecede 6223 kez Ya Hafız ismini okursanız 889x889 kere okumuş yani hatmini tamamlamış olursunuz.</text:p>
            <text:p>6223 için tesbih önerisi [62 tur][2X33][19 kalan]</text:p>
          </table:table-cell>
          <table:table-cell table:style-name="ce16"/>
        </table:table-row>
        <table:table-row table:style-name="ro2">
          <table:table-cell table:style-name="ce4" office:value-type="string" calcext:value-type="string">
            <text:p>يا منذر</text:p>
          </table:table-cell>
          <table:table-cell table:style-name="ce6" office:value-type="string" calcext:value-type="string">
            <text:p>Ya Munzir</text:p>
          </table:table-cell>
          <table:table-cell table:style-name="ce12" table:formula="of:=ABJAD([.$A230];1;1) - 11" office:value-type="float" office:value="990" calcext:value-type="float">
            <text:p>990</text:p>
          </table:table-cell>
          <table:table-cell table:style-name="ce12" table:formula="of:=[.C230]*[.C230]" office:value-type="float" office:value="980100" calcext:value-type="float">
            <text:p>980100</text:p>
          </table:table-cell>
          <table:table-cell table:style-name="ce14" table:formula="of:=ZKRPAYLAS([.D230];10000;[.A230];[.B230])" office:value-type="string" office:string-value="يا منذر&#10;&#13;99 gece, gecede 9900 kez Ya Munzir ismini okursanız 990x990 kere okumuş yani hatmini tamamlamış olursunuz.&#10;&#13;9900 için tesbih önerisi [100 tur]" calcext:value-type="string">
            <text:p>يا منذر</text:p>
            <text:p>99 gece, gecede 9900 kez Ya Munzir ismini okursanız 990x990 kere okumuş yani hatmini tamamlamış olursunuz.</text:p>
            <text:p>9900 için tesbih önerisi [100 tur]</text:p>
          </table:table-cell>
          <table:table-cell table:style-name="ce12" table:formula="of:=ABJAD([.$A230];7;1) - 11" office:value-type="float" office:value="990" calcext:value-type="float">
            <text:p>990</text:p>
          </table:table-cell>
          <table:table-cell table:style-name="ce12" table:formula="of:=[.F230]*[.F230]" office:value-type="float" office:value="980100" calcext:value-type="float">
            <text:p>980100</text:p>
          </table:table-cell>
          <table:table-cell table:style-name="ce14" table:formula="of:=ZKRPAYLAS([.G230];10000;[.A230];[.B230])" office:value-type="string" office:string-value="يا منذر&#10;&#13;99 gece, gecede 9900 kez Ya Munzir ismini okursanız 990x990 kere okumuş yani hatmini tamamlamış olursunuz.&#10;&#13;9900 için tesbih önerisi [100 tur]" calcext:value-type="string">
            <text:p>يا منذر</text:p>
            <text:p>99 gece, gecede 9900 kez Ya Munzir ismini okursanız 990x990 kere okumuş yani hatmini tamamlamış olursunuz.</text:p>
            <text:p>9900 için tesbih önerisi [100 tur]</text:p>
          </table:table-cell>
          <table:table-cell table:style-name="ce16"/>
        </table:table-row>
        <table:table-row table:style-name="ro3">
          <table:table-cell table:style-name="ce4" office:value-type="string" calcext:value-type="string">
            <text:p>يا حفيظ</text:p>
          </table:table-cell>
          <table:table-cell table:style-name="ce6" office:value-type="string" calcext:value-type="string">
            <text:p>Ya Hafiz</text:p>
          </table:table-cell>
          <table:table-cell table:style-name="ce12" table:formula="of:=ABJAD([.$A231];1;1) - 11" office:value-type="float" office:value="998" calcext:value-type="float">
            <text:p>998</text:p>
          </table:table-cell>
          <table:table-cell table:style-name="ce12" table:formula="of:=[.C231]*[.C231]" office:value-type="float" office:value="996004" calcext:value-type="float">
            <text:p>996004</text:p>
          </table:table-cell>
          <table:table-cell table:style-name="ce14" table:formula="of:=ZKRPAYLAS([.D231];10000;[.A231];[.B231])" office:value-type="string" office:string-value="يا حفيظ&#10;&#13;499 gece, gecede 1996 kez Ya Hafiz ismini okursanız 998x998 kere okumuş yani hatmini tamamlamış olursunuz.&#10;&#13;1996 için tesbih önerisi [20 tur][16 kalan]" calcext:value-type="string">
            <text:p>يا حفيظ</text:p>
            <text:p>499 gece, gecede 1996 kez Ya Hafiz ismini okursanız 998x998 kere okumuş yani hatmini tamamlamış olursunuz.</text:p>
            <text:p>1996 için tesbih önerisi [20 tur][16 kalan]</text:p>
          </table:table-cell>
          <table:table-cell table:style-name="ce12" table:formula="of:=ABJAD([.$A231];7;1) - 11" office:value-type="float" office:value="898" calcext:value-type="float">
            <text:p>898</text:p>
          </table:table-cell>
          <table:table-cell table:style-name="ce12" table:formula="of:=[.F231]*[.F231]" office:value-type="float" office:value="806404" calcext:value-type="float">
            <text:p>806404</text:p>
          </table:table-cell>
          <table:table-cell table:style-name="ce14" table:formula="of:=ZKRPAYLAS([.G231];10000;[.A231];[.B231])" office:value-type="string" office:string-value="يا حفيظ&#10;&#13;449 gece, gecede 1796 kez Ya Hafiz ismini okursanız 898x898 kere okumuş yani hatmini tamamlamış olursunuz.&#10;&#13;1796 için tesbih önerisi [18 tur][14 kalan]" calcext:value-type="string">
            <text:p>يا حفيظ</text:p>
            <text:p>449 gece, gecede 1796 kez Ya Hafiz ismini okursanız 898x898 kere okumuş yani hatmini tamamlamış olursunuz.</text:p>
            <text:p>1796 için tesbih önerisi [18 tur][14 kalan]</text:p>
          </table:table-cell>
          <table:table-cell table:style-name="ce16"/>
        </table:table-row>
        <table:table-row table:style-name="ro4">
          <table:table-cell table:style-name="ce4" office:value-type="string" calcext:value-type="string">
            <text:p>يا رفيع الدرجات</text:p>
          </table:table-cell>
          <table:table-cell table:style-name="ce6" office:value-type="string" calcext:value-type="string">
            <text:p>Ya Rafiyy’ad Derecat</text:p>
          </table:table-cell>
          <table:table-cell table:style-name="ce12" table:formula="of:=ABJAD([.$A232];1;1) - 11" office:value-type="float" office:value="999" calcext:value-type="float">
            <text:p>999</text:p>
          </table:table-cell>
          <table:table-cell table:style-name="ce12" table:formula="of:=[.C232]*[.C232]" office:value-type="float" office:value="998001" calcext:value-type="float">
            <text:p>998001</text:p>
          </table:table-cell>
          <table:table-cell table:style-name="ce14" table:formula="of:=ZKRPAYLAS([.D232];10000;[.A232];[.B232])" office:value-type="string" office:string-value="يا رفيع الدرجات&#10;&#13;111 gece, gecede 8991 kez Ya Rafiyy’ad Derecat ismini okursanız 999x999 kere okumuş yani hatmini tamamlamış olursunuz.&#10;&#13;8991 için tesbih önerisi [90 tur][2X33][15 kalan]" calcext:value-type="string">
            <text:p>يا رفيع الدرجات</text:p>
            <text:p>111 gece, gecede 8991 kez Ya Rafiyy’ad Derecat ismini okursanız 999x999 kere okumuş yani hatmini tamamlamış olursunuz.</text:p>
            <text:p>8991 için tesbih önerisi [90 tur][2X33][15 kalan]</text:p>
          </table:table-cell>
          <table:table-cell table:style-name="ce12" table:formula="of:=ABJAD([.$A232];7;1) - 11" office:value-type="float" office:value="999" calcext:value-type="float">
            <text:p>999</text:p>
          </table:table-cell>
          <table:table-cell table:style-name="ce12" table:formula="of:=[.F232]*[.F232]" office:value-type="float" office:value="998001" calcext:value-type="float">
            <text:p>998001</text:p>
          </table:table-cell>
          <table:table-cell table:style-name="ce14" table:formula="of:=ZKRPAYLAS([.G232];10000;[.A232];[.B232])">
            <text:p/>
          </table:table-cell>
          <table:table-cell table:style-name="ce16"/>
        </table:table-row>
        <table:table-row table:style-name="ro4">
          <table:table-cell table:style-name="ce4" office:value-type="string" calcext:value-type="string">
            <text:p>يا ضار</text:p>
          </table:table-cell>
          <table:table-cell table:style-name="ce6" office:value-type="string" calcext:value-type="string">
            <text:p>Ya Dar</text:p>
          </table:table-cell>
          <table:table-cell table:style-name="ce12" table:formula="of:=ABJAD([.$A233];1;1) - 11" office:value-type="float" office:value="1001" calcext:value-type="float">
            <text:p>1001</text:p>
          </table:table-cell>
          <table:table-cell table:style-name="ce12" table:formula="of:=[.C233]*[.C233]" office:value-type="float" office:value="1002001" calcext:value-type="float">
            <text:p>1002001</text:p>
          </table:table-cell>
          <table:table-cell table:style-name="ce14" table:formula="of:=ZKRPAYLAS([.D233];10000;[.A233];[.B233])" office:value-type="string" office:string-value="يا ضار&#10;&#13;121 gece, gecede 8281 kez Ya Dar ismini okursanız 1001x1001 kere okumuş yani hatmini tamamlamış olursunuz.&#10;&#13;8281 için tesbih önerisi [83 tur][1X33][31 kalan]" calcext:value-type="string">
            <text:p>يا ضار</text:p>
            <text:p>121 gece, gecede 8281 kez Ya Dar ismini okursanız 1001x1001 kere okumuş yani hatmini tamamlamış olursunuz.</text:p>
            <text:p>8281 için tesbih önerisi [83 tur][1X33][31 kalan]</text:p>
          </table:table-cell>
          <table:table-cell table:style-name="ce12" table:formula="of:=ABJAD([.$A233];7;1) - 11" office:value-type="float" office:value="291" calcext:value-type="float">
            <text:p>291</text:p>
          </table:table-cell>
          <table:table-cell table:style-name="ce12" table:formula="of:=[.F233]*[.F233]" office:value-type="float" office:value="84681" calcext:value-type="float">
            <text:p>84681</text:p>
          </table:table-cell>
          <table:table-cell table:style-name="ce14" table:formula="of:=ZKRPAYLAS([.G233];10000;[.A233];[.B233])" office:value-type="string" office:string-value="يا ضار&#10;&#13;9 gece, gecede 9409 kez Ya Dar ismini okursanız 291x291 kere okumuş yani hatmini tamamlamış olursunuz.&#10;&#13;9409 için tesbih önerisi [95 tur][4 kalan]" calcext:value-type="string">
            <text:p>يا ضار</text:p>
            <text:p>9 gece, gecede 9409 kez Ya Dar ismini okursanız 291x291 kere okumuş yani hatmini tamamlamış olursunuz.</text:p>
            <text:p>9409 için tesbih önerisi [95 tur][4 kalan]</text:p>
          </table:table-cell>
          <table:table-cell table:style-name="ce16"/>
        </table:table-row>
        <table:table-row table:style-name="ro4">
          <table:table-cell table:style-name="ce4" office:value-type="string" calcext:value-type="string">
            <text:p>يا رضا</text:p>
          </table:table-cell>
          <table:table-cell table:style-name="ce6" office:value-type="string" calcext:value-type="string">
            <text:p>Ya Rıda</text:p>
          </table:table-cell>
          <table:table-cell table:style-name="ce12" table:formula="of:=ABJAD([.$A234];1;1) - 11" office:value-type="float" office:value="1001" calcext:value-type="float">
            <text:p>1001</text:p>
          </table:table-cell>
          <table:table-cell table:style-name="ce12" table:formula="of:=[.C234]*[.C234]" office:value-type="float" office:value="1002001" calcext:value-type="float">
            <text:p>1002001</text:p>
          </table:table-cell>
          <table:table-cell table:style-name="ce14" table:formula="of:=ZKRPAYLAS([.D234];10000;[.A234];[.B234])" office:value-type="string" office:string-value="يا رضا&#10;&#13;121 gece, gecede 8281 kez Ya Rıda ismini okursanız 1001x1001 kere okumuş yani hatmini tamamlamış olursunuz.&#10;&#13;8281 için tesbih önerisi [83 tur][1X33][31 kalan]" calcext:value-type="string">
            <text:p>يا رضا</text:p>
            <text:p>121 gece, gecede 8281 kez Ya Rıda ismini okursanız 1001x1001 kere okumuş yani hatmini tamamlamış olursunuz.</text:p>
            <text:p>8281 için tesbih önerisi [83 tur][1X33][31 kalan]</text:p>
          </table:table-cell>
          <table:table-cell table:style-name="ce12" table:formula="of:=ABJAD([.$A234];7;1) - 11" office:value-type="float" office:value="291" calcext:value-type="float">
            <text:p>291</text:p>
          </table:table-cell>
          <table:table-cell table:style-name="ce12" table:formula="of:=[.F234]*[.F234]" office:value-type="float" office:value="84681" calcext:value-type="float">
            <text:p>84681</text:p>
          </table:table-cell>
          <table:table-cell table:style-name="ce14" table:formula="of:=ZKRPAYLAS([.G234];10000;[.A234];[.B234])" office:value-type="string" office:string-value="يا رضا&#10;&#13;9 gece, gecede 9409 kez Ya Rıda ismini okursanız 291x291 kere okumuş yani hatmini tamamlamış olursunuz.&#10;&#13;9409 için tesbih önerisi [95 tur][4 kalan]" calcext:value-type="string">
            <text:p>يا رضا</text:p>
            <text:p>9 gece, gecede 9409 kez Ya Rıda ismini okursanız 291x291 kere okumuş yani hatmini tamamlamış olursunuz.</text:p>
            <text:p>9409 için tesbih önerisi [95 tur][4 kalan]</text:p>
          </table:table-cell>
          <table:table-cell table:style-name="ce16"/>
        </table:table-row>
        <table:table-row table:style-name="ro4">
          <table:table-cell table:style-name="ce4" office:value-type="string" calcext:value-type="string">
            <text:p>يا أعظم</text:p>
          </table:table-cell>
          <table:table-cell table:style-name="ce6" office:value-type="string" calcext:value-type="string">
            <text:p>Ya A’zam</text:p>
          </table:table-cell>
          <table:table-cell table:style-name="ce12" table:formula="of:=ABJAD([.$A235];1;1) - 11" office:value-type="float" office:value="1011" calcext:value-type="float">
            <text:p>1011</text:p>
          </table:table-cell>
          <table:table-cell table:style-name="ce12" table:formula="of:=[.C235]*[.C235]" office:value-type="float" office:value="1022121" calcext:value-type="float">
            <text:p>1022121</text:p>
          </table:table-cell>
          <table:table-cell table:style-name="ce14" table:formula="of:=ZKRPAYLAS([.D235];10000;[.A235];[.B235])" office:value-type="string" office:string-value="يا أعظم&#10;&#13;337 gece, gecede 3033 kez Ya A’zam ismini okursanız 1011x1011 kere okumuş yani hatmini tamamlamış olursunuz.&#10;&#13;3033 için tesbih önerisi [30 tur][1X33][30 kalan]" calcext:value-type="string">
            <text:p>يا أعظم</text:p>
            <text:p>337 gece, gecede 3033 kez Ya A’zam ismini okursanız 1011x1011 kere okumuş yani hatmini tamamlamış olursunuz.</text:p>
            <text:p>3033 için tesbih önerisi [30 tur][1X33][30 kalan]</text:p>
          </table:table-cell>
          <table:table-cell table:style-name="ce12" table:formula="of:=ABJAD([.$A235];7;1) - 11" office:value-type="float" office:value="911" calcext:value-type="float">
            <text:p>911</text:p>
          </table:table-cell>
          <table:table-cell table:style-name="ce12" table:formula="of:=[.F235]*[.F235]" office:value-type="float" office:value="829921" calcext:value-type="float">
            <text:p>829921</text:p>
          </table:table-cell>
          <table:table-cell table:style-name="ce14" table:formula="of:=ZKRPAYLAS([.G235];10000;[.A235];[.B235])" office:value-type="string" office:string-value="يا أعظم&#10;&#13;911 gece, gecede 911 kez Ya A’zam ismini okursanız 911x911 kere okumuş yani hatmini tamamlamış olursunuz.&#10;&#13;911 için tesbih önerisi [9 tur][20 kalan]" calcext:value-type="string">
            <text:p>يا أعظم</text:p>
            <text:p>911 gece, gecede 911 kez Ya A’zam ismini okursanız 911x911 kere okumuş yani hatmini tamamlamış olursunuz.</text:p>
            <text:p>911 için tesbih önerisi [9 tur][20 kalan]</text:p>
          </table:table-cell>
          <table:table-cell table:style-name="ce16"/>
        </table:table-row>
        <table:table-row table:style-name="ro4">
          <table:table-cell table:style-name="ce4" office:value-type="string" calcext:value-type="string">
            <text:p>يا عظيم</text:p>
          </table:table-cell>
          <table:table-cell table:style-name="ce6" office:value-type="string" calcext:value-type="string">
            <text:p>Ya Azim</text:p>
          </table:table-cell>
          <table:table-cell table:style-name="ce12" table:formula="of:=ABJAD([.$A236];1;1) - 11" office:value-type="float" office:value="1020" calcext:value-type="float">
            <text:p>1020</text:p>
          </table:table-cell>
          <table:table-cell table:style-name="ce12" table:formula="of:=[.C236]*[.C236]" office:value-type="float" office:value="1040400" calcext:value-type="float">
            <text:p>1040400</text:p>
          </table:table-cell>
          <table:table-cell table:style-name="ce14" table:formula="of:=ZKRPAYLAS([.D236];10000;[.A236];[.B236])" office:value-type="string" office:string-value="يا عظيم&#10;&#13;120 gece, gecede 8670 kez Ya Azim ismini okursanız 1020x1020 kere okumuş yani hatmini tamamlamış olursunuz.&#10;&#13;8670 için tesbih önerisi [87 tur][1X33][24 kalan]" calcext:value-type="string">
            <text:p>يا عظيم</text:p>
            <text:p>120 gece, gecede 8670 kez Ya Azim ismini okursanız 1020x1020 kere okumuş yani hatmini tamamlamış olursunuz.</text:p>
            <text:p>8670 için tesbih önerisi [87 tur][1X33][24 kalan]</text:p>
          </table:table-cell>
          <table:table-cell table:style-name="ce12" table:formula="of:=ABJAD([.$A236];7;1) - 11" office:value-type="float" office:value="920" calcext:value-type="float">
            <text:p>920</text:p>
          </table:table-cell>
          <table:table-cell table:style-name="ce12" table:formula="of:=[.F236]*[.F236]" office:value-type="float" office:value="846400" calcext:value-type="float">
            <text:p>846400</text:p>
          </table:table-cell>
          <table:table-cell table:style-name="ce14" table:formula="of:=ZKRPAYLAS([.G236];10000;[.A236];[.B236])" office:value-type="string" office:string-value="يا عظيم&#10;&#13;92 gece, gecede 9200 kez Ya Azim ismini okursanız 920x920 kere okumuş yani hatmini tamamlamış olursunuz.&#10;&#13;9200 için tesbih önerisi [92 tur][2X33][26 kalan]" calcext:value-type="string">
            <text:p>يا عظيم</text:p>
            <text:p>92 gece, gecede 9200 kez Ya Azim ismini okursanız 920x920 kere okumuş yani hatmini tamamlamış olursunuz.</text:p>
            <text:p>9200 için tesbih önerisi [92 tur][2X33][26 kalan]</text:p>
          </table:table-cell>
          <table:table-cell table:style-name="ce16"/>
        </table:table-row>
        <table:table-row table:style-name="ro5">
          <table:table-cell table:style-name="ce4" office:value-type="string" calcext:value-type="string">
            <text:p>يا خير المنزلين</text:p>
          </table:table-cell>
          <table:table-cell table:style-name="ce6" office:value-type="string" calcext:value-type="string">
            <text:p>Ya Hayr’al Munzilin</text:p>
          </table:table-cell>
          <table:table-cell table:style-name="ce12" table:formula="of:=ABJAD([.$A237];1;1) - 11" office:value-type="float" office:value="1028" calcext:value-type="float">
            <text:p>1028</text:p>
          </table:table-cell>
          <table:table-cell table:style-name="ce12" table:formula="of:=[.C237]*[.C237]" office:value-type="float" office:value="1056784" calcext:value-type="float">
            <text:p>1056784</text:p>
          </table:table-cell>
          <table:table-cell table:style-name="ce14" table:formula="of:=ZKRPAYLAS([.D237];10000;[.A237];[.B237])" office:value-type="string" office:string-value="يا خير المنزلين&#10;&#13;257 gece, gecede 4112 kez Ya Hayr’al Munzilin ismini okursanız 1028x1028 kere okumuş yani hatmini tamamlamış olursunuz.&#10;&#13;4112 için tesbih önerisi [41 tur][1X33][20 kalan]" calcext:value-type="string">
            <text:p>يا خير المنزلين</text:p>
            <text:p>257 gece, gecede 4112 kez Ya Hayr’al Munzilin ismini okursanız 1028x1028 kere okumuş yani hatmini tamamlamış olursunuz.</text:p>
            <text:p>4112 için tesbih önerisi [41 tur][1X33][20 kalan]</text:p>
          </table:table-cell>
          <table:table-cell table:style-name="ce12" table:formula="of:=ABJAD([.$A237];7;1) - 11" office:value-type="float" office:value="1028" calcext:value-type="float">
            <text:p>1028</text:p>
          </table:table-cell>
          <table:table-cell table:style-name="ce12" table:formula="of:=[.F237]*[.F237]" office:value-type="float" office:value="1056784" calcext:value-type="float">
            <text:p>1056784</text:p>
          </table:table-cell>
          <table:table-cell table:style-name="ce14" table:formula="of:=ZKRPAYLAS([.G237];10000;[.A237];[.B237])" office:value-type="string" office:string-value="يا خير المنزلين&#10;&#13;257 gece, gecede 4112 kez Ya Hayr’al Munzilin ismini okursanız 1028x1028 kere okumuş yani hatmini tamamlamış olursunuz.&#10;&#13;4112 için tesbih önerisi [41 tur][1X33][20 kalan]" calcext:value-type="string">
            <text:p>يا خير المنزلين</text:p>
            <text:p>257 gece, gecede 4112 kez Ya Hayr’al Munzilin ismini okursanız 1028x1028 kere okumuş yani hatmini tamamlamış olursunuz.</text:p>
            <text:p>4112 için tesbih önerisi [41 tur][1X33][20 kalan]</text:p>
          </table:table-cell>
          <table:table-cell table:style-name="ce16"/>
        </table:table-row>
        <table:table-row table:style-name="ro5">
          <table:table-cell table:style-name="ce4" office:value-type="string" calcext:value-type="string">
            <text:p>يا مخزي الكافرين</text:p>
          </table:table-cell>
          <table:table-cell table:style-name="ce6" office:value-type="string" calcext:value-type="string">
            <text:p>Ya Muhzi’el Kafirin</text:p>
          </table:table-cell>
          <table:table-cell table:style-name="ce12" table:formula="of:=ABJAD([.$A238];1;1) - 11" office:value-type="float" office:value="1049" calcext:value-type="float">
            <text:p>1049</text:p>
          </table:table-cell>
          <table:table-cell table:style-name="ce12" table:formula="of:=[.C238]*[.C238]" office:value-type="float" office:value="1100401" calcext:value-type="float">
            <text:p>1100401</text:p>
          </table:table-cell>
          <table:table-cell table:style-name="ce14" table:formula="of:=ZKRPAYLAS([.D238];10000;[.A238];[.B238])" office:value-type="string" office:string-value="يا مخزي الكافرين&#10;&#13;1049 gece, gecede 1049 kez Ya Muhzi’el Kafirin ismini okursanız 1049x1049 kere okumuş yani hatmini tamamlamış olursunuz.&#10;&#13;1049 için tesbih önerisi [10 tur][1X33][26 kalan]" calcext:value-type="string">
            <text:p>يا مخزي الكافرين</text:p>
            <text:p>1049 gece, gecede 1049 kez Ya Muhzi’el Kafirin ismini okursanız 1049x1049 kere okumuş yani hatmini tamamlamış olursunuz.</text:p>
            <text:p>1049 için tesbih önerisi [10 tur][1X33][26 kalan]</text:p>
          </table:table-cell>
          <table:table-cell table:style-name="ce12" table:formula="of:=ABJAD([.$A238];7;1) - 11" office:value-type="float" office:value="1049" calcext:value-type="float">
            <text:p>1049</text:p>
          </table:table-cell>
          <table:table-cell table:style-name="ce12" table:formula="of:=[.F238]*[.F238]" office:value-type="float" office:value="1100401" calcext:value-type="float">
            <text:p>1100401</text:p>
          </table:table-cell>
          <table:table-cell table:style-name="ce14" table:formula="of:=ZKRPAYLAS([.G238];10000;[.A238];[.B238])" office:value-type="string" office:string-value="يا مخزي الكافرين&#10;&#13;1049 gece, gecede 1049 kez Ya Muhzi’el Kafirin ismini okursanız 1049x1049 kere okumuş yani hatmini tamamlamış olursunuz.&#10;&#13;1049 için tesbih önerisi [10 tur][1X33][26 kalan]" calcext:value-type="string">
            <text:p>يا مخزي الكافرين</text:p>
            <text:p>1049 gece, gecede 1049 kez Ya Muhzi’el Kafirin ismini okursanız 1049x1049 kere okumuş yani hatmini tamamlamış olursunuz.</text:p>
            <text:p>1049 için tesbih önerisi [10 tur][1X33][26 kalan]</text:p>
          </table:table-cell>
          <table:table-cell table:style-name="ce16"/>
        </table:table-row>
        <table:table-row table:style-name="ro4">
          <table:table-cell table:style-name="ce4" office:value-type="string" calcext:value-type="string">
            <text:p>يا ذو المعارج</text:p>
          </table:table-cell>
          <table:table-cell table:style-name="ce6" office:value-type="string" calcext:value-type="string">
            <text:p>Ya Zu’l Mearic</text:p>
          </table:table-cell>
          <table:table-cell table:style-name="ce12" table:formula="of:=ABJAD([.$A239];1;1) - 11" office:value-type="float" office:value="1051" calcext:value-type="float">
            <text:p>1051</text:p>
          </table:table-cell>
          <table:table-cell table:style-name="ce12" table:formula="of:=[.C239]*[.C239]" office:value-type="float" office:value="1104601" calcext:value-type="float">
            <text:p>1104601</text:p>
          </table:table-cell>
          <table:table-cell table:style-name="ce14" table:formula="of:=ZKRPAYLAS([.D239];10000;[.A239];[.B239])" office:value-type="string" office:string-value="يا ذو المعارج&#10;&#13;1051 gece, gecede 1051 kez Ya Zu’l Mearic ismini okursanız 1051x1051 kere okumuş yani hatmini tamamlamış olursunuz.&#10;&#13;1051 için tesbih önerisi [10 tur][1X33][28 kalan]" calcext:value-type="string">
            <text:p>يا ذو المعارج</text:p>
            <text:p>1051 gece, gecede 1051 kez Ya Zu’l Mearic ismini okursanız 1051x1051 kere okumuş yani hatmini tamamlamış olursunuz.</text:p>
            <text:p>1051 için tesbih önerisi [10 tur][1X33][28 kalan]</text:p>
          </table:table-cell>
          <table:table-cell table:style-name="ce12" table:formula="of:=ABJAD([.$A239];7;1) - 11" office:value-type="float" office:value="1051" calcext:value-type="float">
            <text:p>1051</text:p>
          </table:table-cell>
          <table:table-cell table:style-name="ce12" table:formula="of:=[.F239]*[.F239]" office:value-type="float" office:value="1104601" calcext:value-type="float">
            <text:p>1104601</text:p>
          </table:table-cell>
          <table:table-cell table:style-name="ce14" table:formula="of:=ZKRPAYLAS([.G239];10000;[.A239];[.B239])" office:value-type="string" office:string-value="يا ذو المعارج&#10;&#13;1051 gece, gecede 1051 kez Ya Zu’l Mearic ismini okursanız 1051x1051 kere okumuş yani hatmini tamamlamış olursunuz.&#10;&#13;1051 için tesbih önerisi [10 tur][1X33][28 kalan]" calcext:value-type="string">
            <text:p>يا ذو المعارج</text:p>
            <text:p>1051 gece, gecede 1051 kez Ya Zu’l Mearic ismini okursanız 1051x1051 kere okumuş yani hatmini tamamlamış olursunuz.</text:p>
            <text:p>1051 için tesbih önerisi [10 tur][1X33][28 kalan]</text:p>
          </table:table-cell>
          <table:table-cell table:style-name="ce16"/>
        </table:table-row>
        <table:table-row table:style-name="ro4">
          <table:table-cell table:style-name="ce4" office:value-type="string" calcext:value-type="string">
            <text:p>يا غني</text:p>
          </table:table-cell>
          <table:table-cell table:style-name="ce6" office:value-type="string" calcext:value-type="string">
            <text:p>Ya Gani</text:p>
          </table:table-cell>
          <table:table-cell table:style-name="ce12" table:formula="of:=ABJAD([.$A240];1;1) - 11" office:value-type="float" office:value="1060" calcext:value-type="float">
            <text:p>1060</text:p>
          </table:table-cell>
          <table:table-cell table:style-name="ce12" table:formula="of:=[.C240]*[.C240]" office:value-type="float" office:value="1123600" calcext:value-type="float">
            <text:p>1123600</text:p>
          </table:table-cell>
          <table:table-cell table:style-name="ce14" table:formula="of:=ZKRPAYLAS([.D240];10000;[.A240];[.B240])" office:value-type="string" office:string-value="يا غني&#10;&#13;200 gece, gecede 5618 kez Ya Gani ismini okursanız 1060x1060 kere okumuş yani hatmini tamamlamış olursunuz.&#10;&#13;5618 için tesbih önerisi [56 tur][2X33][8 kalan]" calcext:value-type="string">
            <text:p>يا غني</text:p>
            <text:p>200 gece, gecede 5618 kez Ya Gani ismini okursanız 1060x1060 kere okumuş yani hatmini tamamlamış olursunuz.</text:p>
            <text:p>5618 için tesbih önerisi [56 tur][2X33][8 kalan]</text:p>
          </table:table-cell>
          <table:table-cell table:style-name="ce12" table:formula="of:=ABJAD([.$A240];7;1) - 11" office:value-type="float" office:value="960" calcext:value-type="float">
            <text:p>960</text:p>
          </table:table-cell>
          <table:table-cell table:style-name="ce12" table:formula="of:=[.F240]*[.F240]" office:value-type="float" office:value="921600" calcext:value-type="float">
            <text:p>921600</text:p>
          </table:table-cell>
          <table:table-cell table:style-name="ce14" table:formula="of:=ZKRPAYLAS([.G240];10000;[.A240];[.B240])" office:value-type="string" office:string-value="يا غني&#10;&#13;96 gece, gecede 9600 kez Ya Gani ismini okursanız 960x960 kere okumuş yani hatmini tamamlamış olursunuz.&#10;&#13;9600 için tesbih önerisi [96 tur][2X33][30 kalan]" calcext:value-type="string">
            <text:p>يا غني</text:p>
            <text:p>96 gece, gecede 9600 kez Ya Gani ismini okursanız 960x960 kere okumuş yani hatmini tamamlamış olursunuz.</text:p>
            <text:p>9600 için tesbih önerisi [96 tur][2X33][30 kalan]</text:p>
          </table:table-cell>
          <table:table-cell table:style-name="ce16"/>
        </table:table-row>
        <table:table-row table:style-name="ro5">
          <table:table-cell table:style-name="ce4" office:value-type="string" calcext:value-type="string">
            <text:p>يا ذو الجلال والإكرام</text:p>
          </table:table-cell>
          <table:table-cell table:style-name="ce6" office:value-type="string" calcext:value-type="string">
            <text:p>Ya Zu’l Celali vel İkram</text:p>
          </table:table-cell>
          <table:table-cell table:style-name="ce12" table:formula="of:=ABJAD([.$A241];1;1) - 11" office:value-type="float" office:value="1100" calcext:value-type="float">
            <text:p>1100</text:p>
          </table:table-cell>
          <table:table-cell table:style-name="ce12" table:formula="of:=[.C241]*[.C241]" office:value-type="float" office:value="1210000" calcext:value-type="float">
            <text:p>1210000</text:p>
          </table:table-cell>
          <table:table-cell table:style-name="ce14" table:formula="of:=ZKRPAYLAS([.D241];10000;[.A241];[.B241])" office:value-type="string" office:string-value="يا ذو الجلال والإكرام&#10;&#13;121 gece, gecede 10000 kez Ya Zu’l Celali vel İkram ismini okursanız 1100x1100 kere okumuş yani hatmini tamamlamış olursunuz.&#10;&#13;10000 için tesbih önerisi [101 tur][1 kalan]" calcext:value-type="string">
            <text:p>يا ذو الجلال والإكرام</text:p>
            <text:p>121 gece, gecede 10000 kez Ya Zu’l Celali vel İkram ismini okursanız 1100x1100 kere okumuş yani hatmini tamamlamış olursunuz.</text:p>
            <text:p>10000 için tesbih önerisi [101 tur][1 kalan]</text:p>
          </table:table-cell>
          <table:table-cell table:style-name="ce12" table:formula="of:=ABJAD([.$A241];7;1) - 11" office:value-type="float" office:value="1100" calcext:value-type="float">
            <text:p>1100</text:p>
          </table:table-cell>
          <table:table-cell table:style-name="ce12" table:formula="of:=[.F241]*[.F241]" office:value-type="float" office:value="1210000" calcext:value-type="float">
            <text:p>1210000</text:p>
          </table:table-cell>
          <table:table-cell table:style-name="ce14" table:formula="of:=ZKRPAYLAS([.G241];10000;[.A241];[.B241])" office:value-type="string" office:string-value="يا ذو الجلال والإكرام&#10;&#13;121 gece, gecede 10000 kez Ya Zu’l Celali vel İkram ismini okursanız 1100x1100 kere okumuş yani hatmini tamamlamış olursunuz.&#10;&#13;10000 için tesbih önerisi [101 tur][1 kalan]" calcext:value-type="string">
            <text:p>يا ذو الجلال والإكرام</text:p>
            <text:p>121 gece, gecede 10000 kez Ya Zu’l Celali vel İkram ismini okursanız 1100x1100 kere okumuş yani hatmini tamamlamış olursunuz.</text:p>
            <text:p>10000 için tesbih önerisi [101 tur][1 kalan]</text:p>
          </table:table-cell>
          <table:table-cell table:style-name="ce16"/>
        </table:table-row>
        <table:table-row table:style-name="ro4">
          <table:table-cell table:style-name="ce4" office:value-type="string" calcext:value-type="string">
            <text:p>يا مغني</text:p>
          </table:table-cell>
          <table:table-cell table:style-name="ce6" office:value-type="string" calcext:value-type="string">
            <text:p>Ya Muğni</text:p>
          </table:table-cell>
          <table:table-cell table:style-name="ce12" table:formula="of:=ABJAD([.$A242];1;1) - 11" office:value-type="float" office:value="1100" calcext:value-type="float">
            <text:p>1100</text:p>
          </table:table-cell>
          <table:table-cell table:style-name="ce12" table:formula="of:=[.C242]*[.C242]" office:value-type="float" office:value="1210000" calcext:value-type="float">
            <text:p>1210000</text:p>
          </table:table-cell>
          <table:table-cell table:style-name="ce14" table:formula="of:=ZKRPAYLAS([.D242];10000;[.A242];[.B242])" office:value-type="string" office:string-value="يا مغني&#10;&#13;121 gece, gecede 10000 kez Ya Muğni ismini okursanız 1100x1100 kere okumuş yani hatmini tamamlamış olursunuz.&#10;&#13;10000 için tesbih önerisi [101 tur][1 kalan]" calcext:value-type="string">
            <text:p>يا مغني</text:p>
            <text:p>121 gece, gecede 10000 kez Ya Muğni ismini okursanız 1100x1100 kere okumuş yani hatmini tamamlamış olursunuz.</text:p>
            <text:p>10000 için tesbih önerisi [101 tur][1 kalan]</text:p>
          </table:table-cell>
          <table:table-cell table:style-name="ce12" table:formula="of:=ABJAD([.$A242];7;1) - 11" office:value-type="float" office:value="1000" calcext:value-type="float">
            <text:p>1000</text:p>
          </table:table-cell>
          <table:table-cell table:style-name="ce12" table:formula="of:=[.F242]*[.F242]" office:value-type="float" office:value="1000000" calcext:value-type="float">
            <text:p>1000000</text:p>
          </table:table-cell>
          <table:table-cell table:style-name="ce14" table:formula="of:=ZKRPAYLAS([.G242];10000;[.A242];[.B242])" office:value-type="string" office:string-value="يا مغني&#10;&#13;100 gece, gecede 10000 kez Ya Muğni ismini okursanız 1000x1000 kere okumuş yani hatmini tamamlamış olursunuz.&#10;&#13;10000 için tesbih önerisi [101 tur][1 kalan]" calcext:value-type="string">
            <text:p>يا مغني</text:p>
            <text:p>100 gece, gecede 10000 kez Ya Muğni ismini okursanız 1000x1000 kere okumuş yani hatmini tamamlamış olursunuz.</text:p>
            <text:p>10000 için tesbih önerisi [101 tur][1 kalan]</text:p>
          </table:table-cell>
          <table:table-cell table:style-name="ce16"/>
        </table:table-row>
        <table:table-row table:style-name="ro4">
          <table:table-cell table:style-name="ce4" office:value-type="string" calcext:value-type="string">
            <text:p>يا خير الفاصلين</text:p>
          </table:table-cell>
          <table:table-cell table:style-name="ce6" office:value-type="string" calcext:value-type="string">
            <text:p>Ya Hayr’al Fasılin</text:p>
          </table:table-cell>
          <table:table-cell table:style-name="ce12" table:formula="of:=ABJAD([.$A243];1;1) - 11" office:value-type="float" office:value="1102" calcext:value-type="float">
            <text:p>1102</text:p>
          </table:table-cell>
          <table:table-cell table:style-name="ce12" table:formula="of:=[.C243]*[.C243]" office:value-type="float" office:value="1214404" calcext:value-type="float">
            <text:p>1214404</text:p>
          </table:table-cell>
          <table:table-cell table:style-name="ce14" table:formula="of:=ZKRPAYLAS([.D243];10000;[.A243];[.B243])" office:value-type="string" office:string-value="يا خير الفاصلين&#10;&#13;361 gece, gecede 3364 kez Ya Hayr’al Fasılin ismini okursanız 1102x1102 kere okumuş yani hatmini tamamlamış olursunuz.&#10;&#13;3364 için tesbih önerisi [33 tur][2X33][31 kalan]" calcext:value-type="string">
            <text:p>يا خير الفاصلين</text:p>
            <text:p>361 gece, gecede 3364 kez Ya Hayr’al Fasılin ismini okursanız 1102x1102 kere okumuş yani hatmini tamamlamış olursunuz.</text:p>
            <text:p>3364 için tesbih önerisi [33 tur][2X33][31 kalan]</text:p>
          </table:table-cell>
          <table:table-cell table:style-name="ce12" table:formula="of:=ABJAD([.$A243];7;1) - 11" office:value-type="float" office:value="1072" calcext:value-type="float">
            <text:p>1072</text:p>
          </table:table-cell>
          <table:table-cell table:style-name="ce12" table:formula="of:=[.F243]*[.F243]" office:value-type="float" office:value="1149184" calcext:value-type="float">
            <text:p>1149184</text:p>
          </table:table-cell>
          <table:table-cell table:style-name="ce14" table:formula="of:=ZKRPAYLAS([.G243];10000;[.A243];[.B243])" office:value-type="string" office:string-value="يا خير الفاصلين&#10;&#13;128 gece, gecede 8978 kez Ya Hayr’al Fasılin ismini okursanız 1072x1072 kere okumuş yani hatmini tamamlamış olursunuz.&#10;&#13;8978 için tesbih önerisi [90 tur][2X33][2 kalan]" calcext:value-type="string">
            <text:p>يا خير الفاصلين</text:p>
            <text:p>128 gece, gecede 8978 kez Ya Hayr’al Fasılin ismini okursanız 1072x1072 kere okumuş yani hatmini tamamlamış olursunuz.</text:p>
            <text:p>8978 için tesbih önerisi [90 tur][2X33][2 kalan]</text:p>
          </table:table-cell>
          <table:table-cell table:style-name="ce16"/>
        </table:table-row>
        <table:table-row table:style-name="ro4">
          <table:table-cell table:style-name="ce4" office:value-type="string" calcext:value-type="string">
            <text:p>يا ظاهر</text:p>
          </table:table-cell>
          <table:table-cell table:style-name="ce6" office:value-type="string" calcext:value-type="string">
            <text:p>Ya Zahir</text:p>
          </table:table-cell>
          <table:table-cell table:style-name="ce12" table:formula="of:=ABJAD([.$A244];1;1) - 11" office:value-type="float" office:value="1106" calcext:value-type="float">
            <text:p>1106</text:p>
          </table:table-cell>
          <table:table-cell table:style-name="ce12" table:formula="of:=[.C244]*[.C244]" office:value-type="float" office:value="1223236" calcext:value-type="float">
            <text:p>1223236</text:p>
          </table:table-cell>
          <table:table-cell table:style-name="ce14" table:formula="of:=ZKRPAYLAS([.D244];10000;[.A244];[.B244])" office:value-type="string" office:string-value="يا ظاهر&#10;&#13;158 gece, gecede 7742 kez Ya Zahir ismini okursanız 1106x1106 kere okumuş yani hatmini tamamlamış olursunuz.&#10;&#13;7742 için tesbih önerisi [78 tur][20 kalan]" calcext:value-type="string">
            <text:p>يا ظاهر</text:p>
            <text:p>158 gece, gecede 7742 kez Ya Zahir ismini okursanız 1106x1106 kere okumuş yani hatmini tamamlamış olursunuz.</text:p>
            <text:p>7742 için tesbih önerisi [78 tur][20 kalan]</text:p>
          </table:table-cell>
          <table:table-cell table:style-name="ce12" table:formula="of:=ABJAD([.$A244];7;1) - 11" office:value-type="float" office:value="1006" calcext:value-type="float">
            <text:p>1006</text:p>
          </table:table-cell>
          <table:table-cell table:style-name="ce12" table:formula="of:=[.F244]*[.F244]" office:value-type="float" office:value="1012036" calcext:value-type="float">
            <text:p>1012036</text:p>
          </table:table-cell>
          <table:table-cell table:style-name="ce14" table:formula="of:=ZKRPAYLAS([.G244];10000;[.A244];[.B244])" office:value-type="string" office:string-value="يا ظاهر&#10;&#13;503 gece, gecede 2012 kez Ya Zahir ismini okursanız 1006x1006 kere okumuş yani hatmini tamamlamış olursunuz.&#10;&#13;2012 için tesbih önerisi [20 tur][32 kalan]" calcext:value-type="string">
            <text:p>يا ظاهر</text:p>
            <text:p>503 gece, gecede 2012 kez Ya Zahir ismini okursanız 1006x1006 kere okumuş yani hatmini tamamlamış olursunuz.</text:p>
            <text:p>2012 için tesbih önerisi [20 tur][32 kalan]</text:p>
          </table:table-cell>
          <table:table-cell table:style-name="ce16"/>
        </table:table-row>
        <table:table-row table:style-name="ro4">
          <table:table-cell table:style-name="ce4" office:value-type="string" calcext:value-type="string">
            <text:p>يا خير الراحمين</text:p>
          </table:table-cell>
          <table:table-cell table:style-name="ce6" office:value-type="string" calcext:value-type="string">
            <text:p>Ya Hayr’ar Rahimin</text:p>
          </table:table-cell>
          <table:table-cell table:style-name="ce12" table:formula="of:=ABJAD([.$A245];1;1) - 11" office:value-type="float" office:value="1150" calcext:value-type="float">
            <text:p>1150</text:p>
          </table:table-cell>
          <table:table-cell table:style-name="ce12" table:formula="of:=[.C245]*[.C245]" office:value-type="float" office:value="1322500" calcext:value-type="float">
            <text:p>1322500</text:p>
          </table:table-cell>
          <table:table-cell table:style-name="ce14" table:formula="of:=ZKRPAYLAS([.D245];10000;[.A245];[.B245])" office:value-type="string" office:string-value="يا خير الراحمين&#10;&#13;230 gece, gecede 5750 kez Ya Hayr’ar Rahimin ismini okursanız 1150x1150 kere okumuş yani hatmini tamamlamış olursunuz.&#10;&#13;5750 için tesbih önerisi [58 tur][8 kalan]" calcext:value-type="string">
            <text:p>يا خير الراحمين</text:p>
            <text:p>230 gece, gecede 5750 kez Ya Hayr’ar Rahimin ismini okursanız 1150x1150 kere okumuş yani hatmini tamamlamış olursunuz.</text:p>
            <text:p>5750 için tesbih önerisi [58 tur][8 kalan]</text:p>
          </table:table-cell>
          <table:table-cell table:style-name="ce12" table:formula="of:=ABJAD([.$A245];7;1) - 11" office:value-type="float" office:value="1150" calcext:value-type="float">
            <text:p>1150</text:p>
          </table:table-cell>
          <table:table-cell table:style-name="ce12" table:formula="of:=[.F245]*[.F245]" office:value-type="float" office:value="1322500" calcext:value-type="float">
            <text:p>1322500</text:p>
          </table:table-cell>
          <table:table-cell table:style-name="ce14" table:formula="of:=ZKRPAYLAS([.G245];10000;[.A245];[.B245])" office:value-type="string" office:string-value="يا خير الراحمين&#10;&#13;230 gece, gecede 5750 kez Ya Hayr’ar Rahimin ismini okursanız 1150x1150 kere okumuş yani hatmini tamamlamış olursunuz.&#10;&#13;5750 için tesbih önerisi [58 tur][8 kalan]" calcext:value-type="string">
            <text:p>يا خير الراحمين</text:p>
            <text:p>230 gece, gecede 5750 kez Ya Hayr’ar Rahimin ismini okursanız 1150x1150 kere okumuş yani hatmini tamamlamış olursunuz.</text:p>
            <text:p>5750 için tesbih önerisi [58 tur][8 kalan]</text:p>
          </table:table-cell>
          <table:table-cell table:style-name="ce16"/>
        </table:table-row>
        <table:table-row table:style-name="ro4">
          <table:table-cell table:style-name="ce4" office:value-type="string" calcext:value-type="string">
            <text:p>يا خير الماكرين</text:p>
          </table:table-cell>
          <table:table-cell table:style-name="ce6" office:value-type="string" calcext:value-type="string">
            <text:p>Ya Hayr’al Makirin</text:p>
          </table:table-cell>
          <table:table-cell table:style-name="ce12" table:formula="of:=ABJAD([.$A246];1;1) - 11" office:value-type="float" office:value="1162" calcext:value-type="float">
            <text:p>1162</text:p>
          </table:table-cell>
          <table:table-cell table:style-name="ce12" table:formula="of:=[.C246]*[.C246]" office:value-type="float" office:value="1350244" calcext:value-type="float">
            <text:p>1350244</text:p>
          </table:table-cell>
          <table:table-cell table:style-name="ce14" table:formula="of:=ZKRPAYLAS([.D246];10000;[.A246];[.B246])" office:value-type="string" office:string-value="يا خير الماكرين&#10;&#13;166 gece, gecede 8134 kez Ya Hayr’al Makirin ismini okursanız 1162x1162 kere okumuş yani hatmini tamamlamış olursunuz.&#10;&#13;8134 için tesbih önerisi [82 tur][16 kalan]" calcext:value-type="string">
            <text:p>يا خير الماكرين</text:p>
            <text:p>166 gece, gecede 8134 kez Ya Hayr’al Makirin ismini okursanız 1162x1162 kere okumuş yani hatmini tamamlamış olursunuz.</text:p>
            <text:p>8134 için tesbih önerisi [82 tur][16 kalan]</text:p>
          </table:table-cell>
          <table:table-cell table:style-name="ce12" table:formula="of:=ABJAD([.$A246];7;1) - 11" office:value-type="float" office:value="1162" calcext:value-type="float">
            <text:p>1162</text:p>
          </table:table-cell>
          <table:table-cell table:style-name="ce12" table:formula="of:=[.F246]*[.F246]" office:value-type="float" office:value="1350244" calcext:value-type="float">
            <text:p>1350244</text:p>
          </table:table-cell>
          <table:table-cell table:style-name="ce14" table:formula="of:=ZKRPAYLAS([.G246];10000;[.A246];[.B246])" office:value-type="string" office:string-value="يا خير الماكرين&#10;&#13;166 gece, gecede 8134 kez Ya Hayr’al Makirin ismini okursanız 1162x1162 kere okumuş yani hatmini tamamlamış olursunuz.&#10;&#13;8134 için tesbih önerisi [82 tur][16 kalan]" calcext:value-type="string">
            <text:p>يا خير الماكرين</text:p>
            <text:p>166 gece, gecede 8134 kez Ya Hayr’al Makirin ismini okursanız 1162x1162 kere okumuş yani hatmini tamamlamış olursunuz.</text:p>
            <text:p>8134 için tesbih önerisi [82 tur][16 kalan]</text:p>
          </table:table-cell>
          <table:table-cell table:style-name="ce16"/>
        </table:table-row>
        <table:table-row table:style-name="ro5">
          <table:table-cell table:style-name="ce4" office:value-type="string" calcext:value-type="string">
            <text:p>يا ذو الرحمة الواسعة</text:p>
          </table:table-cell>
          <table:table-cell table:style-name="ce6" office:value-type="string" calcext:value-type="string">
            <text:p>Ya Zu’r Rahmet’il Vasia’</text:p>
          </table:table-cell>
          <table:table-cell table:style-name="ce12" table:formula="of:=ABJAD([.$A247];1;1) - 11" office:value-type="float" office:value="1163" calcext:value-type="float">
            <text:p>1163</text:p>
          </table:table-cell>
          <table:table-cell table:style-name="ce12" table:formula="of:=[.C247]*[.C247]" office:value-type="float" office:value="1352569" calcext:value-type="float">
            <text:p>1352569</text:p>
          </table:table-cell>
          <table:table-cell table:style-name="ce14" table:formula="of:=ZKRPAYLAS([.D247];10000;[.A247];[.B247])" office:value-type="string" office:string-value="يا ذو الرحمة الواسعة&#10;&#13;1163 gece, gecede 1163 kez Ya Zu’r Rahmet’il Vasia’ ismini okursanız 1163x1163 kere okumuş yani hatmini tamamlamış olursunuz.&#10;&#13;1163 için tesbih önerisi [11 tur][2X33][8 kalan]" calcext:value-type="string">
            <text:p>يا ذو الرحمة الواسعة</text:p>
            <text:p>1163 gece, gecede 1163 kez Ya Zu’r Rahmet’il Vasia’ ismini okursanız 1163x1163 kere okumuş yani hatmini tamamlamış olursunuz.</text:p>
            <text:p>1163 için tesbih önerisi [11 tur][2X33][8 kalan]</text:p>
          </table:table-cell>
          <table:table-cell table:style-name="ce12" table:formula="of:=ABJAD([.$A247];7;1) - 11" office:value-type="float" office:value="1403" calcext:value-type="float">
            <text:p>1403</text:p>
          </table:table-cell>
          <table:table-cell table:style-name="ce12" table:formula="of:=[.F247]*[.F247]" office:value-type="float" office:value="1968409" calcext:value-type="float">
            <text:p>1968409</text:p>
          </table:table-cell>
          <table:table-cell table:style-name="ce14" table:formula="of:=ZKRPAYLAS([.G247];10000;[.A247];[.B247])" office:value-type="string" office:string-value="يا ذو الرحمة الواسعة&#10;&#13;529 gece, gecede 3721 kez Ya Zu’r Rahmet’il Vasia’ ismini okursanız 1403x1403 kere okumuş yani hatmini tamamlamış olursunuz.&#10;&#13;3721 için tesbih önerisi [37 tur][1X33][25 kalan]" calcext:value-type="string">
            <text:p>يا ذو الرحمة الواسعة</text:p>
            <text:p>529 gece, gecede 3721 kez Ya Zu’r Rahmet’il Vasia’ ismini okursanız 1403x1403 kere okumuş yani hatmini tamamlamış olursunuz.</text:p>
            <text:p>3721 için tesbih önerisi [37 tur][1X33][25 kalan]</text:p>
          </table:table-cell>
          <table:table-cell table:style-name="ce16"/>
        </table:table-row>
        <table:table-row table:style-name="ro4">
          <table:table-cell table:style-name="ce4" office:value-type="string" calcext:value-type="string">
            <text:p>يا علام الغيوب</text:p>
          </table:table-cell>
          <table:table-cell table:style-name="ce6" office:value-type="string" calcext:value-type="string">
            <text:p>Ya Allam’ul Guyub</text:p>
          </table:table-cell>
          <table:table-cell table:style-name="ce12" table:formula="of:=ABJAD([.$A248];1;1) - 11" office:value-type="float" office:value="1190" calcext:value-type="float">
            <text:p>1190</text:p>
          </table:table-cell>
          <table:table-cell table:style-name="ce12" table:formula="of:=[.C248]*[.C248]" office:value-type="float" office:value="1416100" calcext:value-type="float">
            <text:p>1416100</text:p>
          </table:table-cell>
          <table:table-cell table:style-name="ce14" table:formula="of:=ZKRPAYLAS([.D248];10000;[.A248];[.B248])" office:value-type="string" office:string-value="يا علام الغيوب&#10;&#13;170 gece, gecede 8330 kez Ya Allam’ul Guyub ismini okursanız 1190x1190 kere okumuş yani hatmini tamamlamış olursunuz.&#10;&#13;8330 için tesbih önerisi [84 tur][14 kalan]" calcext:value-type="string">
            <text:p>يا علام الغيوب</text:p>
            <text:p>170 gece, gecede 8330 kez Ya Allam’ul Guyub ismini okursanız 1190x1190 kere okumuş yani hatmini tamamlamış olursunuz.</text:p>
            <text:p>8330 için tesbih önerisi [84 tur][14 kalan]</text:p>
          </table:table-cell>
          <table:table-cell table:style-name="ce12" table:formula="of:=ABJAD([.$A248];7;1) - 11" office:value-type="float" office:value="1090" calcext:value-type="float">
            <text:p>1090</text:p>
          </table:table-cell>
          <table:table-cell table:style-name="ce12" table:formula="of:=[.F248]*[.F248]" office:value-type="float" office:value="1188100" calcext:value-type="float">
            <text:p>1188100</text:p>
          </table:table-cell>
          <table:table-cell table:style-name="ce14" table:formula="of:=ZKRPAYLAS([.G248];10000;[.A248];[.B248])" office:value-type="string" office:string-value="يا علام الغيوب&#10;&#13;218 gece, gecede 5450 kez Ya Allam’ul Guyub ismini okursanız 1090x1090 kere okumuş yani hatmini tamamlamış olursunuz.&#10;&#13;5450 için tesbih önerisi [55 tur][5 kalan]" calcext:value-type="string">
            <text:p>يا علام الغيوب</text:p>
            <text:p>218 gece, gecede 5450 kez Ya Allam’ul Guyub ismini okursanız 1090x1090 kere okumuş yani hatmini tamamlamış olursunuz.</text:p>
            <text:p>5450 için tesbih önerisi [55 tur][5 kalan]</text:p>
          </table:table-cell>
          <table:table-cell table:style-name="ce16"/>
        </table:table-row>
        <table:table-row table:style-name="ro4">
          <table:table-cell table:style-name="ce4" office:value-type="string" calcext:value-type="string">
            <text:p>يا خير الرازقين</text:p>
          </table:table-cell>
          <table:table-cell table:style-name="ce6" office:value-type="string" calcext:value-type="string">
            <text:p>Ya Hayr’ar Razıkin</text:p>
          </table:table-cell>
          <table:table-cell table:style-name="ce12" table:formula="of:=ABJAD([.$A249];1;1) - 11" office:value-type="float" office:value="1209" calcext:value-type="float">
            <text:p>1209</text:p>
          </table:table-cell>
          <table:table-cell table:style-name="ce12" table:formula="of:=[.C249]*[.C249]" office:value-type="float" office:value="1461681" calcext:value-type="float">
            <text:p>1461681</text:p>
          </table:table-cell>
          <table:table-cell table:style-name="ce14" table:formula="of:=ZKRPAYLAS([.D249];10000;[.A249];[.B249])" office:value-type="string" office:string-value="يا خير الرازقين&#10;&#13;169 gece, gecede 8649 kez Ya Hayr’ar Razıkin ismini okursanız 1209x1209 kere okumuş yani hatmini tamamlamış olursunuz.&#10;&#13;8649 için tesbih önerisi [87 tur][1X33][3 kalan]" calcext:value-type="string">
            <text:p>يا خير الرازقين</text:p>
            <text:p>169 gece, gecede 8649 kez Ya Hayr’ar Razıkin ismini okursanız 1209x1209 kere okumuş yani hatmini tamamlamış olursunuz.</text:p>
            <text:p>8649 için tesbih önerisi [87 tur][1X33][3 kalan]</text:p>
          </table:table-cell>
          <table:table-cell table:style-name="ce12" table:formula="of:=ABJAD([.$A249];7;1) - 11" office:value-type="float" office:value="1209" calcext:value-type="float">
            <text:p>1209</text:p>
          </table:table-cell>
          <table:table-cell table:style-name="ce12" table:formula="of:=[.F249]*[.F249]" office:value-type="float" office:value="1461681" calcext:value-type="float">
            <text:p>1461681</text:p>
          </table:table-cell>
          <table:table-cell table:style-name="ce14" table:formula="of:=ZKRPAYLAS([.G249];10000;[.A249];[.B249])" office:value-type="string" office:string-value="يا خير الرازقين&#10;&#13;169 gece, gecede 8649 kez Ya Hayr’ar Razıkin ismini okursanız 1209x1209 kere okumuş yani hatmini tamamlamış olursunuz.&#10;&#13;8649 için tesbih önerisi [87 tur][1X33][3 kalan]" calcext:value-type="string">
            <text:p>يا خير الرازقين</text:p>
            <text:p>169 gece, gecede 8649 kez Ya Hayr’ar Razıkin ismini okursanız 1209x1209 kere okumuş yani hatmini tamamlamış olursunuz.</text:p>
            <text:p>8649 için tesbih önerisi [87 tur][1X33][3 kalan]</text:p>
          </table:table-cell>
          <table:table-cell table:style-name="ce16"/>
        </table:table-row>
        <table:table-row table:style-name="ro4">
          <table:table-cell table:style-name="ce4" office:value-type="string" calcext:value-type="string">
            <text:p>يا غيور</text:p>
          </table:table-cell>
          <table:table-cell table:style-name="ce6" office:value-type="string" calcext:value-type="string">
            <text:p>Ya Gayyur</text:p>
          </table:table-cell>
          <table:table-cell table:style-name="ce12" table:formula="of:=ABJAD([.$A250];1;1) - 11" office:value-type="float" office:value="1216" calcext:value-type="float">
            <text:p>1216</text:p>
          </table:table-cell>
          <table:table-cell table:style-name="ce12" table:formula="of:=[.C250]*[.C250]" office:value-type="float" office:value="1478656" calcext:value-type="float">
            <text:p>1478656</text:p>
          </table:table-cell>
          <table:table-cell table:style-name="ce14" table:formula="of:=ZKRPAYLAS([.D250];10000;[.A250];[.B250])" office:value-type="string" office:string-value="يا غيور&#10;&#13;152 gece, gecede 9728 kez Ya Gayyur ismini okursanız 1216x1216 kere okumuş yani hatmini tamamlamış olursunuz.&#10;&#13;9728 için tesbih önerisi [98 tur][26 kalan]" calcext:value-type="string">
            <text:p>يا غيور</text:p>
            <text:p>152 gece, gecede 9728 kez Ya Gayyur ismini okursanız 1216x1216 kere okumuş yani hatmini tamamlamış olursunuz.</text:p>
            <text:p>9728 için tesbih önerisi [98 tur][26 kalan]</text:p>
          </table:table-cell>
          <table:table-cell table:style-name="ce12" table:formula="of:=ABJAD([.$A250];7;1) - 11" office:value-type="float" office:value="1116" calcext:value-type="float">
            <text:p>1116</text:p>
          </table:table-cell>
          <table:table-cell table:style-name="ce12" table:formula="of:=[.F250]*[.F250]" office:value-type="float" office:value="1245456" calcext:value-type="float">
            <text:p>1245456</text:p>
          </table:table-cell>
          <table:table-cell table:style-name="ce14" table:formula="of:=ZKRPAYLAS([.G250];10000;[.A250];[.B250])" office:value-type="string" office:string-value="يا غيور&#10;&#13;144 gece, gecede 8649 kez Ya Gayyur ismini okursanız 1116x1116 kere okumuş yani hatmini tamamlamış olursunuz.&#10;&#13;8649 için tesbih önerisi [87 tur][1X33][3 kalan]" calcext:value-type="string">
            <text:p>يا غيور</text:p>
            <text:p>144 gece, gecede 8649 kez Ya Gayyur ismini okursanız 1116x1116 kere okumuş yani hatmini tamamlamış olursunuz.</text:p>
            <text:p>8649 için tesbih önerisi [87 tur][1X33][3 kalan]</text:p>
          </table:table-cell>
          <table:table-cell table:style-name="ce16"/>
        </table:table-row>
        <table:table-row table:style-name="ro4">
          <table:table-cell table:style-name="ce4" office:value-type="string" calcext:value-type="string">
            <text:p>يا خير الناصرين</text:p>
          </table:table-cell>
          <table:table-cell table:style-name="ce6" office:value-type="string" calcext:value-type="string">
            <text:p>Ya Hayr’an Nasırin</text:p>
          </table:table-cell>
          <table:table-cell table:style-name="ce12" table:formula="of:=ABJAD([.$A251];1;1) - 11" office:value-type="float" office:value="1242" calcext:value-type="float">
            <text:p>1242</text:p>
          </table:table-cell>
          <table:table-cell table:style-name="ce12" table:formula="of:=[.C251]*[.C251]" office:value-type="float" office:value="1542564" calcext:value-type="float">
            <text:p>1542564</text:p>
          </table:table-cell>
          <table:table-cell table:style-name="ce14" table:formula="of:=ZKRPAYLAS([.D251];10000;[.A251];[.B251])" office:value-type="string" office:string-value="يا خير الناصرين&#10;&#13;162 gece, gecede 9522 kez Ya Hayr’an Nasırin ismini okursanız 1242x1242 kere okumuş yani hatmini tamamlamış olursunuz.&#10;&#13;9522 için tesbih önerisi [96 tur][18 kalan]" calcext:value-type="string">
            <text:p>يا خير الناصرين</text:p>
            <text:p>162 gece, gecede 9522 kez Ya Hayr’an Nasırin ismini okursanız 1242x1242 kere okumuş yani hatmini tamamlamış olursunuz.</text:p>
            <text:p>9522 için tesbih önerisi [96 tur][18 kalan]</text:p>
          </table:table-cell>
          <table:table-cell table:style-name="ce12" table:formula="of:=ABJAD([.$A251];7;1) - 11" office:value-type="float" office:value="1212" calcext:value-type="float">
            <text:p>1212</text:p>
          </table:table-cell>
          <table:table-cell table:style-name="ce12" table:formula="of:=[.F251]*[.F251]" office:value-type="float" office:value="1468944" calcext:value-type="float">
            <text:p>1468944</text:p>
          </table:table-cell>
          <table:table-cell table:style-name="ce14" table:formula="of:=ZKRPAYLAS([.G251];10000;[.A251];[.B251])" office:value-type="string" office:string-value="يا خير الناصرين&#10;&#13;202 gece, gecede 7272 kez Ya Hayr’an Nasırin ismini okursanız 1212x1212 kere okumuş yani hatmini tamamlamış olursunuz.&#10;&#13;7272 için tesbih önerisi [73 tur][1X33][12 kalan]" calcext:value-type="string">
            <text:p>يا خير الناصرين</text:p>
            <text:p>202 gece, gecede 7272 kez Ya Hayr’an Nasırin ismini okursanız 1212x1212 kere okumuş yani hatmini tamamlamış olursunuz.</text:p>
            <text:p>7272 için tesbih önerisi [73 tur][1X33][12 kalan]</text:p>
          </table:table-cell>
          <table:table-cell table:style-name="ce16"/>
        </table:table-row>
        <table:table-row table:style-name="ro4">
          <table:table-cell table:style-name="ce4" office:value-type="string" calcext:value-type="string">
            <text:p>يا غفار</text:p>
          </table:table-cell>
          <table:table-cell table:style-name="ce6" office:value-type="string" calcext:value-type="string">
            <text:p>Ya Gaffar</text:p>
          </table:table-cell>
          <table:table-cell table:style-name="ce12" table:formula="of:=ABJAD([.$A252];1;1) - 11" office:value-type="float" office:value="1281" calcext:value-type="float">
            <text:p>1281</text:p>
          </table:table-cell>
          <table:table-cell table:style-name="ce12" table:formula="of:=[.C252]*[.C252]" office:value-type="float" office:value="1640961" calcext:value-type="float">
            <text:p>1640961</text:p>
          </table:table-cell>
          <table:table-cell table:style-name="ce14" table:formula="of:=ZKRPAYLAS([.D252];10000;[.A252];[.B252])" office:value-type="string" office:string-value="يا غفار&#10;&#13;183 gece, gecede 8967 kez Ya Gaffar ismini okursanız 1281x1281 kere okumuş yani hatmini tamamlamış olursunuz.&#10;&#13;8967 için tesbih önerisi [90 tur][1X33][24 kalan]" calcext:value-type="string">
            <text:p>يا غفار</text:p>
            <text:p>183 gece, gecede 8967 kez Ya Gaffar ismini okursanız 1281x1281 kere okumuş yani hatmini tamamlamış olursunuz.</text:p>
            <text:p>8967 için tesbih önerisi [90 tur][1X33][24 kalan]</text:p>
          </table:table-cell>
          <table:table-cell table:style-name="ce12" table:formula="of:=ABJAD([.$A252];7;1) - 11" office:value-type="float" office:value="1181" calcext:value-type="float">
            <text:p>1181</text:p>
          </table:table-cell>
          <table:table-cell table:style-name="ce12" table:formula="of:=[.F252]*[.F252]" office:value-type="float" office:value="1394761" calcext:value-type="float">
            <text:p>1394761</text:p>
          </table:table-cell>
          <table:table-cell table:style-name="ce14" table:formula="of:=ZKRPAYLAS([.G252];10000;[.A252];[.B252])" office:value-type="string" office:string-value="يا غفار&#10;&#13;1181 gece, gecede 1181 kez Ya Gaffar ismini okursanız 1181x1181 kere okumuş yani hatmini tamamlamış olursunuz.&#10;&#13;1181 için tesbih önerisi [11 tur][2X33][26 kalan]" calcext:value-type="string">
            <text:p>يا غفار</text:p>
            <text:p>1181 gece, gecede 1181 kez Ya Gaffar ismini okursanız 1181x1181 kere okumuş yani hatmini tamamlamış olursunuz.</text:p>
            <text:p>1181 için tesbih önerisi [11 tur][2X33][26 kalan]</text:p>
          </table:table-cell>
          <table:table-cell table:style-name="ce16"/>
        </table:table-row>
        <table:table-row table:style-name="ro4">
          <table:table-cell table:style-name="ce4" office:value-type="string" calcext:value-type="string">
            <text:p>يا غافر</text:p>
          </table:table-cell>
          <table:table-cell table:style-name="ce6" office:value-type="string" calcext:value-type="string">
            <text:p>Ya Gafir</text:p>
          </table:table-cell>
          <table:table-cell table:style-name="ce12" table:formula="of:=ABJAD([.$A253];1;1) - 11" office:value-type="float" office:value="1281" calcext:value-type="float">
            <text:p>1281</text:p>
          </table:table-cell>
          <table:table-cell table:style-name="ce12" table:formula="of:=[.C253]*[.C253]" office:value-type="float" office:value="1640961" calcext:value-type="float">
            <text:p>1640961</text:p>
          </table:table-cell>
          <table:table-cell table:style-name="ce14" table:formula="of:=ZKRPAYLAS([.D253];10000;[.A253];[.B253])" office:value-type="string" office:string-value="يا غافر&#10;&#13;183 gece, gecede 8967 kez Ya Gafir ismini okursanız 1281x1281 kere okumuş yani hatmini tamamlamış olursunuz.&#10;&#13;8967 için tesbih önerisi [90 tur][1X33][24 kalan]" calcext:value-type="string">
            <text:p>يا غافر</text:p>
            <text:p>183 gece, gecede 8967 kez Ya Gafir ismini okursanız 1281x1281 kere okumuş yani hatmini tamamlamış olursunuz.</text:p>
            <text:p>8967 için tesbih önerisi [90 tur][1X33][24 kalan]</text:p>
          </table:table-cell>
          <table:table-cell table:style-name="ce12" table:formula="of:=ABJAD([.$A253];7;1) - 11" office:value-type="float" office:value="1181" calcext:value-type="float">
            <text:p>1181</text:p>
          </table:table-cell>
          <table:table-cell table:style-name="ce12" table:formula="of:=[.F253]*[.F253]" office:value-type="float" office:value="1394761" calcext:value-type="float">
            <text:p>1394761</text:p>
          </table:table-cell>
          <table:table-cell table:style-name="ce14" table:formula="of:=ZKRPAYLAS([.G253];10000;[.A253];[.B253])" office:value-type="string" office:string-value="يا غافر&#10;&#13;1181 gece, gecede 1181 kez Ya Gafir ismini okursanız 1181x1181 kere okumuş yani hatmini tamamlamış olursunuz.&#10;&#13;1181 için tesbih önerisi [11 tur][2X33][26 kalan]" calcext:value-type="string">
            <text:p>يا غافر</text:p>
            <text:p>1181 gece, gecede 1181 kez Ya Gafir ismini okursanız 1181x1181 kere okumuş yani hatmini tamamlamış olursunuz.</text:p>
            <text:p>1181 için tesbih önerisi [11 tur][2X33][26 kalan]</text:p>
          </table:table-cell>
          <table:table-cell table:style-name="ce16"/>
        </table:table-row>
        <table:table-row table:style-name="ro4">
          <table:table-cell table:style-name="ce4" office:value-type="string" calcext:value-type="string">
            <text:p>يا غفور</text:p>
          </table:table-cell>
          <table:table-cell table:style-name="ce6" office:value-type="string" calcext:value-type="string">
            <text:p>Ya Gafur</text:p>
          </table:table-cell>
          <table:table-cell table:style-name="ce12" table:formula="of:=ABJAD([.$A254];1;1) - 11" office:value-type="float" office:value="1286" calcext:value-type="float">
            <text:p>1286</text:p>
          </table:table-cell>
          <table:table-cell table:style-name="ce12" table:formula="of:=[.C254]*[.C254]" office:value-type="float" office:value="1653796" calcext:value-type="float">
            <text:p>1653796</text:p>
          </table:table-cell>
          <table:table-cell table:style-name="ce14" table:formula="of:=ZKRPAYLAS([.D254];10000;[.A254];[.B254])" office:value-type="string" office:string-value="يا غفور&#10;&#13;643 gece, gecede 2572 kez Ya Gafur ismini okursanız 1286x1286 kere okumuş yani hatmini tamamlamış olursunuz.&#10;&#13;2572 için tesbih önerisi [25 tur][2X33][31 kalan]" calcext:value-type="string">
            <text:p>يا غفور</text:p>
            <text:p>643 gece, gecede 2572 kez Ya Gafur ismini okursanız 1286x1286 kere okumuş yani hatmini tamamlamış olursunuz.</text:p>
            <text:p>2572 için tesbih önerisi [25 tur][2X33][31 kalan]</text:p>
          </table:table-cell>
          <table:table-cell table:style-name="ce12" table:formula="of:=ABJAD([.$A254];7;1) - 11" office:value-type="float" office:value="1186" calcext:value-type="float">
            <text:p>1186</text:p>
          </table:table-cell>
          <table:table-cell table:style-name="ce12" table:formula="of:=[.F254]*[.F254]" office:value-type="float" office:value="1406596" calcext:value-type="float">
            <text:p>1406596</text:p>
          </table:table-cell>
          <table:table-cell table:style-name="ce14" table:formula="of:=ZKRPAYLAS([.G254];10000;[.A254];[.B254])" office:value-type="string" office:string-value="يا غفور&#10;&#13;593 gece, gecede 2372 kez Ya Gafur ismini okursanız 1186x1186 kere okumuş yani hatmini tamamlamış olursunuz.&#10;&#13;2372 için tesbih önerisi [23 tur][2X33][29 kalan]" calcext:value-type="string">
            <text:p>يا غفور</text:p>
            <text:p>593 gece, gecede 2372 kez Ya Gafur ismini okursanız 1186x1186 kere okumuş yani hatmini tamamlamış olursunuz.</text:p>
            <text:p>2372 için tesbih önerisi [23 tur][2X33][29 kalan]</text:p>
          </table:table-cell>
          <table:table-cell table:style-name="ce16"/>
        </table:table-row>
        <table:table-row table:style-name="ro4">
          <table:table-cell table:style-name="ce4" office:value-type="string" calcext:value-type="string">
            <text:p>يا البالغ أمره</text:p>
          </table:table-cell>
          <table:table-cell table:style-name="ce6" office:value-type="string" calcext:value-type="string">
            <text:p>Ya Baliğu Emrih</text:p>
          </table:table-cell>
          <table:table-cell table:style-name="ce12" table:formula="of:=ABJAD([.$A255];1;1) - 11" office:value-type="float" office:value="1310" calcext:value-type="float">
            <text:p>1310</text:p>
          </table:table-cell>
          <table:table-cell table:style-name="ce12" table:formula="of:=[.C255]*[.C255]" office:value-type="float" office:value="1716100" calcext:value-type="float">
            <text:p>1716100</text:p>
          </table:table-cell>
          <table:table-cell table:style-name="ce14" table:formula="of:=ZKRPAYLAS([.D255];10000;[.A255];[.B255])" office:value-type="string" office:string-value="يا البالغ أمره&#10;&#13;262 gece, gecede 6550 kez Ya Baliğu Emrih ismini okursanız 1310x1310 kere okumuş yani hatmini tamamlamış olursunuz.&#10;&#13;6550 için tesbih önerisi [66 tur][16 kalan]" calcext:value-type="string">
            <text:p>يا البالغ أمره</text:p>
            <text:p>262 gece, gecede 6550 kez Ya Baliğu Emrih ismini okursanız 1310x1310 kere okumuş yani hatmini tamamlamış olursunuz.</text:p>
            <text:p>6550 için tesbih önerisi [66 tur][16 kalan]</text:p>
          </table:table-cell>
          <table:table-cell table:style-name="ce12" table:formula="of:=ABJAD([.$A255];7;1) - 11" office:value-type="float" office:value="1210" calcext:value-type="float">
            <text:p>1210</text:p>
          </table:table-cell>
          <table:table-cell table:style-name="ce12" table:formula="of:=[.F255]*[.F255]" office:value-type="float" office:value="1464100" calcext:value-type="float">
            <text:p>1464100</text:p>
          </table:table-cell>
          <table:table-cell table:style-name="ce14" table:formula="of:=ZKRPAYLAS([.G255];10000;[.A255];[.B255])" office:value-type="string" office:string-value="يا البالغ أمره&#10;&#13;220 gece, gecede 6655 kez Ya Baliğu Emrih ismini okursanız 1210x1210 kere okumuş yani hatmini tamamlamış olursunuz.&#10;&#13;6655 için tesbih önerisi [67 tur][22 kalan]" calcext:value-type="string">
            <text:p>يا البالغ أمره</text:p>
            <text:p>220 gece, gecede 6655 kez Ya Baliğu Emrih ismini okursanız 1210x1210 kere okumuş yani hatmini tamamlamış olursunuz.</text:p>
            <text:p>6655 için tesbih önerisi [67 tur][22 kalan]</text:p>
          </table:table-cell>
          <table:table-cell table:style-name="ce16"/>
        </table:table-row>
        <table:table-row table:style-name="ro4">
          <table:table-cell table:style-name="ce4" office:value-type="string" calcext:value-type="string">
            <text:p>يا ذو الإنتقام</text:p>
          </table:table-cell>
          <table:table-cell table:style-name="ce6" office:value-type="string" calcext:value-type="string">
            <text:p>Ya Zu’n tikam</text:p>
          </table:table-cell>
          <table:table-cell table:style-name="ce12" table:formula="of:=ABJAD([.$A256];1;1) - 11" office:value-type="float" office:value="1329" calcext:value-type="float">
            <text:p>1329</text:p>
          </table:table-cell>
          <table:table-cell table:style-name="ce12" table:formula="of:=[.C256]*[.C256]" office:value-type="float" office:value="1766241" calcext:value-type="float">
            <text:p>1766241</text:p>
          </table:table-cell>
          <table:table-cell table:style-name="ce14" table:formula="of:=ZKRPAYLAS([.D256];10000;[.A256];[.B256])" office:value-type="string" office:string-value="يا ذو الإنتقام&#10;&#13;443 gece, gecede 3987 kez Ya Zu’n tikam ismini okursanız 1329x1329 kere okumuş yani hatmini tamamlamış olursunuz.&#10;&#13;3987 için tesbih önerisi [40 tur][27 kalan]" calcext:value-type="string">
            <text:p>يا ذو الإنتقام</text:p>
            <text:p>443 gece, gecede 3987 kez Ya Zu’n tikam ismini okursanız 1329x1329 kere okumuş yani hatmini tamamlamış olursunuz.</text:p>
            <text:p>3987 için tesbih önerisi [40 tur][27 kalan]</text:p>
          </table:table-cell>
          <table:table-cell table:style-name="ce12" table:formula="of:=ABJAD([.$A256];7;1) - 11" office:value-type="float" office:value="1329" calcext:value-type="float">
            <text:p>1329</text:p>
          </table:table-cell>
          <table:table-cell table:style-name="ce12" table:formula="of:=[.F256]*[.F256]" office:value-type="float" office:value="1766241" calcext:value-type="float">
            <text:p>1766241</text:p>
          </table:table-cell>
          <table:table-cell table:style-name="ce14" table:formula="of:=ZKRPAYLAS([.G256];10000;[.A256];[.B256])" office:value-type="string" office:string-value="يا ذو الإنتقام&#10;&#13;443 gece, gecede 3987 kez Ya Zu’n tikam ismini okursanız 1329x1329 kere okumuş yani hatmini tamamlamış olursunuz.&#10;&#13;3987 için tesbih önerisi [40 tur][27 kalan]" calcext:value-type="string">
            <text:p>يا ذو الإنتقام</text:p>
            <text:p>443 gece, gecede 3987 kez Ya Zu’n tikam ismini okursanız 1329x1329 kere okumuş yani hatmini tamamlamış olursunuz.</text:p>
            <text:p>3987 için tesbih önerisi [40 tur][27 kalan]</text:p>
          </table:table-cell>
          <table:table-cell table:style-name="ce16"/>
        </table:table-row>
        <table:table-row table:style-name="ro4">
          <table:table-cell table:style-name="ce4" office:value-type="string" calcext:value-type="string">
            <text:p>يا غالب على أمره</text:p>
          </table:table-cell>
          <table:table-cell table:style-name="ce6" office:value-type="string" calcext:value-type="string">
            <text:p>Ya Galibu ala Emrih</text:p>
          </table:table-cell>
          <table:table-cell table:style-name="ce12" table:formula="of:=ABJAD([.$A257];1;1) - 11" office:value-type="float" office:value="1380" calcext:value-type="float">
            <text:p>1380</text:p>
          </table:table-cell>
          <table:table-cell table:style-name="ce12" table:formula="of:=[.C257]*[.C257]" office:value-type="float" office:value="1904400" calcext:value-type="float">
            <text:p>1904400</text:p>
          </table:table-cell>
          <table:table-cell table:style-name="ce14" table:formula="of:=ZKRPAYLAS([.D257];10000;[.A257];[.B257])" office:value-type="string" office:string-value="يا غالب على أمره&#10;&#13;200 gece, gecede 9522 kez Ya Galibu ala Emrih ismini okursanız 1380x1380 kere okumuş yani hatmini tamamlamış olursunuz.&#10;&#13;9522 için tesbih önerisi [96 tur][18 kalan]" calcext:value-type="string">
            <text:p>يا غالب على أمره</text:p>
            <text:p>200 gece, gecede 9522 kez Ya Galibu ala Emrih ismini okursanız 1380x1380 kere okumuş yani hatmini tamamlamış olursunuz.</text:p>
            <text:p>9522 için tesbih önerisi [96 tur][18 kalan]</text:p>
          </table:table-cell>
          <table:table-cell table:style-name="ce12" table:formula="of:=ABJAD([.$A257];7;1) - 11" office:value-type="float" office:value="1280" calcext:value-type="float">
            <text:p>1280</text:p>
          </table:table-cell>
          <table:table-cell table:style-name="ce12" table:formula="of:=[.F257]*[.F257]" office:value-type="float" office:value="1638400" calcext:value-type="float">
            <text:p>1638400</text:p>
          </table:table-cell>
          <table:table-cell table:style-name="ce14" table:formula="of:=ZKRPAYLAS([.G257];10000;[.A257];[.B257])" office:value-type="string" office:string-value="يا غالب على أمره&#10;&#13;200 gece, gecede 8192 kez Ya Galibu ala Emrih ismini okursanız 1280x1280 kere okumuş yani hatmini tamamlamış olursunuz.&#10;&#13;8192 için tesbih önerisi [82 tur][2X33][8 kalan]" calcext:value-type="string">
            <text:p>يا غالب على أمره</text:p>
            <text:p>200 gece, gecede 8192 kez Ya Galibu ala Emrih ismini okursanız 1280x1280 kere okumuş yani hatmini tamamlamış olursunuz.</text:p>
            <text:p>8192 için tesbih önerisi [82 tur][2X33][8 kalan]</text:p>
          </table:table-cell>
          <table:table-cell table:style-name="ce16"/>
        </table:table-row>
        <table:table-row table:style-name="ro4">
          <table:table-cell table:style-name="ce4" office:value-type="string" calcext:value-type="string">
            <text:p>يا خير الفاتحين</text:p>
          </table:table-cell>
          <table:table-cell table:style-name="ce6" office:value-type="string" calcext:value-type="string">
            <text:p>Ya Hayr’al Fatihin</text:p>
          </table:table-cell>
          <table:table-cell table:style-name="ce12" table:formula="of:=ABJAD([.$A258];1;1) - 11" office:value-type="float" office:value="1390" calcext:value-type="float">
            <text:p>1390</text:p>
          </table:table-cell>
          <table:table-cell table:style-name="ce12" table:formula="of:=[.C258]*[.C258]" office:value-type="float" office:value="1932100" calcext:value-type="float">
            <text:p>1932100</text:p>
          </table:table-cell>
          <table:table-cell table:style-name="ce14" table:formula="of:=ZKRPAYLAS([.D258];10000;[.A258];[.B258])" office:value-type="string" office:string-value="يا خير الفاتحين&#10;&#13;278 gece, gecede 6950 kez Ya Hayr’al Fatihin ismini okursanız 1390x1390 kere okumuş yani hatmini tamamlamış olursunuz.&#10;&#13;6950 için tesbih önerisi [70 tur][20 kalan]" calcext:value-type="string">
            <text:p>يا خير الفاتحين</text:p>
            <text:p>278 gece, gecede 6950 kez Ya Hayr’al Fatihin ismini okursanız 1390x1390 kere okumuş yani hatmini tamamlamış olursunuz.</text:p>
            <text:p>6950 için tesbih önerisi [70 tur][20 kalan]</text:p>
          </table:table-cell>
          <table:table-cell table:style-name="ce12" table:formula="of:=ABJAD([.$A258];7;1) - 11" office:value-type="float" office:value="1390" calcext:value-type="float">
            <text:p>1390</text:p>
          </table:table-cell>
          <table:table-cell table:style-name="ce12" table:formula="of:=[.F258]*[.F258]" office:value-type="float" office:value="1932100" calcext:value-type="float">
            <text:p>1932100</text:p>
          </table:table-cell>
          <table:table-cell table:style-name="ce14" table:formula="of:=ZKRPAYLAS([.G258];10000;[.A258];[.B258])" office:value-type="string" office:string-value="يا خير الفاتحين&#10;&#13;278 gece, gecede 6950 kez Ya Hayr’al Fatihin ismini okursanız 1390x1390 kere okumuş yani hatmini tamamlamış olursunuz.&#10;&#13;6950 için tesbih önerisi [70 tur][20 kalan]" calcext:value-type="string">
            <text:p>يا خير الفاتحين</text:p>
            <text:p>278 gece, gecede 6950 kez Ya Hayr’al Fatihin ismini okursanız 1390x1390 kere okumuş yani hatmini tamamlamış olursunuz.</text:p>
            <text:p>6950 için tesbih önerisi [70 tur][20 kalan]</text:p>
          </table:table-cell>
          <table:table-cell table:style-name="ce16"/>
        </table:table-row>
        <table:table-row table:style-name="ro5">
          <table:table-cell table:style-name="ce4" office:value-type="string" calcext:value-type="string">
            <text:p>يا أهل المغفرة</text:p>
          </table:table-cell>
          <table:table-cell table:style-name="ce6" office:value-type="string" calcext:value-type="string">
            <text:p>Ya Ehl’el Mağfirah</text:p>
          </table:table-cell>
          <table:table-cell table:style-name="ce12" table:formula="of:=ABJAD([.$A259];1;1) - 11" office:value-type="float" office:value="1392" calcext:value-type="float">
            <text:p>1392</text:p>
          </table:table-cell>
          <table:table-cell table:style-name="ce12" table:formula="of:=[.C259]*[.C259]" office:value-type="float" office:value="1937664" calcext:value-type="float">
            <text:p>1937664</text:p>
          </table:table-cell>
          <table:table-cell table:style-name="ce14" table:formula="of:=ZKRPAYLAS([.D259];10000;[.A259];[.B259])" office:value-type="string" office:string-value="يا أهل المغفرة&#10;&#13;232 gece, gecede 8352 kez Ya Ehl’el Mağfirah ismini okursanız 1392x1392 kere okumuş yani hatmini tamamlamış olursunuz.&#10;&#13;8352 için tesbih önerisi [84 tur][1X33][3 kalan]" calcext:value-type="string">
            <text:p>يا أهل المغفرة</text:p>
            <text:p>232 gece, gecede 8352 kez Ya Ehl’el Mağfirah ismini okursanız 1392x1392 kere okumuş yani hatmini tamamlamış olursunuz.</text:p>
            <text:p>8352 için tesbih önerisi [84 tur][1X33][3 kalan]</text:p>
          </table:table-cell>
          <table:table-cell table:style-name="ce12" table:formula="of:=ABJAD([.$A259];7;1) - 11" office:value-type="float" office:value="1292" calcext:value-type="float">
            <text:p>1292</text:p>
          </table:table-cell>
          <table:table-cell table:style-name="ce12" table:formula="of:=[.F259]*[.F259]" office:value-type="float" office:value="1669264" calcext:value-type="float">
            <text:p>1669264</text:p>
          </table:table-cell>
          <table:table-cell table:style-name="ce14" table:formula="of:=ZKRPAYLAS([.G259];10000;[.A259];[.B259])" office:value-type="string" office:string-value="يا أهل المغفرة&#10;&#13;272 gece, gecede 6137 kez Ya Ehl’el Mağfirah ismini okursanız 1292x1292 kere okumuş yani hatmini tamamlamış olursunuz.&#10;&#13;6137 için tesbih önerisi [61 tur][2X33][32 kalan]" calcext:value-type="string">
            <text:p>يا أهل المغفرة</text:p>
            <text:p>272 gece, gecede 6137 kez Ya Ehl’el Mağfirah ismini okursanız 1292x1292 kere okumuş yani hatmini tamamlamış olursunuz.</text:p>
            <text:p>6137 için tesbih önerisi [61 tur][2X33][32 kalan]</text:p>
          </table:table-cell>
          <table:table-cell table:style-name="ce16"/>
        </table:table-row>
        <table:table-row table:style-name="ro4">
          <table:table-cell table:style-name="ce4" office:value-type="string" calcext:value-type="string">
            <text:p>يا ذو العرش المجيد</text:p>
          </table:table-cell>
          <table:table-cell table:style-name="ce6" office:value-type="string" calcext:value-type="string">
            <text:p>Ya Zu’l Arş’il Mecid</text:p>
          </table:table-cell>
          <table:table-cell table:style-name="ce12" table:formula="of:=ABJAD([.$A260];1;1) - 11" office:value-type="float" office:value="1395" calcext:value-type="float">
            <text:p>1395</text:p>
          </table:table-cell>
          <table:table-cell table:style-name="ce12" table:formula="of:=[.C260]*[.C260]" office:value-type="float" office:value="1946025" calcext:value-type="float">
            <text:p>1946025</text:p>
          </table:table-cell>
          <table:table-cell table:style-name="ce14" table:formula="of:=ZKRPAYLAS([.D260];10000;[.A260];[.B260])" office:value-type="string" office:string-value="يا ذو العرش المجيد&#10;&#13;225 gece, gecede 8649 kez Ya Zu’l Arş’il Mecid ismini okursanız 1395x1395 kere okumuş yani hatmini tamamlamış olursunuz.&#10;&#13;8649 için tesbih önerisi [87 tur][1X33][3 kalan]" calcext:value-type="string">
            <text:p>يا ذو العرش المجيد</text:p>
            <text:p>225 gece, gecede 8649 kez Ya Zu’l Arş’il Mecid ismini okursanız 1395x1395 kere okumuş yani hatmini tamamlamış olursunuz.</text:p>
            <text:p>8649 için tesbih önerisi [87 tur][1X33][3 kalan]</text:p>
          </table:table-cell>
          <table:table-cell table:style-name="ce12" table:formula="of:=ABJAD([.$A260];7;1) - 11" office:value-type="float" office:value="2095" calcext:value-type="float">
            <text:p>2095</text:p>
          </table:table-cell>
          <table:table-cell table:style-name="ce12" table:formula="of:=[.F260]*[.F260]" office:value-type="float" office:value="4389025" calcext:value-type="float">
            <text:p>4389025</text:p>
          </table:table-cell>
          <table:table-cell table:style-name="ce14" table:formula="of:=ZKRPAYLAS([.G260];10000;[.A260];[.B260])" office:value-type="string" office:string-value="يا ذو العرش المجيد&#10;&#13;2095 gece, gecede 2095 kez Ya Zu’l Arş’il Mecid ismini okursanız 2095x2095 kere okumuş yani hatmini tamamlamış olursunuz.&#10;&#13;2095 için tesbih önerisi [21 tur][16 kalan]" calcext:value-type="string">
            <text:p>يا ذو العرش المجيد</text:p>
            <text:p>2095 gece, gecede 2095 kez Ya Zu’l Arş’il Mecid ismini okursanız 2095x2095 kere okumuş yani hatmini tamamlamış olursunuz.</text:p>
            <text:p>2095 için tesbih önerisi [21 tur][16 kalan]</text:p>
          </table:table-cell>
          <table:table-cell table:style-name="ce16"/>
        </table:table-row>
        <table:table-row table:style-name="ro4">
          <table:table-cell table:style-name="ce4" office:value-type="string" calcext:value-type="string">
            <text:p>يا كاشف الضر</text:p>
          </table:table-cell>
          <table:table-cell table:style-name="ce6" office:value-type="string" calcext:value-type="string">
            <text:p>Ya Kaşif’ed Dur</text:p>
          </table:table-cell>
          <table:table-cell table:style-name="ce12" table:formula="of:=ABJAD([.$A261];1;1) - 11" office:value-type="float" office:value="1432" calcext:value-type="float">
            <text:p>1432</text:p>
          </table:table-cell>
          <table:table-cell table:style-name="ce12" table:formula="of:=[.C261]*[.C261]" office:value-type="float" office:value="2050624" calcext:value-type="float">
            <text:p>2050624</text:p>
          </table:table-cell>
          <table:table-cell table:style-name="ce14" table:formula="of:=ZKRPAYLAS([.D261];10000;[.A261];[.B261])" office:value-type="string" office:string-value="يا كاشف الضر&#10;&#13;358 gece, gecede 5728 kez Ya Kaşif’ed Dur ismini okursanız 1432x1432 kere okumuş yani hatmini tamamlamış olursunuz.&#10;&#13;5728 için tesbih önerisi [57 tur][2X33][19 kalan]" calcext:value-type="string">
            <text:p>يا كاشف الضر</text:p>
            <text:p>358 gece, gecede 5728 kez Ya Kaşif’ed Dur ismini okursanız 1432x1432 kere okumuş yani hatmini tamamlamış olursunuz.</text:p>
            <text:p>5728 için tesbih önerisi [57 tur][2X33][19 kalan]</text:p>
          </table:table-cell>
          <table:table-cell table:style-name="ce12" table:formula="of:=ABJAD([.$A261];7;1) - 11" office:value-type="float" office:value="1422" calcext:value-type="float">
            <text:p>1422</text:p>
          </table:table-cell>
          <table:table-cell table:style-name="ce12" table:formula="of:=[.F261]*[.F261]" office:value-type="float" office:value="2022084" calcext:value-type="float">
            <text:p>2022084</text:p>
          </table:table-cell>
          <table:table-cell table:style-name="ce14" table:formula="of:=ZKRPAYLAS([.G261];10000;[.A261];[.B261])" office:value-type="string" office:string-value="يا كاشف الضر&#10;&#13;237 gece, gecede 8532 kez Ya Kaşif’ed Dur ismini okursanız 1422x1422 kere okumuş yani hatmini tamamlamış olursunuz.&#10;&#13;8532 için tesbih önerisi [86 tur][18 kalan]" calcext:value-type="string">
            <text:p>يا كاشف الضر</text:p>
            <text:p>237 gece, gecede 8532 kez Ya Kaşif’ed Dur ismini okursanız 1422x1422 kere okumuş yani hatmini tamamlamış olursunuz.</text:p>
            <text:p>8532 için tesbih önerisi [86 tur][18 kalan]</text:p>
          </table:table-cell>
          <table:table-cell table:style-name="ce16"/>
        </table:table-row>
        <table:table-row table:style-name="ro6">
          <table:table-cell table:style-name="ce4" office:value-type="string" calcext:value-type="string">
            <text:p>يا مخرج الحي من الميت</text:p>
          </table:table-cell>
          <table:table-cell table:style-name="ce6" office:value-type="string" calcext:value-type="string">
            <text:p>Ya Muhric’el Hayye min’el Meyyit</text:p>
          </table:table-cell>
          <table:table-cell table:style-name="ce12" table:formula="of:=ABJAD([.$A262];1;1) - 11" office:value-type="float" office:value="1463" calcext:value-type="float">
            <text:p>1463</text:p>
          </table:table-cell>
          <table:table-cell table:style-name="ce12" table:formula="of:=[.C262]*[.C262]" office:value-type="float" office:value="2140369" calcext:value-type="float">
            <text:p>2140369</text:p>
          </table:table-cell>
          <table:table-cell table:style-name="ce14" table:formula="of:=ZKRPAYLAS([.D262];10000;[.A262];[.B262])" office:value-type="string" office:string-value="يا مخرج الحي من الميت&#10;&#13;361 gece, gecede 5929 kez Ya Muhric’el Hayye min’el Meyyit ismini okursanız 1463x1463 kere okumuş yani hatmini tamamlamış olursunuz.&#10;&#13;5929 için tesbih önerisi [59 tur][2X33][22 kalan]" calcext:value-type="string">
            <text:p>يا مخرج الحي من الميت</text:p>
            <text:p>361 gece, gecede 5929 kez Ya Muhric’el Hayye min’el Meyyit ismini okursanız 1463x1463 kere okumuş yani hatmini tamamlamış olursunuz.</text:p>
            <text:p>5929 için tesbih önerisi [59 tur][2X33][22 kalan]</text:p>
          </table:table-cell>
          <table:table-cell table:style-name="ce12" table:formula="of:=ABJAD([.$A262];7;1) - 11" office:value-type="float" office:value="1463" calcext:value-type="float">
            <text:p>1463</text:p>
          </table:table-cell>
          <table:table-cell table:style-name="ce12" table:formula="of:=[.F262]*[.F262]" office:value-type="float" office:value="2140369" calcext:value-type="float">
            <text:p>2140369</text:p>
          </table:table-cell>
          <table:table-cell table:style-name="ce14" table:formula="of:=ZKRPAYLAS([.G262];10000;[.A262];[.B262])" office:value-type="string" office:string-value="يا مخرج الحي من الميت&#10;&#13;361 gece, gecede 5929 kez Ya Muhric’el Hayye min’el Meyyit ismini okursanız 1463x1463 kere okumuş yani hatmini tamamlamış olursunuz.&#10;&#13;5929 için tesbih önerisi [59 tur][2X33][22 kalan]" calcext:value-type="string">
            <text:p>يا مخرج الحي من الميت</text:p>
            <text:p>361 gece, gecede 5929 kez Ya Muhric’el Hayye min’el Meyyit ismini okursanız 1463x1463 kere okumuş yani hatmini tamamlamış olursunuz.</text:p>
            <text:p>5929 için tesbih önerisi [59 tur][2X33][22 kalan]</text:p>
          </table:table-cell>
          <table:table-cell table:style-name="ce16"/>
        </table:table-row>
        <table:table-row table:style-name="ro6">
          <table:table-cell table:style-name="ce4" office:value-type="string" calcext:value-type="string">
            <text:p>يا مخرج الميت من الحي</text:p>
          </table:table-cell>
          <table:table-cell table:style-name="ce6" office:value-type="string" calcext:value-type="string">
            <text:p>Ya Muhric’el Meyyite min’el Hay</text:p>
          </table:table-cell>
          <table:table-cell table:style-name="ce12" table:formula="of:=ABJAD([.$A263];1;1) - 11" office:value-type="float" office:value="1463" calcext:value-type="float">
            <text:p>1463</text:p>
          </table:table-cell>
          <table:table-cell table:style-name="ce12" table:formula="of:=[.C263]*[.C263]" office:value-type="float" office:value="2140369" calcext:value-type="float">
            <text:p>2140369</text:p>
          </table:table-cell>
          <table:table-cell table:style-name="ce14" table:formula="of:=ZKRPAYLAS([.D263];10000;[.A263];[.B263])" office:value-type="string" office:string-value="يا مخرج الميت من الحي&#10;&#13;361 gece, gecede 5929 kez Ya Muhric’el Meyyite min’el Hay ismini okursanız 1463x1463 kere okumuş yani hatmini tamamlamış olursunuz.&#10;&#13;5929 için tesbih önerisi [59 tur][2X33][22 kalan]" calcext:value-type="string">
            <text:p>يا مخرج الميت من الحي</text:p>
            <text:p>361 gece, gecede 5929 kez Ya Muhric’el Meyyite min’el Hay ismini okursanız 1463x1463 kere okumuş yani hatmini tamamlamış olursunuz.</text:p>
            <text:p>5929 için tesbih önerisi [59 tur][2X33][22 kalan]</text:p>
          </table:table-cell>
          <table:table-cell table:style-name="ce12" table:formula="of:=ABJAD([.$A263];7;1) - 11" office:value-type="float" office:value="1463" calcext:value-type="float">
            <text:p>1463</text:p>
          </table:table-cell>
          <table:table-cell table:style-name="ce12" table:formula="of:=[.F263]*[.F263]" office:value-type="float" office:value="2140369" calcext:value-type="float">
            <text:p>2140369</text:p>
          </table:table-cell>
          <table:table-cell table:style-name="ce14" table:formula="of:=ZKRPAYLAS([.G263];10000;[.A263];[.B263])" office:value-type="string" office:string-value="يا مخرج الميت من الحي&#10;&#13;361 gece, gecede 5929 kez Ya Muhric’el Meyyite min’el Hay ismini okursanız 1463x1463 kere okumuş yani hatmini tamamlamış olursunuz.&#10;&#13;5929 için tesbih önerisi [59 tur][2X33][22 kalan]" calcext:value-type="string">
            <text:p>يا مخرج الميت من الحي</text:p>
            <text:p>361 gece, gecede 5929 kez Ya Muhric’el Meyyite min’el Hay ismini okursanız 1463x1463 kere okumuş yani hatmini tamamlamış olursunuz.</text:p>
            <text:p>5929 için tesbih önerisi [59 tur][2X33][22 kalan]</text:p>
          </table:table-cell>
          <table:table-cell table:style-name="ce16"/>
        </table:table-row>
        <table:table-row table:style-name="ro4">
          <table:table-cell table:style-name="ce4" office:value-type="string" calcext:value-type="string">
            <text:p>يا خافض</text:p>
          </table:table-cell>
          <table:table-cell table:style-name="ce6" office:value-type="string" calcext:value-type="string">
            <text:p>Ya Hafıd</text:p>
          </table:table-cell>
          <table:table-cell table:style-name="ce12" table:formula="of:=ABJAD([.$A264];1;1) - 11" office:value-type="float" office:value="1481" calcext:value-type="float">
            <text:p>1481</text:p>
          </table:table-cell>
          <table:table-cell table:style-name="ce12" table:formula="of:=[.C264]*[.C264]" office:value-type="float" office:value="2193361" calcext:value-type="float">
            <text:p>2193361</text:p>
          </table:table-cell>
          <table:table-cell table:style-name="ce14" table:formula="of:=ZKRPAYLAS([.D264];10000;[.A264];[.B264])" office:value-type="string" office:string-value="يا خافض&#10;&#13;1481 gece, gecede 1481 kez Ya Hafıd ismini okursanız 1481x1481 kere okumuş yani hatmini tamamlamış olursunuz.&#10;&#13;1481 için tesbih önerisi [14 tur][2X33][29 kalan]" calcext:value-type="string">
            <text:p>يا خافض</text:p>
            <text:p>1481 gece, gecede 1481 kez Ya Hafıd ismini okursanız 1481x1481 kere okumuş yani hatmini tamamlamış olursunuz.</text:p>
            <text:p>1481 için tesbih önerisi [14 tur][2X33][29 kalan]</text:p>
          </table:table-cell>
          <table:table-cell table:style-name="ce12" table:formula="of:=ABJAD([.$A264];7;1) - 11" office:value-type="float" office:value="771" calcext:value-type="float">
            <text:p>771</text:p>
          </table:table-cell>
          <table:table-cell table:style-name="ce12" table:formula="of:=[.F264]*[.F264]" office:value-type="float" office:value="594441" calcext:value-type="float">
            <text:p>594441</text:p>
          </table:table-cell>
          <table:table-cell table:style-name="ce14" table:formula="of:=ZKRPAYLAS([.G264];10000;[.A264];[.B264])" office:value-type="string" office:string-value="يا خافض&#10;&#13;257 gece, gecede 2313 kez Ya Hafıd ismini okursanız 771x771 kere okumuş yani hatmini tamamlamış olursunuz.&#10;&#13;2313 için tesbih önerisi [23 tur][1X33][3 kalan]" calcext:value-type="string">
            <text:p>يا خافض</text:p>
            <text:p>257 gece, gecede 2313 kez Ya Hafıd ismini okursanız 771x771 kere okumuş yani hatmini tamamlamış olursunuz.</text:p>
            <text:p>2313 için tesbih önerisi [23 tur][1X33][3 kalan]</text:p>
          </table:table-cell>
          <table:table-cell table:style-name="ce16"/>
        </table:table-row>
        <table:table-row table:style-name="ro5">
          <table:table-cell table:style-name="ce4" office:value-type="string" calcext:value-type="string">
            <text:p>يا واسع المغفرة</text:p>
          </table:table-cell>
          <table:table-cell table:style-name="ce6" office:value-type="string" calcext:value-type="string">
            <text:p>Ya Vasi’al Mağfirah</text:p>
          </table:table-cell>
          <table:table-cell table:style-name="ce12" table:formula="of:=ABJAD([.$A265];1;1) - 11" office:value-type="float" office:value="1493" calcext:value-type="float">
            <text:p>1493</text:p>
          </table:table-cell>
          <table:table-cell table:style-name="ce12" table:formula="of:=[.C265]*[.C265]" office:value-type="float" office:value="2229049" calcext:value-type="float">
            <text:p>2229049</text:p>
          </table:table-cell>
          <table:table-cell table:style-name="ce14" table:formula="of:=ZKRPAYLAS([.D265];10000;[.A265];[.B265])" office:value-type="string" office:string-value="يا واسع المغفرة&#10;&#13;1493 gece, gecede 1493 kez Ya Vasi’al Mağfirah ismini okursanız 1493x1493 kere okumuş yani hatmini tamamlamış olursunuz.&#10;&#13;1493 için tesbih önerisi [15 tur][8 kalan]" calcext:value-type="string">
            <text:p>يا واسع المغفرة</text:p>
            <text:p>1493 gece, gecede 1493 kez Ya Vasi’al Mağfirah ismini okursanız 1493x1493 kere okumuş yani hatmini tamamlamış olursunuz.</text:p>
            <text:p>1493 için tesbih önerisi [15 tur][8 kalan]</text:p>
          </table:table-cell>
          <table:table-cell table:style-name="ce12" table:formula="of:=ABJAD([.$A265];7;1) - 11" office:value-type="float" office:value="1633" calcext:value-type="float">
            <text:p>1633</text:p>
          </table:table-cell>
          <table:table-cell table:style-name="ce12" table:formula="of:=[.F265]*[.F265]" office:value-type="float" office:value="2666689" calcext:value-type="float">
            <text:p>2666689</text:p>
          </table:table-cell>
          <table:table-cell table:style-name="ce14" table:formula="of:=ZKRPAYLAS([.G265];10000;[.A265];[.B265])" office:value-type="string" office:string-value="يا واسع المغفرة&#10;&#13;529 gece, gecede 5041 kez Ya Vasi’al Mağfirah ismini okursanız 1633x1633 kere okumuş yani hatmini tamamlamış olursunuz.&#10;&#13;5041 için tesbih önerisi [50 tur][2X33][25 kalan]" calcext:value-type="string">
            <text:p>يا واسع المغفرة</text:p>
            <text:p>529 gece, gecede 5041 kez Ya Vasi’al Mağfirah ismini okursanız 1633x1633 kere okumuş yani hatmini tamamlamış olursunuz.</text:p>
            <text:p>5041 için tesbih önerisi [50 tur][2X33][25 kalan]</text:p>
          </table:table-cell>
          <table:table-cell table:style-name="ce16"/>
        </table:table-row>
        <table:table-row table:style-name="ro4">
          <table:table-cell table:style-name="ce4" office:value-type="string" calcext:value-type="string">
            <text:p>يا غياث</text:p>
          </table:table-cell>
          <table:table-cell table:style-name="ce6" office:value-type="string" calcext:value-type="string">
            <text:p>Ya Gıyas</text:p>
          </table:table-cell>
          <table:table-cell table:style-name="ce12" table:formula="of:=ABJAD([.$A266];1;1) - 11" office:value-type="float" office:value="1511" calcext:value-type="float">
            <text:p>1511</text:p>
          </table:table-cell>
          <table:table-cell table:style-name="ce12" table:formula="of:=[.C266]*[.C266]" office:value-type="float" office:value="2283121" calcext:value-type="float">
            <text:p>2283121</text:p>
          </table:table-cell>
          <table:table-cell table:style-name="ce14" table:formula="of:=ZKRPAYLAS([.D266];10000;[.A266];[.B266])" office:value-type="string" office:string-value="يا غياث&#10;&#13;1511 gece, gecede 1511 kez Ya Gıyas ismini okursanız 1511x1511 kere okumuş yani hatmini tamamlamış olursunuz.&#10;&#13;1511 için tesbih önerisi [15 tur][26 kalan]" calcext:value-type="string">
            <text:p>يا غياث</text:p>
            <text:p>1511 gece, gecede 1511 kez Ya Gıyas ismini okursanız 1511x1511 kere okumuş yani hatmini tamamlamış olursunuz.</text:p>
            <text:p>1511 için tesbih önerisi [15 tur][26 kalan]</text:p>
          </table:table-cell>
          <table:table-cell table:style-name="ce12" table:formula="of:=ABJAD([.$A266];7;1) - 11" office:value-type="float" office:value="1411" calcext:value-type="float">
            <text:p>1411</text:p>
          </table:table-cell>
          <table:table-cell table:style-name="ce12" table:formula="of:=[.F266]*[.F266]" office:value-type="float" office:value="1990921" calcext:value-type="float">
            <text:p>1990921</text:p>
          </table:table-cell>
          <table:table-cell table:style-name="ce14" table:formula="of:=ZKRPAYLAS([.G266];10000;[.A266];[.B266])" office:value-type="string" office:string-value="يا غياث&#10;&#13;289 gece, gecede 6889 kez Ya Gıyas ismini okursanız 1411x1411 kere okumuş yani hatmini tamamlamış olursunuz.&#10;&#13;6889 için tesbih önerisi [69 tur][1X33][25 kalan]" calcext:value-type="string">
            <text:p>يا غياث</text:p>
            <text:p>289 gece, gecede 6889 kez Ya Gıyas ismini okursanız 1411x1411 kere okumuş yani hatmini tamamlamış olursunuz.</text:p>
            <text:p>6889 için tesbih önerisi [69 tur][1X33][25 kalan]</text:p>
          </table:table-cell>
          <table:table-cell table:style-name="ce16"/>
        </table:table-row>
        <table:table-row table:style-name="ro6">
          <table:table-cell table:style-name="ce4" office:value-type="string" calcext:value-type="string">
            <text:p>يا عالم الغيب والشهادة</text:p>
          </table:table-cell>
          <table:table-cell table:style-name="ce6" office:value-type="string" calcext:value-type="string">
            <text:p>Ya A’lim’ul Gaybe veş Şehadeh</text:p>
          </table:table-cell>
          <table:table-cell table:style-name="ce12" table:formula="of:=ABJAD([.$A267];1;1) - 11" office:value-type="float" office:value="1536" calcext:value-type="float">
            <text:p>1536</text:p>
          </table:table-cell>
          <table:table-cell table:style-name="ce12" table:formula="of:=[.C267]*[.C267]" office:value-type="float" office:value="2359296" calcext:value-type="float">
            <text:p>2359296</text:p>
          </table:table-cell>
          <table:table-cell table:style-name="ce14" table:formula="of:=ZKRPAYLAS([.D267];10000;[.A267];[.B267])" office:value-type="string" office:string-value="يا عالم الغيب والشهادة&#10;&#13;256 gece, gecede 9216 kez Ya A’lim’ul Gaybe veş Şehadeh ismini okursanız 1536x1536 kere okumuş yani hatmini tamamlamış olursunuz.&#10;&#13;9216 için tesbih önerisi [93 tur][9 kalan]" calcext:value-type="string">
            <text:p>يا عالم الغيب والشهادة</text:p>
            <text:p>256 gece, gecede 9216 kez Ya A’lim’ul Gaybe veş Şehadeh ismini okursanız 1536x1536 kere okumuş yani hatmini tamamlamış olursunuz.</text:p>
            <text:p>9216 için tesbih önerisi [93 tur][9 kalan]</text:p>
          </table:table-cell>
          <table:table-cell table:style-name="ce12" table:formula="of:=ABJAD([.$A267];7;1) - 11" office:value-type="float" office:value="2136" calcext:value-type="float">
            <text:p>2136</text:p>
          </table:table-cell>
          <table:table-cell table:style-name="ce12" table:formula="of:=[.F267]*[.F267]" office:value-type="float" office:value="4562496" calcext:value-type="float">
            <text:p>4562496</text:p>
          </table:table-cell>
          <table:table-cell table:style-name="ce14" table:formula="of:=ZKRPAYLAS([.G267];10000;[.A267];[.B267])" office:value-type="string" office:string-value="يا عالم الغيب والشهادة&#10;&#13;534 gece, gecede 8544 kez Ya A’lim’ul Gaybe veş Şehadeh ismini okursanız 2136x2136 kere okumuş yani hatmini tamamlamış olursunuz.&#10;&#13;8544 için tesbih önerisi [86 tur][30 kalan]" calcext:value-type="string">
            <text:p>يا عالم الغيب والشهادة</text:p>
            <text:p>534 gece, gecede 8544 kez Ya A’lim’ul Gaybe veş Şehadeh ismini okursanız 2136x2136 kere okumuş yani hatmini tamamlamış olursunuz.</text:p>
            <text:p>8544 için tesbih önerisi [86 tur][30 kalan]</text:p>
          </table:table-cell>
          <table:table-cell table:style-name="ce16"/>
        </table:table-row>
        <table:table-row table:style-name="ro4">
          <table:table-cell table:style-name="ce4" office:value-type="string" calcext:value-type="string">
            <text:p>يا مغيث</text:p>
          </table:table-cell>
          <table:table-cell table:style-name="ce6" office:value-type="string" calcext:value-type="string">
            <text:p>Ya Muğis</text:p>
          </table:table-cell>
          <table:table-cell table:style-name="ce12" table:formula="of:=ABJAD([.$A268];1;1) - 11" office:value-type="float" office:value="1550" calcext:value-type="float">
            <text:p>1550</text:p>
          </table:table-cell>
          <table:table-cell table:style-name="ce12" table:formula="of:=[.C268]*[.C268]" office:value-type="float" office:value="2402500" calcext:value-type="float">
            <text:p>2402500</text:p>
          </table:table-cell>
          <table:table-cell table:style-name="ce14" table:formula="of:=ZKRPAYLAS([.D268];10000;[.A268];[.B268])" office:value-type="string" office:string-value="يا مغيث&#10;&#13;250 gece, gecede 9610 kez Ya Muğis ismini okursanız 1550x1550 kere okumuş yani hatmini tamamlamış olursunuz.&#10;&#13;9610 için tesbih önerisi [97 tur][7 kalan]" calcext:value-type="string">
            <text:p>يا مغيث</text:p>
            <text:p>250 gece, gecede 9610 kez Ya Muğis ismini okursanız 1550x1550 kere okumuş yani hatmini tamamlamış olursunuz.</text:p>
            <text:p>9610 için tesbih önerisi [97 tur][7 kalan]</text:p>
          </table:table-cell>
          <table:table-cell table:style-name="ce12" table:formula="of:=ABJAD([.$A268];7;1) - 11" office:value-type="float" office:value="1450" calcext:value-type="float">
            <text:p>1450</text:p>
          </table:table-cell>
          <table:table-cell table:style-name="ce12" table:formula="of:=[.F268]*[.F268]" office:value-type="float" office:value="2102500" calcext:value-type="float">
            <text:p>2102500</text:p>
          </table:table-cell>
          <table:table-cell table:style-name="ce14" table:formula="of:=ZKRPAYLAS([.G268];10000;[.A268];[.B268])" office:value-type="string" office:string-value="يا مغيث&#10;&#13;250 gece, gecede 8410 kez Ya Muğis ismini okursanız 1450x1450 kere okumuş yani hatmini tamamlamış olursunuz.&#10;&#13;8410 için tesbih önerisi [84 tur][2X33][28 kalan]" calcext:value-type="string">
            <text:p>يا مغيث</text:p>
            <text:p>250 gece, gecede 8410 kez Ya Muğis ismini okursanız 1450x1450 kere okumuş yani hatmini tamamlamış olursunuz.</text:p>
            <text:p>8410 için tesbih önerisi [84 tur][2X33][28 kalan]</text:p>
          </table:table-cell>
          <table:table-cell table:style-name="ce16"/>
        </table:table-row>
        <table:table-row table:style-name="ro4">
          <table:table-cell table:style-name="ce4" office:value-type="string" calcext:value-type="string">
            <text:p>يا خير الوارثين</text:p>
          </table:table-cell>
          <table:table-cell table:style-name="ce6" office:value-type="string" calcext:value-type="string">
            <text:p>Ya Hayr’al Varisin</text:p>
          </table:table-cell>
          <table:table-cell table:style-name="ce12" table:formula="of:=ABJAD([.$A269];1;1) - 11" office:value-type="float" office:value="1608" calcext:value-type="float">
            <text:p>1608</text:p>
          </table:table-cell>
          <table:table-cell table:style-name="ce12" table:formula="of:=[.C269]*[.C269]" office:value-type="float" office:value="2585664" calcext:value-type="float">
            <text:p>2585664</text:p>
          </table:table-cell>
          <table:table-cell table:style-name="ce14" table:formula="of:=ZKRPAYLAS([.D269];10000;[.A269];[.B269])" office:value-type="string" office:string-value="يا خير الوارثين&#10;&#13;268 gece, gecede 9648 kez Ya Hayr’al Varisin ismini okursanız 1608x1608 kere okumuş yani hatmini tamamlamış olursunuz.&#10;&#13;9648 için tesbih önerisi [97 tur][1X33][12 kalan]" calcext:value-type="string">
            <text:p>يا خير الوارثين</text:p>
            <text:p>268 gece, gecede 9648 kez Ya Hayr’al Varisin ismini okursanız 1608x1608 kere okumuş yani hatmini tamamlamış olursunuz.</text:p>
            <text:p>9648 için tesbih önerisi [97 tur][1X33][12 kalan]</text:p>
          </table:table-cell>
          <table:table-cell table:style-name="ce12" table:formula="of:=ABJAD([.$A269];7;1) - 11" office:value-type="float" office:value="1608" calcext:value-type="float">
            <text:p>1608</text:p>
          </table:table-cell>
          <table:table-cell table:style-name="ce12" table:formula="of:=[.F269]*[.F269]" office:value-type="float" office:value="2585664" calcext:value-type="float">
            <text:p>2585664</text:p>
          </table:table-cell>
          <table:table-cell table:style-name="ce14" table:formula="of:=ZKRPAYLAS([.G269];10000;[.A269];[.B269])" office:value-type="string" office:string-value="يا خير الوارثين&#10;&#13;268 gece, gecede 9648 kez Ya Hayr’al Varisin ismini okursanız 1608x1608 kere okumuş yani hatmini tamamlamış olursunuz.&#10;&#13;9648 için tesbih önerisi [97 tur][1X33][12 kalan]" calcext:value-type="string">
            <text:p>يا خير الوارثين</text:p>
            <text:p>268 gece, gecede 9648 kez Ya Hayr’al Varisin ismini okursanız 1608x1608 kere okumuş yani hatmini tamamlamış olursunuz.</text:p>
            <text:p>9648 için tesbih önerisi [97 tur][1X33][12 kalan]</text:p>
          </table:table-cell>
          <table:table-cell table:style-name="ce16"/>
        </table:table-row>
        <table:table-row table:style-name="ro6">
          <table:table-cell table:style-name="ce4" office:value-type="string" calcext:value-type="string">
            <text:p>يا نور السماوات والأرض</text:p>
          </table:table-cell>
          <table:table-cell table:style-name="ce6" office:value-type="string" calcext:value-type="string">
            <text:p>Ya Nur’us Semavati vel Ard</text:p>
          </table:table-cell>
          <table:table-cell table:style-name="ce12" table:formula="of:=ABJAD([.$A270];1;1) - 11" office:value-type="float" office:value="1833" calcext:value-type="float">
            <text:p>1833</text:p>
          </table:table-cell>
          <table:table-cell table:style-name="ce12" table:formula="of:=[.C270]*[.C270]" office:value-type="float" office:value="3359889" calcext:value-type="float">
            <text:p>3359889</text:p>
          </table:table-cell>
          <table:table-cell table:style-name="ce14" table:formula="of:=ZKRPAYLAS([.D270];10000;[.A270];[.B270])" office:value-type="string" office:string-value="يا نور السماوات والأرض&#10;&#13;423 gece, gecede 7943 kez Ya Nur’us Semavati vel Ard ismini okursanız 1833x1833 kere okumuş yani hatmini tamamlamış olursunuz.&#10;&#13;7943 için tesbih önerisi [80 tur][23 kalan]" calcext:value-type="string">
            <text:p>يا نور السماوات والأرض</text:p>
            <text:p>423 gece, gecede 7943 kez Ya Nur’us Semavati vel Ard ismini okursanız 1833x1833 kere okumuş yani hatmini tamamlamış olursunuz.</text:p>
            <text:p>7943 için tesbih önerisi [80 tur][23 kalan]</text:p>
          </table:table-cell>
          <table:table-cell table:style-name="ce12" table:formula="of:=ABJAD([.$A270];7;1) - 11" office:value-type="float" office:value="1363" calcext:value-type="float">
            <text:p>1363</text:p>
          </table:table-cell>
          <table:table-cell table:style-name="ce12" table:formula="of:=[.F270]*[.F270]" office:value-type="float" office:value="1857769" calcext:value-type="float">
            <text:p>1857769</text:p>
          </table:table-cell>
          <table:table-cell table:style-name="ce14" table:formula="of:=ZKRPAYLAS([.G270];10000;[.A270];[.B270])" office:value-type="string" office:string-value="يا نور السماوات والأرض&#10;&#13;841 gece, gecede 2209 kez Ya Nur’us Semavati vel Ard ismini okursanız 1363x1363 kere okumuş yani hatmini tamamlamış olursunuz.&#10;&#13;2209 için tesbih önerisi [22 tur][31 kalan]" calcext:value-type="string">
            <text:p>يا نور السماوات والأرض</text:p>
            <text:p>841 gece, gecede 2209 kez Ya Nur’us Semavati vel Ard ismini okursanız 1363x1363 kere okumuş yani hatmini tamamlamış olursunuz.</text:p>
            <text:p>2209 için tesbih önerisi [22 tur][31 kalan]</text:p>
          </table:table-cell>
          <table:table-cell table:style-name="ce16"/>
        </table:table-row>
        <table:table-row table:style-name="ro4">
          <table:table-cell table:style-name="ce4" office:value-type="string" calcext:value-type="string">
            <text:p>يا مبغض</text:p>
          </table:table-cell>
          <table:table-cell table:style-name="ce6" office:value-type="string" calcext:value-type="string">
            <text:p>Ya Mubağdu</text:p>
          </table:table-cell>
          <table:table-cell table:style-name="ce12" table:formula="of:=ABJAD([.$A271];1;1) - 11" office:value-type="float" office:value="1842" calcext:value-type="float">
            <text:p>1842</text:p>
          </table:table-cell>
          <table:table-cell table:style-name="ce12" table:formula="of:=[.C271]*[.C271]" office:value-type="float" office:value="3392964" calcext:value-type="float">
            <text:p>3392964</text:p>
          </table:table-cell>
          <table:table-cell table:style-name="ce14" table:formula="of:=ZKRPAYLAS([.D271];10000;[.A271];[.B271])" office:value-type="string" office:string-value="يا مبغض&#10;&#13;614 gece, gecede 5526 kez Ya Mubağdu ismini okursanız 1842x1842 kere okumuş yani hatmini tamamlamış olursunuz.&#10;&#13;5526 için tesbih önerisi [55 tur][2X33][15 kalan]" calcext:value-type="string">
            <text:p>يا مبغض</text:p>
            <text:p>614 gece, gecede 5526 kez Ya Mubağdu ismini okursanız 1842x1842 kere okumuş yani hatmini tamamlamış olursunuz.</text:p>
            <text:p>5526 için tesbih önerisi [55 tur][2X33][15 kalan]</text:p>
          </table:table-cell>
          <table:table-cell table:style-name="ce12" table:formula="of:=ABJAD([.$A271];7;1) - 11" office:value-type="float" office:value="1032" calcext:value-type="float">
            <text:p>1032</text:p>
          </table:table-cell>
          <table:table-cell table:style-name="ce12" table:formula="of:=[.F271]*[.F271]" office:value-type="float" office:value="1065024" calcext:value-type="float">
            <text:p>1065024</text:p>
          </table:table-cell>
          <table:table-cell table:style-name="ce14" table:formula="of:=ZKRPAYLAS([.G271];10000;[.A271];[.B271])" office:value-type="string" office:string-value="يا مبغض&#10;&#13;129 gece, gecede 8256 kez Ya Mubağdu ismini okursanız 1032x1032 kere okumuş yani hatmini tamamlamış olursunuz.&#10;&#13;8256 için tesbih önerisi [83 tur][1X33][6 kalan]" calcext:value-type="string">
            <text:p>يا مبغض</text:p>
            <text:p>129 gece, gecede 8256 kez Ya Mubağdu ismini okursanız 1032x1032 kere okumuş yani hatmini tamamlamış olursunuz.</text:p>
            <text:p>8256 için tesbih önerisi [83 tur][1X33][6 kalan]</text:p>
          </table:table-cell>
          <table:table-cell table:style-name="ce16"/>
        </table:table-row>
        <table:table-row table:style-name="ro6">
          <table:table-cell table:style-name="ce4" office:value-type="string" calcext:value-type="string">
            <text:p>يا فاطر السموات والأرض</text:p>
          </table:table-cell>
          <table:table-cell table:style-name="ce6" office:value-type="string" calcext:value-type="string">
            <text:p>Ya Fatır’as Semavati vel Ard</text:p>
          </table:table-cell>
          <table:table-cell table:style-name="ce12" table:formula="of:=ABJAD([.$A272];1;1) - 11" office:value-type="float" office:value="1866" calcext:value-type="float">
            <text:p>1866</text:p>
          </table:table-cell>
          <table:table-cell table:style-name="ce12" table:formula="of:=[.C272]*[.C272]" office:value-type="float" office:value="3481956" calcext:value-type="float">
            <text:p>3481956</text:p>
          </table:table-cell>
          <table:table-cell table:style-name="ce14" table:formula="of:=ZKRPAYLAS([.D272];10000;[.A272];[.B272])" office:value-type="string" office:string-value="يا فاطر السموات والأرض&#10;&#13;622 gece, gecede 5598 kez Ya Fatır’as Semavati vel Ard ismini okursanız 1866x1866 kere okumuş yani hatmini tamamlamış olursunuz.&#10;&#13;5598 için tesbih önerisi [56 tur][1X33][21 kalan]" calcext:value-type="string">
            <text:p>يا فاطر السموات والأرض</text:p>
            <text:p>622 gece, gecede 5598 kez Ya Fatır’as Semavati vel Ard ismini okursanız 1866x1866 kere okumuş yani hatmini tamamlamış olursunuz.</text:p>
            <text:p>5598 için tesbih önerisi [56 tur][1X33][21 kalan]</text:p>
          </table:table-cell>
          <table:table-cell table:style-name="ce12" table:formula="of:=ABJAD([.$A272];7;1) - 11" office:value-type="float" office:value="1396" calcext:value-type="float">
            <text:p>1396</text:p>
          </table:table-cell>
          <table:table-cell table:style-name="ce12" table:formula="of:=[.F272]*[.F272]" office:value-type="float" office:value="1948816" calcext:value-type="float">
            <text:p>1948816</text:p>
          </table:table-cell>
          <table:table-cell table:style-name="ce14" table:formula="of:=ZKRPAYLAS([.G272];10000;[.A272];[.B272])" office:value-type="string" office:string-value="يا فاطر السموات والأرض&#10;&#13;349 gece, gecede 5584 kez Ya Fatır’as Semavati vel Ard ismini okursanız 1396x1396 kere okumuş yani hatmini tamamlamış olursunuz.&#10;&#13;5584 için tesbih önerisi [56 tur][1X33][7 kalan]" calcext:value-type="string">
            <text:p>يا فاطر السموات والأرض</text:p>
            <text:p>349 gece, gecede 5584 kez Ya Fatır’as Semavati vel Ard ismini okursanız 1396x1396 kere okumuş yani hatmini tamamlamış olursunuz.</text:p>
            <text:p>5584 için tesbih önerisi [56 tur][1X33][7 kalan]</text:p>
          </table:table-cell>
          <table:table-cell table:style-name="ce16"/>
        </table:table-row>
        <table:table-row table:style-name="ro7">
          <table:table-cell table:style-name="ce4" office:value-type="string" calcext:value-type="string">
            <text:p>يا ذو الجبروت والملكوت</text:p>
          </table:table-cell>
          <table:table-cell table:style-name="ce6" office:value-type="string" calcext:value-type="string">
            <text:p>Ya Zu’l Ceberruti vel Melekut</text:p>
          </table:table-cell>
          <table:table-cell table:style-name="ce12" table:formula="of:=ABJAD([.$A273];1;1) - 11" office:value-type="float" office:value="1881" calcext:value-type="float">
            <text:p>1881</text:p>
          </table:table-cell>
          <table:table-cell table:style-name="ce12" table:formula="of:=[.C273]*[.C273]" office:value-type="float" office:value="3538161" calcext:value-type="float">
            <text:p>3538161</text:p>
          </table:table-cell>
          <table:table-cell table:style-name="ce14" table:formula="of:=ZKRPAYLAS([.D273];10000;[.A273];[.B273])" office:value-type="string" office:string-value="يا ذو الجبروت والملكوت&#10;&#13;361 gece, gecede 9801 kez Ya Zu’l Ceberruti vel Melekut ismini okursanız 1881x1881 kere okumuş yani hatmini tamamlamış olursunuz.&#10;&#13;9801 için tesbih önerisi [99 tur]" calcext:value-type="string">
            <text:p>يا ذو الجبروت والملكوت</text:p>
            <text:p>361 gece, gecede 9801 kez Ya Zu’l Ceberruti vel Melekut ismini okursanız 1881x1881 kere okumuş yani hatmini tamamlamış olursunuz.</text:p>
            <text:p>9801 için tesbih önerisi [99 tur]</text:p>
          </table:table-cell>
          <table:table-cell table:style-name="ce12" table:formula="of:=ABJAD([.$A273];7;1) - 11" office:value-type="float" office:value="1881" calcext:value-type="float">
            <text:p>1881</text:p>
          </table:table-cell>
          <table:table-cell table:style-name="ce12" table:formula="of:=[.F273]*[.F273]" office:value-type="float" office:value="3538161" calcext:value-type="float">
            <text:p>3538161</text:p>
          </table:table-cell>
          <table:table-cell table:style-name="ce14" table:formula="of:=ZKRPAYLAS([.G273];10000;[.A273];[.B273])" office:value-type="string" office:string-value="يا ذو الجبروت والملكوت&#10;&#13;361 gece, gecede 9801 kez Ya Zu’l Ceberruti vel Melekut ismini okursanız 1881x1881 kere okumuş yani hatmini tamamlamış olursunuz.&#10;&#13;9801 için tesbih önerisi [99 tur]" calcext:value-type="string">
            <text:p>يا ذو الجبروت والملكوت</text:p>
            <text:p>361 gece, gecede 9801 kez Ya Zu’l Ceberruti vel Melekut ismini okursanız 1881x1881 kere okumuş yani hatmini tamamlamış olursunuz.</text:p>
            <text:p>9801 için tesbih önerisi [99 tur]</text:p>
          </table:table-cell>
          <table:table-cell table:style-name="ce16"/>
        </table:table-row>
        <table:table-row table:style-name="ro4">
          <table:table-cell table:style-name="ce4" office:value-type="string" calcext:value-type="string">
            <text:p>يا خير الحافظين</text:p>
          </table:table-cell>
          <table:table-cell table:style-name="ce6" office:value-type="string" calcext:value-type="string">
            <text:p>Ya Hayr’al Hafızin</text:p>
          </table:table-cell>
          <table:table-cell table:style-name="ce12" table:formula="of:=ABJAD([.$A274];1;1) - 11" office:value-type="float" office:value="1890" calcext:value-type="float">
            <text:p>1890</text:p>
          </table:table-cell>
          <table:table-cell table:style-name="ce12" table:formula="of:=[.C274]*[.C274]" office:value-type="float" office:value="3572100" calcext:value-type="float">
            <text:p>3572100</text:p>
          </table:table-cell>
          <table:table-cell table:style-name="ce14" table:formula="of:=ZKRPAYLAS([.D274];10000;[.A274];[.B274])" office:value-type="string" office:string-value="يا خير الحافظين&#10;&#13;378 gece, gecede 9450 kez Ya Hayr’al Hafızin ismini okursanız 1890x1890 kere okumuş yani hatmini tamamlamış olursunuz.&#10;&#13;9450 için tesbih önerisi [95 tur][1X33][12 kalan]" calcext:value-type="string">
            <text:p>يا خير الحافظين</text:p>
            <text:p>378 gece, gecede 9450 kez Ya Hayr’al Hafızin ismini okursanız 1890x1890 kere okumuş yani hatmini tamamlamış olursunuz.</text:p>
            <text:p>9450 için tesbih önerisi [95 tur][1X33][12 kalan]</text:p>
          </table:table-cell>
          <table:table-cell table:style-name="ce12" table:formula="of:=ABJAD([.$A274];7;1) - 11" office:value-type="float" office:value="1790" calcext:value-type="float">
            <text:p>1790</text:p>
          </table:table-cell>
          <table:table-cell table:style-name="ce12" table:formula="of:=[.F274]*[.F274]" office:value-type="float" office:value="3204100" calcext:value-type="float">
            <text:p>3204100</text:p>
          </table:table-cell>
          <table:table-cell table:style-name="ce14" table:formula="of:=ZKRPAYLAS([.G274];10000;[.A274];[.B274])" office:value-type="string" office:string-value="يا خير الحافظين&#10;&#13;358 gece, gecede 8950 kez Ya Hayr’al Hafızin ismini okursanız 1790x1790 kere okumuş yani hatmini tamamlamış olursunuz.&#10;&#13;8950 için tesbih önerisi [90 tur][1X33][7 kalan]" calcext:value-type="string">
            <text:p>يا خير الحافظين</text:p>
            <text:p>358 gece, gecede 8950 kez Ya Hayr’al Hafızin ismini okursanız 1790x1790 kere okumuş yani hatmini tamamlamış olursunuz.</text:p>
            <text:p>8950 için tesbih önerisi [90 tur][1X33][7 kalan]</text:p>
          </table:table-cell>
          <table:table-cell table:style-name="ce16"/>
        </table:table-row>
        <table:table-row table:style-name="ro4">
          <table:table-cell table:style-name="ce4" office:value-type="string" calcext:value-type="string">
            <text:p>يا غافر الذنب</text:p>
          </table:table-cell>
          <table:table-cell table:style-name="ce6" office:value-type="string" calcext:value-type="string">
            <text:p>Ya Gafir’ez Zenbi</text:p>
          </table:table-cell>
          <table:table-cell table:style-name="ce12" table:formula="of:=ABJAD([.$A275];1;1) - 11" office:value-type="float" office:value="2064" calcext:value-type="float">
            <text:p>2064</text:p>
          </table:table-cell>
          <table:table-cell table:style-name="ce12" table:formula="of:=[.C275]*[.C275]" office:value-type="float" office:value="4260096" calcext:value-type="float">
            <text:p>4260096</text:p>
          </table:table-cell>
          <table:table-cell table:style-name="ce14" table:formula="of:=ZKRPAYLAS([.D275];10000;[.A275];[.B275])" office:value-type="string" office:string-value="يا غافر الذنب&#10;&#13;516 gece, gecede 8256 kez Ya Gafir’ez Zenbi ismini okursanız 2064x2064 kere okumuş yani hatmini tamamlamış olursunuz.&#10;&#13;8256 için tesbih önerisi [83 tur][1X33][6 kalan]" calcext:value-type="string">
            <text:p>يا غافر الذنب</text:p>
            <text:p>516 gece, gecede 8256 kez Ya Gafir’ez Zenbi ismini okursanız 2064x2064 kere okumuş yani hatmini tamamlamış olursunuz.</text:p>
            <text:p>8256 için tesbih önerisi [83 tur][1X33][6 kalan]</text:p>
          </table:table-cell>
          <table:table-cell table:style-name="ce12" table:formula="of:=ABJAD([.$A275];7;1) - 11" office:value-type="float" office:value="1964" calcext:value-type="float">
            <text:p>1964</text:p>
          </table:table-cell>
          <table:table-cell table:style-name="ce12" table:formula="of:=[.F275]*[.F275]" office:value-type="float" office:value="3857296" calcext:value-type="float">
            <text:p>3857296</text:p>
          </table:table-cell>
          <table:table-cell table:style-name="ce14" table:formula="of:=ZKRPAYLAS([.G275];10000;[.A275];[.B275])" office:value-type="string" office:string-value="يا غافر الذنب&#10;&#13;491 gece, gecede 7856 kez Ya Gafir’ez Zenbi ismini okursanız 1964x1964 kere okumuş yani hatmini tamamlamış olursunuz.&#10;&#13;7856 için tesbih önerisi [79 tur][1X33][2 kalan]" calcext:value-type="string">
            <text:p>يا غافر الذنب</text:p>
            <text:p>491 gece, gecede 7856 kez Ya Gafir’ez Zenbi ismini okursanız 1964x1964 kere okumuş yani hatmini tamamlamış olursunuz.</text:p>
            <text:p>7856 için tesbih önerisi [79 tur][1X33][2 kalan]</text:p>
          </table:table-cell>
          <table:table-cell table:style-name="ce16"/>
        </table:table-row>
        <table:table-row table:style-name="ro4">
          <table:table-cell table:style-name="ce4" office:value-type="string" calcext:value-type="string">
            <text:p>يا خير الغافرين</text:p>
          </table:table-cell>
          <table:table-cell table:style-name="ce6" office:value-type="string" calcext:value-type="string">
            <text:p>Ya Hayr’al Gafirin</text:p>
          </table:table-cell>
          <table:table-cell table:style-name="ce12" table:formula="of:=ABJAD([.$A276];1;1) - 11" office:value-type="float" office:value="2182" calcext:value-type="float">
            <text:p>2182</text:p>
          </table:table-cell>
          <table:table-cell table:style-name="ce12" table:formula="of:=[.C276]*[.C276]" office:value-type="float" office:value="4761124" calcext:value-type="float">
            <text:p>4761124</text:p>
          </table:table-cell>
          <table:table-cell table:style-name="ce14" table:formula="of:=ZKRPAYLAS([.D276];10000;[.A276];[.B276])" office:value-type="string" office:string-value="يا خير الغافرين&#10;&#13;1091 gece, gecede 4364 kez Ya Hayr’al Gafirin ismini okursanız 2182x2182 kere okumuş yani hatmini tamamlamış olursunuz.&#10;&#13;4364 için tesbih önerisi [44 tur][8 kalan]" calcext:value-type="string">
            <text:p>يا خير الغافرين</text:p>
            <text:p>1091 gece, gecede 4364 kez Ya Hayr’al Gafirin ismini okursanız 2182x2182 kere okumuş yani hatmini tamamlamış olursunuz.</text:p>
            <text:p>4364 için tesbih önerisi [44 tur][8 kalan]</text:p>
          </table:table-cell>
          <table:table-cell table:style-name="ce12" table:formula="of:=ABJAD([.$A276];7;1) - 11" office:value-type="float" office:value="2082" calcext:value-type="float">
            <text:p>2082</text:p>
          </table:table-cell>
          <table:table-cell table:style-name="ce12" table:formula="of:=[.F276]*[.F276]" office:value-type="float" office:value="4334724" calcext:value-type="float">
            <text:p>4334724</text:p>
          </table:table-cell>
          <table:table-cell table:style-name="ce14" table:formula="of:=ZKRPAYLAS([.G276];10000;[.A276];[.B276])" office:value-type="string" office:string-value="يا خير الغافرين&#10;&#13;694 gece, gecede 6246 kez Ya Hayr’al Gafirin ismini okursanız 2082x2082 kere okumuş yani hatmini tamamlamış olursunuz.&#10;&#13;6246 için tesbih önerisi [63 tur][9 kalan]" calcext:value-type="string">
            <text:p>يا خير الغافرين</text:p>
            <text:p>694 gece, gecede 6246 kez Ya Hayr’al Gafirin ismini okursanız 2082x2082 kere okumuş yani hatmini tamamlamış olursunuz.</text:p>
            <text:p>6246 için tesbih önerisi [63 tur][9 kalan]</text:p>
          </table:table-cell>
          <table:table-cell table:style-name="ce16"/>
        </table:table-row>
        <table:table-row table:style-name="ro4">
          <table:table-cell table:style-name="ce4" office:value-type="string" calcext:value-type="string">
            <text:p>يا ذو الفضل العظيم</text:p>
          </table:table-cell>
          <table:table-cell table:style-name="ce6" office:value-type="string" calcext:value-type="string">
            <text:p>Ya Zu’l Fadl’ul Azim</text:p>
          </table:table-cell>
          <table:table-cell table:style-name="ce12" table:formula="of:=ABJAD([.$A277];1;1) - 11" office:value-type="float" office:value="2698" calcext:value-type="float">
            <text:p>2698</text:p>
          </table:table-cell>
          <table:table-cell table:style-name="ce12" table:formula="of:=[.C277]*[.C277]" office:value-type="float" office:value="7279204" calcext:value-type="float">
            <text:p>7279204</text:p>
          </table:table-cell>
          <table:table-cell table:style-name="ce14" table:formula="of:=ZKRPAYLAS([.D277];10000;[.A277];[.B277])" office:value-type="string" office:string-value="يا ذو الفضل العظيم&#10;&#13;1349 gece, gecede 5396 kez Ya Zu’l Fadl’ul Azim ismini okursanız 2698x2698 kere okumuş yani hatmini tamamlamış olursunuz.&#10;&#13;5396 için tesbih önerisi [54 tur][1X33][17 kalan]" calcext:value-type="string">
            <text:p>يا ذو الفضل العظيم</text:p>
            <text:p>1349 gece, gecede 5396 kez Ya Zu’l Fadl’ul Azim ismini okursanız 2698x2698 kere okumuş yani hatmini tamamlamış olursunuz.</text:p>
            <text:p>5396 için tesbih önerisi [54 tur][1X33][17 kalan]</text:p>
          </table:table-cell>
          <table:table-cell table:style-name="ce12" table:formula="of:=ABJAD([.$A277];7;1) - 11" office:value-type="float" office:value="1888" calcext:value-type="float">
            <text:p>1888</text:p>
          </table:table-cell>
          <table:table-cell table:style-name="ce12" table:formula="of:=[.F277]*[.F277]" office:value-type="float" office:value="3564544" calcext:value-type="float">
            <text:p>3564544</text:p>
          </table:table-cell>
          <table:table-cell table:style-name="ce14" table:formula="of:=ZKRPAYLAS([.G277];10000;[.A277];[.B277])" office:value-type="string" office:string-value="يا ذو الفضل العظيم&#10;&#13;472 gece, gecede 7552 kez Ya Zu’l Fadl’ul Azim ismini okursanız 1888x1888 kere okumuş yani hatmini tamamlamış olursunuz.&#10;&#13;7552 için tesbih önerisi [76 tur][28 kalan]" calcext:value-type="string">
            <text:p>يا ذو الفضل العظيم</text:p>
            <text:p>472 gece, gecede 7552 kez Ya Zu’l Fadl’ul Azim ismini okursanız 1888x1888 kere okumuş yani hatmini tamamlamış olursunuz.</text:p>
            <text:p>7552 için tesbih önerisi [76 tur][28 kalan]</text:p>
          </table:table-cell>
          <table:table-cell table:style-name="ce16"/>
        </table:table-row>
        <table:table-row table:style-name="ro8" table:number-rows-repeated="1048298">
          <table:table-cell table:number-columns-repeated="9"/>
        </table:table-row>
        <table:table-row table:style-name="ro8">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Quran Colored" svg:font-family="'Amiri Quran Colored'" style:font-pitch="variable"/>
    <style:font-face style:name="Amiri Typewriter" svg:font-family="'Amiri Typewriter'"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tr" fo:country="TR"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margin-top="0.64cm" fo:margin-bottom="0.64cm" fo:margin-left="0.64cm" fo:margin-right="0.64cm" fo:border="none" fo:padding="0cm" style:scale-to-X="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text:p>https://github.com/metatronslove/abjad</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 style:data-style-name="N2" text:time-value="16:37:15.212080352">00:00:00</text:time></text:p>
        </style:region-right>
      </style:header>
      <style:header-left style:display="false"/>
      <style:header-first style:display="false"/>
      <style:footer>
        <text:p>Sayf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1:21:09.708288141</meta:creation-date>
    <dc:date>2023-07-31T16:50:37.249196062</dc:date>
    <meta:editing-duration>PT1H30M19S</meta:editing-duration>
    <meta:editing-cycles>15</meta:editing-cycles>
    <meta:generator>LibreOffice/7.5.5.2$Linux_X86_64 LibreOffice_project/50$Build-2</meta:generator>
    <meta:document-statistic meta:table-count="1" meta:cell-count="2217"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Rem 'Ebced Hesabıyla ilgili paylaşımlarımı yaptığım ilk zamanlardan beri
Rem 'Şans oyunlarıyla ilgili ebced değerleri isteniyor. Öyle bir şey yok
Rem 'Bu makro kodu ile istediğiniz aralıkta istediğiniz kadar sayı seçip
Rem 'Şansınızı deneyebilirsiniz. Ebced'in böyle bir yönü yok.
Rem '=CHOOSENUMBERS(seçilebilir en büyük sayı; seçilecek sayı adedi)
Rem 'Örnek:
Rem '=CHOOSENUMBERS(90;7)
Function choosenumbers(ByVal limitmax As Integer, repetition As Integer) As String
	Dim choosen(repetition -1) As Integer, selector As Integer, dontrepeat As Integer, NewChoosenNumber As Integer
	Dim seperator As String, aliimranyirmialti As String, aliimranyirmiyedi As String : seperator = ""
	Dim i As Long, j As Long, Calculations As Long, CalculationsLimit As Long, CalculationsLasts As Long, CalculationsLoops As Long
	Dim Temp As Variant : choosenumbers = ""
	aliimranyirmialti = "قُلِ اللَّهُمَّ مَالِكَ الْمُلْكِ تُؤْتِي الْمُلْكَ مَن تَشَاء وَتَنزِعُ الْمُلْكَ مِمَّن تَشَاء وَتُعِزُّ مَن تَشَاء وَتُذِلُّ مَن تَشَاء بِيَدِكَ الْخَيْرُ إِنَّكَ عَلَىَ كُلِّ شَيْءٍ قَدِيرٌ"
	aliimranyirmiyedi = "تُولِجُ اللَّيْلَ فِي الْنَّهَارِ وَتُولِجُ النَّهَارَ فِي اللَّيْلِ وَتُخْرِجُ الْحَيَّ مِنَ الْمَيِّتِ وَتُخْرِجُ الَمَيَّتَ مِنَ الْحَيِّ وَتَرْزُقُ مَن تَشَاء بِغَيْرِ حِسَابٍ "
	CalculationsLimit = ABJAD(aliimranyirmialti &amp; aliimranyirmiyedi, 1, 1) / repetition
	CalculationsLasts = ABJAD(aliimranyirmialti &amp; aliimranyirmiyedi, 1, 1) - CalculationsLimit * (repetition -1)
	For selector = 0 To repetition -1
		If selector &lt; repetition -1 Then
			CalculationsLoops = CalculationsLimit
		Else
			CalculationsLoops = CalculationsLasts
		End If
		For Calculations = 1 To CalculationsLoops
			AbjadCalculation = ABJAD(aliimranyirmialti &amp; aliimranyirmiyedi, 1, 1)
		Next Calculations			
		Do
			Randomize AbjadCalculation * Rnd
			NewChoosenNumber = Int(Rnd * (limitmax + 1))
			For dontrepeat = 0 to selector
				If choosen(dontrepeat) = NewChoosenNumber Then NewChoosenNumber = 0
			Next dontrepeat
		Loop While NewChoosenNumber = 0
		choosen(selector) = NewChoosenNumber
	Next selector 
	For i = LBound(choosen) To UBound(choosen) - 1
		For j = i + 1 To UBound(choosen)
			If choosen(i) &gt; choosen(j) Then
				Temp = choosen(j)
				choosen(j) = choosen(i)
				choosen(i) = Temp
			End If
		Next j
	Next i
	For visible = 1 To repetition
		If visible &lt;&gt; 1 Then seperator = ", "
		choosenumbers = choosenumbers &amp; seperator &amp; choosen(visible - 1)
	Next visible
End Function
Function ShamseyMe(ByVal metin As String) As Boolean
	Select Case metin
		Case "ن", "ل", "ظ", "ط", "ض", "ص","ش", "س", "ز", "ر", "ذ", "د", "ث", "ت" : ShamseyMe = 1
		Case Else : ShamseyMe = 0
	End Select
End Function
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ZKRPAYLAS(ByVal zkraded As Double, maximum As Double, arabic As String, latin As String) As String
	Dim gun, pay, payaded, paytemp, uygunpay As Double
	Dim outp As String : outp = ""
	gun = 0
	paytemp = zkraded
	uygunpay = zkraded
	Do while paytemp &gt; maximum
		gun = gun + 1
		paytemp = zkraded / gun
		If paytemp = DUZLE(paytemp) Then 
			uygunpay = paytemp
			pay = gun
		Else
		End If
	Loop 'döngü için endişelenme zkraded bir ebced tutarının karesi olduğu sürece mutlaka karekökünde nihayete erecektir ;)
	If uygunpay &gt;= maximum Then
		Do until paytemp = DUZLE(paytemp)
			gun = gun + 1
			paytemp = zkraded / gun
			If paytemp = DUZLE(paytemp) Then 
				uygunpay = paytemp
				pay = gun
			Else
			End If		
		Loop
	Else
	End If
	outp = arabic &amp; Chr(10) &amp; Chr(13)
	If zkraded &lt;= maximum Then
		outp = outp &amp; "Her gece " &amp; uygunpay &amp; " kez " &amp; latin &amp; " ismini okursanız " &amp; Sqr(zkraded) &amp; "x" &amp; Sqr(zkraded) &amp; " kere okumuş yani her gece hatmini tamamlamış olursunuz."
		outp = outp &amp; Chr(10) &amp; Chr(13) &amp; uygunpay &amp; " için tesbih önerisi " &amp; TESBIH(uygunpay, 0, 99, 33)
	Else
		outp = outp &amp; pay &amp; " gece, gecede " &amp; uygunpay &amp; " kez " &amp; latin &amp; " ismini okursanız " &amp; Sqr(zkraded) &amp; "x" &amp; Sqr(zkraded) &amp; " kere okumuş yani hatmini tamamlamış olursunuz."
		outp = outp &amp; Chr(10) &amp; Chr(13) &amp; uygunpay &amp; " için tesbih önerisi " &amp; TESBIH(uygunpay, 0, 99, 33)
	End If
	ZKRPAYLAS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